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roman" style:font-pitch="variable"/>
    <style:font-face style:name="Courier New1" svg:font-family="'Courier New'" style:font-family-generic="system" style:font-pitch="variable"/>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inherit" svg:font-family="inherit"/>
  </office:font-face-decls>
  <office:automatic-styles>
    <style:style style:name="P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0.5pt" fo:letter-spacing="normal" fo:language="en" fo:country="US" fo:font-style="normal" style:text-underline-style="none" fo:font-weight="normal" officeooo:rsid="0005e96b" officeooo:paragraph-rsid="02102451" fo:background-color="transparent" style:font-size-asian="10.5pt" style:font-weight-asian="normal" style:font-size-complex="10.5pt" style:font-weight-complex="normal" loext:padding="0in" loext:border="none"/>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0.5pt" fo:letter-spacing="normal" fo:language="en" fo:country="US" fo:font-style="normal" style:text-underline-style="none" fo:font-weight="normal" officeooo:rsid="0005e96b" officeooo:paragraph-rsid="0005e96b" fo:background-color="transparent" style:font-size-asian="10.5pt" style:font-weight-asian="normal" style:font-size-complex="10.5pt" style:font-weight-complex="normal" loext:padding="0in" loext:border="none"/>
    </style:style>
    <style:style style:name="P3"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 fo:font-size="10.5pt" fo:letter-spacing="normal" fo:language="en" fo:country="US" fo:font-style="normal" style:text-underline-style="none" fo:font-weight="normal" officeooo:rsid="0005e96b" officeooo:paragraph-rsid="0005e96b" fo:background-color="transparent" style:font-size-asian="10.5pt" style:font-weight-asian="normal" style:font-size-complex="10.5pt" style:font-weight-complex="normal" loext:padding="0in" loext:border="none"/>
    </style:style>
    <style:style style:name="P4"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fo:color="#0000ff" loext:opacity="100%" style:font-name="Consolas" fo:font-size="10.5pt" fo:letter-spacing="normal" fo:language="en" fo:country="US" fo:font-style="normal" style:text-underline-style="none" fo:font-weight="normal" officeooo:rsid="0005e96b" officeooo:paragraph-rsid="0005e96b" fo:background-color="transparent" style:font-size-asian="10.5pt" style:font-weight-asian="normal" style:font-size-complex="10.5pt" style:font-weight-complex="normal" loext:padding="0in" loext:border="none"/>
    </style:style>
    <style:style style:name="P5" style:family="paragraph" style:parent-style-name="Standard">
      <style:paragraph-properties fo:margin-left="0in" fo:margin-right="0in" fo:margin-top="0in" fo:margin-bottom="0in" style:contextual-spacing="false" fo:text-align="start" style:justify-single-word="false" fo:text-indent="0in" style:auto-text-indent="false" fo:padding="0.0783in" fo:border="0.06pt solid #000000"/>
      <style:text-properties fo:font-variant="normal" fo:text-transform="none" fo:color="#0000ff" loext:opacity="100%" style:font-name="Consolas" fo:font-size="10.5pt" fo:letter-spacing="normal" fo:language="en" fo:country="US" fo:font-style="normal" style:text-underline-style="none" fo:font-weight="normal" officeooo:rsid="0005e96b" officeooo:paragraph-rsid="02153454" fo:background-color="transparent" style:font-size-asian="10.5pt" style:font-weight-asian="normal" style:font-size-complex="10.5pt" style:font-weight-complex="normal" loext:padding="0in" loext:border="none"/>
    </style:style>
    <style:style style:name="P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0.5pt" fo:letter-spacing="normal" fo:language="en" fo:country="US" fo:font-style="normal" style:text-underline-style="none" fo:font-weight="bold" officeooo:rsid="0005e96b" officeooo:paragraph-rsid="0005e96b" fo:background-color="transparent" style:font-size-asian="10.5pt" style:font-weight-asian="bold" style:font-size-complex="10.5pt" style:font-weight-complex="bold" loext:padding="0in" loext:border="none"/>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0.5pt" fo:letter-spacing="normal" fo:language="en" fo:country="US" fo:font-style="normal" style:text-underline-style="none" fo:font-weight="normal" officeooo:rsid="0005e96b" officeooo:paragraph-rsid="02102451" fo:background-color="transparent" style:font-name-asian="Noto Sans Mono CJK SC" style:font-size-asian="10.5pt" style:font-weight-asian="normal" style:font-name-complex="Liberation Mono" style:font-size-complex="10.5pt" style:font-weight-complex="normal" loext:padding="0in" loext:border="none"/>
    </style:style>
    <style:style style:name="P8"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fo:font-variant="normal" fo:text-transform="none" fo:color="#333333" loext:opacity="100%" style:font-name="Consolas" fo:font-size="10.5pt" fo:letter-spacing="normal" fo:language="en" fo:country="US" fo:font-style="normal" style:text-underline-style="none" fo:font-weight="normal" officeooo:rsid="0005e96b" officeooo:paragraph-rsid="02102451" fo:background-color="transparent" style:font-name-asian="Noto Sans Mono CJK SC" style:font-size-asian="10.5pt" style:font-weight-asian="normal" style:font-name-complex="Liberation Mono" style:font-size-complex="10.5pt" style:font-weight-complex="normal" loext:padding="0in" loext:border="none"/>
    </style:style>
    <style:style style:name="P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0.5pt" fo:letter-spacing="normal" fo:language="en" fo:country="US" fo:font-style="normal" style:text-underline-style="none" fo:font-weight="normal" officeooo:rsid="0005e96b" officeooo:paragraph-rsid="0005e96b" fo:background-color="transparent" style:font-name-asian="Noto Sans Mono CJK SC" style:font-size-asian="10.5pt" style:font-weight-asian="normal" style:font-name-complex="Liberation Mono" style:font-size-complex="10.5pt" style:font-weight-complex="normal" loext:padding="0in" loext:border="none"/>
    </style:style>
    <style:style style:name="P10"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 fo:font-size="10.5pt" fo:letter-spacing="normal" fo:language="en" fo:country="US" fo:font-style="normal" style:text-underline-style="none" fo:font-weight="normal" officeooo:rsid="0005e96b" officeooo:paragraph-rsid="0005e96b" fo:background-color="transparent" style:font-size-asian="10.5pt" style:font-weight-asian="normal" style:font-size-complex="10.5pt" style:font-weight-complex="normal" loext:padding="0in" loext:border="none"/>
    </style:style>
    <style:style style:name="P11"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 fo:font-size="10.5pt" fo:letter-spacing="normal" fo:language="en" fo:country="US" fo:font-style="normal" style:text-underline-style="none" fo:font-weight="normal" officeooo:rsid="0005e96b" fo:background-color="transparent" style:font-size-asian="10.5pt" style:font-weight-asian="normal" style:font-size-complex="10.5pt" style:font-weight-complex="normal"/>
    </style:style>
    <style:style style:name="P12"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13" style:family="paragraph" style:parent-style-name="Preformatted_20_Text">
      <style:paragraph-properties fo:margin-left="0in" fo:margin-right="0in" fo:margin-top="0in" fo:margin-bottom="0.1598in" style:contextual-spacing="false" fo:orphans="2" fo:widows="2" fo:text-indent="0in" style:auto-text-indent="false"/>
      <style:text-properties fo:font-variant="normal" fo:text-transform="none" fo:color="#333333" loext:opacity="100%" fo:font-size="12pt" fo:letter-spacing="normal" officeooo:paragraph-rsid="028a119b"/>
    </style:style>
    <style:style style:name="P14" style:family="paragraph" style:parent-style-name="Preformatted_20_Text">
      <style:paragraph-properties fo:margin-left="0in" fo:margin-right="0in" fo:margin-top="0in" fo:margin-bottom="0.0201in" style:contextual-spacing="false" fo:orphans="2" fo:widows="2" fo:text-indent="0in" style:auto-text-indent="false"/>
      <style:text-properties fo:font-variant="normal" fo:text-transform="none" fo:color="#333333" loext:opacity="100%" fo:font-size="12pt" fo:letter-spacing="normal" officeooo:paragraph-rsid="028a119b"/>
    </style:style>
    <style:style style:name="P15" style:family="paragraph" style:parent-style-name="Preformatted_20_Text">
      <style:paragraph-properties fo:margin-left="0in" fo:margin-right="0in" fo:margin-top="0in" fo:margin-bottom="0.0598in" style:contextual-spacing="false" fo:text-align="start" style:justify-single-word="false" fo:text-indent="0in" style:auto-text-indent="false"/>
      <style:text-properties fo:font-variant="normal" fo:text-transform="none" fo:color="#333333" loext:opacity="100%" fo:letter-spacing="normal" officeooo:paragraph-rsid="0005e96b"/>
    </style:style>
    <style:style style:name="P16" style:family="paragraph" style:parent-style-name="Preformatted_20_Text">
      <style:paragraph-properties fo:margin-top="0in" fo:margin-bottom="0in" style:contextual-spacing="false" fo:orphans="2" fo:widows="2"/>
      <style:text-properties fo:font-variant="normal" fo:text-transform="none" fo:color="#333333" loext:opacity="100%" fo:letter-spacing="normal"/>
    </style:style>
    <style:style style:name="P17" style:family="paragraph" style:parent-style-name="Preformatted_20_Text">
      <style:paragraph-properties fo:margin-top="0in" fo:margin-bottom="0in" style:contextual-spacing="false" fo:orphans="2" fo:widows="2"/>
      <style:text-properties fo:font-variant="normal" fo:text-transform="none" fo:color="#333333" loext:opacity="100%" style:font-name="Lato" fo:font-size="12pt" fo:letter-spacing="normal" fo:language="en" fo:country="GB" fo:font-style="normal" style:text-underline-style="none" fo:font-weight="normal" officeooo:rsid="005e9f9c" fo:background-color="transparent" style:font-name-asian="Noto Sans Mono CJK SC" style:font-size-asian="11pt" style:font-weight-asian="normal" style:font-name-complex="Liberation Mono" style:font-size-complex="11pt" style:font-weight-complex="normal" loext:padding="0in" loext:border="none"/>
    </style:style>
    <style:style style:name="P18"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fo:color="#333333" loext:opacity="100%" style:font-name="Lato" fo:font-size="12pt" fo:letter-spacing="normal" fo:language="en" fo:country="GB" fo:font-style="normal" style:text-underline-style="none" fo:font-weight="normal" officeooo:rsid="005e9f9c" officeooo:paragraph-rsid="0005e96b" fo:background-color="transparent" style:font-name-asian="Noto Sans Mono CJK SC" style:font-size-asian="11pt" style:font-weight-asian="normal" style:font-name-complex="Liberation Mono" style:font-size-complex="11pt" style:font-weight-complex="normal" loext:padding="0in" loext:border="none"/>
    </style:style>
    <style:style style:name="P19"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fo:color="#333333" loext:opacity="10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0" style:family="paragraph" style:parent-style-name="Text_20_body">
      <style:paragraph-properties fo:margin-left="0in" fo:margin-right="0in" fo:margin-top="0in" fo:margin-bottom="0.0402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21" style:family="paragraph" style:parent-style-name="Text_20_body">
      <style:paragraph-properties fo:margin-left="0in" fo:margin-right="0in" fo:margin-top="0in" fo:margin-bottom="0.0799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22"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3"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24"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0f8e95" fo:background-color="transparent" style:font-size-asian="11pt" style:font-weight-asian="normal" style:font-size-complex="11pt" style:font-weight-complex="normal" loext:padding="0in" loext:border="none"/>
    </style:style>
    <style:style style:name="P25"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102451" fo:background-color="transparent" style:font-size-asian="11pt" style:font-weight-asian="normal" style:font-size-complex="11pt" style:font-weight-complex="normal" loext:padding="0in" loext:border="none"/>
    </style:style>
    <style:style style:name="P26"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7" style:family="paragraph" style:parent-style-name="Text_20_body">
      <loext:graphic-properties draw:fill-hatch-name="hatch"/>
      <style:paragraph-properties fo:margin-left="0in" fo:margin-right="0in" fo:margin-top="0in" fo:margin-bottom="0.2756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29"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30" style:family="paragraph" style:parent-style-name="Heading_20_1">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1" fo:font-size="11pt" fo:letter-spacing="-0.0043in" fo:font-style="normal" fo:font-weight="bold" officeooo:paragraph-rsid="022f26bf" style:font-size-asian="11pt" style:font-weight-asian="bold" style:font-size-complex="11pt" style:font-weight-complex="bold"/>
    </style:style>
    <style:style style:name="P31"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1pt" fo:letter-spacing="-0.0043in" fo:font-style="normal" fo:font-weight="normal" officeooo:paragraph-rsid="022f26bf"/>
    </style:style>
    <style:style style:name="P32"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33"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3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3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36"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37" style:family="paragraph" style:parent-style-name="Standard">
      <style:paragraph-properties fo:margin-left="0in" fo:margin-right="0in" fo:margin-top="0in" fo:margin-bottom="0.1965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38"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39"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2134e" fo:background-color="transparent" style:font-size-asian="11pt" style:font-weight-asian="normal" style:font-size-complex="11pt" style:font-weight-complex="normal" loext:padding="0in" loext:border="none"/>
    </style:style>
    <style:style style:name="P40"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41" style:family="paragraph" style:parent-style-name="Standard">
      <style:paragraph-properties fo:margin-left="0in" fo:margin-right="0in" fo:margin-top="0in" fo:margin-bottom="0.3154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42" style:family="paragraph" style:parent-style-name="Standard">
      <style:paragraph-properties fo:margin-left="0in" fo:margin-right="0in" fo:margin-top="0in" fo:margin-bottom="0.2362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43"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44" style:family="paragraph" style:parent-style-name="Standard">
      <style:paragraph-properties fo:margin-left="0in" fo:margin-right="0in" fo:margin-top="0in" fo:margin-bottom="0.2201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45"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46"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47"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48"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4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50"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51" style:family="paragraph" style:parent-style-name="Standard">
      <style:paragraph-properties fo:margin-left="0in" fo:margin-right="0in" fo:margin-top="0in" fo:margin-bottom="0.2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5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53"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0d5d6" fo:background-color="transparent" style:font-size-asian="11pt" style:font-weight-asian="normal" style:font-size-complex="11pt" style:font-weight-complex="normal" loext:padding="0in" loext:border="none"/>
    </style:style>
    <style:style style:name="P54" style:family="paragraph" style:parent-style-name="Standard">
      <style:paragraph-properties fo:margin-left="0in" fo:margin-right="0in" fo:margin-top="0in" fo:margin-bottom="0.0783in" style:contextual-spacing="false" fo:text-align="start" style:justify-single-word="false" fo:text-indent="0in" style:auto-text-indent="false" fo:padding="0.0783in" fo:border="0.06pt solid #c9211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0d5d6" fo:background-color="transparent" style:font-size-asian="11pt" style:font-weight-asian="normal" style:font-size-complex="11pt" style:font-weight-complex="normal" loext:padding="0in" loext:border="none"/>
    </style:style>
    <style:style style:name="P55" style:family="paragraph" style:parent-style-name="Standard">
      <style:paragraph-properties fo:margin-left="0in" fo:margin-right="0in" fo:margin-top="0in" fo:margin-bottom="0.1965in" style:contextual-spacing="false"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b5ff2" fo:background-color="transparent" style:font-size-asian="11pt" style:font-weight-asian="normal" style:font-size-complex="11pt" style:font-weight-complex="normal" loext:padding="0in" loext:border="none"/>
    </style:style>
    <style:style style:name="P56"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3086b" fo:background-color="transparent" style:font-size-asian="11pt" style:font-weight-asian="normal" style:font-size-complex="11pt" style:font-weight-complex="normal" loext:padding="0in" loext:border="none"/>
    </style:style>
    <style:style style:name="P57"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3086b" fo:background-color="transparent" style:font-size-asian="11pt" style:font-weight-asian="normal" style:font-size-complex="11pt" style:font-weight-complex="normal" loext:padding="0in" loext:border="none"/>
    </style:style>
    <style:style style:name="P58" style:family="paragraph" style:parent-style-name="Standard">
      <style:paragraph-properties fo:margin-left="0in" fo:margin-right="0in" fo:margin-top="0in" fo:margin-bottom="0.2756in" style:contextual-spacing="false" fo:text-align="start" style:justify-single-word="false" fo:text-indent="0in" style:auto-text-indent="false" fo:padding="0.0783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ee5e2" fo:background-color="transparent" style:font-size-asian="11pt" style:font-weight-asian="normal" style:font-size-complex="11pt" style:font-weight-complex="normal" loext:padding="0in" loext:border="none"/>
    </style:style>
    <style:style style:name="P5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102451" fo:background-color="transparent" style:font-size-asian="11pt" style:font-weight-asian="normal" style:font-size-complex="11pt" style:font-weight-complex="normal" loext:padding="0in" loext:border="none"/>
    </style:style>
    <style:style style:name="P60"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528fb" fo:background-color="transparent" style:font-size-asian="11pt" style:font-weight-asian="normal" style:font-size-complex="11pt" style:font-weight-complex="normal" loext:padding="0in" loext:border="none"/>
    </style:style>
    <style:style style:name="P61"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528fb" fo:background-color="transparent" style:font-size-asian="11pt" style:font-weight-asian="normal" style:font-size-complex="11pt" style:font-weight-complex="normal" loext:padding="0in" loext:border="none"/>
    </style:style>
    <style:style style:name="P62" style:family="paragraph" style:parent-style-name="Standard">
      <style:paragraph-properties fo:margin-left="0in" fo:margin-right="0in" fo:margin-top="0in" fo:margin-bottom="0.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66d5e" fo:background-color="transparent" style:font-size-asian="11pt" style:font-weight-asian="normal" style:font-size-complex="11pt" style:font-weight-complex="normal" loext:padding="0in" loext:border="none"/>
    </style:style>
    <style:style style:name="P63" style:family="paragraph" style:parent-style-name="Standard">
      <style:paragraph-properties fo:margin-left="0in" fo:margin-right="0in" fo:margin-top="0in" fo:margin-bottom="0.2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66d5e" fo:background-color="transparent" style:font-size-asian="11pt" style:font-weight-asian="normal" style:font-size-complex="11pt" style:font-weight-complex="normal" loext:padding="0in" loext:border="none"/>
    </style:style>
    <style:style style:name="P64"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66d5e" fo:background-color="transparent" style:font-size-asian="11pt" style:font-weight-asian="normal" style:font-size-complex="11pt" style:font-weight-complex="normal" loext:padding="0in" loext:border="none"/>
    </style:style>
    <style:style style:name="P65"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26d8d6" fo:background-color="transparent" style:font-size-asian="11pt" style:font-weight-asian="normal" style:font-size-complex="11pt" style:font-weight-complex="normal" loext:padding="0in" loext:border="none"/>
    </style:style>
    <style:style style:name="P66" style:family="paragraph" style:parent-style-name="Standard">
      <style:paragraph-properties fo:margin-left="0in" fo:margin-right="0in" fo:margin-top="0in" fo:margin-bottom="0.2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39ae5b" fo:background-color="transparent" style:font-size-asian="11pt" style:font-weight-asian="normal" style:font-size-complex="11pt" style:font-weight-complex="normal" loext:padding="0in" loext:border="none"/>
    </style:style>
    <style:style style:name="P67"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4e933e" fo:background-color="transparent" style:font-size-asian="11pt" style:font-weight-asian="normal" style:font-size-complex="11pt" style:font-weight-complex="normal" loext:padding="0in" loext:border="none"/>
    </style:style>
    <style:style style:name="P68"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4f7231" fo:background-color="transparent" style:font-size-asian="11pt" style:font-weight-asian="normal" style:font-size-complex="11pt" style:font-weight-complex="normal" loext:padding="0in" loext:border="none"/>
    </style:style>
    <style:style style:name="P69"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4f7231" fo:background-color="transparent" style:font-size-asian="11pt" style:font-weight-asian="normal" style:font-size-complex="11pt" style:font-weight-complex="normal" loext:padding="0in" loext:border="none"/>
    </style:style>
    <style:style style:name="P70"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54b27e" fo:background-color="transparent" style:font-size-asian="11pt" style:font-weight-asian="normal" style:font-size-complex="11pt" style:font-weight-complex="normal" loext:padding="0in" loext:border="none"/>
    </style:style>
    <style:style style:name="P71"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7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73" style:family="paragraph" style:parent-style-name="Standard">
      <style:paragraph-properties fo:margin-left="0in" fo:margin-right="0in" fo:margin-top="0in" fo:margin-bottom="0in" style:contextual-spacing="false" style:line-height-at-least="0.198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8bf554" fo:background-color="transparent" style:font-size-asian="11pt" style:font-weight-asian="normal" style:font-size-complex="11pt" style:font-weight-complex="normal" loext:padding="0in" loext:border="none"/>
    </style:style>
    <style:style style:name="P74" style:family="paragraph" style:parent-style-name="Standard">
      <loext:graphic-properties draw:fill-hatch-name="hatch"/>
      <style:paragraph-properties fo:margin-left="0in" fo:margin-right="0in" fo:margin-top="0in" fo:margin-bottom="0in" style:contextual-spacing="false" style:line-height-at-least="0.198in"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8bf554" fo:background-color="transparent" style:font-size-asian="11pt" style:font-weight-asian="normal" style:font-size-complex="11pt" style:font-weight-complex="normal" loext:padding="0in" loext:border="none"/>
    </style:style>
    <style:style style:name="P7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252b668" officeooo:paragraph-rsid="0252b668" fo:background-color="transparent" style:font-size-asian="11pt" style:font-weight-asian="normal" style:font-size-complex="11pt" style:font-weight-complex="normal" loext:padding="0in" loext:border="none"/>
    </style:style>
    <style:style style:name="P76"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7"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paragraph-rsid="01708a7b" style:font-size-asian="11pt" style:font-weight-asian="normal" style:font-size-complex="11pt" style:font-weight-complex="normal"/>
    </style:style>
    <style:style style:name="P78" style:family="paragraph" style:parent-style-name="Standard">
      <loext:graphic-properties draw:fill="solid" draw:fill-color="#333333" draw:fill-gradient-name="Gradient_20_1" draw:fill-hatch-name="hatch" draw:opacity="100%"/>
      <style:paragraph-properties fo:margin-left="0in" fo:margin-right="0in" fo:margin-top="0in" fo:margin-bottom="0.1799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1pt" fo:letter-spacing="normal" fo:language="en" fo:country="GB" fo:font-style="normal" style:text-underline-style="none" fo:font-weight="bold" officeooo:rsid="005e9f9c" officeooo:paragraph-rsid="0005e96b" fo:background-color="transparent" style:font-size-asian="11pt" style:font-weight-asian="bold" style:font-size-complex="11pt" style:font-weight-complex="bold" loext:padding="0in" loext:border="none"/>
    </style:style>
    <style:style style:name="P79"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bold" officeooo:rsid="023e7fc3" officeooo:paragraph-rsid="0005e96b" fo:background-color="transparent" style:font-size-asian="11pt" style:font-weight-asian="bold" style:font-size-complex="11pt" style:font-weight-complex="bold" loext:padding="0in" loext:border="none"/>
    </style:style>
    <style:style style:name="P80" style:family="paragraph" style:parent-style-name="Text_20_body">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font-style="normal" fo:font-weight="normal" officeooo:paragraph-rsid="0220d5d6"/>
    </style:style>
    <style:style style:name="P81" style:family="paragraph" style:parent-style-name="Text_20_body">
      <style:paragraph-properties fo:margin-left="0in" fo:margin-right="0in" fo:margin-top="0in" fo:margin-bottom="0in" style:contextual-spacing="false" fo:text-align="start" style:justify-single-word="false" fo:text-indent="0in" style:auto-text-indent="false" fo:padding="0.0398in" fo:border="0.06pt solid #000000"/>
      <style:text-properties fo:font-variant="normal" fo:text-transform="none" style:use-window-font-color="true" loext:opacity="0%" style:font-name="Lato" fo:font-size="11pt" fo:letter-spacing="-0.0043in" fo:language="en" fo:country="GB" fo:font-style="normal" style:text-underline-style="none" fo:font-weight="normal" officeooo:rsid="005e9f9c" officeooo:paragraph-rsid="02153454" fo:background-color="transparent" style:font-size-asian="11pt" style:font-weight-asian="normal" style:font-size-complex="11pt" style:font-weight-complex="normal" loext:padding="0in" loext:border="none"/>
    </style:style>
    <style:style style:name="P82" style:family="paragraph" style:parent-style-name="Preformatted_20_Text">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fo:letter-spacing="normal" officeooo:paragraph-rsid="0005e96b"/>
    </style:style>
    <style:style style:name="P83"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none" fo:font-weight="normal" officeooo:rsid="005e9f9c" officeooo:paragraph-rsid="0223dba2" fo:background-color="transparent" style:font-size-asian="14pt" style:font-weight-asian="normal" style:font-size-complex="14pt" style:font-weight-complex="normal" loext:padding="0in" loext:border="none"/>
    </style:style>
    <style:style style:name="P84" style:family="paragraph" style:parent-style-name="Standard">
      <style:paragraph-properties fo:margin-left="0in" fo:margin-right="0in" fo:margin-top="0in" fo:margin-bottom="0in" style:contextual-spacing="false" fo:line-height="130%" fo:text-align="start" style:justify-single-word="false" fo:orphans="2" fo:widows="2" fo:text-indent="0in" style:auto-text-indent="false" fo:padding="0.0398in" fo:border="0.06pt solid #000000"/>
      <style:text-properties fo:font-variant="normal" fo:text-transform="none" fo:color="#232629" loext:opacity="100%" style:font-name="inherit" fo:font-size="9.75pt" fo:letter-spacing="normal" fo:font-style="normal" fo:font-weight="normal" officeooo:paragraph-rsid="0217280c" loext:padding="0in" loext:border="none"/>
    </style:style>
    <style:style style:name="P85" style:family="paragraph" style:parent-style-name="Text_20_body">
      <style:paragraph-properties fo:margin-left="0in" fo:margin-right="0in" fo:margin-top="0in" fo:margin-bottom="0in" style:contextual-spacing="false" fo:orphans="2" fo:widows="2" fo:text-indent="0in" style:auto-text-indent="false" fo:padding="0.0398in" fo:border="0.06pt solid #000000"/>
      <style:text-properties fo:font-variant="normal" fo:text-transform="none" fo:color="#232629" loext:opacity="100%" style:font-name="inherit" fo:font-size="9.75pt" fo:letter-spacing="normal" fo:font-style="normal" fo:font-weight="normal" loext:padding="0in" loext:border="none"/>
    </style:style>
    <style:style style:name="P86"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fo:padding="0.0398in" fo:border="0.06pt solid #000000"/>
      <style:text-properties fo:font-variant="normal" fo:text-transform="none" fo:color="#232629" loext:opacity="100%" style:font-name="inherit" fo:font-size="11.25pt" fo:letter-spacing="normal" fo:font-style="normal" fo:font-weight="normal" loext:padding="0in" loext:border="none"/>
    </style:style>
    <style:style style:name="P87"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669933" loext:opacity="100%" style:font-name="Consolas" fo:font-size="11pt" fo:letter-spacing="normal" fo:language="en" fo:country="GB" fo:font-style="normal" style:text-underline-style="none" fo:font-weight="normal" officeooo:rsid="005e9f9c" officeooo:paragraph-rsid="0220d5d6" fo:background-color="#ffffff" style:font-size-asian="11pt" style:font-weight-asian="normal" style:font-size-complex="11pt" style:font-weight-complex="normal" loext:padding="0in" loext:border="none"/>
    </style:style>
    <style:style style:name="P8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669933" loext:opacity="100%" style:font-name="Consolas" fo:font-size="11pt" fo:font-style="normal" fo:font-weight="normal" officeooo:paragraph-rsid="0220d5d6" fo:background-color="#ffffff" style:font-size-asian="11pt" style:font-size-complex="11pt" loext:padding="0in" loext:border="none"/>
    </style:style>
    <style:style style:name="P89" style:family="paragraph" style:parent-style-name="Standard">
      <style:paragraph-properties fo:margin-left="0in" fo:margin-right="0in" fo:margin-top="0in" fo:margin-bottom="0.196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1b5ff2" fo:background-color="#1c1c1c" style:font-size-asian="10.5pt" style:font-weight-asian="normal" style:font-size-complex="10.5pt" style:font-weight-complex="normal" loext:padding="0in" loext:border="none"/>
    </style:style>
    <style:style style:name="P90"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1e82a8" fo:background-color="#1c1c1c" style:font-size-asian="10.5pt" style:font-weight-asian="normal" style:font-size-complex="10.5pt" style:font-weight-complex="normal" loext:padding="0in" loext:border="none"/>
    </style:style>
    <style:style style:name="P91"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1ee5e2" fo:background-color="#1c1c1c" style:font-size-asian="10.5pt" style:font-weight-asian="normal" style:font-size-complex="10.5pt" style:font-weight-complex="normal" loext:padding="0in" loext:border="none"/>
    </style:style>
    <style:style style:name="P92"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22134e" fo:background-color="#1c1c1c" style:font-size-asian="10.5pt" style:font-weight-asian="normal" style:font-size-complex="10.5pt" style:font-weight-complex="normal" loext:padding="0in" loext:border="none"/>
    </style:style>
    <style:style style:name="P93" style:family="paragraph" style:parent-style-name="Standard">
      <style:paragraph-properties fo:margin-left="0in" fo:margin-right="0in" fo:margin-top="0in" fo:margin-bottom="0.1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22134e" fo:background-color="#1c1c1c" style:font-size-asian="10.5pt" style:font-weight-asian="normal" style:font-size-complex="10.5pt" style:font-weight-complex="normal" loext:padding="0in" loext:border="none"/>
    </style:style>
    <style:style style:name="P94"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266d5e" fo:background-color="#1c1c1c" style:font-size-asian="10.5pt" style:font-weight-asian="normal" style:font-size-complex="10.5pt" style:font-weight-complex="normal" loext:padding="0in" loext:border="none"/>
    </style:style>
    <style:style style:name="P95"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271b1d" fo:background-color="#1c1c1c" style:font-size-asian="10.5pt" style:font-weight-asian="normal" style:font-size-complex="10.5pt" style:font-weight-complex="normal" loext:padding="0in" loext:border="none"/>
    </style:style>
    <style:style style:name="P96"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30d5d3" fo:background-color="#1c1c1c" style:font-size-asian="10.5pt" style:font-weight-asian="normal" style:font-size-complex="10.5pt" style:font-weight-complex="normal" loext:padding="0in" loext:border="none"/>
    </style:style>
    <style:style style:name="P97"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33a93f" fo:background-color="#1c1c1c" style:font-size-asian="10.5pt" style:font-weight-asian="normal" style:font-size-complex="10.5pt" style:font-weight-complex="normal" loext:padding="0in" loext:border="none"/>
    </style:style>
    <style:style style:name="P98"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3598bb" fo:background-color="#1c1c1c" style:font-size-asian="10.5pt" style:font-weight-asian="normal" style:font-size-complex="10.5pt" style:font-weight-complex="normal" loext:padding="0in" loext:border="none"/>
    </style:style>
    <style:style style:name="P99"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429f7c" fo:background-color="#1c1c1c" style:font-size-asian="10.5pt" style:font-weight-asian="normal" style:font-size-complex="10.5pt" style:font-weight-complex="normal" loext:padding="0in" loext:border="none"/>
    </style:style>
    <style:style style:name="P100"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460527" fo:background-color="#1c1c1c" style:font-size-asian="10.5pt" style:font-weight-asian="normal" style:font-size-complex="10.5pt" style:font-weight-complex="normal" loext:padding="0in" loext:border="none"/>
    </style:style>
    <style:style style:name="P101"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4b282e" fo:background-color="#1c1c1c" style:font-size-asian="10.5pt" style:font-weight-asian="normal" style:font-size-complex="10.5pt" style:font-weight-complex="normal" loext:padding="0in" loext:border="none"/>
    </style:style>
    <style:style style:name="P102"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21336" fo:background-color="#1c1c1c" style:font-size-asian="10.5pt" style:font-weight-asian="normal" style:font-size-complex="10.5pt" style:font-weight-complex="normal" loext:padding="0in" loext:border="none"/>
    </style:style>
    <style:style style:name="P103"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2528fb" fo:background-color="#1c1c1c" style:font-size-asian="10.5pt" style:font-weight-asian="normal" style:font-size-complex="10.5pt" style:font-weight-complex="normal" loext:padding="0in" loext:border="none"/>
    </style:style>
    <style:style style:name="P104"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4b27e" fo:background-color="#1c1c1c" style:font-size-asian="10.5pt" style:font-weight-asian="normal" style:font-size-complex="10.5pt" style:font-weight-complex="normal" loext:padding="0in" loext:border="none"/>
    </style:style>
    <style:style style:name="P105"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4b27e" fo:background-color="#1c1c1c" style:font-size-asian="10.5pt" style:font-weight-asian="normal" style:font-size-complex="10.5pt" style:font-weight-complex="normal" loext:padding="0in" loext:border="none"/>
    </style:style>
    <style:style style:name="P106"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7dd9d" fo:background-color="#1c1c1c" style:font-size-asian="10.5pt" style:font-weight-asian="normal" style:font-size-complex="10.5pt" style:font-weight-complex="normal" loext:padding="0in" loext:border="none"/>
    </style:style>
    <style:style style:name="P107" style:family="paragraph" style:parent-style-name="Standard">
      <style:paragraph-properties fo:margin-left="0in" fo:margin-right="0in" fo:margin-top="0in" fo:margin-bottom="0.1799in" style:contextual-spacing="false"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5e8590" fo:background-color="#1c1c1c" style:font-size-asian="10.5pt" style:font-weight-asian="normal" style:font-size-complex="10.5pt" style:font-weight-complex="normal" loext:padding="0in" loext:border="none"/>
    </style:style>
    <style:style style:name="P108"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619fff" fo:background-color="#1c1c1c" style:font-size-asian="10.5pt" style:font-weight-asian="normal" style:font-size-complex="10.5pt" style:font-weight-complex="normal" loext:padding="0in" loext:border="none"/>
    </style:style>
    <style:style style:name="P109"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64ac33" fo:background-color="#1c1c1c" style:font-size-asian="10.5pt" style:font-weight-asian="normal" style:font-size-complex="10.5pt" style:font-weight-complex="normal" loext:padding="0in" loext:border="none"/>
    </style:style>
    <style:style style:name="P110"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355a7" fo:background-color="#1c1c1c" style:font-size-asian="10.5pt" style:font-weight-asian="normal" style:font-size-complex="10.5pt" style:font-weight-complex="normal" loext:padding="0in" loext:border="none"/>
    </style:style>
    <style:style style:name="P111"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55b98" fo:background-color="#1c1c1c" style:font-size-asian="10.5pt" style:font-weight-asian="normal" style:font-size-complex="10.5pt" style:font-weight-complex="normal" loext:padding="0in" loext:border="none"/>
    </style:style>
    <style:style style:name="P112"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68a51" fo:background-color="#1c1c1c" style:font-size-asian="10.5pt" style:font-weight-asian="normal" style:font-size-complex="10.5pt" style:font-weight-complex="normal" loext:padding="0in" loext:border="none"/>
    </style:style>
    <style:style style:name="P113"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9029c" fo:background-color="#1c1c1c" style:font-size-asian="10.5pt" style:font-weight-asian="normal" style:font-size-complex="10.5pt" style:font-weight-complex="normal" loext:padding="0in" loext:border="none"/>
    </style:style>
    <style:style style:name="P114"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d7e2d" fo:background-color="#1c1c1c" style:font-size-asian="10.5pt" style:font-weight-asian="normal" style:font-size-complex="10.5pt" style:font-weight-complex="normal" loext:padding="0in" loext:border="none"/>
    </style:style>
    <style:style style:name="P115"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7ea427" fo:background-color="#1c1c1c" style:font-size-asian="10.5pt" style:font-weight-asian="normal" style:font-size-complex="10.5pt" style:font-weight-complex="normal" loext:padding="0in" loext:border="none"/>
    </style:style>
    <style:style style:name="P116"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8487dd" fo:background-color="#1c1c1c" style:font-size-asian="10.5pt" style:font-weight-asian="normal" style:font-size-complex="10.5pt" style:font-weight-complex="normal" loext:padding="0in" loext:border="none"/>
    </style:style>
    <style:style style:name="P117"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US" fo:font-style="normal" style:text-underline-style="none" fo:font-weight="normal" officeooo:rsid="0005e96b" officeooo:paragraph-rsid="02857fce" fo:background-color="#1c1c1c" style:font-size-asian="10.5pt" style:font-weight-asian="normal" style:font-size-complex="10.5pt" style:font-weight-complex="normal" loext:padding="0in" loext:border="none"/>
    </style:style>
    <style:style style:name="P118"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font-style="normal" fo:font-weight="normal" officeooo:paragraph-rsid="028a119b" fo:background-color="#1c1c1c"/>
    </style:style>
    <style:style style:name="P119"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font-variant="normal" fo:text-transform="none" fo:color="#cccccc" loext:opacity="100%" style:font-name="Fira Code" fo:font-size="11.25pt" fo:letter-spacing="normal" fo:language="en" fo:country="GB" fo:font-style="normal" style:text-underline-style="none" fo:font-weight="normal" officeooo:rsid="005e9f9c" officeooo:paragraph-rsid="028bf554" fo:background-color="#1c1c1c" style:font-size-asian="11pt" style:font-weight-asian="normal" style:font-size-complex="11pt" style:font-weight-complex="normal" loext:padding="0in" loext:border="none"/>
    </style:style>
    <style:style style:name="P120"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fo:color="#cccccc" loext:opacity="100%" style:font-name="Fira code" fo:font-size="10.5pt" fo:letter-spacing="normal" fo:language="en" fo:country="GB" fo:font-style="normal" style:text-underline-style="none" fo:font-weight="normal" officeooo:rsid="005e9f9c" officeooo:paragraph-rsid="0005e96b" fo:background-color="#1c1c1c" style:font-size-asian="11pt" style:font-weight-asian="normal" style:font-size-complex="11pt" style:font-weight-complex="normal" loext:padding="0in" loext:border="none"/>
    </style:style>
    <style:style style:name="P121"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30277f"/>
    </style:style>
    <style:style style:name="P12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30277f"/>
    </style:style>
    <style:style style:name="P123"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2f26bf"/>
    </style:style>
    <style:style style:name="P124"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2f26bf"/>
    </style:style>
    <style:style style:name="P125"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2f26bf"/>
    </style:style>
    <style:style style:name="P12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793862" loext:opacity="100%" style:font-name="Fira Sans" fo:letter-spacing="normal" fo:font-style="normal" fo:font-weight="normal" officeooo:paragraph-rsid="023598bb"/>
    </style:style>
    <style:style style:name="P127"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3598bb"/>
    </style:style>
    <style:style style:name="P128" style:family="paragraph" style:parent-style-name="Text_20_body">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0402in" fo:border="0.06pt solid #993366"/>
      <style:text-properties fo:font-variant="normal" fo:text-transform="none" fo:color="#793862" loext:opacity="100%" style:font-name="Fira Sans" fo:letter-spacing="normal" fo:font-style="normal" fo:font-weight="normal" officeooo:paragraph-rsid="023fcd96"/>
    </style:style>
    <style:style style:name="P129"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495f04"/>
    </style:style>
    <style:style style:name="P130"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4b282e"/>
    </style:style>
    <style:style style:name="P131"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4b282e"/>
    </style:style>
    <style:style style:name="P13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paragraph-rsid="026ccf52"/>
    </style:style>
    <style:style style:name="P133"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4342ee"/>
    </style:style>
    <style:style style:name="P134"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460527"/>
    </style:style>
    <style:style style:name="P135"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460527"/>
    </style:style>
    <style:style style:name="P136"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793862" loext:opacity="100%" style:font-name="Fira Sans" fo:letter-spacing="normal" fo:font-style="normal" fo:font-weight="normal" officeooo:rsid="024342ee" officeooo:paragraph-rsid="0247f7ad"/>
    </style:style>
    <style:style style:name="P137" style:family="paragraph" style:parent-style-name="Heading_20_1">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style:font-name="Fira Sans" fo:font-size="10.5pt" fo:letter-spacing="normal" fo:font-style="normal" fo:font-weight="normal" officeooo:paragraph-rsid="022f26bf"/>
    </style:style>
    <style:style style:name="P138"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793862" loext:opacity="100%" fo:letter-spacing="normal" officeooo:paragraph-rsid="0233a93f"/>
    </style:style>
    <style:style style:name="P139"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fo:color="#793862" loext:opacity="100%" fo:letter-spacing="normal" officeooo:paragraph-rsid="0233a93f"/>
    </style:style>
    <style:style style:name="P140" style:family="paragraph" style:parent-style-name="Preformatted_20_Text">
      <style:paragraph-properties fo:margin-left="0in" fo:margin-right="0in" fo:margin-top="0in" fo:margin-bottom="0.0201in" style:contextual-spacing="false" fo:text-align="start" style:justify-single-word="false" fo:text-indent="0in" style:auto-text-indent="false"/>
      <style:text-properties fo:font-variant="normal" fo:text-transform="none" fo:color="#793862" loext:opacity="100%" fo:letter-spacing="normal" officeooo:paragraph-rsid="0247f7ad"/>
    </style:style>
    <style:style style:name="P141"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2" style:family="paragraph" style:parent-style-name="Standard">
      <style:paragraph-properties fo:margin-left="0in" fo:margin-right="0in" fo:margin-top="0in" fo:margin-bottom="0.2201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4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144"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00" loext:opacity="100%" style:font-name="Times New Roman" fo:font-size="14pt" fo:letter-spacing="normal" fo:language="en" fo:country="GB" fo:font-style="normal" style:text-underline-style="none" fo:font-weight="normal" officeooo:rsid="005e9f9c" officeooo:paragraph-rsid="02832e41" fo:background-color="transparent" style:font-size-asian="11pt" style:font-weight-asian="normal" style:font-size-complex="11pt" style:font-weight-complex="normal" loext:padding="0in" loext:border="none"/>
    </style:style>
    <style:style style:name="P145" style:family="paragraph" style:parent-style-name="Preformatted_20_Text">
      <style:paragraph-properties fo:orphans="2" fo:widows="2"/>
      <style:text-properties fo:font-variant="normal" fo:text-transform="none" fo:color="#000000" loext:opacity="100%" fo:letter-spacing="normal" fo:font-style="normal" fo:font-weight="normal" officeooo:paragraph-rsid="0287f796"/>
    </style:style>
    <style:style style:name="P146" style:family="paragraph" style:parent-style-name="Preformatted_20_Text">
      <style:paragraph-properties fo:margin-top="0in" fo:margin-bottom="0.0598in" style:contextual-spacing="false" style:line-height-at-least="0.198in"/>
      <style:text-properties fo:font-variant="normal" fo:text-transform="none" fo:color="#000000" loext:opacity="100%" fo:letter-spacing="normal" fo:font-style="normal" fo:font-weight="normal" officeooo:paragraph-rsid="0286a0da"/>
    </style:style>
    <style:style style:name="P147" style:family="paragraph" style:parent-style-name="Preformatted_20_Text">
      <style:paragraph-properties fo:orphans="2" fo:widows="2"/>
      <style:text-properties fo:font-variant="normal" fo:text-transform="none" fo:color="#000000" loext:opacity="100%" fo:letter-spacing="normal"/>
    </style:style>
    <style:style style:name="P148" style:family="paragraph" style:parent-style-name="Preformatted_20_Text">
      <style:paragraph-properties fo:orphans="2" fo:widows="2"/>
      <style:text-properties fo:font-variant="normal" fo:text-transform="none" fo:color="#000000" loext:opacity="100%" fo:letter-spacing="normal" officeooo:paragraph-rsid="0287f796"/>
    </style:style>
    <style:style style:name="P149"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style:style>
    <style:style style:name="P150" style:family="paragraph" style:parent-style-name="Preformatted_20_Text">
      <style:paragraph-properties fo:margin-top="0in" fo:margin-bottom="0.0598in" style:contextual-spacing="false" style:line-height-at-least="0.198in"/>
      <style:text-properties fo:font-variant="normal" fo:text-transform="none" fo:color="#000000" loext:opacity="100%" fo:letter-spacing="normal" officeooo:paragraph-rsid="0286a0da"/>
    </style:style>
    <style:style style:name="P151"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c9211e" loext:opacity="100%" style:font-name="Fira Mono" fo:font-size="10.5pt" fo:letter-spacing="normal" fo:font-style="normal" fo:font-weight="normal" officeooo:rsid="0272824e" officeooo:paragraph-rsid="0272824e" fo:background-color="#ffffff"/>
    </style:style>
    <style:style style:name="P152"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c9211e"/>
      <style:text-properties fo:font-variant="normal" fo:text-transform="none" fo:color="#c9211e" loext:opacity="100%" style:font-name="Lato" fo:font-size="11pt" fo:letter-spacing="normal" fo:language="en" fo:country="GB" fo:font-style="normal" style:text-underline-style="none" fo:font-weight="bold" officeooo:rsid="023e7fc3" officeooo:paragraph-rsid="02832e41" fo:background-color="transparent" style:font-size-asian="11pt" style:font-weight-asian="bold" style:font-size-complex="11pt" style:font-weight-complex="bold" loext:padding="0in" loext:border="none"/>
    </style:style>
    <style:style style:name="P153" style:family="paragraph" style:parent-style-name="Text_20_body">
      <style:paragraph-properties fo:margin-top="0in" fo:margin-bottom="0in" style:contextual-spacing="false" fo:orphans="2" fo:widows="2" fo:padding="0in" fo:border="none"/>
      <style:text-properties fo:font-variant="normal" fo:text-transform="none" fo:color="#993366" loext:opacity="100%" style:font-name="Lato1" fo:font-size="11pt" fo:letter-spacing="normal" fo:font-style="normal" fo:font-weight="normal" style:font-size-asian="11pt" style:font-size-complex="11pt"/>
    </style:style>
    <style:style style:name="P154" style:family="paragraph" style:parent-style-name="Heading_20_1">
      <style:paragraph-properties fo:margin-left="0in" fo:margin-right="0in" fo:margin-top="0in" fo:margin-bottom="0.2756in" style:contextual-spacing="false" fo:text-align="start" style:justify-single-word="false" fo:text-indent="0in" style:auto-text-indent="false"/>
      <style:text-properties fo:font-variant="normal" fo:text-transform="none" fo:color="#336699" loext:opacity="100%" style:font-name="Fira Mono" fo:font-size="10.5pt" fo:letter-spacing="normal" fo:font-style="normal" fo:font-weight="normal" officeooo:paragraph-rsid="0230277f" fo:background-color="#ffffff"/>
    </style:style>
    <style:style style:name="P155"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fo:font-variant="normal" fo:text-transform="none" fo:color="#336699" loext:opacity="100%" style:font-name="Fira Mono" fo:font-size="10.5pt" fo:letter-spacing="normal" fo:font-style="normal" fo:font-weight="normal" officeooo:paragraph-rsid="0230277f" fo:background-color="#ffffff"/>
    </style:style>
    <style:style style:name="P156"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ff" loext:opacity="100%" style:font-name="Consolas" fo:font-size="10.5pt" fo:language="en" fo:country="US" style:text-underline-style="none" fo:font-weight="normal" officeooo:rsid="0005e96b" officeooo:paragraph-rsid="020ee312" fo:background-color="transparent" style:font-size-asian="10.5pt" style:font-weight-asian="normal" style:font-size-complex="10.5pt" style:font-weight-complex="normal"/>
    </style:style>
    <style:style style:name="P157"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127622" loext:opacity="100%" style:font-name="Consolas" fo:font-size="10.5pt" fo:language="en" fo:country="US" style:text-underline-style="none" fo:font-weight="normal" officeooo:rsid="0005e96b" officeooo:paragraph-rsid="020ee312" fo:background-color="transparent" style:font-size-asian="10.5pt" style:font-weight-asian="normal" style:font-size-complex="10.5pt" style:font-weight-complex="normal"/>
    </style:style>
    <style:style style:name="P158"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468a1a" loext:opacity="100%" style:font-name="Consolas" fo:font-size="10.5pt" fo:language="en" fo:country="US" style:text-underline-style="none" fo:font-weight="normal" officeooo:rsid="0005e96b" officeooo:paragraph-rsid="020ee312" fo:background-color="transparent" style:font-size-asian="10.5pt" style:font-weight-asian="normal" style:font-size-complex="10.5pt" style:font-weight-complex="normal"/>
    </style:style>
    <style:style style:name="P159"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cccccc" loext:opacity="100%" style:font-name="Fira Code" fo:font-size="11.25pt" fo:font-weight="normal" officeooo:paragraph-rsid="021b5ff2" fo:background-color="#1c1c1c"/>
    </style:style>
    <style:style style:name="P160" style:family="paragraph" style:parent-style-name="Standard">
      <style:paragraph-properties fo:margin-top="0in" fo:margin-bottom="0.0783in" style:contextual-spacing="false" style:line-height-at-least="0.2083in"/>
      <style:text-properties fo:color="#cccccc" loext:opacity="100%" style:font-name="Fira Code" fo:font-size="11.25pt" fo:font-weight="normal" fo:background-color="#1c1c1c"/>
    </style:style>
    <style:style style:name="P161" style:family="paragraph" style:parent-style-name="Standard">
      <style:paragraph-properties fo:margin-top="0in" fo:margin-bottom="0.0783in" style:contextual-spacing="false" style:line-height-at-least="0.2083in"/>
      <style:text-properties fo:color="#cccccc" loext:opacity="100%" style:font-name="Fira Code" fo:font-size="11.25pt" fo:font-weight="normal" officeooo:paragraph-rsid="021ee5e2" fo:background-color="#1c1c1c"/>
    </style:style>
    <style:style style:name="P162" style:family="paragraph" style:parent-style-name="Standard">
      <style:paragraph-properties fo:margin-top="0in" fo:margin-bottom="0in" style:contextual-spacing="false" style:line-height-at-least="0.2083in"/>
      <style:text-properties fo:color="#cccccc" loext:opacity="100%" style:font-name="Fira Code" fo:font-size="11.25pt" fo:font-weight="normal" officeooo:paragraph-rsid="021ee5e2" fo:background-color="#1c1c1c"/>
    </style:style>
    <style:style style:name="P163" style:family="paragraph" style:parent-style-name="Standard">
      <style:paragraph-properties fo:margin-top="0in" fo:margin-bottom="0.1575in" style:contextual-spacing="false" style:line-height-at-least="0.2083in"/>
      <style:text-properties fo:color="#cccccc" loext:opacity="100%" style:font-name="Fira Code" fo:font-size="11.25pt" fo:font-weight="normal" fo:background-color="#1c1c1c"/>
    </style:style>
    <style:style style:name="P164" style:family="paragraph" style:parent-style-name="Standard">
      <style:paragraph-properties fo:margin-top="0in" fo:margin-bottom="0in" style:contextual-spacing="false" style:line-height-at-least="0.2083in"/>
      <style:text-properties fo:color="#cccccc" loext:opacity="100%" style:font-name="Fira Code" fo:font-size="11.25pt" fo:font-weight="normal" officeooo:paragraph-rsid="021b5ff2" fo:background-color="#1c1c1c"/>
    </style:style>
    <style:style style:name="P165" style:family="paragraph" style:parent-style-name="Standard">
      <style:paragraph-properties fo:margin-top="0in" fo:margin-bottom="0.0398in" style:contextual-spacing="false" style:line-height-at-least="0.2083in"/>
      <style:text-properties fo:color="#cccccc" loext:opacity="100%" style:font-name="Fira Code" fo:font-size="11.25pt" fo:font-weight="normal" officeooo:paragraph-rsid="021b5ff2" fo:background-color="#1c1c1c"/>
    </style:style>
    <style:style style:name="P166" style:family="paragraph" style:parent-style-name="Standard">
      <style:paragraph-properties fo:margin-top="0in" fo:margin-bottom="0.1965in" style:contextual-spacing="false" style:line-height-at-least="0.2083in"/>
      <style:text-properties fo:color="#cccccc" loext:opacity="100%" style:font-name="Fira Code" fo:font-size="11.25pt" fo:font-weight="normal" fo:background-color="#1c1c1c"/>
    </style:style>
    <style:style style:name="P167"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color="#cccccc" loext:opacity="100%" style:font-name="Fira Code" fo:font-size="11.25pt" fo:font-weight="normal" officeooo:paragraph-rsid="027fe030" fo:background-color="#1c1c1c"/>
    </style:style>
    <style:style style:name="P168" style:family="paragraph" style:parent-style-name="Standard">
      <style:paragraph-properties fo:margin-left="0in" fo:margin-right="0in" fo:margin-top="0in" fo:margin-bottom="0.1799in" style:contextual-spacing="false" style:line-height-at-least="0.198in" fo:text-align="start" style:justify-single-word="false" fo:orphans="2" fo:widows="2" fo:text-indent="0in" style:auto-text-indent="false"/>
      <style:text-properties fo:color="#cccccc" loext:opacity="100%" style:font-name="Fira Code" fo:font-size="11.25pt" fo:font-weight="normal" officeooo:paragraph-rsid="0286a0da" fo:background-color="#1c1c1c"/>
    </style:style>
    <style:style style:name="P169" style:family="paragraph" style:parent-style-name="Standard">
      <style:paragraph-properties style:line-height-at-least="0.198in"/>
      <style:text-properties fo:color="#cccccc" loext:opacity="100%" style:font-name="Fira code" fo:font-size="10.5pt" fo:font-weight="normal" fo:background-color="#1c1c1c"/>
    </style:style>
    <style:style style:name="P170" style:family="paragraph" style:parent-style-name="Standard">
      <style:paragraph-properties fo:margin-top="0in" fo:margin-bottom="0.0402in" style:contextual-spacing="false" style:line-height-at-least="0.198in"/>
      <style:text-properties fo:color="#cccccc" loext:opacity="100%" style:font-name="Fira code" fo:font-size="10.5pt" fo:font-weight="normal" fo:background-color="#1c1c1c"/>
    </style:style>
    <style:style style:name="P171"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55106f" fo:background-color="#1c1c1c"/>
    </style:style>
    <style:style style:name="P172"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5e8590" fo:background-color="#1c1c1c"/>
    </style:style>
    <style:style style:name="P173" style:family="paragraph" style:parent-style-name="Preformatted_20_Text">
      <style:paragraph-properties fo:margin-top="0in" fo:margin-bottom="0.0598in" style:contextual-spacing="false" style:line-height-at-least="0.198in"/>
      <style:text-properties fo:color="#cccccc" loext:opacity="100%" style:font-name="Fira code" fo:font-size="10.5pt" fo:font-weight="normal" officeooo:paragraph-rsid="025e8590" fo:background-color="#1c1c1c"/>
    </style:style>
    <style:style style:name="P174" style:family="paragraph" style:parent-style-name="Standard">
      <loext:graphic-properties draw:fill-hatch-name="hatch"/>
      <style:paragraph-properties fo:margin-top="0in" fo:margin-bottom="0.0598in" style:contextual-spacing="false" style:line-height-at-least="0.198in" fo:padding="0.0402in" fo:border="0.06pt solid #000000"/>
      <style:text-properties fo:color="#cccccc" loext:opacity="100%" style:font-name="Fira code" fo:font-size="10.5pt" fo:font-weight="normal" officeooo:paragraph-rsid="025e8590" fo:background-color="#1c1c1c"/>
    </style:style>
    <style:style style:name="P175" style:family="paragraph" style:parent-style-name="Standard">
      <loext:graphic-properties draw:fill-hatch-name="hatch"/>
      <style:paragraph-properties fo:margin-top="0in" fo:margin-bottom="0.0598in" style:contextual-spacing="false" style:line-height-at-least="0.198in" fo:padding="0.0598in" fo:border="0.06pt solid #000000"/>
      <style:text-properties fo:color="#cccccc" loext:opacity="100%" style:font-name="Fira code" fo:font-size="10.5pt" fo:font-weight="normal" officeooo:paragraph-rsid="025e8590" fo:background-color="#1c1c1c"/>
    </style:style>
    <style:style style:name="P176"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25e8590" fo:background-color="#1c1c1c"/>
    </style:style>
    <style:style style:name="P177"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5e8590" fo:background-color="#1c1c1c"/>
    </style:style>
    <style:style style:name="P178"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5e8590" fo:background-color="#1c1c1c"/>
    </style:style>
    <style:style style:name="P179" style:family="paragraph" style:parent-style-name="Preformatted_20_Text">
      <style:paragraph-properties fo:margin-top="0in" fo:margin-bottom="0in" style:contextual-spacing="false" style:line-height-at-least="0.198in"/>
      <style:text-properties fo:color="#cccccc" loext:opacity="100%" style:font-name="Fira code" fo:font-size="10.5pt" fo:font-weight="normal" officeooo:paragraph-rsid="025e8590" fo:background-color="#1c1c1c"/>
    </style:style>
    <style:style style:name="P180" style:family="paragraph" style:parent-style-name="Standard">
      <style:paragraph-properties fo:margin-top="0in" fo:margin-bottom="0.1402in" style:contextual-spacing="false" style:line-height-at-least="0.198in"/>
      <style:text-properties fo:color="#cccccc" loext:opacity="100%" style:font-name="Fira code" fo:font-size="10.5pt" fo:font-weight="normal" officeooo:paragraph-rsid="025e8590" fo:background-color="#1c1c1c"/>
    </style:style>
    <style:style style:name="P181" style:family="paragraph" style:parent-style-name="Standard">
      <style:paragraph-properties fo:margin-top="0in" fo:margin-bottom="0.0201in" style:contextual-spacing="false" style:line-height-at-least="0.198in"/>
      <style:text-properties fo:color="#cccccc" loext:opacity="100%" style:font-name="Fira code" fo:font-size="10.5pt" fo:font-weight="normal" officeooo:paragraph-rsid="025e8590" fo:background-color="#1c1c1c"/>
    </style:style>
    <style:style style:name="P182" style:family="paragraph" style:parent-style-name="Standard">
      <style:paragraph-properties fo:margin-top="0in" fo:margin-bottom="0.1598in" style:contextual-spacing="false" style:line-height-at-least="0.198in"/>
      <style:text-properties fo:color="#cccccc" loext:opacity="100%" style:font-name="Fira code" fo:font-size="10.5pt" fo:font-weight="normal" officeooo:paragraph-rsid="025e8590" fo:background-color="#1c1c1c"/>
    </style:style>
    <style:style style:name="P183" style:family="paragraph" style:parent-style-name="Standard">
      <style:paragraph-properties fo:margin-top="0in" fo:margin-bottom="0.1799in" style:contextual-spacing="false" style:line-height-at-least="0.198in"/>
      <style:text-properties fo:color="#cccccc" loext:opacity="100%" style:font-name="Fira code" fo:font-size="10.5pt" fo:font-weight="normal" officeooo:paragraph-rsid="025e8590" fo:background-color="#1c1c1c"/>
    </style:style>
    <style:style style:name="P184" style:family="paragraph" style:parent-style-name="Text_20_body">
      <style:paragraph-properties fo:margin-top="0in" fo:margin-bottom="0.2in" style:contextual-spacing="false" style:line-height-at-least="0.198in"/>
      <style:text-properties fo:color="#cccccc" loext:opacity="100%" style:font-name="Fira code" fo:font-size="10.5pt" fo:font-weight="normal" officeooo:paragraph-rsid="025e8590" fo:background-color="#1c1c1c"/>
    </style:style>
    <style:style style:name="P185" style:family="paragraph" style:parent-style-name="Standard">
      <loext:graphic-properties draw:fill-hatch-name="hatch"/>
      <style:paragraph-properties fo:margin-top="0in" fo:margin-bottom="0.1in" style:contextual-spacing="false" style:line-height-at-least="0.198in" fo:padding="0.0402in" fo:border="0.06pt solid #000000"/>
      <style:text-properties fo:color="#cccccc" loext:opacity="100%" style:font-name="Fira code" fo:font-size="10.5pt" fo:font-weight="normal" officeooo:paragraph-rsid="02606b1a" fo:background-color="#1c1c1c"/>
    </style:style>
    <style:style style:name="P186"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619fff" fo:background-color="#1c1c1c"/>
    </style:style>
    <style:style style:name="P187" style:family="paragraph" style:parent-style-name="Standard">
      <style:paragraph-properties fo:margin-top="0in" fo:margin-bottom="0.0799in" style:contextual-spacing="false" style:line-height-at-least="0.198in"/>
      <style:text-properties fo:color="#cccccc" loext:opacity="100%" style:font-name="Fira code" fo:font-size="10.5pt" fo:font-weight="normal" officeooo:paragraph-rsid="02619fff" fo:background-color="#1c1c1c"/>
    </style:style>
    <style:style style:name="P188"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6404a2" fo:background-color="#1c1c1c"/>
    </style:style>
    <style:style style:name="P189"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6404a2" fo:background-color="#1c1c1c"/>
    </style:style>
    <style:style style:name="P190"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26404a2" fo:background-color="#1c1c1c"/>
    </style:style>
    <style:style style:name="P191" style:family="paragraph" style:parent-style-name="Standard">
      <style:paragraph-properties fo:margin-top="0in" fo:margin-bottom="0.1799in" style:contextual-spacing="false" style:line-height-at-least="0.198in"/>
      <style:text-properties fo:color="#cccccc" loext:opacity="100%" style:font-name="Fira code" fo:font-size="10.5pt" fo:font-weight="normal" officeooo:paragraph-rsid="026404a2" fo:background-color="#1c1c1c"/>
    </style:style>
    <style:style style:name="P192"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6404a2" fo:background-color="#1c1c1c"/>
    </style:style>
    <style:style style:name="P193"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272824e" fo:background-color="#1c1c1c"/>
    </style:style>
    <style:style style:name="P194"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4bd66" fo:background-color="#1c1c1c"/>
    </style:style>
    <style:style style:name="P195"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52384" fo:background-color="#1c1c1c"/>
    </style:style>
    <style:style style:name="P196" style:family="paragraph" style:parent-style-name="Standard">
      <loext:graphic-properties draw:fill-hatch-name="hatch"/>
      <style:paragraph-properties fo:margin-top="0in" fo:margin-bottom="0.0598in" style:contextual-spacing="false" style:line-height-at-least="0.198in" fo:padding="0.0402in" fo:border="0.06pt solid #000000"/>
      <style:text-properties fo:color="#cccccc" loext:opacity="100%" style:font-name="Fira code" fo:font-size="10.5pt" fo:font-weight="normal" officeooo:paragraph-rsid="02752384" fo:background-color="#1c1c1c"/>
    </style:style>
    <style:style style:name="P197"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67282" fo:background-color="#1c1c1c"/>
    </style:style>
    <style:style style:name="P198" style:family="paragraph" style:parent-style-name="Standard">
      <loext:graphic-properties draw:fill-hatch-name="hatch"/>
      <style:paragraph-properties fo:margin-top="0in" fo:margin-bottom="0.0598in" style:contextual-spacing="false" style:line-height-at-least="0.198in" fo:padding="0.0402in" fo:border="0.06pt solid #c9211e"/>
      <style:text-properties fo:color="#cccccc" loext:opacity="100%" style:font-name="Fira code" fo:font-size="10.5pt" fo:font-weight="normal" officeooo:paragraph-rsid="02767282" fo:background-color="#1c1c1c"/>
    </style:style>
    <style:style style:name="P199" style:family="paragraph" style:parent-style-name="Standard">
      <style:paragraph-properties fo:margin-top="0in" fo:margin-bottom="0.0799in" style:contextual-spacing="false" style:line-height-at-least="0.198in"/>
      <style:text-properties fo:color="#cccccc" loext:opacity="100%" style:font-name="Fira code" fo:font-size="10.5pt" fo:font-weight="normal" officeooo:paragraph-rsid="02768a51" fo:background-color="#1c1c1c"/>
    </style:style>
    <style:style style:name="P200" style:family="paragraph" style:parent-style-name="Standard">
      <style:paragraph-properties fo:margin-top="0in" fo:margin-bottom="0.1in" style:contextual-spacing="false" style:line-height-at-least="0.198in"/>
      <style:text-properties fo:color="#cccccc" loext:opacity="100%" style:font-name="Fira code" fo:font-size="10.5pt" fo:font-weight="normal" officeooo:paragraph-rsid="02768a51" fo:background-color="#1c1c1c"/>
    </style:style>
    <style:style style:name="P201" style:family="paragraph" style:parent-style-name="Standard">
      <style:paragraph-properties fo:margin-top="0in" fo:margin-bottom="0.1201in" style:contextual-spacing="false" style:line-height-at-least="0.198in"/>
      <style:text-properties fo:color="#cccccc" loext:opacity="100%" style:font-name="Fira code" fo:font-size="10.5pt" fo:font-weight="normal" officeooo:paragraph-rsid="02768a51" fo:background-color="#1c1c1c"/>
    </style:style>
    <style:style style:name="P202" style:family="paragraph" style:parent-style-name="Standard">
      <style:paragraph-properties fo:margin-top="0in" fo:margin-bottom="0.1402in" style:contextual-spacing="false" style:line-height-at-least="0.198in"/>
      <style:text-properties fo:color="#cccccc" loext:opacity="100%" style:font-name="Fira code" fo:font-size="10.5pt" fo:font-weight="normal" officeooo:paragraph-rsid="02768a51" fo:background-color="#1c1c1c"/>
    </style:style>
    <style:style style:name="P203" style:family="paragraph" style:parent-style-name="Standard">
      <style:paragraph-properties fo:margin-top="0in" fo:margin-bottom="0.0799in" style:contextual-spacing="false" style:line-height-at-least="0.198in"/>
      <style:text-properties fo:color="#cccccc" loext:opacity="100%" style:font-name="Fira code" fo:font-size="10.5pt" fo:font-weight="normal" fo:background-color="#1c1c1c"/>
    </style:style>
    <style:style style:name="P204" style:family="paragraph" style:parent-style-name="Standard">
      <style:paragraph-properties fo:margin-top="0in" fo:margin-bottom="0.1in" style:contextual-spacing="false" style:line-height-at-least="0.198in"/>
      <style:text-properties fo:color="#cccccc" loext:opacity="100%" style:font-name="Fira code" fo:font-size="10.5pt" fo:font-weight="normal" fo:background-color="#1c1c1c"/>
    </style:style>
    <style:style style:name="P205"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9029c" fo:background-color="#1c1c1c"/>
    </style:style>
    <style:style style:name="P206"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d7e2d" fo:background-color="#1c1c1c"/>
    </style:style>
    <style:style style:name="P207" style:family="paragraph" style:parent-style-name="Standard">
      <style:paragraph-properties fo:margin-top="0in" fo:margin-bottom="0.0598in" style:contextual-spacing="false" style:line-height-at-least="0.198in"/>
      <style:text-properties fo:color="#cccccc" loext:opacity="100%" style:font-name="Fira code" fo:font-size="10.5pt" fo:font-weight="normal" officeooo:paragraph-rsid="027ea427" fo:background-color="#1c1c1c"/>
    </style:style>
    <style:style style:name="P208" style:family="paragraph" style:parent-style-name="Standard">
      <style:paragraph-properties fo:margin-top="0in" fo:margin-bottom="0.0201in" style:contextual-spacing="false" style:line-height-at-least="0.198in"/>
      <style:text-properties fo:color="#cccccc" loext:opacity="100%" style:font-name="Fira code" fo:font-size="10.5pt" fo:font-weight="normal" officeooo:paragraph-rsid="027fe030" fo:background-color="#1c1c1c"/>
    </style:style>
    <style:style style:name="P209" style:family="paragraph" style:parent-style-name="Standard">
      <style:paragraph-properties fo:margin-top="0in" fo:margin-bottom="0.1402in" style:contextual-spacing="false" style:line-height-at-least="0.198in"/>
      <style:text-properties fo:color="#cccccc" loext:opacity="100%" style:font-name="Fira code" fo:font-size="10.5pt" fo:font-weight="normal" officeooo:paragraph-rsid="028228a3" fo:background-color="#1c1c1c"/>
    </style:style>
    <style:style style:name="P210"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8228a3" fo:background-color="#1c1c1c"/>
    </style:style>
    <style:style style:name="P211" style:family="paragraph" style:parent-style-name="Standard">
      <loext:graphic-properties draw:fill="none"/>
      <style:paragraph-properties fo:margin-left="0in" fo:margin-right="-0.0598in" fo:margin-top="0in" fo:margin-bottom="0in" style:contextual-spacing="false" style:line-height-at-least="0.198in" fo:text-align="start" style:justify-single-word="false" fo:text-indent="0in" style:auto-text-indent="false" fo:background-color="transparent"/>
      <style:text-properties fo:color="#cccccc" loext:opacity="100%" style:font-name="Fira code" fo:font-size="10.5pt" fo:font-weight="normal" officeooo:paragraph-rsid="02832e41" fo:background-color="#1c1c1c"/>
    </style:style>
    <style:style style:name="P212" style:family="paragraph" style:parent-style-name="Text_20_body">
      <loext:graphic-properties draw:fill-hatch-name="hatch"/>
      <style:paragraph-properties fo:margin-left="0in" fo:margin-right="0in" fo:margin-top="0in" fo:margin-bottom="0.0402in" style:contextual-spacing="false" style:line-height-at-least="0.198in" fo:text-align="start" style:justify-single-word="false" fo:text-indent="0in" style:auto-text-indent="false" fo:padding="0.0598in" fo:border="0.06pt solid #000000"/>
      <style:text-properties fo:color="#cccccc" loext:opacity="100%" style:font-name="Fira code" fo:font-size="10.5pt" fo:font-weight="normal" officeooo:paragraph-rsid="027d7e2d" fo:background-color="#1c1c1c"/>
    </style:style>
    <style:style style:name="P213"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832e41" fo:background-color="#1c1c1c"/>
    </style:style>
    <style:style style:name="P214" style:family="paragraph" style:parent-style-name="Standard">
      <style:paragraph-properties fo:margin-top="0in" fo:margin-bottom="0.0201in" style:contextual-spacing="false" style:line-height-at-least="0.198in"/>
      <style:text-properties fo:color="#cccccc" loext:opacity="100%" style:font-name="Fira code" fo:font-size="10.5pt" fo:font-weight="normal" fo:background-color="#1c1c1c"/>
    </style:style>
    <style:style style:name="P215"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857fce" fo:background-color="#1c1c1c"/>
    </style:style>
    <style:style style:name="P216"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286a0da" fo:background-color="#1c1c1c"/>
    </style:style>
    <style:style style:name="P217" style:family="paragraph" style:parent-style-name="Standard">
      <style:paragraph-properties fo:margin-top="0in" fo:margin-bottom="0.0402in" style:contextual-spacing="false" style:line-height-at-least="0.198in"/>
      <style:text-properties fo:color="#cccccc" loext:opacity="100%" style:font-name="Fira code" fo:font-size="10.5pt" fo:font-weight="normal" officeooo:paragraph-rsid="028a119b" fo:background-color="#1c1c1c"/>
    </style:style>
    <style:style style:name="P21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color="#cccccc" loext:opacity="100%" style:font-name="Fira code" fo:font-size="10.5pt" fo:font-weight="normal" officeooo:paragraph-rsid="025e8590" fo:background-color="#1c1c1c"/>
    </style:style>
    <style:style style:name="P219" style:family="paragraph" style:parent-style-name="Preformatted_20_Text">
      <style:paragraph-properties fo:margin-top="0in" fo:margin-bottom="0.0598in" style:contextual-spacing="false" style:line-height-at-least="0.198in"/>
      <style:text-properties fo:color="#cccccc" loext:opacity="100%" officeooo:paragraph-rsid="025e8590"/>
    </style:style>
    <style:style style:name="P220"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f92672" loext:opacity="100%" style:font-name="Fira Code" fo:font-size="11.25pt" fo:font-weight="normal" officeooo:paragraph-rsid="021e82a8" fo:background-color="#1c1c1c"/>
    </style:style>
    <style:style style:name="P22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21ee5e2"/>
    </style:style>
    <style:style style:name="P222"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21ee5e2"/>
    </style:style>
    <style:style style:name="P223" style:family="paragraph" style:parent-style-name="Text_20_body">
      <style:paragraph-properties fo:margin-left="0in" fo:margin-right="0in" fo:margin-top="0in" fo:margin-bottom="0.0398in" style:contextual-spacing="false" fo:text-align="start" style:justify-single-word="false" fo:orphans="2" fo:widows="2" fo:text-indent="0in" style:auto-text-indent="false"/>
      <style:text-properties officeooo:paragraph-rsid="0213086b"/>
    </style:style>
    <style:style style:name="P224" style:family="paragraph" style:parent-style-name="Preformatted_20_Text">
      <style:paragraph-properties fo:margin-left="0in" fo:margin-right="0in" fo:margin-top="0in" fo:margin-bottom="0.0398in" style:contextual-spacing="false" fo:text-align="start" style:justify-single-word="false" fo:orphans="2" fo:widows="2" fo:text-indent="0in" style:auto-text-indent="false"/>
      <style:text-properties officeooo:paragraph-rsid="0213086b"/>
    </style:style>
    <style:style style:name="P22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213086b"/>
    </style:style>
    <style:style style:name="P226" style:family="paragraph" style:parent-style-name="Text_20_body">
      <style:paragraph-properties fo:margin-left="0in" fo:margin-right="0in" fo:margin-top="0in" fo:margin-bottom="0.0783in" style:contextual-spacing="false" fo:text-align="start" style:justify-single-word="false" fo:orphans="2" fo:widows="2" fo:text-indent="0in" style:auto-text-indent="false"/>
      <style:text-properties officeooo:paragraph-rsid="021b5ff2"/>
    </style:style>
    <style:style style:name="P227" style:family="paragraph" style:parent-style-name="Standard">
      <style:paragraph-properties fo:margin-left="0in" fo:margin-right="0in" fo:margin-top="0in" fo:margin-bottom="0.1181in" style:contextual-spacing="false" fo:text-align="start" style:justify-single-word="false" fo:orphans="2" fo:widows="2" fo:text-indent="0in" style:auto-text-indent="false"/>
      <style:text-properties officeooo:paragraph-rsid="02148d2d"/>
    </style:style>
    <style:style style:name="P228"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officeooo:paragraph-rsid="021a2d7a"/>
    </style:style>
    <style:style style:name="P22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230"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005e96b"/>
    </style:style>
    <style:style style:name="P231" style:family="paragraph" style:parent-style-name="Text_20_body">
      <style:paragraph-properties fo:margin-left="0in" fo:margin-right="0in" fo:margin-top="0in" fo:margin-bottom="0in" style:contextual-spacing="false" fo:text-align="start" style:justify-single-word="false" fo:text-indent="0in" style:auto-text-indent="false" fo:padding="0.0398in" fo:border="0.06pt solid #000000"/>
      <style:text-properties officeooo:paragraph-rsid="0005e96b"/>
    </style:style>
    <style:style style:name="P232"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officeooo:paragraph-rsid="0005e96b"/>
    </style:style>
    <style:style style:name="P233" style:family="paragraph" style:parent-style-name="Standard">
      <loext:graphic-properties draw:fill-hatch-name="hatch"/>
      <style:paragraph-properties fo:margin-left="0in" fo:margin-right="0in" fo:margin-top="0in" fo:margin-bottom="0.2756in" style:contextual-spacing="false" fo:text-align="start" style:justify-single-word="false" fo:text-indent="0in" style:auto-text-indent="false" fo:padding="0.0598in" fo:border="0.06pt solid #c9211e"/>
      <style:text-properties officeooo:paragraph-rsid="0005e96b"/>
    </style:style>
    <style:style style:name="P234"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220d5d6"/>
    </style:style>
    <style:style style:name="P235" style:family="paragraph" style:parent-style-name="Standard">
      <style:paragraph-properties fo:margin-left="0in" fo:margin-right="0in" fo:margin-top="0in" fo:margin-bottom="0.0783in" style:contextual-spacing="false" fo:text-align="start" style:justify-single-word="false" fo:text-indent="0in" style:auto-text-indent="false" fo:padding="0.0783in" fo:border="0.06pt solid #c9211e"/>
      <style:text-properties officeooo:paragraph-rsid="0220d5d6"/>
    </style:style>
    <style:style style:name="P236" style:family="paragraph" style:parent-style-name="Standard">
      <style:paragraph-properties fo:margin-left="0in" fo:margin-right="0in" fo:margin-top="0in" fo:margin-bottom="0.1181in" style:contextual-spacing="false" fo:text-align="start" style:justify-single-word="false" fo:text-indent="0in" style:auto-text-indent="false" fo:padding="0.0783in" fo:border="0.06pt solid #000000"/>
      <style:text-properties officeooo:paragraph-rsid="02153454"/>
    </style:style>
    <style:style style:name="P237" style:family="paragraph" style:parent-style-name="Standard">
      <style:paragraph-properties fo:margin-left="0in" fo:margin-right="0in" fo:margin-top="0in" fo:margin-bottom="0.2756in" style:contextual-spacing="false" fo:text-align="start" style:justify-single-word="false" fo:text-indent="0in" style:auto-text-indent="false" fo:padding="0.0783in" fo:border="0.06pt solid #000000"/>
      <style:text-properties officeooo:paragraph-rsid="02153454"/>
    </style:style>
    <style:style style:name="P238" style:family="paragraph" style:parent-style-name="Text_20_body">
      <style:paragraph-properties fo:margin-left="0in" fo:margin-right="0in" fo:margin-top="0in" fo:margin-bottom="0.0398in" style:contextual-spacing="false" fo:text-align="start" style:justify-single-word="false" fo:text-indent="0in" style:auto-text-indent="false" fo:padding="0.0398in" fo:border="0.06pt solid #000000"/>
      <style:text-properties officeooo:paragraph-rsid="02153454"/>
    </style:style>
    <style:style style:name="P239" style:family="paragraph" style:parent-style-name="Heading_20_1">
      <style:paragraph-properties fo:margin-left="0in" fo:margin-right="0in" fo:margin-top="0in" fo:margin-bottom="0.2756in" style:contextual-spacing="false" fo:text-align="start" style:justify-single-word="false" fo:text-indent="0in" style:auto-text-indent="false"/>
      <style:text-properties officeooo:paragraph-rsid="022f26bf"/>
    </style:style>
    <style:style style:name="P240"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officeooo:paragraph-rsid="022f26bf"/>
    </style:style>
    <style:style style:name="P241"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officeooo:paragraph-rsid="022d81cf"/>
    </style:style>
    <style:style style:name="P242"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officeooo:paragraph-rsid="02311e4f"/>
    </style:style>
    <style:style style:name="P243" style:family="paragraph" style:parent-style-name="List_20_Heading">
      <style:paragraph-properties fo:margin-left="0in" fo:margin-right="0in" fo:margin-top="0in" fo:margin-bottom="0.2756in" style:contextual-spacing="false" fo:text-align="start" style:justify-single-word="false" fo:text-indent="0in" style:auto-text-indent="false"/>
      <style:text-properties officeooo:paragraph-rsid="02429f7c"/>
    </style:style>
    <style:style style:name="P244"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officeooo:paragraph-rsid="02429f7c"/>
    </style:style>
    <style:style style:name="P245"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c9211e"/>
      <style:text-properties officeooo:paragraph-rsid="024342ee"/>
    </style:style>
    <style:style style:name="P246"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officeooo:paragraph-rsid="02495f04"/>
    </style:style>
    <style:style style:name="P247"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officeooo:paragraph-rsid="02495f04"/>
    </style:style>
    <style:style style:name="P24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2521336"/>
    </style:style>
    <style:style style:name="P249"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25e8590"/>
    </style:style>
    <style:style style:name="P250"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26d63b8"/>
    </style:style>
    <style:style style:name="P251" style:family="paragraph" style:parent-style-name="Preformatted_20_Text">
      <style:paragraph-properties fo:margin-left="0in" fo:margin-right="0in" fo:margin-top="0in" fo:margin-bottom="0.3201in" style:contextual-spacing="false" fo:text-align="start" style:justify-single-word="false" fo:text-indent="0in" style:auto-text-indent="false"/>
      <style:text-properties officeooo:paragraph-rsid="027d7e2d"/>
    </style:style>
    <style:style style:name="P252" style:family="paragraph" style:parent-style-name="Text_20_body">
      <style:paragraph-properties fo:margin-left="0in" fo:margin-right="0in" fo:margin-top="0in" fo:margin-bottom="0.2756in" style:contextual-spacing="false" fo:text-align="start" style:justify-single-word="false" fo:text-indent="0in" style:auto-text-indent="false"/>
      <style:text-properties officeooo:paragraph-rsid="027d7e2d"/>
    </style:style>
    <style:style style:name="P253" style:family="paragraph" style:parent-style-name="Text_20_body">
      <style:paragraph-properties fo:margin-left="0in" fo:margin-right="0in" fo:margin-top="0in" fo:margin-bottom="0.0402in" style:contextual-spacing="false" fo:text-align="start" style:justify-single-word="false" fo:text-indent="0in" style:auto-text-indent="false"/>
      <style:text-properties officeooo:paragraph-rsid="027d7e2d"/>
    </style:style>
    <style:style style:name="P254"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27d7e2d"/>
    </style:style>
    <style:style style:name="P255"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officeooo:paragraph-rsid="027d7e2d"/>
    </style:style>
    <style:style style:name="P256"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officeooo:paragraph-rsid="02832e41"/>
    </style:style>
    <style:style style:name="P25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2832e41"/>
    </style:style>
    <style:style style:name="P258" style:family="paragraph" style:parent-style-name="Standard">
      <loext:graphic-properties draw:fill-hatch-name="hatch"/>
      <style:paragraph-properties fo:margin-left="0in" fo:margin-right="0in" fo:margin-top="0in" fo:margin-bottom="0.3201in" style:contextual-spacing="false" fo:text-align="start" style:justify-single-word="false" fo:text-indent="0in" style:auto-text-indent="false" fo:padding="0.0598in" fo:border="0.06pt solid #000000"/>
      <style:text-properties officeooo:paragraph-rsid="02832e41"/>
    </style:style>
    <style:style style:name="P259" style:family="paragraph" style:parent-style-name="Standard" style:master-page-name="">
      <loext:graphic-properties draw:fill="none"/>
      <style:paragraph-properties fo:margin-left="0in" fo:margin-right="-0.0598in" fo:margin-top="0in" fo:margin-bottom="0in" style:contextual-spacing="false" fo:text-align="start" style:justify-single-word="false" fo:text-indent="0in" style:auto-text-indent="false" style:page-number="auto" fo:background-color="transparent"/>
      <style:text-properties officeooo:paragraph-rsid="02832e41"/>
    </style:style>
    <style:style style:name="P260" style:family="paragraph" style:parent-style-name="Preformatted_20_Text">
      <style:paragraph-properties fo:margin-top="0in" fo:margin-bottom="0in" style:contextual-spacing="false" fo:orphans="2" fo:widows="2"/>
    </style:style>
    <style:style style:name="P261" style:family="paragraph" style:parent-style-name="Text_20_body">
      <style:paragraph-properties fo:margin-left="0in" fo:margin-right="0in" fo:margin-top="0in" fo:margin-bottom="0.2in" style:contextual-spacing="false" fo:orphans="2" fo:widows="2" fo:text-indent="0in" style:auto-text-indent="false"/>
    </style:style>
    <style:style style:name="P262" style:family="paragraph" style:parent-style-name="Preformatted_20_Text">
      <style:paragraph-properties fo:margin-left="0in" fo:margin-right="0in" fo:margin-top="0in" fo:margin-bottom="0in" style:contextual-spacing="false" fo:line-height="130%" fo:text-align="start" style:justify-single-word="false" fo:orphans="2" fo:widows="2" fo:text-indent="0in" style:auto-text-indent="false" fo:padding="0.0398in" fo:border="0.06pt solid #000000"/>
    </style:style>
    <style:style style:name="P263" style:family="paragraph" style:parent-style-name="Preformatted_20_Text">
      <style:paragraph-properties fo:margin-left="0in" fo:margin-right="0in" fo:margin-top="0in" fo:margin-bottom="0.0783in" style:contextual-spacing="false" fo:line-height="130%" fo:text-align="start" style:justify-single-word="false" fo:orphans="2" fo:widows="2" fo:text-indent="0in" style:auto-text-indent="false" fo:padding="0.0398in" fo:border="0.06pt solid #000000"/>
      <style:text-properties officeooo:paragraph-rsid="0217280c"/>
    </style:style>
    <style:style style:name="P264"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style:font-name="Lato1" fo:font-size="11pt" fo:language="en" fo:country="GB" style:text-underline-style="none" fo:font-weight="normal" officeooo:paragraph-rsid="0005e96b" style:font-size-asian="11pt" style:font-weight-asian="normal" style:font-size-complex="11pt" style:font-weight-complex="normal"/>
    </style:style>
    <style:style style:name="P265" style:family="paragraph" style:parent-style-name="Text_20_body">
      <loext:graphic-properties draw:fill-hatch-name="hatch"/>
      <style:paragraph-properties fo:padding="0.0402in" fo:border="0.06pt solid #000000"/>
      <style:text-properties style:font-name="Lato1" fo:font-size="10.5pt" style:font-size-asian="10.5pt" style:font-size-complex="10.5pt"/>
    </style:style>
    <style:style style:name="P266"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style:use-window-font-color="true" loext:opacity="0%" style:font-name="Lato1" fo:font-size="11pt" fo:language="en" fo:country="GB" style:text-underline-style="none" fo:font-weight="normal" officeooo:paragraph-rsid="01708a7b" style:font-size-asian="11pt" style:font-weight-asian="normal" style:font-size-complex="11pt" style:font-weight-complex="normal"/>
    </style:style>
    <style:style style:name="P267" style:family="paragraph" style:parent-style-name="Standard">
      <style:paragraph-properties fo:margin-left="0in" fo:margin-right="0in" fo:margin-top="0in" fo:margin-bottom="0.3201in" style:contextual-spacing="false" fo:text-align="start" style:justify-single-word="false" fo:text-indent="0in" style:auto-text-indent="false"/>
      <style:text-properties style:use-window-font-color="true" loext:opacity="0%" officeooo:paragraph-rsid="02521336"/>
    </style:style>
    <style:style style:name="P268"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style:use-window-font-color="true" loext:opacity="0%" officeooo:paragraph-rsid="02521336"/>
    </style:style>
    <style:style style:name="P269"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270"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style:font-name="Consolas" fo:font-size="10.5pt" fo:language="en" fo:country="US" style:text-underline-style="none" fo:font-weight="normal" officeooo:paragraph-rsid="01708a7b" style:font-size-asian="10.5pt" style:font-weight-asian="normal" style:font-size-complex="10.5pt" style:font-weight-complex="normal"/>
    </style:style>
    <style:style style:name="P271" style:family="paragraph" style:parent-style-name="Standard">
      <loext:graphic-properties draw:fill-hatch-name="hatch"/>
      <style:paragraph-properties fo:padding="0.0402in" fo:border="0.06pt solid #000000"/>
    </style:style>
    <style:style style:name="P272" style:family="paragraph" style:parent-style-name="Text_20_body">
      <loext:graphic-properties draw:fill-hatch-name="hatch"/>
      <style:paragraph-properties fo:padding="0.0402in" fo:border="0.06pt solid #000000"/>
    </style:style>
    <style:style style:name="P273" style:family="paragraph" style:parent-style-name="Standard">
      <style:paragraph-properties style:line-height-at-least="0.198in"/>
    </style:style>
    <style:style style:name="P274" style:family="paragraph" style:parent-style-name="Standard">
      <style:paragraph-properties fo:margin-top="0in" fo:margin-bottom="0.0402in" style:contextual-spacing="false" style:line-height-at-least="0.198in"/>
    </style:style>
    <style:style style:name="P275" style:family="paragraph" style:parent-style-name="List_20_Heading">
      <style:paragraph-properties fo:margin-top="0in" fo:margin-bottom="0.0598in" style:contextual-spacing="false" style:line-height-at-least="0.198in"/>
      <style:text-properties officeooo:paragraph-rsid="025e8590"/>
    </style:style>
    <style:style style:name="P276" style:family="paragraph" style:parent-style-name="Standard">
      <style:paragraph-properties fo:margin-top="0in" fo:margin-bottom="0.0598in" style:contextual-spacing="false" style:line-height-at-least="0.198in"/>
      <style:text-properties officeooo:paragraph-rsid="025e8590"/>
    </style:style>
    <style:style style:name="P277" style:family="paragraph" style:parent-style-name="Standard">
      <loext:graphic-properties draw:fill-hatch-name="hatch"/>
      <style:paragraph-properties fo:margin-top="0in" fo:margin-bottom="0.0598in" style:contextual-spacing="false" style:line-height-at-least="0.198in" fo:padding="0.0598in" fo:border="0.06pt solid #000000"/>
      <style:text-properties officeooo:paragraph-rsid="025e8590"/>
    </style:style>
    <style:style style:name="P278" style:family="paragraph" style:parent-style-name="Text_20_body">
      <loext:graphic-properties draw:fill-hatch-name="hatch"/>
      <style:paragraph-properties fo:margin-top="0in" fo:margin-bottom="0.0598in" style:contextual-spacing="false" style:line-height-at-least="0.198in" fo:padding="0.0598in" fo:border="0.06pt solid #000000"/>
      <style:text-properties officeooo:paragraph-rsid="025e8590"/>
    </style:style>
    <style:style style:name="P279" style:family="paragraph" style:parent-style-name="Standard">
      <loext:graphic-properties draw:fill-hatch-name="hatch"/>
      <style:paragraph-properties fo:margin-top="0in" fo:margin-bottom="0in" style:contextual-spacing="false" style:line-height-at-least="0.198in" fo:padding="0.0598in" fo:border="0.06pt solid #000000"/>
      <style:text-properties officeooo:paragraph-rsid="025e8590"/>
    </style:style>
    <style:style style:name="P280" style:family="paragraph" style:parent-style-name="Standard">
      <style:paragraph-properties fo:margin-top="0in" fo:margin-bottom="0.1402in" style:contextual-spacing="false" style:line-height-at-least="0.198in"/>
      <style:text-properties officeooo:paragraph-rsid="025e8590"/>
    </style:style>
    <style:style style:name="P281" style:family="paragraph" style:parent-style-name="Standard">
      <style:paragraph-properties fo:margin-top="0in" fo:margin-bottom="0.0598in" style:contextual-spacing="false" style:line-height-at-least="0.198in"/>
      <style:text-properties officeooo:paragraph-rsid="02606b1a"/>
    </style:style>
    <style:style style:name="P282" style:family="paragraph" style:parent-style-name="Standard">
      <loext:graphic-properties draw:fill-hatch-name="hatch"/>
      <style:paragraph-properties fo:margin-top="0in" fo:margin-bottom="0.1in" style:contextual-spacing="false" style:line-height-at-least="0.198in" fo:padding="0.0402in" fo:border="0.06pt solid #000000"/>
      <style:text-properties officeooo:paragraph-rsid="02606b1a"/>
    </style:style>
    <style:style style:name="P283" style:family="paragraph" style:parent-style-name="Standard">
      <style:paragraph-properties fo:margin-top="0in" fo:margin-bottom="0.0598in" style:contextual-spacing="false" style:line-height-at-least="0.198in"/>
      <style:text-properties officeooo:paragraph-rsid="0272824e"/>
    </style:style>
    <style:style style:name="P284" style:family="paragraph" style:parent-style-name="Standard">
      <style:paragraph-properties fo:margin-top="0in" fo:margin-bottom="0.0598in" style:contextual-spacing="false" style:line-height-at-least="0.198in"/>
      <style:text-properties officeooo:paragraph-rsid="02755b98"/>
    </style:style>
    <style:style style:name="P285" style:family="paragraph" style:parent-style-name="Standard">
      <loext:graphic-properties draw:fill-hatch-name="hatch"/>
      <style:paragraph-properties fo:margin-top="0in" fo:margin-bottom="0.0598in" style:contextual-spacing="false" style:line-height-at-least="0.198in" fo:padding="0.0402in" fo:border="0.06pt solid #c9211e"/>
      <style:text-properties officeooo:paragraph-rsid="02767282"/>
    </style:style>
    <style:style style:name="P286" style:family="paragraph" style:parent-style-name="Standard">
      <style:paragraph-properties fo:margin-top="0in" fo:margin-bottom="0.1in" style:contextual-spacing="false" style:line-height-at-least="0.198in"/>
      <style:text-properties officeooo:paragraph-rsid="02768a51"/>
    </style:style>
    <style:style style:name="P287" style:family="paragraph" style:parent-style-name="Standard">
      <style:paragraph-properties fo:margin-top="0in" fo:margin-bottom="0.1201in" style:contextual-spacing="false" style:line-height-at-least="0.198in"/>
      <style:text-properties officeooo:paragraph-rsid="02768a51"/>
    </style:style>
    <style:style style:name="P288" style:family="paragraph" style:parent-style-name="Standard">
      <loext:graphic-properties draw:fill="none"/>
      <style:paragraph-properties fo:margin-left="0in" fo:margin-right="-0.0598in" fo:margin-top="0in" fo:margin-bottom="0in" style:contextual-spacing="false" style:line-height-at-least="0.198in" fo:text-align="start" style:justify-single-word="false" fo:text-indent="0in" style:auto-text-indent="false" fo:background-color="transparent"/>
      <style:text-properties officeooo:paragraph-rsid="02832e41"/>
    </style:style>
    <style:style style:name="P289" style:family="paragraph" style:parent-style-name="Standard">
      <loext:graphic-properties draw:fill-hatch-name="hatch"/>
      <style:paragraph-properties fo:margin-left="0in" fo:margin-right="0in" fo:margin-top="0in" fo:margin-bottom="0.0201in" style:contextual-spacing="false" style:line-height-at-least="0.198in" fo:text-align="start" style:justify-single-word="false" fo:text-indent="0in" style:auto-text-indent="false" fo:padding="0.0598in" fo:border="0.06pt solid #000000"/>
      <style:text-properties officeooo:paragraph-rsid="02832e41"/>
    </style:style>
    <style:style style:name="P290" style:family="paragraph" style:parent-style-name="Text_20_body">
      <style:paragraph-properties fo:margin-left="0in" fo:margin-right="0in" fo:margin-top="0in" fo:margin-bottom="0in" style:contextual-spacing="false" style:line-height-at-least="0.198in" fo:text-align="start" style:justify-single-word="false" fo:text-indent="0in" style:auto-text-indent="false"/>
      <style:text-properties officeooo:paragraph-rsid="02832e41"/>
    </style:style>
    <style:style style:name="P291" style:family="paragraph" style:parent-style-name="Standard">
      <style:paragraph-properties fo:margin-top="0in" fo:margin-bottom="0in" style:contextual-spacing="false" style:line-height-at-least="0.198in"/>
      <style:text-properties officeooo:paragraph-rsid="02832e41"/>
    </style:style>
    <style:style style:name="P292" style:family="paragraph" style:parent-style-name="Standard">
      <style:paragraph-properties fo:margin-top="0in" fo:margin-bottom="0.0402in" style:contextual-spacing="false" style:line-height-at-least="0.198in"/>
      <style:text-properties officeooo:paragraph-rsid="02857fce"/>
    </style:style>
    <style:style style:name="P293"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letter-spacing="-0.0028in" officeooo:paragraph-rsid="022f26bf"/>
    </style:style>
    <style:style style:name="P294"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letter-spacing="-0.0028in" officeooo:paragraph-rsid="02429f7c"/>
    </style:style>
    <style:style style:name="P295" style:family="paragraph" style:parent-style-name="Text_20_body">
      <style:paragraph-properties fo:margin-left="0in" fo:margin-right="0in" fo:margin-top="0in" fo:margin-bottom="0.0201in" style:contextual-spacing="false" fo:text-align="start" style:justify-single-word="false" fo:text-indent="0in" style:auto-text-indent="false"/>
      <style:text-properties fo:letter-spacing="-0.0028in" officeooo:paragraph-rsid="02429f7c"/>
    </style:style>
    <style:style style:name="P296" style:family="paragraph" style:parent-style-name="Text_20_body">
      <style:paragraph-properties fo:margin-top="0in" fo:margin-bottom="0.1598in" style:contextual-spacing="false"/>
      <style:text-properties officeooo:paragraph-rsid="02411280"/>
    </style:style>
    <style:style style:name="P297"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officeooo:paragraph-rsid="0223dba2"/>
    </style:style>
    <style:style style:name="P298"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officeooo:paragraph-rsid="0223dba2"/>
    </style:style>
    <style:style style:name="P299" style:family="paragraph" style:parent-style-name="Standard">
      <style:paragraph-properties fo:margin-top="0in" fo:margin-bottom="0.0598in" style:contextual-spacing="false" style:line-height-at-least="0.198in"/>
      <style:text-properties fo:color="#333333" loext:opacity="100%" style:font-name="Fira Sans" fo:font-size="12pt" fo:font-weight="normal" officeooo:paragraph-rsid="025e8590" fo:background-color="#1c1c1c"/>
    </style:style>
    <style:style style:name="P300" style:family="paragraph" style:parent-style-name="Standard">
      <style:paragraph-properties fo:margin-left="0in" fo:margin-right="0in" fo:margin-top="0in" fo:margin-bottom="0.1201in" style:contextual-spacing="false" style:line-height-at-least="0.198in" fo:orphans="2" fo:widows="2" fo:text-indent="0in" style:auto-text-indent="false"/>
      <style:text-properties fo:color="#333333" loext:opacity="100%" style:font-name="Fira Sans" fo:font-size="12pt" fo:font-weight="normal" officeooo:paragraph-rsid="028bf554" fo:background-color="#1c1c1c"/>
    </style:style>
    <style:style style:name="P301" style:family="paragraph" style:parent-style-name="Standard">
      <style:paragraph-properties fo:margin-left="0in" fo:margin-right="0in" fo:margin-top="0in" fo:margin-bottom="0.0402in" style:contextual-spacing="false" fo:orphans="2" fo:widows="2" fo:text-indent="0in" style:auto-text-indent="false"/>
      <style:text-properties fo:color="#333333" loext:opacity="100%" style:font-name="Fira Sans" fo:font-size="12pt" fo:font-weight="normal" officeooo:paragraph-rsid="028a119b"/>
    </style:style>
    <style:style style:name="P302" style:family="paragraph" style:parent-style-name="Standard">
      <style:paragraph-properties fo:margin-left="0in" fo:margin-right="0in" fo:margin-top="0in" fo:margin-bottom="0.0402in" style:contextual-spacing="false" fo:orphans="2" fo:widows="2" fo:text-indent="0in" style:auto-text-indent="false"/>
      <style:text-properties fo:color="#333333" loext:opacity="100%" style:font-name="Fira Sans" fo:font-size="12pt" fo:font-weight="normal" officeooo:paragraph-rsid="028bf554"/>
    </style:style>
    <style:style style:name="P303" style:family="paragraph" style:parent-style-name="Preformatted_20_Text">
      <style:paragraph-properties fo:margin-top="0in" fo:margin-bottom="0in" style:contextual-spacing="false" fo:orphans="2" fo:widows="2"/>
      <style:text-properties fo:color="#000000" loext:opacity="100%" fo:font-weight="normal"/>
    </style:style>
    <style:style style:name="P304" style:family="paragraph" style:parent-style-name="Standard">
      <style:paragraph-properties fo:margin-top="0in" fo:margin-bottom="0.0201in" style:contextual-spacing="false"/>
      <style:text-properties officeooo:paragraph-rsid="028228a3"/>
    </style:style>
    <style:style style:name="P305" style:family="paragraph" style:parent-style-name="Standard">
      <style:paragraph-properties fo:margin-top="0in" fo:margin-bottom="0.1402in" style:contextual-spacing="false"/>
      <style:text-properties officeooo:paragraph-rsid="028228a3"/>
    </style:style>
    <style:style style:name="P306" style:family="paragraph" style:parent-style-name="Preformatted_20_Text">
      <style:paragraph-properties fo:orphans="2" fo:widows="2"/>
      <style:text-properties fo:font-variant="normal" fo:text-transform="none" fo:color="#000000" loext:opacity="100%" fo:letter-spacing="normal" fo:font-style="normal" fo:font-weight="normal" officeooo:paragraph-rsid="0287f796"/>
    </style:style>
    <style:style style:name="P307" style:family="paragraph" style:parent-style-name="Standard" style:list-style-name="L3">
      <style:paragraph-properties fo:margin-top="0in" fo:margin-bottom="0.2756in" style:contextual-spacing="false" fo:text-align="start" style:justify-single-word="false"/>
      <style:text-properties fo:font-variant="normal" fo:text-transform="none" fo:color="#c9211e" loext:opacity="10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308" style:family="paragraph" style:parent-style-name="Standard" style:list-style-name="L3">
      <style:paragraph-properties fo:margin-top="0in" fo:margin-bottom="0.2756in" style:contextual-spacing="false" fo:text-align="start" style:justify-single-word="false"/>
      <style:text-properties fo:font-variant="normal" fo:text-transform="none" fo:color="#c9211e" loext:opacity="100%" style:font-name="Lato" fo:font-size="11pt" fo:letter-spacing="normal" fo:language="en" fo:country="GB" fo:font-style="normal" style:text-underline-style="none" fo:font-weight="normal" officeooo:rsid="0256ad6d" officeooo:paragraph-rsid="0256ad6d" fo:background-color="transparent" style:font-size-asian="11pt" style:font-weight-asian="normal" style:font-size-complex="11pt" style:font-weight-complex="normal" loext:padding="0in" loext:border="none"/>
    </style:style>
    <style:style style:name="P309" style:family="paragraph" style:parent-style-name="Standard" style:list-style-name="L3">
      <style:paragraph-properties fo:margin-top="0in" fo:margin-bottom="0.2756in" style:contextual-spacing="false" fo:text-align="start" style:justify-single-word="false"/>
      <style:text-properties fo:font-variant="normal" fo:text-transform="none" fo:color="#c9211e" loext:opacity="100%" style:font-name="Lato" fo:font-size="11pt" fo:letter-spacing="normal" fo:language="en" fo:country="GB" fo:font-style="normal" style:text-underline-style="none" fo:font-weight="normal" officeooo:rsid="0256ad6d" officeooo:paragraph-rsid="0257dd9d" fo:background-color="transparent" style:font-size-asian="11pt" style:font-weight-asian="normal" style:font-size-complex="11pt" style:font-weight-complex="normal" loext:padding="0in" loext:border="none"/>
    </style:style>
    <style:style style:name="P310" style:family="paragraph" style:parent-style-name="Standard">
      <style:paragraph-properties fo:margin-left="0in" fo:margin-right="0in" fo:margin-top="0in" fo:margin-bottom="0.2756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223dba2"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311" style:family="paragraph" style:parent-style-name="Standard" style:list-style-name="L4">
      <style:paragraph-properties fo:margin-top="0in" fo:margin-bottom="0.0799in" style:contextual-spacing="false" style:line-height-at-least="0.198in"/>
      <style:text-properties officeooo:paragraph-rsid="02857fce"/>
    </style:style>
    <style:style style:name="P312" style:family="paragraph" style:parent-style-name="Text_20_body" style:list-style-name="L1">
      <style:paragraph-properties fo:margin-top="0in" fo:margin-bottom="0.2756in" style:contextual-spacing="false" fo:orphans="2" fo:widows="2" fo:padding="0in" fo:border="none"/>
      <style:text-properties officeooo:paragraph-rsid="020f3597"/>
    </style:style>
    <style:style style:name="P313" style:family="paragraph" style:parent-style-name="Text_20_body" style:list-style-name="L5">
      <style:paragraph-properties fo:margin-top="0in" fo:margin-bottom="0in" style:contextual-spacing="false" fo:orphans="2" fo:widows="2" fo:padding="0in" fo:border="none"/>
    </style:style>
    <style:style style:name="P314" style:family="paragraph" style:parent-style-name="Text_20_body" style:list-style-name="L5">
      <style:paragraph-properties fo:margin-top="0in" fo:margin-bottom="0.0598in" style:contextual-spacing="false" fo:orphans="2" fo:widows="2" fo:padding="0in" fo:border="none"/>
    </style:style>
    <style:style style:name="P315" style:family="paragraph" style:parent-style-name="Text_20_body" style:list-style-name="L1">
      <style:paragraph-properties fo:margin-top="0in" fo:margin-bottom="0in" style:contextual-spacing="false" fo:orphans="2" fo:widows="2" fo:padding="0in" fo:border="none"/>
      <style:text-properties fo:font-variant="normal" fo:text-transform="none" style:use-window-font-color="true" loext:opacity="0%" style:font-name="Lato" fo:font-size="10.5pt" fo:letter-spacing="normal" fo:font-style="normal" fo:font-weight="normal" officeooo:paragraph-rsid="020f3597" style:font-size-asian="10.5pt" style:font-size-complex="10.5pt"/>
    </style:style>
    <style:style style:name="P316" style:family="paragraph" style:parent-style-name="Text_20_body" style:list-style-name="L2">
      <style:paragraph-properties fo:margin-top="0in" fo:margin-bottom="0.1575in" style:contextual-spacing="false"/>
    </style:style>
    <style:style style:name="P317" style:family="paragraph" style:parent-style-name="Text_20_body" style:list-style-name="L2">
      <style:paragraph-properties fo:margin-top="0in" fo:margin-bottom="0.1965in" style:contextual-spacing="false"/>
      <style:text-properties officeooo:paragraph-rsid="021dbbc3"/>
    </style:style>
    <style:style style:name="T1" style:family="text">
      <style:text-properties loext:padding="0in" loext:border="none"/>
    </style:style>
    <style:style style:name="T2" style:family="text">
      <style:text-properties fo:color="#0000ff" loext:opacity="100%"/>
    </style:style>
    <style:style style:name="T3" style:family="text">
      <style:text-properties fo:color="#0000ff" loext:opacity="100%" style:font-name="Consolas" fo:font-size="10.5pt"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4" style:family="text">
      <style:text-properties fo:color="#0000ff"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style:style>
    <style:style style:name="T5" style:family="text">
      <style:text-properties fo:color="#0000ff"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6" style:family="text">
      <style:text-properties fo:color="#0000ff" loext:opacity="100%" style:font-name="Consolas" fo:font-size="11pt" fo:letter-spacing="-0.0043in"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7" style:family="text">
      <style:text-properties fo:color="#0000ff" loext:opacity="100%" style:font-name="Consolas" fo:font-size="11pt" fo:background-color="#ffffff" loext:char-shading-value="0"/>
    </style:style>
    <style:style style:name="T8" style:family="text">
      <style:text-properties fo:color="#0000ff" loext:opacity="100%" style:font-name="Consolas" fo:background-color="#ffffff" loext:char-shading-value="0"/>
    </style:style>
    <style:style style:name="T9" style:family="text">
      <style:text-properties fo:color="#0000ff" loext:opacity="100%" style:font-name="Consolas" fo:background-color="#ffffff" loext:char-shading-value="0" style:language-asian="zxx" style:country-asian="none" style:font-style-asian="normal" style:language-complex="zxx" style:country-complex="none" style:font-style-complex="normal"/>
    </style:style>
    <style:style style:name="T10" style:family="text">
      <style:text-properties fo:color="#0000ff" loext:opacity="100%" style:font-name="Consolas" officeooo:rsid="0239ae5b" fo:background-color="#ffffff" loext:char-shading-value="0" style:font-name-asian="Noto Sans Mono CJK SC" style:font-name-complex="Liberation Mono"/>
    </style:style>
    <style:style style:name="T11" style:family="text">
      <style:text-properties fo:color="#0000ff" loext:opacity="100%" style:font-name="Consolas" officeooo:rsid="0257dd9d" fo:background-color="#ffffff" loext:char-shading-value="0" style:font-name-asian="Noto Sans Mono CJK SC" style:font-name-complex="Liberation Mono"/>
    </style:style>
    <style:style style:name="T12" style:family="text">
      <style:text-properties fo:color="#0000ff" loext:opacity="100%" style:font-name="Consolas" officeooo:rsid="005e9f9c" fo:background-color="#ffffff" loext:char-shading-value="0"/>
    </style:style>
    <style:style style:name="T13" style:family="text">
      <style:text-properties fo:color="#0000ff" loext:opacity="100%" style:font-name="Consolas" fo:letter-spacing="-0.0071in" fo:background-color="#ffffff" loext:char-shading-value="0"/>
    </style:style>
    <style:style style:name="T14" style:family="text">
      <style:text-properties fo:color="#0000ff" loext:opacity="100%" style:font-name="Consolas" fo:letter-spacing="-0.0071in" officeooo:rsid="0257dd9d" fo:background-color="#ffffff" loext:char-shading-value="0"/>
    </style:style>
    <style:style style:name="T15" style:family="text">
      <style:text-properties fo:color="#0000ff" loext:opacity="100%" officeooo:rsid="0005e96b" fo:background-color="transparent" loext:char-shading-value="0"/>
    </style:style>
    <style:style style:name="T16" style:family="text">
      <style:text-properties fo:color="#0000ff" loext:opacity="100%" style:font-name="Lato" fo:letter-spacing="-0.0055in"/>
    </style:style>
    <style:style style:name="T17" style:family="text">
      <style:text-properties fo:color="#0000ff" loext:opacity="100%" fo:font-style="italic" style:font-style-asian="italic"/>
    </style:style>
    <style:style style:name="T18" style:family="text">
      <style:text-properties fo:color="#0000ff" loext:opacity="100%" fo:font-style="italic" style:font-style-asian="italic" style:font-style-complex="italic"/>
    </style:style>
    <style:style style:name="T19" style:family="text">
      <style:text-properties fo:color="#0000ff" loext:opacity="100%" fo:letter-spacing="-0.0055in"/>
    </style:style>
    <style:style style:name="T20" style:family="text">
      <style:text-properties fo:color="#0000ff" loext:opacity="100%" style:font-name="Lato1" fo:font-size="10.5pt" fo:language="en" fo:country="GB" style:font-size-asian="10.5pt" style:font-size-complex="10.5pt"/>
    </style:style>
    <style:style style:name="T21" style:family="text">
      <style:text-properties fo:color="#0000ff" loext:opacity="100%" style:font-name="Lato1" fo:font-size="10.5pt" fo:language="en" fo:country="GB" fo:font-weight="bold" style:font-size-asian="10.5pt" style:font-weight-asian="bold" style:font-size-complex="10.5pt" style:font-weight-complex="bold"/>
    </style:style>
    <style:style style:name="T22" style:family="text">
      <style:text-properties fo:color="#0000ff" loext:opacity="100%" style:font-name="Lato1" fo:font-weight="normal" style:font-weight-asian="normal" style:font-weight-complex="normal"/>
    </style:style>
    <style:style style:name="T23" style:family="text">
      <style:text-properties fo:color="#0000ff" loext:opacity="100%" style:font-name="Lato1" fo:font-size="11pt" fo:language="en" fo:country="GB" style:text-underline-style="none" officeooo:rsid="02311e4f" fo:background-color="#ffffff" loext:char-shading-value="0" style:font-size-asian="11pt" style:font-weight-asian="normal" style:font-size-complex="11pt" style:font-weight-complex="normal" loext:padding="0in" loext:border="none"/>
    </style:style>
    <style:style style:name="T24" style:family="text">
      <style:text-properties fo:color="#0000ff" loext:opacity="100%" style:font-name="Lato1" fo:font-size="11pt" style:font-size-asian="11pt" style:font-weight-asian="normal" style:font-size-complex="11pt" style:font-weight-complex="normal"/>
    </style:style>
    <style:style style:name="T25" style:family="text">
      <style:text-properties fo:color="#0000ff" loext:opacity="100%" style:font-name="Consolas1" fo:font-size="10.5pt" fo:language="en" fo:country="GB" style:text-underline-style="none" officeooo:rsid="005e9f9c" fo:background-color="#ffffff" loext:char-shading-value="0" style:font-size-asian="10.5pt" style:font-weight-asian="normal" style:font-size-complex="10.5pt" style:font-weight-complex="normal" loext:padding="0in" loext:border="none"/>
    </style:style>
    <style:style style:name="T26" style:family="text">
      <style:text-properties fo:color="#0000ff" loext:opacity="100%" style:font-name="Consolas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27" style:family="text">
      <style:text-properties fo:color="#0000ff" loext:opacity="100%" style:font-name="Consolas1" fo:font-size="10pt" fo:letter-spacing="-0.0071in" fo:language="en" fo:country="GB" style:text-underline-style="none" officeooo:rsid="005e9f9c" fo:background-color="#ffffff" loext:char-shading-value="0" style:font-size-asian="10pt" style:font-weight-asian="normal" style:font-size-complex="10pt" style:font-weight-complex="normal" loext:padding="0in" loext:border="none"/>
    </style:style>
    <style:style style:name="T28" style:family="text">
      <style:text-properties fo:color="#0000ff" loext:opacity="100%" style:font-name="Consolas1" fo:font-size="10pt" fo:letter-spacing="-0.0071in" fo:language="en" fo:country="GB" style:text-underline-style="none" officeooo:rsid="026d63b8" fo:background-color="#ffffff" loext:char-shading-value="0" style:font-name-asian="Noto Sans Mono CJK SC" style:font-size-asian="10pt" style:font-weight-asian="normal" style:font-name-complex="Liberation Mono" style:font-size-complex="10pt" style:font-weight-complex="normal" loext:padding="0in" loext:border="none"/>
    </style:style>
    <style:style style:name="T29" style:family="text">
      <style:text-properties fo:color="#0000ff" loext:opacity="100%" fo:language="en" fo:country="GB"/>
    </style:style>
    <style:style style:name="T30" style:family="text">
      <style:text-properties fo:color="#0000ff" loext:opacity="100%" officeooo:rsid="02287ce8"/>
    </style:style>
    <style:style style:name="T31" style:family="text">
      <style:text-properties fo:font-variant="normal" fo:text-transform="none" fo:color="#737373" loext:opacity="100%" style:font-name="Consolas" fo:font-size="11pt" fo:font-style="normal" fo:font-weight="normal" fo:background-color="#ffffff" loext:char-shading-value="0" style:font-size-asian="11pt" style:font-size-complex="11pt" loext:padding="0in" loext:border="none"/>
    </style:style>
    <style:style style:name="T32" style:family="text">
      <style:text-properties fo:font-variant="normal" fo:text-transform="none" fo:color="#737373"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33" style:family="text">
      <style:text-properties fo:font-variant="normal" fo:text-transform="none" fo:color="#737373" loext:opacity="100%" style:font-name="Consolas1"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34" style:family="text">
      <style:text-properties fo:font-variant="normal" fo:text-transform="none" fo:color="#737373" loext:opacity="100%" style:font-name="Consolas1" fo:font-size="11pt" fo:letter-spacing="-0.0102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35" style:family="text">
      <style:text-properties fo:font-variant="normal" fo:text-transform="none" fo:color="#737373" loext:opacity="100%" style:font-name="Consolas1" fo:font-size="11pt" fo:letter-spacing="-0.0102in" fo:font-style="normal" fo:font-weight="normal" style:font-size-asian="11pt" style:font-size-complex="11pt"/>
    </style:style>
    <style:style style:name="T36" style:family="text">
      <style:text-properties fo:font-variant="normal" fo:text-transform="none" fo:color="#737373" loext:opacity="100%" style:font-name="Consolas1" fo:font-size="11pt" fo:font-style="normal" fo:font-weight="normal" fo:background-color="#ffffff" loext:char-shading-value="0" style:font-size-asian="11pt" style:font-size-complex="11pt" loext:padding="0in" loext:border="none"/>
    </style:style>
    <style:style style:name="T37" style:family="text">
      <style:text-properties fo:font-variant="normal" fo:text-transform="none" fo:color="#737373" loext:opacity="100%" style:font-name="Consolas1" fo:font-size="11pt" fo:letter-spacing="0.0028in" fo:font-style="normal" fo:font-weight="normal" style:font-size-asian="11pt" style:font-size-complex="11pt"/>
    </style:style>
    <style:style style:name="T38" style:family="text">
      <style:text-properties fo:font-variant="normal" fo:text-transform="none" fo:color="#737373"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39" style:family="text">
      <style:text-properties fo:font-variant="normal" fo:text-transform="none" fo:color="#737373"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0" style:family="text">
      <style:text-properties fo:font-variant="normal" fo:text-transform="none" fo:color="#737373"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41" style:family="text">
      <style:text-properties fo:font-variant="normal" fo:text-transform="none" fo:color="#737373" loext:opacity="100%" style:font-name="Consolas1" fo:font-size="11pt" fo:letter-spacing="-0.0055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2" style:family="text">
      <style:text-properties fo:font-variant="normal" fo:text-transform="none" fo:color="#737373"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43" style:family="text">
      <style:text-properties fo:font-variant="normal" fo:text-transform="none" fo:color="#737373" loext:opacity="100%" style:text-line-through-style="none" style:text-line-through-type="none" style:font-name="Consolas1" fo:font-size="11pt" fo:letter-spacing="-0.0102in"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44" style:family="text">
      <style:text-properties fo:font-variant="normal" fo:text-transform="none" fo:color="#737373" loext:opacity="10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45" style:family="text">
      <style:text-properties fo:font-variant="normal" fo:text-transform="none" fo:color="#737373" loext:opacity="100%"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6" style:family="text">
      <style:text-properties fo:font-variant="normal" fo:text-transform="none" fo:color="#336699" loext:opacity="100%" style:font-name="Consolas" fo:font-size="11pt" fo:font-style="normal" fo:font-weight="normal" fo:background-color="#ffffff" loext:char-shading-value="0" style:font-size-asian="11pt" style:font-size-complex="11pt" loext:padding="0in" loext:border="none"/>
    </style:style>
    <style:style style:name="T47" style:family="text">
      <style:text-properties fo:font-variant="normal" fo:text-transform="none" fo:color="#336699" loext:opacity="100%" style:font-name="Consolas" fo:font-size="11pt" fo:font-style="normal" fo:font-weight="bold" fo:background-color="#ffffff" loext:char-shading-value="0" style:font-size-asian="11pt" style:font-weight-asian="bold" style:font-size-complex="11pt" style:font-weight-complex="bold" loext:padding="0in" loext:border="none"/>
    </style:style>
    <style:style style:name="T48"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transparent" loext:char-shading-value="0" style:font-size-asian="11pt" style:font-size-complex="11pt" loext:padding="0in" loext:border="none"/>
    </style:style>
    <style:style style:name="T49"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0"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ffffff" loext:char-shading-value="0" style:font-size-asian="11pt" style:font-size-complex="11pt" loext:padding="0in" loext:border="none"/>
    </style:style>
    <style:style style:name="T51"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52" style:family="text">
      <style:text-properties fo:font-variant="normal" fo:text-transform="none" fo:color="#336699" loext:opacity="100%" style:font-name="Consolas1" fo:font-size="11pt" fo:letter-spacing="-0.0102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53" style:family="text">
      <style:text-properties fo:font-variant="normal" fo:text-transform="none" fo:color="#336699" loext:opacity="100%" style:font-name="Consolas1" fo:font-size="11pt" fo:letter-spacing="-0.0102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54" style:family="text">
      <style:text-properties fo:font-variant="normal" fo:text-transform="none" fo:color="#336699" loext:opacity="100%" style:font-name="Consolas1" fo:font-size="11pt" fo:letter-spacing="-0.0102in"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55" style:family="text">
      <style:text-properties fo:font-variant="normal" fo:text-transform="none" fo:color="#336699" loext:opacity="100%" style:font-name="Consolas1" fo:font-size="11pt" fo:letter-spacing="-0.0102in" fo:font-style="normal" fo:font-weight="normal" style:font-size-asian="11pt" style:font-size-complex="11pt"/>
    </style:style>
    <style:style style:name="T56" style:family="text">
      <style:text-properties fo:font-variant="normal" fo:text-transform="none" fo:color="#336699" loext:opacity="100%" style:font-name="Consolas1" fo:font-size="11pt" fo:letter-spacing="-0.0102in" fo:font-style="normal" fo:font-weight="bold" style:font-size-asian="11pt" style:font-weight-asian="bold" style:font-size-complex="11pt" style:font-weight-complex="bold"/>
    </style:style>
    <style:style style:name="T57" style:family="text">
      <style:text-properties fo:font-variant="normal" fo:text-transform="none" fo:color="#336699" loext:opacity="100%" style:font-name="Consolas1" fo:font-size="11pt" fo:font-style="normal" fo:font-weight="normal" fo:background-color="#ffffff" loext:char-shading-value="0" style:font-size-asian="11pt" style:font-size-complex="11pt" loext:padding="0in" loext:border="none"/>
    </style:style>
    <style:style style:name="T58" style:family="text">
      <style:text-properties fo:font-variant="normal" fo:text-transform="none" fo:color="#336699" loext:opacity="100%" style:font-name="Consolas1" fo:font-size="11pt" fo:font-style="normal" fo:font-weight="bold" fo:background-color="#ffffff" loext:char-shading-value="0" style:font-size-asian="11pt" style:font-weight-asian="bold" style:font-size-complex="11pt" style:font-weight-complex="bold" loext:padding="0in" loext:border="none"/>
    </style:style>
    <style:style style:name="T59" style:family="text">
      <style:text-properties fo:font-variant="normal" fo:text-transform="none" fo:color="#336699" loext:opacity="100%" style:font-name="Consolas1" fo:font-size="11pt" fo:letter-spacing="0.0028in" fo:font-style="normal" fo:font-weight="normal" style:font-size-asian="11pt" style:font-size-complex="11pt"/>
    </style:style>
    <style:style style:name="T60" style:family="text">
      <style:text-properties fo:font-variant="normal" fo:text-transform="none" fo:color="#336699"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61" style:family="text">
      <style:text-properties fo:font-variant="normal" fo:text-transform="none" fo:color="#336699" loext:opacity="100%" style:font-name="Consolas1"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62" style:family="text">
      <style:text-properties fo:font-variant="normal" fo:text-transform="none" fo:color="#336699" loext:opacity="100%" style:font-name="Consolas1" fo:font-size="11pt" fo:letter-spacing="normal" fo:language="en" fo:country="GB" fo:font-style="normal" style:text-underline-style="none" fo:font-weight="normal" officeooo:rsid="02606b1a"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63" style:family="text">
      <style:text-properties fo:font-variant="normal" fo:text-transform="none" fo:color="#336699"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64" style:family="text">
      <style:text-properties fo:font-variant="normal" fo:text-transform="none" fo:color="#336699" loext:opacity="100%" style:font-name="Consolas1" fo:font-size="11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65" style:family="text">
      <style:text-properties fo:font-variant="normal" fo:text-transform="none" fo:color="#336699" loext:opacity="100%" style:font-name="Consolas1"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66" style:family="text">
      <style:text-properties fo:font-variant="normal" fo:text-transform="none" fo:color="#336699"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67" style:family="text">
      <style:text-properties fo:font-variant="normal" fo:text-transform="none" fo:color="#336699" loext:opacity="100%" style:font-name="Consolas1"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loext:padding="0in" loext:border="none"/>
    </style:style>
    <style:style style:name="T68" style:family="text">
      <style:text-properties fo:font-variant="normal" fo:text-transform="none" fo:color="#336699" loext:opacity="100%" style:font-name="Consolas1" fo:font-size="11pt" fo:letter-spacing="-0.0055in" fo:language="en" fo:country="GB" fo:font-style="normal" style:text-underline-style="none" fo:font-weight="normal" officeooo:rsid="005e9f9c" fo:background-color="#ffffff" loext:char-shading-value="0" style:font-size-asian="11pt" style:font-size-complex="11pt" loext:padding="0in" loext:border="none"/>
    </style:style>
    <style:style style:name="T69" style:family="text">
      <style:text-properties fo:font-variant="normal" fo:text-transform="none" fo:color="#336699" loext:opacity="100%" style:font-name="Consolas1" fo:font-size="11pt" fo:letter-spacing="-0.0055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70" style:family="text">
      <style:text-properties fo:font-variant="normal" fo:text-transform="none" fo:color="#336699" loext:opacity="100%" style:text-line-through-style="none" style:text-line-through-type="none" style:font-name="Consolas1" fo:font-size="11pt" fo:letter-spacing="normal" fo:language="en" fo:country="GB" fo:font-style="normal" style:text-underline-style="none" officeooo:rsid="02606b1a" style:text-blinking="false"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71" style:family="text">
      <style:text-properties fo:font-variant="normal" fo:text-transform="none" fo:color="#336699" loext:opacity="100%" style:text-line-through-style="none" style:text-line-through-type="none" style:font-name="Consolas1"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72"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fo:font-weight="normal" officeooo:rsid="005e9f9c" style:text-blinking="false" fo:background-color="transparent" loext:char-shading-value="0" style:font-size-asian="11pt" style:font-size-complex="11pt" loext:padding="0in" loext:border="none"/>
    </style:style>
    <style:style style:name="T73" style:family="text">
      <style:text-properties fo:font-variant="normal" fo:text-transform="none" fo:color="#336699" loext:opacity="100%" style:text-line-through-style="none" style:text-line-through-type="none" style:font-name="Consolas1" fo:font-size="11pt" fo:letter-spacing="-0.0102in"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74" style:family="text">
      <style:text-properties fo:font-variant="normal" fo:text-transform="none" fo:color="#336699"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75" style:family="text">
      <style:text-properties fo:font-variant="normal" fo:text-transform="none" fo:color="#336699" loext:opacity="100%" style:text-line-through-style="none" style:text-line-through-type="none" style:font-name="Lato1" fo:font-size="11pt" fo:letter-spacing="normal" fo:language="en" fo:country="GB" fo:font-style="normal" style:text-underline-style="none" fo:font-weight="bold" officeooo:rsid="005e9f9c" style:text-blinking="false" fo:background-color="transparent" loext:char-shading-value="0" style:font-size-asian="11pt" style:font-weight-asian="bold" style:font-size-complex="11pt" style:font-weight-complex="bold" loext:padding="0in" loext:border="none"/>
    </style:style>
    <style:style style:name="T76" style:family="text">
      <style:text-properties fo:font-variant="normal" fo:text-transform="none" fo:color="#336699" loext:opacity="100%" style:text-line-through-style="none" style:text-line-through-type="none" style:font-name="Lato1"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77" style:family="text">
      <style:text-properties fo:font-variant="normal" fo:text-transform="none" fo:color="#336699" loext:opacity="100%" fo:font-size="11pt" fo:letter-spacing="normal" fo:language="en" fo:country="GB" fo:font-style="normal" style:text-underline-style="none" fo:font-weight="normal" officeooo:rsid="005e9f9c" fo:background-color="#ffffff" loext:char-shading-value="0" style:font-size-asian="11pt" style:font-size-complex="11pt" loext:padding="0in" loext:border="none"/>
    </style:style>
    <style:style style:name="T78" style:family="text">
      <style:text-properties fo:font-variant="normal" fo:text-transform="none" fo:color="#336699" loext:opacity="100%"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79" style:family="text">
      <style:text-properties fo:font-variant="normal" fo:text-transform="none" fo:color="#336699" loext:opacity="10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80" style:family="text">
      <style:text-properties fo:font-variant="normal" fo:text-transform="none" fo:color="#336699" loext:opacity="100%" style:font-name="Lato1" fo:font-size="11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81" style:family="text">
      <style:text-properties fo:font-variant="normal" fo:text-transform="none" fo:color="#669933" loext:opacity="100%" style:font-name="Consolas" fo:font-size="11pt" fo:font-style="normal" fo:font-weight="normal" fo:background-color="#ffffff" loext:char-shading-value="0" style:font-size-asian="11pt" style:font-size-complex="11pt" loext:padding="0in" loext:border="none"/>
    </style:style>
    <style:style style:name="T82" style:family="text">
      <style:text-properties fo:font-variant="normal" fo:text-transform="none" fo:color="#669933"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83" style:family="text">
      <style:text-properties fo:font-variant="normal" fo:text-transform="none" fo:color="#669933" loext:opacity="100%" style:font-name="Consolas1" fo:font-size="11pt" fo:letter-spacing="-0.0102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4" style:family="text">
      <style:text-properties fo:font-variant="normal" fo:text-transform="none" fo:color="#669933" loext:opacity="100%" style:font-name="Consolas1" fo:font-size="11pt" fo:letter-spacing="-0.0102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85" style:family="text">
      <style:text-properties fo:font-variant="normal" fo:text-transform="none" fo:color="#669933" loext:opacity="100%" style:font-name="Consolas1" fo:font-size="11pt" fo:letter-spacing="-0.0102in" fo:font-style="normal" fo:font-weight="normal" style:font-size-asian="11pt" style:font-size-complex="11pt"/>
    </style:style>
    <style:style style:name="T86" style:family="text">
      <style:text-properties fo:font-variant="normal" fo:text-transform="none" fo:color="#669933" loext:opacity="100%" style:font-name="Consolas1" fo:font-size="11pt" fo:font-style="normal" fo:font-weight="normal" fo:background-color="#ffffff" loext:char-shading-value="0" style:font-size-asian="11pt" style:font-size-complex="11pt" loext:padding="0in" loext:border="none"/>
    </style:style>
    <style:style style:name="T87" style:family="text">
      <style:text-properties fo:font-variant="normal" fo:text-transform="none" fo:color="#669933" loext:opacity="100%" style:font-name="Consolas1" fo:font-size="11pt" fo:letter-spacing="0.0028in" fo:font-style="normal" fo:font-weight="normal" style:font-size-asian="11pt" style:font-size-complex="11pt"/>
    </style:style>
    <style:style style:name="T88" style:family="text">
      <style:text-properties fo:font-variant="normal" fo:text-transform="none" fo:color="#669933"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89" style:family="text">
      <style:text-properties fo:font-variant="normal" fo:text-transform="none" fo:color="#669933"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90" style:family="text">
      <style:text-properties fo:font-variant="normal" fo:text-transform="none" fo:color="#669933"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91" style:family="text">
      <style:text-properties fo:font-variant="normal" fo:text-transform="none" fo:color="#669933" loext:opacity="100%" style:font-name="Consolas1" fo:font-size="11pt" fo:letter-spacing="-0.0055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92" style:family="text">
      <style:text-properties fo:font-variant="normal" fo:text-transform="none" fo:color="#669933"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93" style:family="text">
      <style:text-properties fo:font-variant="normal" fo:text-transform="none" fo:color="#669933" loext:opacity="100%" style:text-line-through-style="none" style:text-line-through-type="none" style:font-name="Consolas1" fo:font-size="11pt" fo:letter-spacing="-0.0102in"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94" style:family="text">
      <style:text-properties fo:font-variant="normal" fo:text-transform="none" fo:color="#669933" loext:opacity="10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95" style:family="text">
      <style:text-properties fo:font-variant="normal" fo:text-transform="none" fo:color="#669933" loext:opacity="100%"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96"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97" style:family="text">
      <style:text-properties fo:font-variant="normal" fo:text-transform="none" fo:color="#0000ff" loext:opacity="100%" style:font-name="Consolas" fo:font-size="11pt" fo:letter-spacing="normal" fo:language="en" fo:country="GB" fo:font-style="normal" style:text-underline-style="none" fo:font-weight="normal" officeooo:rsid="023e7fc3" fo:background-color="#ffffff" loext:char-shading-value="0" style:font-size-asian="11pt" style:font-weight-asian="normal" style:font-size-complex="11pt" style:font-weight-complex="normal" loext:padding="0in" loext:border="none"/>
    </style:style>
    <style:style style:name="T98" style:family="text">
      <style:text-properties fo:font-variant="normal" fo:text-transform="none" fo:color="#0000ff" loext:opacity="100%" style:font-name="Consolas" fo:font-size="11pt" fo:letter-spacing="normal" fo:language="en" fo:country="GB" fo:font-style="normal" style:text-underline-style="none" fo:font-weight="normal" officeooo:rsid="027d7e2d" fo:background-color="#ffffff" loext:char-shading-value="0" style:font-size-asian="11pt" style:font-weight-asian="normal" style:font-size-complex="11pt" style:font-weight-complex="normal" loext:padding="0in" loext:border="none"/>
    </style:style>
    <style:style style:name="T99"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00" style:family="text">
      <style:text-properties fo:font-variant="normal" fo:text-transform="none" fo:color="#0000ff" loext:opacity="100%" style:font-name="Consolas" fo:font-size="11pt" fo:letter-spacing="normal" fo:language="en" fo:country="GB" fo:font-style="normal" style:text-underline-style="none" fo:font-weight="normal" officeooo:rsid="027d7e2d"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01" style:family="text">
      <style:text-properties fo:font-variant="normal" fo:text-transform="none" fo:color="#0000ff" loext:opacity="100%" style:font-name="Consolas" fo:font-size="11pt" fo:letter-spacing="normal" fo:language="en" fo:country="GB" fo:font-style="normal" style:text-underline-style="none" fo:font-weight="normal" officeooo:rsid="0286a0da"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102" style:family="text">
      <style:text-properties fo:font-variant="normal" fo:text-transform="none" fo:color="#0000ff"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03" style:family="text">
      <style:text-properties fo:font-variant="normal" fo:text-transform="none" fo:color="#0000ff" loext:opacity="100%" style:font-name="Consolas" fo:font-size="11pt" fo:letter-spacing="normal" fo:language="en" fo:country="GB" fo:font-style="normal" style:text-underline-style="none" officeooo:rsid="02768a51" fo:background-color="#ffffff" loext:char-shading-value="0" style:font-size-asian="11pt" style:font-weight-asian="normal" style:font-size-complex="11pt" style:font-weight-complex="normal" loext:padding="0in" loext:border="none"/>
    </style:style>
    <style:style style:name="T104" style:family="text">
      <style:text-properties fo:font-variant="normal" fo:text-transform="none" fo:color="#0000ff" loext:opacity="100%" style:font-name="Consolas" fo:font-size="11pt" fo:letter-spacing="-0.0098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05" style:family="text">
      <style:text-properties fo:font-variant="normal" fo:text-transform="none" fo:color="#0000ff" loext:opacity="100%" style:font-name="Consolas" fo:font-size="10.5pt" fo:letter-spacing="normal" fo:font-style="normal" fo:font-weight="normal" fo:background-color="#ffffff" loext:char-shading-value="0" style:font-size-asian="10.5pt" style:font-size-complex="10.5pt" loext:padding="0in" loext:border="none"/>
    </style:style>
    <style:style style:name="T106" style:family="text">
      <style:text-properties fo:font-variant="normal" fo:text-transform="none" fo:color="#0000ff" loext:opacity="100%" style:font-name="Consolas"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107" style:family="text">
      <style:text-properties fo:font-variant="normal" fo:text-transform="none" fo:color="#0000ff" loext:opacity="100%" style:font-name="Consolas" fo:font-size="10.5pt" fo:letter-spacing="-0.0016in"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108" style:family="text">
      <style:text-properties fo:font-variant="normal" fo:text-transform="none" fo:color="#0000ff" loext:opacity="100%" style:font-name="Lato" fo:font-size="10.5pt" fo:letter-spacing="normal" fo:font-style="normal" fo:font-weight="normal" style:font-size-asian="10.5pt" style:font-size-complex="10.5pt"/>
    </style:style>
    <style:style style:name="T109" style:family="text">
      <style:text-properties fo:font-variant="normal" fo:text-transform="none" fo:color="#0000ff" loext:opacity="100%" style:font-name="Lato" fo:font-size="10.5pt" fo:letter-spacing="-0.0016in"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110" style:family="text">
      <style:text-properties fo:font-variant="normal" fo:text-transform="none" fo:color="#0000ff" loext:opacity="100%" style:font-name="Lato" fo:font-size="11pt" fo:letter-spacing="normal" fo:language="en" fo:country="GB" fo:font-style="normal" style:text-underline-style="none" fo:font-weight="normal" officeooo:rsid="02696fb3" fo:background-color="transparent" loext:char-shading-value="0" style:font-size-asian="11pt" style:font-weight-asian="normal" style:font-size-complex="11pt" style:font-weight-complex="normal" loext:padding="0in" loext:border="none"/>
    </style:style>
    <style:style style:name="T111" style:family="text">
      <style:text-properties fo:font-variant="normal" fo:text-transform="none" fo:color="#0000ff" loext:opacity="100%" style:font-name="Lato" fo:font-size="11pt" fo:letter-spacing="normal" fo:language="en" fo:country="GB" fo:font-style="normal" style:text-underline-style="none" fo:font-weight="normal" officeooo:rsid="026b4c2f" fo:background-color="transparent" loext:char-shading-value="0" style:font-size-asian="11pt" style:font-weight-asian="normal" style:font-size-complex="11pt" style:font-weight-complex="normal" loext:padding="0in" loext:border="none"/>
    </style:style>
    <style:style style:name="T112" style:family="text">
      <style:text-properties fo:font-variant="normal" fo:text-transform="none" fo:color="#0000ff"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13"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114"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2755b98" style:text-blinking="false" fo:background-color="#ffffff" loext:char-shading-value="0" style:font-size-asian="11pt" style:font-weight-asian="normal" style:font-size-complex="11pt" style:font-weight-complex="normal" loext:padding="0in" loext:border="none"/>
    </style:style>
    <style:style style:name="T115"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6"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ffffff" loext:char-shading-value="0" style:font-size-asian="11pt" style:font-weight-asian="normal" style:font-size-complex="11pt" style:font-weight-complex="normal" loext:padding="0in" loext:border="none"/>
    </style:style>
    <style:style style:name="T117"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18" style:family="text">
      <style:text-properties fo:font-variant="normal" fo:text-transform="none" fo:color="#0000ff" loext:opacity="100%" fo:letter-spacing="normal" fo:font-style="normal" officeooo:rsid="0005e96b" fo:background-color="transparent" loext:char-shading-value="0"/>
    </style:style>
    <style:style style:name="T119" style:family="text">
      <style:text-properties fo:font-variant="normal" fo:text-transform="none" fo:color="#0000ff" loext:opacity="100%" style:font-name="Lato1" fo:font-size="12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20" style:family="text">
      <style:text-properties fo:font-variant="normal" fo:text-transform="none" fo:color="#0000ff" loext:opacity="10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21"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22" style:family="text">
      <style:text-properties fo:font-variant="normal" fo:text-transform="none" fo:color="#0000ff" loext:opacity="100%" style:font-name="Consolas1" fo:font-size="11pt" fo:letter-spacing="-0.0028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23" style:family="text">
      <style:text-properties fo:font-variant="normal" fo:text-transform="none" fo:color="#0000ff" loext:opacity="100%" style:font-name="Consolas1" fo:font-size="11pt" fo:letter-spacing="0.0028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24"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125"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21e82a8"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26"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12986e1" fo:background-color="transparent" loext:char-shading-value="0" style:font-size-asian="11pt" style:font-weight-asian="normal" style:font-size-complex="11pt" style:font-weight-complex="normal" loext:padding="0in" loext:border="none"/>
    </style:style>
    <style:style style:name="T127"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252b668"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28"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21e82a8"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29"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officeooo:rsid="027355a7"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3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3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606b1a" fo:background-color="transparent" loext:char-shading-value="0" style:font-size-asian="11pt" style:font-weight-asian="normal" style:font-size-complex="11pt" style:font-weight-complex="normal" loext:padding="0in" loext:border="none"/>
    </style:style>
    <style:style style:name="T13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6404a2" fo:background-color="transparent" loext:char-shading-value="0" style:font-size-asian="11pt" style:font-weight-asian="normal" style:font-size-complex="11pt" style:font-weight-complex="normal" loext:padding="0in" loext:border="none"/>
    </style:style>
    <style:style style:name="T13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74bd66" fo:background-color="transparent" loext:char-shading-value="0" style:font-size-asian="11pt" style:font-weight-asian="normal" style:font-size-complex="11pt" style:font-weight-complex="normal" loext:padding="0in" loext:border="none"/>
    </style:style>
    <style:style style:name="T13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606b1a"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3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311e4f" fo:background-color="#ffffff" loext:char-shading-value="0" style:font-size-asian="11pt" style:font-weight-asian="normal" style:font-size-complex="11pt" style:font-weight-complex="normal" loext:padding="0in" loext:border="none"/>
    </style:style>
    <style:style style:name="T136"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3fcd96" fo:background-color="#ffffff" loext:char-shading-value="0" style:font-size-asian="11pt" style:font-weight-asian="normal" style:font-size-complex="11pt" style:font-weight-complex="normal" loext:padding="0in" loext:border="none"/>
    </style:style>
    <style:style style:name="T13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26b4c2f" fo:background-color="#ffffff" loext:char-shading-value="0" style:font-size-asian="11pt" style:font-weight-asian="normal" style:font-size-complex="11pt" style:font-weight-complex="normal" loext:padding="0in" loext:border="none"/>
    </style:style>
    <style:style style:name="T13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39" style:family="text">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140" style:family="text">
      <style:text-properties fo:font-variant="normal" fo:text-transform="none" style:use-window-font-color="true" loext:opacity="0%" style:font-name="Lato1" fo:font-size="11pt" fo:letter-spacing="normal" fo:language="en" fo:country="GB" fo:font-style="normal" style:text-underline-style="none" fo:font-weight="bold" officeooo:rsid="0227594a" fo:background-color="transparent" loext:char-shading-value="0" style:font-size-asian="11pt" style:font-weight-asian="bold" style:font-size-complex="11pt" style:font-weight-complex="bold" loext:padding="0in" loext:border="none"/>
    </style:style>
    <style:style style:name="T141" style:family="text">
      <style:text-properties fo:font-variant="normal" fo:text-transform="none" style:use-window-font-color="true" loext:opacity="0%" style:font-name="Lato1" fo:font-size="11pt" fo:letter-spacing="normal" fo:language="en" fo:country="GB" fo:font-style="normal" style:text-underline-style="none" fo:font-weight="bold" officeooo:rsid="02606b1a" fo:background-color="transparent" loext:char-shading-value="0" style:font-size-asian="11pt" style:font-weight-asian="bold" style:font-size-complex="11pt" style:font-weight-complex="bold" loext:padding="0in" loext:border="none"/>
    </style:style>
    <style:style style:name="T142" style:family="text">
      <style:text-properties fo:font-variant="normal" fo:text-transform="none" style:use-window-font-color="true" loext:opacity="0%" style:font-name="Lato1" fo:font-size="11pt" fo:letter-spacing="normal" fo:language="en" fo:country="GB" fo:font-style="normal" style:text-underline-style="none" fo:font-weight="bold" officeooo:rsid="0270f955" fo:background-color="transparent" loext:char-shading-value="0" style:font-size-asian="11pt" style:font-weight-asian="bold" style:font-size-complex="11pt" style:font-weight-complex="bold" loext:padding="0in" loext:border="none"/>
    </style:style>
    <style:style style:name="T143" style:family="text">
      <style:text-properties fo:font-variant="normal" fo:text-transform="none" style:use-window-font-color="true" loext:opacity="0%" style:font-name="Lato1" fo:font-size="11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144" style:family="text">
      <style:text-properties fo:font-variant="normal" fo:text-transform="none" style:use-window-font-color="true" loext:opacity="0%" style:font-name="Lato1" fo:font-size="11pt" fo:letter-spacing="normal" fo:language="en" fo:country="GB" fo:font-style="normal" style:text-underline-style="none" fo:font-weight="bold" officeooo:rsid="0281aa71" fo:background-color="#ffffff" loext:char-shading-value="0" style:font-size-asian="11pt" style:font-weight-asian="bold" style:font-size-complex="11pt" style:font-weight-complex="bold" loext:padding="0in" loext:border="none"/>
    </style:style>
    <style:style style:name="T145" style:family="text">
      <style:text-properties fo:font-variant="normal" fo:text-transform="none" style:use-window-font-color="true" loext:opacity="0%" style:font-name="Lato1" fo:font-size="11pt" fo:letter-spacing="normal" fo:language="en" fo:country="GB" fo:font-style="normal" style:text-underline-style="none" fo:font-weight="bold" officeooo:rsid="028487dd" fo:background-color="#ffffff" loext:char-shading-value="0" style:font-size-asian="11pt" style:font-weight-asian="bold" style:font-size-complex="11pt" style:font-weight-complex="bold" loext:padding="0in" loext:border="none"/>
    </style:style>
    <style:style style:name="T146" style:family="text">
      <style:text-properties fo:font-variant="normal" fo:text-transform="none" style:use-window-font-color="true" loext:opacity="0%" style:font-name="Lato1" fo:font-size="11pt" fo:letter-spacing="normal" fo:language="en" fo:country="GB" fo:font-style="normal" style:text-underline-style="none" fo:font-weight="bold" officeooo:rsid="0286a0da" fo:background-color="#ffffff" loext:char-shading-value="0" style:font-size-asian="11pt" style:font-weight-asian="bold" style:font-size-complex="11pt" style:font-weight-complex="bold" loext:padding="0in" loext:border="none"/>
    </style:style>
    <style:style style:name="T147" style:family="text">
      <style:text-properties fo:font-variant="normal" fo:text-transform="none" style:use-window-font-color="true" loext:opacity="0%" style:font-name="Lato1" fo:font-size="11pt" fo:letter-spacing="normal" fo:language="en" fo:country="GB" fo:font-style="normal" style:text-underline-style="none" officeooo:rsid="005e9f9c" fo:background-color="transparent" loext:char-shading-value="0" style:font-size-asian="11pt" style:font-weight-asian="normal" style:font-size-complex="11pt" style:font-weight-complex="normal" loext:padding="0in" loext:border="none"/>
    </style:style>
    <style:style style:name="T148" style:family="text">
      <style:text-properties fo:font-variant="normal" fo:text-transform="none" style:use-window-font-color="true" loext:opacity="0%" style:font-name="Lato1" fo:font-size="11pt" fo:letter-spacing="normal" fo:language="en" fo:country="GB" fo:font-style="normal" style:text-underline-style="none" officeooo:rsid="02619fff" fo:background-color="transparent" loext:char-shading-value="0" style:font-size-asian="11pt" style:font-weight-asian="normal" style:font-size-complex="11pt" style:font-weight-complex="normal" loext:padding="0in" loext:border="none"/>
    </style:style>
    <style:style style:name="T149" style:family="text">
      <style:text-properties fo:font-variant="normal" fo:text-transform="none" style:use-window-font-color="true" loext:opacity="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50" style:family="text">
      <style:text-properties fo:font-variant="normal" fo:text-transform="none" style:use-window-font-color="true" loext:opacity="0%" style:font-name="Lato1" fo:font-size="11pt" fo:letter-spacing="normal" fo:font-style="normal" fo:font-weight="normal" style:font-size-asian="11pt" style:font-size-complex="11pt"/>
    </style:style>
    <style:style style:name="T151" style:family="text">
      <style:text-properties fo:font-variant="normal" fo:text-transform="none" style:use-window-font-color="true" loext:opacity="0%" style:font-name="Lato1" fo:font-size="11pt" fo:letter-spacing="normal" fo:font-style="normal" fo:font-weight="normal" officeooo:rsid="026b4c2f" style:font-size-asian="11pt" style:font-size-complex="11pt"/>
    </style:style>
    <style:style style:name="T152" style:family="text">
      <style:text-properties fo:font-variant="normal" fo:text-transform="none" style:use-window-font-color="true" loext:opacity="0%" style:font-name="Lato1" fo:font-size="11pt" fo:letter-spacing="normal" fo:font-style="normal" fo:font-weight="normal" officeooo:rsid="026b4c2f" style:font-size-asian="11pt" style:font-weight-asian="normal" style:font-size-complex="11pt" style:font-weight-complex="normal"/>
    </style:style>
    <style:style style:name="T153" style:family="text">
      <style:text-properties fo:font-variant="normal" fo:text-transform="none" style:use-window-font-color="true" loext:opacity="0%" style:font-name="Lato1" fo:font-size="11pt" fo:letter-spacing="normal" fo:font-style="normal" fo:font-weight="bold" style:font-size-asian="11pt" style:font-size-complex="11pt"/>
    </style:style>
    <style:style style:name="T154" style:family="text">
      <style:text-properties fo:font-variant="normal" fo:text-transform="none" style:use-window-font-color="true" loext:opacity="0%" style:font-name="Lato1" fo:font-size="11pt" fo:letter-spacing="normal" style:font-size-asian="11pt" style:font-size-complex="11pt"/>
    </style:style>
    <style:style style:name="T155" style:family="text">
      <style:text-properties fo:font-variant="normal" fo:text-transform="none" style:use-window-font-color="true" loext:opacity="0%" style:font-name="Lato1" fo:font-size="11pt" fo:letter-spacing="normal" fo:font-weight="bold" style:font-size-asian="11pt" style:font-size-complex="11pt"/>
    </style:style>
    <style:style style:name="T156" style:family="text">
      <style:text-properties fo:font-variant="normal" fo:text-transform="none" style:use-window-font-color="true" loext:opacity="0%" style:font-name="Lato1" fo:font-size="11pt" fo:letter-spacing="-0.0043in" fo:font-style="normal" fo:font-weight="normal" style:font-size-asian="11pt" style:font-size-complex="11pt"/>
    </style:style>
    <style:style style:name="T157" style:family="text">
      <style:text-properties fo:font-variant="normal" fo:text-transform="none" style:use-window-font-color="true" loext:opacity="0%" style:font-name="Lato1" fo:font-size="11pt" fo:letter-spacing="-0.0043in" fo:font-style="normal" fo:font-weight="normal" officeooo:rsid="0232ba8c" style:font-size-asian="11pt" style:font-size-complex="11pt"/>
    </style:style>
    <style:style style:name="T158" style:family="text">
      <style:text-properties fo:font-variant="normal" fo:text-transform="none" style:use-window-font-color="true" loext:opacity="0%" style:font-name="Lato1" fo:font-size="11pt" fo:letter-spacing="-0.0043in" fo:font-style="normal" fo:font-weight="bold" style:font-size-asian="11pt" style:font-weight-asian="bold" style:font-size-complex="11pt" style:font-weight-complex="bold"/>
    </style:style>
    <style:style style:name="T159" style:family="text">
      <style:text-properties fo:font-variant="normal" fo:text-transform="none" style:use-window-font-color="true" loext:opacity="0%" style:font-name="Lato1" fo:font-size="11pt" fo:letter-spacing="-0.0043in" fo:font-style="normal" fo:font-weight="bold" officeooo:rsid="0232ba8c" style:font-size-asian="11pt" style:font-weight-asian="bold" style:font-size-complex="11pt" style:font-weight-complex="bold"/>
    </style:style>
    <style:style style:name="T160" style:family="text">
      <style:text-properties fo:font-variant="normal" fo:text-transform="none" style:use-window-font-color="true" loext:opacity="0%" style:font-name="Lato1" fo:font-size="11pt" fo:letter-spacing="-0.0043in" fo:language="en" fo:country="GB" fo:font-style="normal" style:text-underline-style="none" fo:font-weight="normal" officeooo:rsid="02311e4f" fo:background-color="#ffffff" loext:char-shading-value="0" style:font-size-asian="11pt" style:font-weight-asian="normal" style:font-size-complex="11pt" style:font-weight-complex="normal" loext:padding="0in" loext:border="none"/>
    </style:style>
    <style:style style:name="T161" style:family="text">
      <style:text-properties fo:font-variant="normal" fo:text-transform="none" style:use-window-font-color="true" loext:opacity="0%" style:font-name="Lato1" fo:font-size="11pt" fo:letter-spacing="-0.0043in" fo:language="en" fo:country="GB" fo:font-style="normal" style:text-underline-style="none" fo:font-weight="normal" officeooo:rsid="02311e4f" fo:background-color="#ffffff" loext:char-shading-value="0" style:font-size-asian="11pt" style:font-size-complex="11pt" loext:padding="0in" loext:border="none"/>
    </style:style>
    <style:style style:name="T162" style:family="text">
      <style:text-properties fo:font-variant="normal" fo:text-transform="none" style:use-window-font-color="true" loext:opacity="0%" style:font-name="Lato1" fo:font-size="11pt" fo:letter-spacing="-0.0043in" fo:language="en" fo:country="GB" fo:font-style="normal" style:text-underline-style="none" fo:font-weight="bold" officeooo:rsid="02311e4f" fo:background-color="#ffffff" loext:char-shading-value="0" style:font-size-asian="11pt" style:font-weight-asian="bold" style:font-size-complex="11pt" style:font-weight-complex="bold" loext:padding="0in" loext:border="none"/>
    </style:style>
    <style:style style:name="T163" style:family="text">
      <style:text-properties fo:font-variant="normal" fo:text-transform="none" style:use-window-font-color="true" loext:opacity="0%" style:font-name="Lato1" fo:font-size="11pt" fo:letter-spacing="-0.0028in" fo:font-style="normal" style:text-underline-style="none" fo:font-weight="normal" style:font-size-asian="11pt" style:font-size-complex="11pt"/>
    </style:style>
    <style:style style:name="T164" style:family="text">
      <style:text-properties fo:font-variant="normal" fo:text-transform="none" style:use-window-font-color="true" loext:opacity="0%" style:font-name="Lato1" fo:font-size="11pt" fo:letter-spacing="-0.0028in" fo:font-style="normal" style:text-underline-style="none" fo:font-weight="normal" officeooo:rsid="02411280" style:font-size-asian="11pt" style:font-size-complex="11pt"/>
    </style:style>
    <style:style style:name="T165" style:family="text">
      <style:text-properties fo:font-variant="normal" fo:text-transform="none" style:use-window-font-color="true" loext:opacity="0%" style:font-name="Lato1" fo:font-size="11pt" fo:letter-spacing="-0.0028in" fo:font-style="normal" style:text-underline-style="none" fo:font-weight="bold" style:font-size-asian="11pt" style:font-weight-asian="bold" style:font-size-complex="11pt" style:font-weight-complex="bold"/>
    </style:style>
    <style:style style:name="T166"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67" style:family="text">
      <style:text-properties fo:font-variant="normal" fo:text-transform="none" style:use-window-font-color="true" loext:opacity="0%" style:font-name="Lato1" fo:font-size="12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168" style:family="text">
      <style:text-properties fo:font-variant="normal" fo:text-transform="none" style:use-window-font-color="true" loext:opacity="0%" style:font-name="Lato1" fo:font-size="12pt" fo:letter-spacing="normal" fo:language="en" fo:country="GB" fo:font-style="normal" style:text-underline-style="none" fo:font-weight="bold" officeooo:rsid="005e9f9c" fo:background-color="#ffffff" loext:char-shading-value="0" style:font-size-asian="11pt" style:font-weight-asian="bold" style:font-size-complex="11pt" style:font-weight-complex="bold" loext:padding="0in" loext:border="none"/>
    </style:style>
    <style:style style:name="T169" style:family="text">
      <style:text-properties fo:font-variant="normal" fo:text-transform="none" style:use-window-font-color="true" loext:opacity="0%" style:font-name="Lato1" fo:font-size="12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170" style:family="text">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171"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2"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73" style:family="text">
      <style:text-properties fo:font-variant="normal" fo:text-transform="none" style:use-window-font-color="true" loext:opacity="0%" style:font-name="Lato" fo:font-size="11pt" fo:letter-spacing="normal" fo:language="en" fo:country="GB" fo:font-style="normal" style:text-underline-style="none" fo:font-weight="normal" officeooo:rsid="02696fb3" fo:background-color="transparent" loext:char-shading-value="0" style:font-size-asian="11pt" style:font-weight-asian="normal" style:font-size-complex="11pt" style:font-weight-complex="normal" loext:padding="0in" loext:border="none"/>
    </style:style>
    <style:style style:name="T174" style:family="text">
      <style:text-properties fo:font-variant="normal" fo:text-transform="none" style:use-window-font-color="true" loext:opacity="0%" style:font-name="Lato" fo:font-size="11pt" fo:letter-spacing="normal" fo:language="en" fo:country="GB" fo:font-style="normal" style:text-underline-style="none" fo:font-weight="normal" officeooo:rsid="026b4c2f" fo:background-color="transparent" loext:char-shading-value="0" style:font-size-asian="11pt" style:font-weight-asian="normal" style:font-size-complex="11pt" style:font-weight-complex="normal" loext:padding="0in" loext:border="none"/>
    </style:style>
    <style:style style:name="T175"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176" style:family="text">
      <style:text-properties fo:font-variant="normal" fo:text-transform="none" style:use-window-font-color="true" loext:opacity="0%" style:font-name="Lato" fo:font-size="11pt" fo:letter-spacing="normal" fo:language="en" fo:country="GB" fo:font-style="normal" style:text-underline-style="none" fo:font-weight="bold" officeooo:rsid="023e7fc3" fo:background-color="transparent" loext:char-shading-value="0" style:font-size-asian="11pt" style:font-weight-asian="bold" style:font-size-complex="11pt" style:font-weight-complex="bold" loext:padding="0in" loext:border="none"/>
    </style:style>
    <style:style style:name="T177"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78" style:family="text">
      <style:text-properties fo:font-variant="normal" fo:text-transform="none" style:use-window-font-color="true" loext:opacity="0%" style:font-name="Lato" fo:font-size="11pt" fo:letter-spacing="-0.0071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179" style:family="text">
      <style:text-properties fo:font-variant="normal" fo:text-transform="none" style:use-window-font-color="true" loext:opacity="0%" style:font-name="Lato" fo:font-size="11pt" fo:letter-spacing="-0.0043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80" style:family="text">
      <style:text-properties fo:font-variant="normal" fo:text-transform="none" style:use-window-font-color="true" loext:opacity="0%" style:font-name="Lato" fo:font-size="11pt" fo:letter-spacing="-0.0043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181" style:family="text">
      <style:text-properties fo:font-variant="normal" fo:text-transform="none" style:use-window-font-color="true" loext:opacity="0%" style:font-name="Lato" fo:font-size="11pt" fo:letter-spacing="0.0028in"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182" style:family="text">
      <style:text-properties fo:font-variant="normal" fo:text-transform="none" style:use-window-font-color="true" loext:opacity="0%" style:font-name="Lato" fo:font-size="11pt" fo:letter-spacing="0.0028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83" style:family="text">
      <style:text-properties fo:font-variant="normal" fo:text-transform="none" style:use-window-font-color="true" loext:opacity="0%" style:font-name="Lato" fo:font-size="10.5pt" fo:letter-spacing="-0.0055in"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184" style:family="text">
      <style:text-properties fo:font-variant="normal" fo:text-transform="none" style:use-window-font-color="true" loext:opacity="0%" style:font-name="Lato" fo:font-size="10.5pt" fo:letter-spacing="normal" fo:font-style="normal" fo:font-weight="normal" style:font-size-asian="10.5pt" style:font-size-complex="10.5pt"/>
    </style:style>
    <style:style style:name="T185" style:family="text">
      <style:text-properties fo:font-variant="normal" fo:text-transform="none" style:use-window-font-color="true" loext:opacity="0%" style:font-name="Lato" fo:font-size="10.5pt" fo:letter-spacing="normal" fo:font-style="normal" fo:font-weight="bold" style:font-size-asian="10.5pt" style:font-weight-asian="bold" style:font-size-complex="10.5pt" style:font-weight-complex="bold"/>
    </style:style>
    <style:style style:name="T186" style:family="text">
      <style:text-properties fo:font-variant="normal" fo:text-transform="none" style:use-window-font-color="true" loext:opacity="0%" style:font-name="Lato" fo:font-size="10.5pt" fo:letter-spacing="normal" fo:font-style="italic" fo:font-weight="bold" style:font-size-asian="10.5pt" style:font-weight-asian="bold" style:font-size-complex="10.5pt" style:font-weight-complex="bold"/>
    </style:style>
    <style:style style:name="T187" style:family="text">
      <style:text-properties fo:font-variant="normal" fo:text-transform="none" style:use-window-font-color="true" loext:opacity="0%" style:font-name="Lat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188" style:family="text">
      <style:text-properties fo:font-variant="normal" fo:text-transform="none" style:use-window-font-color="true" loext:opacity="0%" style:font-name="Lato" fo:font-size="10.5pt" fo:letter-spacing="-0.0016in" fo:language="en" fo:country="GB" fo:font-style="normal" style:text-underline-style="none" fo:font-weight="normal" officeooo:rsid="0220d5d6" fo:background-color="transparent" loext:char-shading-value="0" style:font-size-asian="10.5pt" style:font-weight-asian="normal" style:font-size-complex="10.5pt" style:font-weight-complex="normal" loext:padding="0in" loext:border="none"/>
    </style:style>
    <style:style style:name="T189" style:family="text">
      <style:text-properties fo:font-variant="normal" fo:text-transform="none" style:use-window-font-color="true" loext:opacity="0%" style:font-name="Lato" fo:font-size="10.5pt" fo:letter-spacing="-0.0016in"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19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19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19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2767282" style:text-blinking="false" fo:background-color="transparent" loext:char-shading-value="0" style:font-size-asian="11pt" style:font-weight-asian="normal" style:font-size-complex="11pt" style:font-weight-complex="normal" loext:padding="0in" loext:border="none"/>
    </style:style>
    <style:style style:name="T19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2780d15" style:text-blinking="false" fo:background-color="transparent" loext:char-shading-value="0" style:font-size-asian="11pt" style:font-weight-asian="normal" style:font-size-complex="11pt" style:font-weight-complex="normal" loext:padding="0in" loext:border="none"/>
    </style:style>
    <style:style style:name="T19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normal" officeooo:rsid="027d7e2d" style:text-blinking="false" fo:background-color="transparent" loext:char-shading-value="0" style:font-size-asian="11pt" style:font-weight-asian="normal" style:font-size-complex="11pt" style:font-weight-complex="normal" loext:padding="0in" loext:border="none"/>
    </style:style>
    <style:style style:name="T19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05e9f9c" style:text-blinking="false" fo:background-color="transparent" loext:char-shading-value="0" style:font-size-asian="11pt" style:font-weight-asian="normal" style:font-size-complex="11pt" style:font-weight-complex="normal" loext:padding="0in" loext:border="none"/>
    </style:style>
    <style:style style:name="T19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52384" style:text-blinking="false" fo:background-color="transparent" loext:char-shading-value="0" style:font-size-asian="11pt" style:font-weight-asian="normal" style:font-size-complex="11pt" style:font-weight-complex="normal" loext:padding="0in" loext:border="none"/>
    </style:style>
    <style:style style:name="T19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67282" style:text-blinking="false" fo:background-color="transparent" loext:char-shading-value="0" style:font-size-asian="11pt" style:font-weight-asian="normal" style:font-size-complex="11pt" style:font-weight-complex="normal" loext:padding="0in" loext:border="none"/>
    </style:style>
    <style:style style:name="T19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80d15" style:text-blinking="false" fo:background-color="transparent" loext:char-shading-value="0" style:font-size-asian="11pt" style:font-weight-asian="normal" style:font-size-complex="11pt" style:font-weight-complex="normal" loext:padding="0in" loext:border="none"/>
    </style:style>
    <style:style style:name="T19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05e9f9c" style:text-blinking="false" fo:background-color="transparent" loext:char-shading-value="0" style:font-size-asian="11pt" style:font-size-complex="11pt" loext:padding="0in" loext:border="none"/>
    </style:style>
    <style:style style:name="T20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ea427" style:text-blinking="false" fo:background-color="transparent" loext:char-shading-value="0" style:font-size-asian="11pt" style:font-size-complex="11pt" loext:padding="0in" loext:border="none"/>
    </style:style>
    <style:style style:name="T20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officeooo:rsid="02767282" style:text-blinking="fals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0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05e9f9c" style:text-blinking="false" fo:background-color="transparent" loext:char-shading-value="0" style:font-size-asian="11pt" style:font-weight-asian="bold" style:font-size-complex="11pt" style:font-weight-complex="bold" loext:padding="0in" loext:border="none"/>
    </style:style>
    <style:style style:name="T20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767282" style:text-blinking="false" fo:background-color="transparent" loext:char-shading-value="0" style:font-size-asian="11pt" style:font-weight-asian="bold" style:font-size-complex="11pt" style:font-weight-complex="bold" loext:padding="0in" loext:border="none"/>
    </style:style>
    <style:style style:name="T20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7c982f" style:text-blinking="false" fo:background-color="transparent" loext:char-shading-value="0" style:font-size-asian="11pt" style:font-weight-asian="bold" style:font-size-complex="11pt" style:font-weight-complex="bold" loext:padding="0in" loext:border="none"/>
    </style:style>
    <style:style style:name="T20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27d7e2d" style:text-blinking="false" fo:background-color="transparent" loext:char-shading-value="0" style:font-size-asian="11pt" style:font-weight-asian="bold" style:font-size-complex="11pt" style:font-weight-complex="bold" loext:padding="0in" loext:border="none"/>
    </style:style>
    <style:style style:name="T206"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05e9f9c" style:text-blinking="false" fo:background-color="transparent" loext:char-shading-value="0" style:font-size-asian="11pt" style:language-asian="zxx" style:country-asian="none" style:font-style-asian="normal" style:font-weight-asian="bold" style:font-size-complex="11pt" style:language-complex="zxx" style:country-complex="none" style:font-style-complex="normal" style:font-weight-complex="bold" loext:padding="0in" loext:border="none"/>
    </style:style>
    <style:style style:name="T20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none" fo:font-weight="bold" officeooo:rsid="005e9f9c" style:text-blinking="false" fo:background-color="#ffffff" loext:char-shading-value="0" style:font-size-asian="11pt" style:font-weight-asian="bold" style:font-size-complex="11pt" style:font-weight-complex="bold" loext:padding="0in" loext:border="none"/>
    </style:style>
    <style:style style:name="T20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12986e1" style:text-blinking="false" fo:background-color="transparent" loext:char-shading-value="0" style:font-size-asian="11pt" style:font-weight-asian="normal" style:font-size-complex="11pt" style:font-weight-complex="normal" loext:padding="0in" loext:border="none"/>
    </style:style>
    <style:style style:name="T20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12986e1"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10"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1e82a8" style:text-blinking="fals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11"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768a51" style:text-blinking="fals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12"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768a51"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213"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1e82a8"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214"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7fe030"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215"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officeooo:rsid="02857fce"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216" style:family="text">
      <style:text-properties fo:font-variant="normal" fo:text-transform="none" style:use-window-font-color="true" loext:opacity="0%" style:text-line-through-style="none" style:text-line-through-type="none" style:font-name="Lato1" fo:font-size="12pt" fo:letter-spacing="normal" fo:language="en" fo:country="GB" fo:font-style="normal" style:text-underline-style="none" fo:font-weight="bold" officeooo:rsid="005e9f9c" style:text-blinking="false" fo:background-color="#ffffff" loext:char-shading-value="0" style:font-size-asian="11pt" style:font-weight-asian="bold" style:font-size-complex="11pt" style:font-weight-complex="bold" loext:padding="0in" loext:border="none"/>
    </style:style>
    <style:style style:name="T217" style:family="text">
      <style:text-properties fo:font-variant="normal" fo:text-transform="none" style:use-window-font-color="true" loext:opacity="0%" style:text-line-through-style="none" style:text-line-through-type="none" style:font-name="Lato1" fo:font-size="12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218" style:family="text">
      <style:text-properties fo:font-variant="normal" fo:text-transform="none" style:use-window-font-color="true" loext:opacity="0%" style:text-line-through-style="none" style:text-line-through-type="none" style:font-name="Lato1" fo:font-size="12pt" fo:letter-spacing="normal" fo:language="en" fo:country="GB" fo:font-style="normal" style:text-underline-style="none" fo:font-weight="normal" officeooo:rsid="005e9f9c" style:text-blinking="false" fo:background-color="#ffffff" loext:char-shading-value="0" style:font-size-asian="11pt" style:font-weight-asian="normal" style:font-size-complex="11pt" style:font-weight-complex="normal" loext:padding="0in" loext:border="none"/>
    </style:style>
    <style:style style:name="T219" style:family="text">
      <style:text-properties fo:font-variant="normal" fo:text-transform="none" style:use-window-font-color="true" loext:opacity="0%" style:text-line-through-style="none" style:text-line-through-type="none" style:font-name="Lato1" fo:font-size="14pt" fo:letter-spacing="normal" fo:language="en" fo:country="GB" fo:font-style="normal" style:text-underline-style="solid" style:text-underline-width="auto" style:text-underline-color="font-color" fo:font-weight="bold" officeooo:rsid="005e9f9c" style:text-blinking="false" fo:background-color="transparent" loext:char-shading-value="0" style:font-size-asian="14pt" style:font-weight-asian="bold" style:font-size-complex="14pt" style:font-weight-complex="bold" loext:padding="0in" loext:border="none"/>
    </style:style>
    <style:style style:name="T220" style:family="text">
      <style:text-properties fo:font-variant="normal" fo:text-transform="none" style:use-window-font-color="true" loext:opacity="0%" style:font-name="Consolas1" fo:font-size="11pt" fo:letter-spacing="normal" fo:font-style="normal" fo:font-weight="normal" style:font-size-asian="11pt" style:font-weight-asian="normal" style:font-size-complex="11pt" style:font-weight-complex="normal"/>
    </style:style>
    <style:style style:name="T221" style:family="text">
      <style:text-properties fo:font-variant="normal" fo:text-transform="none" fo:letter-spacing="normal"/>
    </style:style>
    <style:style style:name="T222" style:family="text">
      <style:text-properties fo:font-variant="normal" fo:text-transform="none" fo:letter-spacing="normal" fo:font-style="normal"/>
    </style:style>
    <style:style style:name="T223" style:family="text">
      <style:text-properties fo:font-variant="normal" fo:text-transform="none" fo:color="#993366" loext:opacity="100%" style:font-name="Consolas1" fo:font-size="11pt" fo:font-style="normal" fo:font-weight="normal" fo:background-color="#ffffff" loext:char-shading-value="0" style:font-size-asian="11pt" style:font-size-complex="11pt" loext:padding="0in" loext:border="none"/>
    </style:style>
    <style:style style:name="T224" style:family="text">
      <style:text-properties fo:font-variant="normal" fo:text-transform="none" fo:color="#993366" loext:opacity="100%" style:font-name="Consolas1" fo:font-size="11pt" fo:font-style="normal" fo:font-weight="normal" fo:background-color="#ffffff" loext:char-shading-value="0" style:font-size-asian="11pt" style:font-weight-asian="normal" style:font-size-complex="11pt" style:font-weight-complex="normal" loext:padding="0in" loext:border="none"/>
    </style:style>
    <style:style style:name="T225" style:family="text">
      <style:text-properties fo:font-variant="normal" fo:text-transform="none" fo:color="#993366" loext:opacity="100%" style:font-name="Consolas1" fo:font-size="11pt" fo:letter-spacing="0.0028in" fo:font-style="normal" fo:font-weight="normal" style:font-size-asian="11pt" style:font-size-complex="11pt"/>
    </style:style>
    <style:style style:name="T226" style:family="text">
      <style:text-properties fo:font-variant="normal" fo:text-transform="none" fo:color="#993366" loext:opacity="100%" style:font-name="Consolas1" fo:font-size="11pt" fo:letter-spacing="0.0028in" fo:font-style="normal" fo:font-weight="normal" style:font-size-asian="11pt" style:font-weight-asian="normal" style:font-size-complex="11pt" style:font-weight-complex="normal"/>
    </style:style>
    <style:style style:name="T227" style:family="text">
      <style:text-properties fo:font-variant="normal" fo:text-transform="none" fo:color="#993366"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28" style:family="text">
      <style:text-properties fo:font-variant="normal" fo:text-transform="none" fo:color="#993366" loext:opacity="100%" style:font-name="Lato1" fo:font-size="11pt" fo:letter-spacing="normal" fo:font-style="normal" fo:font-weight="bold" style:font-size-asian="11pt" style:font-size-complex="11pt"/>
    </style:style>
    <style:style style:name="T229" style:family="text">
      <style:text-properties fo:font-variant="normal" fo:text-transform="none" fo:color="#993366" loext:opacity="100%" style:font-name="Lato1" fo:font-size="11pt" fo:letter-spacing="normal" fo:font-style="normal" fo:font-weight="normal" style:font-size-asian="11pt" style:font-size-complex="11pt"/>
    </style:style>
    <style:style style:name="T230" style:family="text">
      <style:text-properties fo:font-variant="normal" fo:text-transform="none" fo:color="#993366" loext:opacity="100%" style:font-name="Lato1" fo:font-size="11pt" fo:letter-spacing="normal" fo:font-style="normal" fo:font-weight="normal" officeooo:rsid="023598bb" style:font-size-asian="11pt" style:font-size-complex="11pt"/>
    </style:style>
    <style:style style:name="T231" style:family="text">
      <style:text-properties fo:font-variant="normal" fo:text-transform="none" fo:color="#993366" loext:opacity="100%" style:font-name="Lato1" fo:font-size="11pt" fo:letter-spacing="normal" fo:font-style="normal" fo:font-weight="normal" officeooo:rsid="026ccf52" style:font-size-asian="11pt" style:font-size-complex="11pt"/>
    </style:style>
    <style:style style:name="T232" style:family="text">
      <style:text-properties fo:font-variant="normal" fo:text-transform="none" fo:color="#c9211e"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33" style:family="text">
      <style:text-properties fo:font-variant="normal" fo:text-transform="none" fo:color="#c9211e" loext:opacity="100%" style:font-name="Consolas" fo:font-size="11pt" fo:letter-spacing="normal" fo:language="en" fo:country="GB" fo:font-style="normal" style:text-underline-style="none" fo:font-weight="normal" officeooo:rsid="022e4c70" fo:background-color="#ffffff" loext:char-shading-value="0" style:font-size-asian="11pt" style:font-weight-asian="normal" style:font-size-complex="11pt" style:font-weight-complex="normal" loext:padding="0in" loext:border="none"/>
    </style:style>
    <style:style style:name="T234" style:family="text">
      <style:text-properties fo:font-variant="normal" fo:text-transform="none" fo:color="#c9211e" loext:opacity="100%" style:font-name="Consolas" fo:font-size="11pt" fo:letter-spacing="normal" fo:language="en" fo:country="GB" fo:font-style="normal" style:text-underline-style="none" fo:font-weight="normal" officeooo:rsid="022e4c70"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35" style:family="text">
      <style:text-properties fo:font-variant="normal" fo:text-transform="none" fo:color="#c9211e" loext:opacity="100%" style:font-name="Consolas" fo:font-size="11pt" fo:letter-spacing="normal" fo:language="en" fo:country="GB" fo:font-style="normal" style:text-underline-style="none" fo:font-weight="normal" officeooo:rsid="027d7e2d"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36" style:family="text">
      <style:text-properties fo:font-variant="normal" fo:text-transform="none" fo:color="#c9211e"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237" style:family="text">
      <style:text-properties fo:font-variant="normal" fo:text-transform="none" fo:color="#c9211e" loext:opacity="100%" style:font-name="Lato" fo:font-size="11pt" fo:letter-spacing="normal" fo:language="en" fo:country="GB" fo:font-style="normal" style:text-underline-style="none" fo:font-weight="normal" officeooo:rsid="023e7fc3" fo:background-color="transparent" loext:char-shading-value="0" style:font-size-asian="11pt" style:font-weight-asian="normal" style:font-size-complex="11pt" style:font-weight-complex="normal" loext:padding="0in" loext:border="none"/>
    </style:style>
    <style:style style:name="T238" style:family="text">
      <style:text-properties fo:font-variant="normal" fo:text-transform="none" fo:color="#c9211e" loext:opacity="100%" style:font-name="Lato1" fo:font-size="11pt" fo:letter-spacing="normal" fo:language="en" fo:country="GB" fo:font-style="normal" style:text-underline-style="none" fo:font-weight="bold" officeooo:rsid="024342ee" fo:background-color="#ffffff" loext:char-shading-value="0" style:font-size-asian="11pt" style:font-weight-asian="bold" style:font-size-complex="11pt" style:font-weight-complex="bold" loext:padding="0in" loext:border="none"/>
    </style:style>
    <style:style style:name="T239" style:family="text">
      <style:text-properties fo:font-variant="normal" fo:text-transform="none" fo:color="#c9211e" loext:opacity="100%" style:font-name="Lato1" fo:font-size="11pt" fo:letter-spacing="normal" fo:language="en" fo:country="GB" fo:font-style="normal" style:text-underline-style="none" fo:font-weight="bold" officeooo:rsid="024342ee"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240" style:family="text">
      <style:text-properties fo:font-variant="normal" fo:text-transform="none" fo:color="#c9211e" loext:opacity="100%" style:font-name="Lato1" fo:font-size="11pt" fo:letter-spacing="normal" fo:language="en" fo:country="GB" fo:font-style="normal" style:text-underline-style="none" fo:font-weight="bold" officeooo:rsid="024cb20f"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241" style:family="text">
      <style:text-properties fo:font-variant="normal" fo:text-transform="none" fo:color="#c9211e" loext:opacity="100%" style:font-name="Lato1" fo:font-size="11pt" fo:letter-spacing="normal" fo:language="en" fo:country="GB" fo:font-style="normal" style:text-underline-style="none" fo:font-weight="normal" officeooo:rsid="024342ee" fo:background-color="#ffffff" loext:char-shading-value="0" style:font-size-asian="11pt" style:font-weight-asian="normal" style:font-size-complex="11pt" style:font-weight-complex="normal" loext:padding="0in" loext:border="none"/>
    </style:style>
    <style:style style:name="T242" style:family="text">
      <style:text-properties fo:font-variant="normal" fo:text-transform="none" fo:color="#c9211e" loext:opacity="100%" style:font-name="Lato1" fo:font-size="11pt" fo:letter-spacing="normal" fo:language="en" fo:country="GB" fo:font-style="normal" style:text-underline-style="none" fo:font-weight="normal" officeooo:rsid="024cb20f" fo:background-color="#ffffff" loext:char-shading-value="0" style:font-size-asian="11pt" style:font-weight-asian="normal" style:font-size-complex="11pt" style:font-weight-complex="normal" loext:padding="0in" loext:border="none"/>
    </style:style>
    <style:style style:name="T243" style:family="text">
      <style:text-properties fo:font-variant="normal" fo:text-transform="none" fo:color="#c9211e" loext:opacity="100%" style:font-name="Lato1" fo:font-size="11pt" fo:letter-spacing="normal" fo:language="en" fo:country="GB" fo:font-style="normal" style:text-underline-style="none" fo:font-weight="normal" officeooo:rsid="024342ee"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44" style:family="text">
      <style:text-properties fo:font-variant="normal" fo:text-transform="none" fo:color="#c9211e" loext:opacity="100%" style:font-name="Consolas1"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245" style:family="text">
      <style:text-properties fo:font-variant="normal" fo:text-transform="none" fo:color="#c9211e"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46" style:family="text">
      <style:text-properties fo:font-variant="normal" fo:text-transform="none" fo:color="#c9211e"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47" style:family="text">
      <style:text-properties fo:font-variant="normal" fo:text-transform="none" fo:color="#c9211e"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248" style:family="text">
      <style:text-properties fo:font-variant="normal" fo:text-transform="none" fo:color="#c9211e"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249" style:family="text">
      <style:text-properties fo:font-variant="normal" fo:text-transform="none" fo:color="#c9211e"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50" style:family="text">
      <style:text-properties fo:font-variant="normal" fo:text-transform="none" fo:color="#333333" loext:opacity="100%" style:font-name="Lato" fo:font-size="11pt" fo:letter-spacing="normal" fo:font-weight="normal"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style:style>
    <style:style style:name="T251" style:family="text">
      <style:text-properties fo:font-variant="normal" fo:text-transform="none" fo:color="#333333" loext:opacity="100%" style:font-name="Lato" fo:font-size="10.5pt" fo:letter-spacing="normal" fo:font-style="normal" fo:font-weight="normal" style:font-size-asian="10.5pt" style:font-size-complex="10.5pt"/>
    </style:style>
    <style:style style:name="T252" style:family="text">
      <style:text-properties fo:font-variant="normal" fo:text-transform="none" fo:color="#333333"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53" style:family="text">
      <style:text-properties fo:font-variant="normal" fo:text-transform="none" fo:color="#333333" loext:opacity="100%" style:font-name="Consolas" fo:font-size="11pt" fo:letter-spacing="normal" fo:language="en" fo:country="GB" fo:font-style="normal" style:text-underline-style="none" fo:font-weight="normal" officeooo:rsid="0255106f" fo:background-color="#ffffff" loext:char-shading-value="0" style:font-size-asian="11pt" style:font-weight-asian="normal" style:font-size-complex="11pt" style:font-weight-complex="normal" loext:padding="0in" loext:border="none"/>
    </style:style>
    <style:style style:name="T254" style:family="text">
      <style:text-properties fo:font-variant="normal" fo:text-transform="none" fo:color="#333333"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255" style:family="text">
      <style:text-properties fo:font-variant="normal" fo:text-transform="none" fo:color="#333333" loext:opacity="100%" style:font-name="Consolas" fo:font-size="11pt" fo:letter-spacing="normal" fo:language="en" fo:country="GB" fo:font-style="normal" style:text-underline-style="none" officeooo:rsid="0255106f" fo:background-color="#ffffff" loext:char-shading-value="0" style:font-size-asian="11pt" style:font-weight-asian="normal" style:font-size-complex="11pt" style:font-weight-complex="normal" loext:padding="0in" loext:border="none"/>
    </style:style>
    <style:style style:name="T256" style:family="text">
      <style:text-properties fo:font-variant="normal" fo:text-transform="none" fo:color="#333333" loext:opacity="100%" style:font-name="Consolas" fo:font-size="11pt" fo:letter-spacing="normal" fo:language="en" fo:country="GB" fo:font-style="normal" style:text-underline-style="none" officeooo:rsid="02768a51" fo:background-color="#ffffff" loext:char-shading-value="0" style:font-size-asian="11pt" style:font-weight-asian="normal" style:font-size-complex="11pt" style:font-weight-complex="normal" loext:padding="0in" loext:border="none"/>
    </style:style>
    <style:style style:name="T257" style:family="text">
      <style:text-properties fo:font-variant="normal" fo:text-transform="none" fo:color="#333333" loext:opacity="100%" style:font-name="Consolas" fo:font-size="11pt" fo:letter-spacing="-0.0071in"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258" style:family="text">
      <style:text-properties fo:font-variant="normal" fo:text-transform="none" fo:color="#333333" loext:opacity="100%" style:font-name="Consolas" fo:font-size="11pt" fo:letter-spacing="-0.0071in" fo:language="en" fo:country="GB" fo:font-style="normal" style:text-underline-style="none" officeooo:rsid="026facbc" fo:background-color="#ffffff" loext:char-shading-value="0" style:font-name-asian="Noto Sans Mono CJK SC" style:font-size-asian="11pt" style:font-weight-asian="normal" style:font-name-complex="Liberation Mono" style:font-size-complex="11pt" style:font-weight-complex="normal" loext:padding="0in" loext:border="none"/>
    </style:style>
    <style:style style:name="T259" style:family="text">
      <style:text-properties fo:font-variant="normal" fo:text-transform="none" fo:color="#333333" loext:opacity="100%" style:font-name="Consolas" fo:font-size="10.5pt" fo:letter-spacing="normal" fo:font-style="normal" fo:font-weight="normal" fo:background-color="#ffffff" loext:char-shading-value="0" style:font-size-asian="10.5pt" style:font-size-complex="10.5pt" loext:padding="0in" loext:border="none"/>
    </style:style>
    <style:style style:name="T260" style:family="text">
      <style:text-properties fo:font-variant="normal" fo:text-transform="none" fo:color="#333333" loext:opacity="100%" style:font-name="Consolas" fo:font-size="10.5pt" fo:letter-spacing="normal" fo:language="en" fo:country="GB" fo:font-style="normal" style:text-underline-style="none" officeooo:rsid="005e9f9c" fo:background-color="#ffffff" loext:char-shading-value="0" style:font-size-asian="10.5pt" style:font-weight-asian="normal" style:font-size-complex="10.5pt" style:font-weight-complex="normal" loext:padding="0in" loext:border="none"/>
    </style:style>
    <style:style style:name="T261" style:family="text">
      <style:text-properties fo:font-variant="normal" fo:text-transform="none" fo:color="#333333"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62" style:family="text">
      <style:text-properties fo:font-variant="normal" fo:text-transform="none" fo:color="#333333" loext:opacity="100%" style:font-name="Consolas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263" style:family="text">
      <style:text-properties fo:font-variant="normal" fo:text-transform="none" fo:color="#333333" loext:opacity="100%" style:font-name="Consolas1" fo:font-size="11pt" fo:letter-spacing="normal" fo:font-style="normal" fo:font-weight="normal" style:font-size-asian="11pt" style:font-size-complex="11pt"/>
    </style:style>
    <style:style style:name="T264" style:family="text">
      <style:text-properties fo:font-variant="normal" fo:text-transform="none" fo:color="#333333" loext:opacity="100%" style:font-name="Consolas1"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265" style:family="text">
      <style:text-properties fo:font-variant="normal" fo:text-transform="none" fo:color="#333333" loext:opacity="100%" style:font-name="Lato1" fo:font-size="11pt" fo:letter-spacing="normal" fo:language="en" fo:country="GB" fo:font-style="normal" style:text-underline-style="none" fo:font-weight="normal" officeooo:rsid="02606b1a" fo:background-color="transparent" loext:char-shading-value="0" style:font-size-asian="11pt" style:font-weight-asian="normal" style:font-size-complex="11pt" style:font-weight-complex="normal" loext:padding="0in" loext:border="none"/>
    </style:style>
    <style:style style:name="T266" style:family="text">
      <style:text-properties fo:font-variant="normal" fo:text-transform="none" fo:color="#333333" loext:opacity="100%" style:font-name="Lato1"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267" style:family="text">
      <style:text-properties fo:font-variant="normal" fo:text-transform="none" fo:color="#333333" loext:opacity="100%" style:font-name="Lato1" fo:font-size="11pt" fo:letter-spacing="normal" fo:font-style="normal" fo:font-weight="normal" fo:background-color="#ffffff" loext:char-shading-value="0" style:font-size-asian="11pt" style:font-size-complex="11pt"/>
    </style:style>
    <style:style style:name="T268"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officeooo:rsid="005e9f9c" style:text-blinking="false" fo:background-color="#ffffff" loext:char-shading-value="0" style:font-size-asian="11pt" style:font-weight-asian="normal" style:font-size-complex="11pt" style:font-weight-complex="normal" loext:padding="0in" loext:border="none"/>
    </style:style>
    <style:style style:name="T269"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ffffff" loext:char-shading-value="0" style:font-size-asian="11pt" style:font-weight-asian="normal" style:font-size-complex="11pt" style:font-weight-complex="normal" loext:padding="0in" loext:border="none"/>
    </style:style>
    <style:style style:name="T270"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2768a51" style:text-blinking="false" fo:background-color="#ffffff" loext:char-shading-value="0" style:font-size-asian="11pt" style:font-weight-asian="normal" style:font-size-complex="11pt" style:font-weight-complex="normal" loext:padding="0in" loext:border="none"/>
    </style:style>
    <style:style style:name="T271"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05e9f9c"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272" style:family="text">
      <style:text-properties fo:font-variant="normal" fo:text-transform="none" fo:color="#333333" loext:opacity="100%" style:text-line-through-style="none" style:text-line-through-type="none" style:font-name="Lato1" fo:font-size="11pt" fo:letter-spacing="normal" fo:language="en" fo:country="GB" fo:font-style="normal" style:text-underline-style="none" fo:font-weight="normal" officeooo:rsid="005e9f9c" style:text-blinking="false" fo:background-color="transparent" loext:char-shading-value="0" style:font-size-asian="11pt" style:font-weight-asian="normal" style:font-size-complex="11pt" style:font-weight-complex="normal" loext:padding="0in" loext:border="none"/>
    </style:style>
    <style:style style:name="T273" style:family="text">
      <style:text-properties fo:font-variant="normal" fo:text-transform="none" fo:color="#333333" loext:opacity="100%" style:text-line-through-style="none" style:text-line-through-type="none" style:font-name="Fira Sans" fo:font-size="12pt" fo:letter-spacing="normal" fo:language="en" fo:country="GB" fo:font-style="normal" style:text-underline-style="none" officeooo:rsid="02767282" style:text-blinking="false" fo:background-color="transparent" loext:char-shading-value="0" style:font-size-asian="11pt" style:font-weight-asian="normal" style:font-size-complex="11pt" style:font-weight-complex="normal" loext:padding="0in" loext:border="none"/>
    </style:style>
    <style:style style:name="T274" style:family="text">
      <style:text-properties fo:font-variant="normal" fo:text-transform="none" fo:color="#333333" loext:opacity="100%" style:font-name="Fira Sans" fo:font-size="12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275" style:family="text">
      <style:text-properties fo:font-variant="normal" fo:text-transform="none" fo:color="#468a1a" loext:opacity="100%" style:font-name="Lato" fo:font-size="10pt" fo:letter-spacing="-0.0016in" fo:font-style="normal" fo:font-weight="normal" fo:background-color="#ffffff" loext:char-shading-value="0" style:font-size-asian="10pt" style:font-size-complex="10pt" loext:padding="0in" loext:border="none"/>
    </style:style>
    <style:style style:name="T276" style:family="text">
      <style:text-properties fo:font-variant="normal" fo:text-transform="none" fo:color="#468a1a" loext:opacity="100%" style:font-name="Lato" fo:font-size="10pt" fo:letter-spacing="-0.0028in" fo:font-style="normal" fo:font-weight="normal" fo:background-color="#ffffff" loext:char-shading-value="0" style:font-size-asian="10pt" style:font-size-complex="10pt" loext:padding="0in" loext:border="none"/>
    </style:style>
    <style:style style:name="T277" style:family="text">
      <style:text-properties fo:font-variant="normal" fo:text-transform="none" fo:color="#468a1a" loext:opacity="100%" style:font-name="Consolas"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78" style:family="text">
      <style:text-properties fo:font-variant="normal" fo:text-transform="none" fo:color="#468a1a"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279" style:family="text">
      <style:text-properties fo:font-variant="normal" fo:text-transform="none" fo:color="#468a1a" loext:opacity="100%" style:font-name="Consolas1" fo:font-size="11pt" fo:letter-spacing="normal"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280" style:family="text">
      <style:text-properties fo:font-variant="normal" fo:text-transform="none"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81" style:family="text">
      <style:text-properties fo:font-variant="normal" fo:text-transform="none" style:font-name="Lato" fo:font-size="11pt" fo:letter-spacing="normal" fo:language="en" fo:country="GB" fo:font-style="normal" style:text-underline-style="none" fo:font-weight="normal" officeooo:rsid="0251284a" fo:background-color="transparent" loext:char-shading-value="0" style:font-size-asian="11pt" style:font-weight-asian="normal" style:font-size-complex="11pt" style:font-weight-complex="normal" loext:padding="0in" loext:border="none"/>
    </style:style>
    <style:style style:name="T282" style:family="text">
      <style:text-properties fo:font-variant="normal" fo:text-transform="none" fo:color="#780373" loext:opacity="100%" style:font-name="Consolas" fo:font-size="11pt" fo:letter-spacing="normal" fo:language="en" fo:country="GB" fo:font-style="normal" style:text-underline-style="none" officeooo:rsid="005e9f9c" fo:background-color="#ffffff" loext:char-shading-value="0" style:font-size-asian="11pt" style:font-weight-asian="normal" style:font-size-complex="11pt" style:font-weight-complex="normal" loext:padding="0in" loext:border="none"/>
    </style:style>
    <style:style style:name="T283" style:family="text">
      <style:text-properties fo:font-variant="normal" fo:text-transform="none" fo:color="#224b12" loext:opacity="100%" style:font-name="Consolas1" fo:font-size="10.5pt" fo:letter-spacing="normal"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284" style:family="text">
      <style:text-properties fo:font-variant="normal" fo:text-transform="none" fo:color="#0000bb" loext:opacity="100%" style:font-name="Consolas1" fo:font-size="11pt" fo:letter-spacing="normal" fo:font-style="normal" fo:font-weight="normal" fo:background-color="#ffffff" loext:char-shading-value="0" style:font-size-asian="11pt" style:font-size-complex="11pt" loext:padding="0in" loext:border="none"/>
    </style:style>
    <style:style style:name="T285" style:family="text">
      <style:text-properties fo:font-variant="normal" fo:text-transform="none" fo:color="#0000bb" loext:opacity="100%" style:font-name="Consolas1" fo:font-size="11pt" fo:letter-spacing="-0.0098in" fo:font-style="normal" fo:font-weight="normal" fo:background-color="#ffffff" loext:char-shading-value="0" style:font-size-asian="11pt" style:font-size-complex="11pt" loext:padding="0in" loext:border="none"/>
    </style:style>
    <style:style style:name="T286" style:family="text">
      <style:text-properties fo:font-variant="normal" fo:text-transform="none" fo:color="#007700" loext:opacity="100%" style:font-name="Consolas1" fo:font-size="11pt" fo:letter-spacing="normal" fo:font-style="normal" fo:font-weight="normal" fo:background-color="#ffffff" loext:char-shading-value="0" style:font-size-asian="11pt" style:font-size-complex="11pt" loext:padding="0in" loext:border="none"/>
    </style:style>
    <style:style style:name="T287" style:family="text">
      <style:text-properties fo:font-variant="normal" fo:text-transform="none" fo:color="#007700" loext:opacity="100%" style:font-name="Consolas1" fo:font-size="11pt" fo:letter-spacing="-0.0098in" fo:font-style="normal" fo:font-weight="normal" fo:background-color="#ffffff" loext:char-shading-value="0" style:font-size-asian="11pt" style:font-size-complex="11pt" loext:padding="0in" loext:border="none"/>
    </style:style>
    <style:style style:name="T288" style:family="text">
      <style:text-properties fo:font-variant="normal" fo:text-transform="none" fo:color="#dd0000" loext:opacity="100%" style:font-name="Consolas1" fo:font-size="11pt" fo:letter-spacing="-0.0098in" fo:font-style="normal" fo:font-weight="normal" fo:background-color="#ffffff" loext:char-shading-value="0" style:font-size-asian="11pt" style:font-size-complex="11pt" loext:padding="0in" loext:border="none"/>
    </style:style>
    <style:style style:name="T289" style:family="text">
      <style:text-properties fo:color="#737373" loext:opacity="100%" style:font-name="Consolas" fo:letter-spacing="-0.0102in"/>
    </style:style>
    <style:style style:name="T290" style:family="text">
      <style:text-properties fo:color="#737373" loext:opacity="100%" style:font-name="Consolas" fo:background-color="#ffffff" loext:char-shading-value="0"/>
    </style:style>
    <style:style style:name="T291" style:family="text">
      <style:text-properties fo:color="#737373" loext:opacity="100%" style:font-name="Consolas1"/>
    </style:style>
    <style:style style:name="T292" style:family="text">
      <style:text-properties fo:color="#737373" loext:opacity="100%" style:font-name="Consolas1" fo:letter-spacing="-0.0102in"/>
    </style:style>
    <style:style style:name="T293" style:family="text">
      <style:text-properties fo:color="#737373" loext:opacity="100%" style:font-name="Consolas1" fo:background-color="#ffffff" loext:char-shading-value="0"/>
    </style:style>
    <style:style style:name="T294" style:family="text">
      <style:text-properties fo:color="#737373" loext:opacity="100%" style:font-name="Consolas1" officeooo:rsid="0226d8d6"/>
    </style:style>
    <style:style style:name="T295" style:family="text">
      <style:text-properties fo:color="#737373" loext:opacity="100%" style:font-name="Consolas1" fo:font-size="11pt" fo:letter-spacing="-0.0102in" style:font-size-asian="11pt" style:font-size-complex="11pt"/>
    </style:style>
    <style:style style:name="T296" style:family="text">
      <style:text-properties fo:color="#336699" loext:opacity="100%" style:font-name="Consolas" fo:letter-spacing="-0.0102in"/>
    </style:style>
    <style:style style:name="T297" style:family="text">
      <style:text-properties fo:color="#336699" loext:opacity="100%" style:font-name="Consolas" fo:letter-spacing="-0.0102in" fo:font-weight="bold" style:font-weight-asian="bold" style:font-weight-complex="bold"/>
    </style:style>
    <style:style style:name="T298" style:family="text">
      <style:text-properties fo:color="#336699" loext:opacity="100%" style:font-name="Consolas" fo:background-color="#ffffff" loext:char-shading-value="0"/>
    </style:style>
    <style:style style:name="T299" style:family="text">
      <style:text-properties fo:color="#336699" loext:opacity="100%" style:font-name="Consolas" fo:font-weight="bold" fo:background-color="#ffffff" loext:char-shading-value="0" style:font-weight-asian="bold" style:font-weight-complex="bold"/>
    </style:style>
    <style:style style:name="T300" style:family="text">
      <style:text-properties fo:color="#336699" loext:opacity="100%" style:font-name="Consolas1"/>
    </style:style>
    <style:style style:name="T301" style:family="text">
      <style:text-properties fo:color="#336699" loext:opacity="100%" style:font-name="Consolas1" fo:letter-spacing="-0.0102in"/>
    </style:style>
    <style:style style:name="T302" style:family="text">
      <style:text-properties fo:color="#336699" loext:opacity="100%" style:font-name="Consolas1" fo:letter-spacing="-0.0102in" fo:font-weight="normal"/>
    </style:style>
    <style:style style:name="T303" style:family="text">
      <style:text-properties fo:color="#336699" loext:opacity="100%" style:font-name="Consolas1" fo:font-weight="normal"/>
    </style:style>
    <style:style style:name="T304" style:family="text">
      <style:text-properties fo:color="#336699" loext:opacity="100%" style:font-name="Consolas1" fo:background-color="#ffffff" loext:char-shading-value="0"/>
    </style:style>
    <style:style style:name="T305" style:family="text">
      <style:text-properties fo:color="#336699" loext:opacity="100%" style:font-name="Consolas1" fo:font-weight="bold" style:font-weight-asian="bold" style:font-weight-complex="bold"/>
    </style:style>
    <style:style style:name="T306" style:family="text">
      <style:text-properties fo:color="#336699" loext:opacity="100%" style:font-name="Consolas1" fo:font-weight="bold" fo:background-color="#ffffff" loext:char-shading-value="0" style:font-weight-asian="bold" style:font-weight-complex="bold"/>
    </style:style>
    <style:style style:name="T307" style:family="text">
      <style:text-properties fo:color="#336699" loext:opacity="100%" style:font-name="Consolas1" fo:font-size="11pt" fo:letter-spacing="-0.0102in" fo:font-weight="normal" style:font-size-asian="11pt" style:font-size-complex="11pt"/>
    </style:style>
    <style:style style:name="T308" style:family="text">
      <style:text-properties fo:color="#336699" loext:opacity="100%" style:font-name="Consolas1" fo:font-size="11pt" fo:letter-spacing="-0.0102in" style:font-size-asian="11pt" style:font-size-complex="11pt"/>
    </style:style>
    <style:style style:name="T309" style:family="text">
      <style:text-properties fo:color="#336699" loext:opacity="100%" style:font-name="Lato1" fo:font-size="11pt" fo:font-weight="bold" style:font-size-asian="11pt" style:font-size-complex="11pt"/>
    </style:style>
    <style:style style:name="T310" style:family="text">
      <style:text-properties fo:color="#669933" loext:opacity="100%" style:font-name="Consolas" fo:letter-spacing="-0.0102in"/>
    </style:style>
    <style:style style:name="T311" style:family="text">
      <style:text-properties fo:color="#669933" loext:opacity="100%" style:font-name="Consolas" fo:background-color="#ffffff" loext:char-shading-value="0"/>
    </style:style>
    <style:style style:name="T312" style:family="text">
      <style:text-properties fo:color="#669933" loext:opacity="100%" style:font-name="Consolas1"/>
    </style:style>
    <style:style style:name="T313" style:family="text">
      <style:text-properties fo:color="#669933" loext:opacity="100%" style:font-name="Consolas1" fo:letter-spacing="-0.0102in"/>
    </style:style>
    <style:style style:name="T314" style:family="text">
      <style:text-properties fo:color="#669933" loext:opacity="100%" style:font-name="Consolas1" fo:background-color="#ffffff" loext:char-shading-value="0"/>
    </style:style>
    <style:style style:name="T315" style:family="text">
      <style:text-properties fo:color="#669933" loext:opacity="100%" style:font-name="Consolas1" fo:font-size="11pt" fo:letter-spacing="-0.0102in" style:font-size-asian="11pt" style:font-size-complex="11pt"/>
    </style:style>
    <style:style style:name="T316" style:family="text">
      <style:text-properties fo:font-weight="bold" style:font-weight-asian="bold" style:font-weight-complex="bold"/>
    </style:style>
    <style:style style:name="T317" style:family="text">
      <style:text-properties fo:font-weight="bold" officeooo:rsid="0251284a" style:font-weight-asian="bold" style:font-weight-complex="bold"/>
    </style:style>
    <style:style style:name="T318" style:family="text">
      <style:text-properties fo:font-weight="bold" officeooo:rsid="0259d044" style:font-weight-asian="bold" style:font-weight-complex="bold"/>
    </style:style>
    <style:style style:name="T319" style:family="text">
      <style:text-properties fo:font-weight="bold" style:font-name-asian="Noto Serif CJK SC" style:font-size-asian="11pt" style:font-weight-asian="bold" style:font-name-complex="Lohit Devanagari" style:font-size-complex="11pt" style:font-weight-complex="bold"/>
    </style:style>
    <style:style style:name="T320" style:family="text">
      <style:text-properties fo:font-weight="bold" officeooo:rsid="02409fdf" style:font-name-asian="Noto Serif CJK SC" style:font-size-asian="11pt" style:font-weight-asian="bold" style:font-name-complex="Lohit Devanagari" style:font-size-complex="11pt" style:font-weight-complex="bold"/>
    </style:style>
    <style:style style:name="T321" style:family="text">
      <style:text-properties style:use-window-font-color="true" loext:opacity="0%"/>
    </style:style>
    <style:style style:name="T322" style:family="text">
      <style:text-properties style:use-window-font-color="true" loext:opacity="0%" style:font-name="Lato1" fo:font-size="11pt" fo:language="en" fo:country="GB" style:text-underline-style="solid" style:text-underline-width="auto" style:text-underline-color="font-color" officeooo:rsid="012986e1" fo:background-color="transparent" loext:char-shading-value="0" style:font-size-asian="11pt" style:font-size-complex="11pt"/>
    </style:style>
    <style:style style:name="T323" style:family="text">
      <style:text-properties style:use-window-font-color="true" loext:opacity="0%" style:font-name="Lato1" fo:font-size="11pt" fo:language="en" fo:country="GB" style:text-underline-style="solid" style:text-underline-width="auto" style:text-underline-color="font-color" officeooo:rsid="012986e1" fo:background-color="transparent" loext:char-shading-value="0" style:font-size-asian="11pt" style:language-asian="zxx" style:country-asian="none" style:font-style-asian="normal" style:font-size-complex="11pt" style:language-complex="zxx" style:country-complex="none" style:font-style-complex="normal"/>
    </style:style>
    <style:style style:name="T324" style:family="text">
      <style:text-properties style:use-window-font-color="true" loext:opacity="0%" style:font-name="Lato1" fo:font-size="11pt" fo:language="en" fo:country="GB" style:text-underline-style="solid" style:text-underline-width="auto" style:text-underline-color="font-color" officeooo:rsid="026d63b8" fo:background-color="transparent" loext:char-shading-value="0" style:font-size-asian="11pt" style:language-asian="zxx" style:country-asian="none" style:font-style-asian="normal" style:font-size-complex="11pt" style:language-complex="zxx" style:country-complex="none" style:font-style-complex="normal"/>
    </style:style>
    <style:style style:name="T325" style:family="text">
      <style:text-properties style:use-window-font-color="true" loext:opacity="0%" style:font-name="Lato1" fo:font-size="11pt" fo:language="en" fo:country="GB" style:text-underline-style="solid" style:text-underline-width="auto" style:text-underline-color="font-color" officeooo:rsid="012986e1"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26" style:family="text">
      <style:text-properties style:use-window-font-color="true" loext:opacity="0%" style:font-name="Lato1" fo:font-size="11pt" fo:language="en" fo:country="GB" style:text-underline-style="solid" style:text-underline-width="auto" style:text-underline-color="font-color" officeooo:rsid="021b5ff2" fo:background-color="transparent" loext:char-shading-value="0" style:font-name-asian="Noto Sans Mono CJK SC" style:font-size-asian="11pt" style:font-name-complex="Liberation Mono" style:font-size-complex="11pt"/>
    </style:style>
    <style:style style:name="T327" style:family="text">
      <style:text-properties style:use-window-font-color="true" loext:opacity="0%" style:font-name="Lato1" fo:font-size="11pt" fo:language="en" fo:country="GB" style:text-underline-style="solid" style:text-underline-width="auto" style:text-underline-color="font-color" officeooo:rsid="021e82a8" fo:background-color="transparent" loext:char-shading-value="0" style:font-name-asian="Noto Sans Mono CJK SC" style:font-size-asian="11pt" style:font-name-complex="Liberation Mono" style:font-size-complex="11pt"/>
    </style:style>
    <style:style style:name="T328" style:family="text">
      <style:text-properties style:use-window-font-color="true" loext:opacity="0%" style:font-name="Lato1" fo:font-size="11pt" fo:language="en" fo:country="GB" style:text-underline-style="solid" style:text-underline-width="auto" style:text-underline-color="font-color" officeooo:rsid="021ee5e2" fo:background-color="transparent" loext:char-shading-value="0" style:font-name-asian="Noto Sans Mono CJK SC" style:font-size-asian="11pt" style:font-name-complex="Liberation Mono" style:font-size-complex="11pt"/>
    </style:style>
    <style:style style:name="T329" style:family="text">
      <style:text-properties style:use-window-font-color="true" loext:opacity="0%" style:font-name="Lato1" fo:font-size="11pt" fo:language="en" fo:country="GB" style:text-underline-style="solid" style:text-underline-width="auto" style:text-underline-color="font-color" officeooo:rsid="0222134e" fo:background-color="transparent" loext:char-shading-value="0" style:font-name-asian="Noto Sans Mono CJK SC" style:font-size-asian="11pt" style:font-name-complex="Liberation Mono" style:font-size-complex="11pt"/>
    </style:style>
    <style:style style:name="T330" style:family="text">
      <style:text-properties style:use-window-font-color="true" loext:opacity="0%" style:font-name="Lato1" fo:font-size="11pt" fo:language="en" fo:country="GB" style:text-underline-style="solid" style:text-underline-width="auto" style:text-underline-color="font-color" officeooo:rsid="0252b668" fo:background-color="transparent" loext:char-shading-value="0" style:font-name-asian="Noto Sans Mono CJK SC" style:font-size-asian="11pt" style:font-name-complex="Liberation Mono" style:font-size-complex="11pt"/>
    </style:style>
    <style:style style:name="T331" style:family="text">
      <style:text-properties style:use-window-font-color="true" loext:opacity="0%" style:font-name="Lato1" fo:font-size="11pt" fo:language="en" fo:country="GB" style:text-underline-style="solid" style:text-underline-width="auto" style:text-underline-color="font-color" officeooo:rsid="0254b27e" fo:background-color="transparent" loext:char-shading-value="0" style:font-name-asian="Noto Sans Mono CJK SC" style:font-size-asian="11pt" style:font-name-complex="Liberation Mono" style:font-size-complex="11pt"/>
    </style:style>
    <style:style style:name="T332" style:family="text">
      <style:text-properties style:use-window-font-color="true" loext:opacity="0%" style:font-name="Lato1" fo:font-size="11pt" fo:language="en" fo:country="GB" style:text-underline-style="solid" style:text-underline-width="auto" style:text-underline-color="font-color" officeooo:rsid="0257dd9d" fo:background-color="transparent" loext:char-shading-value="0" style:font-name-asian="Noto Sans Mono CJK SC" style:font-size-asian="11pt" style:font-name-complex="Liberation Mono" style:font-size-complex="11pt"/>
    </style:style>
    <style:style style:name="T333" style:family="text">
      <style:text-properties style:use-window-font-color="true" loext:opacity="0%" style:font-name="Lato1" fo:font-size="11pt" fo:language="en" fo:country="GB" style:text-underline-style="solid" style:text-underline-width="auto" style:text-underline-color="font-color" officeooo:rsid="025e8590" fo:background-color="transparent" loext:char-shading-value="0" style:font-name-asian="Noto Sans Mono CJK SC" style:font-size-asian="11pt" style:font-name-complex="Liberation Mono" style:font-size-complex="11pt"/>
    </style:style>
    <style:style style:name="T334" style:family="text">
      <style:text-properties style:use-window-font-color="true" loext:opacity="0%" style:font-name="Lato1" fo:font-size="11pt" fo:language="en" fo:country="GB" style:text-underline-style="solid" style:text-underline-width="auto" style:text-underline-color="font-color" officeooo:rsid="02619fff" fo:background-color="transparent" loext:char-shading-value="0" style:font-name-asian="Noto Sans Mono CJK SC" style:font-size-asian="11pt" style:font-name-complex="Liberation Mono" style:font-size-complex="11pt"/>
    </style:style>
    <style:style style:name="T335" style:family="text">
      <style:text-properties style:use-window-font-color="true" loext:opacity="0%" style:font-name="Lato1" fo:font-size="11pt" fo:language="en" fo:country="GB" style:text-underline-style="solid" style:text-underline-width="auto" style:text-underline-color="font-color" officeooo:rsid="0264ac33" fo:background-color="transparent" loext:char-shading-value="0" style:font-name-asian="Noto Sans Mono CJK SC" style:font-size-asian="11pt" style:font-name-complex="Liberation Mono" style:font-size-complex="11pt"/>
    </style:style>
    <style:style style:name="T336" style:family="text">
      <style:text-properties style:use-window-font-color="true" loext:opacity="0%" style:font-name="Lato1" fo:font-size="11pt" fo:language="en" fo:country="GB" style:text-underline-style="solid" style:text-underline-width="auto" style:text-underline-color="font-color" officeooo:rsid="02768a51" fo:background-color="transparent" loext:char-shading-value="0" style:font-name-asian="Noto Sans Mono CJK SC" style:font-size-asian="11pt" style:font-name-complex="Liberation Mono" style:font-size-complex="11pt"/>
    </style:style>
    <style:style style:name="T337" style:family="text">
      <style:text-properties style:use-window-font-color="true" loext:opacity="0%" style:font-name="Lato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338" style:family="text">
      <style:text-properties style:use-window-font-color="true" loext:opacity="0%" style:font-name="Lato1" fo:font-size="11pt" fo:language="en" fo:country="GB" style:text-underline-style="none" fo:font-weight="bold" officeooo:rsid="005e9f9c" fo:background-color="#ffffff" loext:char-shading-value="0" style:font-size-asian="11pt" style:font-weight-asian="bold" style:font-size-complex="11pt" style:font-weight-complex="bold" loext:padding="0in" loext:border="none"/>
    </style:style>
    <style:style style:name="T339" style:family="text">
      <style:text-properties style:use-window-font-color="true" loext:opacity="0%" style:font-name="Lato1" fo:font-size="11pt" fo:letter-spacing="-0.0102in" fo:language="en" fo:country="GB" style:text-underline-style="solid" style:text-underline-width="auto" style:text-underline-color="font-color" officeooo:rsid="012986e1" fo:background-color="transparent" loext:char-shading-value="0" style:font-size-asian="11pt" style:language-asian="zxx" style:country-asian="none" style:font-style-asian="normal" style:font-size-complex="11pt" style:language-complex="zxx" style:country-complex="none" style:font-style-complex="normal"/>
    </style:style>
    <style:style style:name="T340" style:family="text">
      <style:text-properties style:use-window-font-color="true" loext:opacity="0%" style:font-name="Lato1" fo:font-size="11pt" fo:letter-spacing="-0.0102in" fo:language="en" fo:country="GB" style:text-underline-style="solid" style:text-underline-width="auto" style:text-underline-color="font-color" officeooo:rsid="012986e1"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41" style:family="text">
      <style:text-properties style:use-window-font-color="true" loext:opacity="0%" style:font-name="Lato1" fo:font-size="11pt" fo:letter-spacing="-0.0043in" fo:font-weight="bold" style:font-size-asian="11pt" style:font-size-complex="11pt"/>
    </style:style>
    <style:style style:name="T342" style:family="text">
      <style:text-properties style:use-window-font-color="true" loext:opacity="0%" style:font-name="Lato1" fo:font-size="11pt" fo:letter-spacing="-0.0043in" style:font-size-asian="11pt" style:font-size-complex="11pt"/>
    </style:style>
    <style:style style:name="T343" style:family="text">
      <style:text-properties style:use-window-font-color="true" loext:opacity="0%" style:font-name="Lato1" fo:font-size="11pt" style:font-size-asian="11pt" style:font-size-complex="11pt"/>
    </style:style>
    <style:style style:name="T344" style:family="text">
      <style:text-properties style:use-window-font-color="true" loext:opacity="0%" officeooo:rsid="021aa797"/>
    </style:style>
    <style:style style:name="T345"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68a51" style:text-blinking="false" fo:background-color="transparent" loext:char-shading-value="0" style:font-name-asian="Noto Sans Mono CJK SC" style:font-size-asian="11pt" style:font-name-complex="Liberation Mono" style:font-size-complex="11pt"/>
    </style:style>
    <style:style style:name="T346"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9029c" style:text-blinking="false" fo:background-color="transparent" loext:char-shading-value="0" style:font-name-asian="Noto Sans Mono CJK SC" style:font-size-asian="11pt" style:font-name-complex="Liberation Mono" style:font-size-complex="11pt"/>
    </style:style>
    <style:style style:name="T347"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d7e2d" style:text-blinking="false" fo:background-color="transparent" loext:char-shading-value="0" style:font-name-asian="Noto Sans Mono CJK SC" style:font-size-asian="11pt" style:font-name-complex="Liberation Mono" style:font-size-complex="11pt"/>
    </style:style>
    <style:style style:name="T348"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68a51"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349"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1e82a8"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350"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7ea427"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351"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8487dd"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352"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857fce" style:text-blinking="false" fo:background-color="transparent" loext:char-shading-value="0" style:font-name-asian="Noto Sans Mono CJK SC" style:font-size-asian="11pt" style:language-asian="zxx" style:country-asian="none" style:font-style-asian="normal" style:font-name-complex="Liberation Mono" style:font-size-complex="11pt" style:language-complex="zxx" style:country-complex="none" style:font-style-complex="normal"/>
    </style:style>
    <style:style style:name="T353"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857fce"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354"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1e82a8"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355"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28a119b" style:text-blinking="false" fo:background-color="transparent" loext:char-shading-value="0" style:font-name-asian="Noto Sans Mono CJK SC" style:font-size-asian="11pt" style:language-asian="zxx" style:country-asian="none" style:font-style-asian="normal" style:font-weight-asian="normal" style:font-name-complex="Liberation Mono" style:font-size-complex="11pt" style:language-complex="zxx" style:country-complex="none" style:font-style-complex="normal" style:font-weight-complex="normal" loext:padding="0in" loext:border="none"/>
    </style:style>
    <style:style style:name="T356"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12986e1" style:text-blinking="false" fo:background-color="transparent" loext:char-shading-value="0" style:font-size-asian="11pt" style:language-asian="zxx" style:country-asian="none" style:font-style-asian="normal" style:font-size-complex="11pt" style:language-complex="zxx" style:country-complex="none" style:font-style-complex="normal"/>
    </style:style>
    <style:style style:name="T357" style:family="text">
      <style:text-properties style:use-window-font-color="true" loext:opacity="0%" style:text-line-through-style="none" style:text-line-through-type="none" style:font-name="Lato1" fo:font-size="11pt" fo:language="en" fo:country="GB" style:text-underline-style="solid" style:text-underline-width="auto" style:text-underline-color="font-color" officeooo:rsid="012986e1" style:text-blinking="false"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58" style:family="text">
      <style:text-properties style:use-window-font-color="true" loext:opacity="0%" style:text-line-through-style="none" style:text-line-through-type="none" style:font-name="Lato1" fo:font-size="11pt" style:text-underline-style="solid" style:text-underline-width="auto" style:text-underline-color="font-color" officeooo:rsid="02857fce" style:text-blinking="false" fo:background-color="transparent" loext:char-shading-value="0" style:language-asian="zxx" style:country-asian="none" style:font-style-asian="normal" style:language-complex="zxx" style:country-complex="none" style:font-style-complex="normal"/>
    </style:style>
    <style:style style:name="T359" style:family="text">
      <style:text-properties style:use-window-font-color="true" loext:opacity="0%" style:text-line-through-style="none" style:text-line-through-type="none" style:font-name="Lato1" fo:font-size="11pt" style:text-underline-style="solid" style:text-underline-width="auto" style:text-underline-color="font-color" officeooo:rsid="028bf554" style:text-blinking="false" fo:background-color="transparent" loext:char-shading-value="0" style:language-asian="zxx" style:country-asian="none" style:font-style-asian="normal" style:language-complex="zxx" style:country-complex="none" style:font-style-complex="normal"/>
    </style:style>
    <style:style style:name="T360" style:family="text">
      <style:text-properties fo:color="#c9211e" loext:opacity="100%"/>
    </style:style>
    <style:style style:name="T361" style:family="text">
      <style:text-properties fo:color="#c9211e" loext:opacity="100%" style:font-name="Consolas" fo:font-size="11pt" fo:language="en" fo:country="GB" officeooo:rsid="005e9f9c" fo:background-color="#ffffff" loext:char-shading-value="0" style:font-size-asian="11pt" style:font-size-complex="11pt"/>
    </style:style>
    <style:style style:name="T362" style:family="text">
      <style:text-properties fo:color="#c9211e" loext:opacity="100%" style:font-name="Consolas" fo:font-size="11pt" fo:language="en" fo:country="GB" officeooo:rsid="02153454" fo:background-color="#ffffff" loext:char-shading-value="0" style:font-name-asian="Noto Sans Mono CJK SC" style:font-size-asian="11pt" style:font-name-complex="Liberation Mono" style:font-size-complex="11pt"/>
    </style:style>
    <style:style style:name="T363" style:family="text">
      <style:text-properties fo:color="#c9211e"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style:style>
    <style:style style:name="T364" style:family="text">
      <style:text-properties fo:color="#c9211e" loext:opacity="100%"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365" style:family="text">
      <style:text-properties fo:color="#c9211e" loext:opacity="100%" style:font-name="Consolas" fo:background-color="#ffffff" loext:char-shading-value="0"/>
    </style:style>
    <style:style style:name="T366" style:family="text">
      <style:text-properties fo:color="#c9211e" loext:opacity="100%" style:font-name="Consolas1" fo:font-size="10.5pt" fo:language="en" fo:country="GB" style:text-underline-style="none" officeooo:rsid="005e9f9c" fo:background-color="#ffffff" loext:char-shading-value="0" style:font-size-asian="10.5pt" style:font-weight-asian="normal" style:font-size-complex="10.5pt" style:font-weight-complex="normal" loext:padding="0in" loext:border="none"/>
    </style:style>
    <style:style style:name="T367" style:family="text">
      <style:text-properties fo:color="#c9211e" loext:opacity="100%" style:font-name="Consolas1" fo:font-size="10.5pt" fo:language="en" fo:country="GB" style:text-underline-style="none" officeooo:rsid="026ccf52" fo:background-color="#ffffff" loext:char-shading-value="0" style:font-size-asian="10.5pt" style:font-weight-asian="normal" style:font-size-complex="10.5pt" style:font-weight-complex="normal" loext:padding="0in" loext:border="none"/>
    </style:style>
    <style:style style:name="T368" style:family="text">
      <style:text-properties fo:color="#c9211e" loext:opacity="100%" style:font-name="Consolas1" fo:font-size="10pt" fo:letter-spacing="-0.0071in" fo:language="en" fo:country="GB" style:text-underline-style="none" officeooo:rsid="005e9f9c" fo:background-color="#ffffff" loext:char-shading-value="0" style:font-size-asian="10pt" style:font-weight-asian="normal" style:font-size-complex="10pt" style:font-weight-complex="normal" loext:padding="0in" loext:border="none"/>
    </style:style>
    <style:style style:name="T369" style:family="text">
      <style:text-properties fo:color="#c9211e" loext:opacity="100%" style:font-name="Consolas1" fo:font-size="10pt" fo:letter-spacing="-0.0071in" fo:language="en" fo:country="GB" style:text-underline-style="none" officeooo:rsid="023598bb" fo:background-color="#ffffff" loext:char-shading-value="0" style:font-size-asian="10pt" style:font-weight-asian="normal" style:font-size-complex="10pt" style:font-weight-complex="normal" loext:padding="0in" loext:border="none"/>
    </style:style>
    <style:style style:name="T370" style:family="text">
      <style:text-properties fo:color="#c9211e" loext:opacity="100%" style:font-name="Consolas1" fo:font-size="10pt" fo:letter-spacing="-0.0071in" fo:language="en" fo:country="GB" style:text-underline-style="none" officeooo:rsid="023598bb" fo:background-color="#ffffff" loext:char-shading-value="0" style:font-name-asian="Noto Sans Mono CJK SC" style:font-size-asian="10pt" style:font-weight-asian="normal" style:font-name-complex="Liberation Mono" style:font-size-complex="10pt" style:font-weight-complex="normal" loext:padding="0in" loext:border="none"/>
    </style:style>
    <style:style style:name="T371" style:family="text">
      <style:text-properties fo:color="#c9211e" loext:opacity="100%" style:font-name="Lato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372" style:family="text">
      <style:text-properties fo:color="#333333" loext:opacity="100%" style:font-name="Consolas" fo:font-size="10.5pt" fo:language="en" fo:country="US" officeooo:rsid="0005e96b" style:font-name-asian="Noto Sans Mono CJK SC" style:font-size-asian="10.5pt" style:font-name-complex="Liberation Mono" style:font-size-complex="10.5pt"/>
    </style:style>
    <style:style style:name="T373" style:family="text">
      <style:text-properties fo:color="#333333" loext:opacity="100%" style:font-name="Consolas" fo:font-size="10.5pt" fo:language="en" fo:country="GB" fo:font-style="normal" style:text-underline-style="none" fo:font-weight="normal" officeooo:rsid="005e9f9c" fo:background-color="#ffffff" loext:char-shading-value="0" style:font-size-asian="10.5pt" style:font-weight-asian="normal" style:font-size-complex="10.5pt" style:font-weight-complex="normal" loext:padding="0in" loext:border="none"/>
    </style:style>
    <style:style style:name="T374" style:family="text">
      <style:text-properties fo:color="#333333" loext:opacity="100%"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375" style:family="text">
      <style:text-properties fo:color="#333333" loext:opacity="100%" style:font-name="Consolas" fo:font-size="11pt" fo:background-color="#ffffff" loext:char-shading-value="0"/>
    </style:style>
    <style:style style:name="T376" style:family="text">
      <style:text-properties fo:color="#333333" loext:opacity="100%" style:font-name="Consolas" fo:font-size="11pt" fo:letter-spacing="-0.0098in" fo:background-color="#ffffff" loext:char-shading-value="0"/>
    </style:style>
    <style:style style:name="T377" style:family="text">
      <style:text-properties fo:color="#333333" loext:opacity="100%" style:font-name="Consolas" fo:background-color="#ffffff" loext:char-shading-value="0"/>
    </style:style>
    <style:style style:name="T378" style:family="text">
      <style:text-properties fo:color="#333333" loext:opacity="100%" style:font-name="Consolas" fo:letter-spacing="-0.0098in" fo:background-color="#ffffff" loext:char-shading-value="0"/>
    </style:style>
    <style:style style:name="T379" style:family="text">
      <style:text-properties fo:color="#333333" loext:opacity="100%" style:font-name="Consolas" fo:letter-spacing="-0.0071in" fo:background-color="#ffffff" loext:char-shading-value="0"/>
    </style:style>
    <style:style style:name="T380" style:family="text">
      <style:text-properties fo:color="#333333" loext:opacity="100%" style:font-name="Lato1" fo:font-weight="bold"/>
    </style:style>
    <style:style style:name="T381" style:family="text">
      <style:text-properties fo:color="#333333" loext:opacity="100%" style:font-name="Lato1" fo:font-size="11pt" fo:font-weight="bold" style:font-size-asian="11pt" style:font-size-complex="11pt"/>
    </style:style>
    <style:style style:name="T382" style:family="text">
      <style:text-properties fo:color="#333333" loext:opacity="100%" style:font-name="Lato1" fo:font-size="11pt" style:font-size-asian="11pt" style:font-size-complex="11pt"/>
    </style:style>
    <style:style style:name="T383" style:family="text">
      <style:text-properties fo:color="#333333" loext:opacity="100%" style:font-name="Consolas1" fo:font-size="10.5pt" fo:language="en" fo:country="GB" style:text-underline-style="none" officeooo:rsid="005e9f9c" fo:background-color="#ffffff" loext:char-shading-value="0" style:font-size-asian="10.5pt" style:font-weight-asian="normal" style:font-size-complex="10.5pt" style:font-weight-complex="normal" loext:padding="0in" loext:border="none"/>
    </style:style>
    <style:style style:name="T384" style:family="text">
      <style:text-properties fo:color="#333333" loext:opacity="100%" style:font-name="Consolas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385" style:family="text">
      <style:text-properties fo:color="#333333" loext:opacity="100%" style:font-name="Consolas1"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386" style:family="text">
      <style:text-properties fo:color="#993366" loext:opacity="100%" style:font-name="Consolas" fo:letter-spacing="-0.0102in"/>
    </style:style>
    <style:style style:name="T387" style:family="text">
      <style:text-properties fo:color="#993366" loext:opacity="100%" style:font-name="Consolas" fo:letter-spacing="-0.0102in" officeooo:rsid="021c5f0c"/>
    </style:style>
    <style:style style:name="T388" style:family="text">
      <style:text-properties fo:color="#993366" loext:opacity="100%" style:font-name="Consolas"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389" style:family="text">
      <style:text-properties fo:color="#993366" loext:opacity="100%" style:font-name="Consolas1"/>
    </style:style>
    <style:style style:name="T390" style:family="text">
      <style:text-properties fo:color="#993366" loext:opacity="100%" style:font-name="Consolas1" officeooo:rsid="0226d8d6"/>
    </style:style>
    <style:style style:name="T391" style:family="text">
      <style:text-properties fo:color="#993366" loext:opacity="100%" style:font-name="Consolas1" fo:font-size="11pt" fo:letter-spacing="-0.0102in" style:font-size-asian="11pt" style:font-size-complex="11pt"/>
    </style:style>
    <style:style style:name="T392" style:family="text">
      <style:text-properties fo:color="#993366" loext:opacity="100%" style:font-name="Consolas1" fo:font-size="11pt" fo:letter-spacing="-0.0102in" officeooo:rsid="0247f7ad" style:font-size-asian="11pt" style:font-size-complex="11pt"/>
    </style:style>
    <style:style style:name="T393" style:family="text">
      <style:text-properties fo:color="#993366" loext:opacity="100%" style:font-name="Consolas1" fo:font-size="11pt" fo:letter-spacing="-0.0102in" officeooo:rsid="0232ba8c" style:font-name-asian="Noto Sans Mono CJK SC" style:font-size-asian="11pt" style:font-weight-asian="normal" style:font-name-complex="Liberation Mono" style:font-size-complex="11pt" style:font-weight-complex="normal"/>
    </style:style>
    <style:style style:name="T394" style:family="text">
      <style:text-properties fo:color="#993366" loext:opacity="100%" style:font-name="Consolas1" fo:font-size="11pt" fo:letter-spacing="0.0028in"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395" style:family="text">
      <style:text-properties fo:color="#993366" loext:opacity="100%" style:font-name="Consolas1" fo:letter-spacing="-0.0102in"/>
    </style:style>
    <style:style style:name="T396" style:family="text">
      <style:text-properties fo:color="#993366" loext:opacity="100%" style:font-name="Lato1" fo:font-size="11pt" fo:language="en" fo:country="GB" style:text-underline-style="none" fo:font-weight="bold" officeooo:rsid="005e9f9c" fo:background-color="#ffffff" loext:char-shading-value="0" style:font-size-asian="11pt" style:font-size-complex="11pt" loext:padding="0in" loext:border="none"/>
    </style:style>
    <style:style style:name="T397" style:family="text">
      <style:text-properties fo:color="#993366" loext:opacity="100%" style:font-name="Lato1" fo:font-size="11pt" fo:language="en" fo:country="GB" style:text-underline-style="none" fo:font-weight="bold" officeooo:rsid="02311e4f" fo:background-color="#ffffff" loext:char-shading-value="0" style:font-size-asian="11pt" style:font-weight-asian="bold" style:font-size-complex="11pt" style:font-weight-complex="bold" loext:padding="0in" loext:border="none"/>
    </style:style>
    <style:style style:name="T398" style:family="text">
      <style:text-properties fo:color="#993366" loext:opacity="100%" style:font-name="Lato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399" style:family="text">
      <style:text-properties fo:color="#993366" loext:opacity="100%" style:font-name="Lato1" fo:font-size="11pt" fo:language="en" fo:country="GB" style:text-underline-style="none" officeooo:rsid="023598bb" fo:background-color="#ffffff" loext:char-shading-value="0" style:font-size-asian="11pt" style:font-weight-asian="normal" style:font-size-complex="11pt" style:font-weight-complex="normal" loext:padding="0in" loext:border="none"/>
    </style:style>
    <style:style style:name="T400" style:family="text">
      <style:text-properties fo:color="#993366" loext:opacity="100%" style:font-name="Lato1" fo:font-size="11pt" fo:language="en" fo:country="GB" style:text-underline-style="none" officeooo:rsid="02311e4f" fo:background-color="#ffffff" loext:char-shading-value="0" style:font-size-asian="11pt" style:font-weight-asian="normal" style:font-size-complex="11pt" style:font-weight-complex="normal" loext:padding="0in" loext:border="none"/>
    </style:style>
    <style:style style:name="T401" style:family="text">
      <style:text-properties fo:color="#993366" loext:opacity="100%" style:font-name="Lato1" fo:font-size="11pt" fo:language="en" fo:country="GB" style:text-underline-style="none" officeooo:rsid="023725c7" fo:background-color="#ffffff" loext:char-shading-value="0" style:font-size-asian="11pt" style:font-weight-asian="normal" style:font-size-complex="11pt" style:font-weight-complex="normal" loext:padding="0in" loext:border="none"/>
    </style:style>
    <style:style style:name="T402" style:family="text">
      <style:text-properties fo:color="#993366" loext:opacity="100%" style:font-name="Lato1" fo:font-size="11pt" fo:language="en" fo:country="GB" style:text-underline-style="none" officeooo:rsid="023fcd96" fo:background-color="#ffffff" loext:char-shading-value="0" style:font-size-asian="11pt" style:font-weight-asian="normal" style:font-size-complex="11pt" style:font-weight-complex="normal" loext:padding="0in" loext:border="none"/>
    </style:style>
    <style:style style:name="T403" style:family="text">
      <style:text-properties style:font-name="Consolas"/>
    </style:style>
    <style:style style:name="T404" style:family="text">
      <style:text-properties style:font-name="Consolas" fo:font-size="10.5pt" fo:background-color="#ffffff" loext:char-shading-value="0" style:font-size-asian="10.5pt" style:font-size-complex="10.5pt" loext:padding="0in" loext:border="none"/>
    </style:style>
    <style:style style:name="T405" style:family="text">
      <style:text-properties style:font-name="Consolas" fo:font-size="11pt" fo:language="en" fo:country="GB" fo:font-style="normal" style:text-underline-style="none" fo:font-weight="normal" officeooo:rsid="005e9f9c" fo:background-color="#ffffff" loext:char-shading-value="0" style:font-size-asian="11pt" style:font-weight-asian="normal" style:font-size-complex="11pt" style:font-weight-complex="normal" loext:padding="0in" loext:border="none"/>
    </style:style>
    <style:style style:name="T406" style:family="text">
      <style:text-properties style:font-name="Consolas"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407" style:family="text">
      <style:text-properties style:font-name="Consolas" fo:font-size="11pt" fo:background-color="#ffffff" loext:char-shading-value="0"/>
    </style:style>
    <style:style style:name="T408" style:family="text">
      <style:text-properties fo:letter-spacing="-0.0055in"/>
    </style:style>
    <style:style style:name="T409" style:family="text">
      <style:text-properties style:font-name="Lato1"/>
    </style:style>
    <style:style style:name="T410" style:family="text">
      <style:text-properties style:font-name="Lato1" style:text-underline-style="solid" style:text-underline-width="auto" style:text-underline-color="font-color" officeooo:rsid="012986e1"/>
    </style:style>
    <style:style style:name="T411" style:family="text">
      <style:text-properties style:font-name="Lato1" style:text-underline-style="solid" style:text-underline-width="auto" style:text-underline-color="font-color" officeooo:rsid="0212495f"/>
    </style:style>
    <style:style style:name="T412" style:family="text">
      <style:text-properties style:font-name="Lato1" fo:font-weight="bold"/>
    </style:style>
    <style:style style:name="T413" style:family="text">
      <style:text-properties style:font-name="Lato1" fo:font-size="10.5pt" fo:language="en" fo:country="GB" style:font-size-asian="10.5pt" style:font-size-complex="10.5pt"/>
    </style:style>
    <style:style style:name="T414" style:family="text">
      <style:text-properties style:font-name="Lato1" fo:font-size="10.5pt" fo:language="en" fo:country="GB" fo:font-weight="bold" style:font-size-asian="10.5pt" style:font-weight-asian="bold" style:font-size-complex="10.5pt" style:font-weight-complex="bold"/>
    </style:style>
    <style:style style:name="T415" style:family="text">
      <style:text-properties style:font-name="Lato1" officeooo:rsid="025d9ffa"/>
    </style:style>
    <style:style style:name="T416" style:family="text">
      <style:text-properties style:font-name="Lato"/>
    </style:style>
    <style:style style:name="T417" style:family="text">
      <style:text-properties style:font-name="Lato" style:font-name-asian="Noto Serif CJK SC" style:language-asian="zxx" style:country-asian="none" style:font-style-asian="normal" style:font-name-complex="Lohit Devanagari" style:language-complex="zxx" style:country-complex="none" style:font-style-complex="normal"/>
    </style:style>
    <style:style style:name="T418" style:family="text">
      <style:text-properties style:font-name="Lato" officeooo:rsid="028bf554"/>
    </style:style>
    <style:style style:name="T419" style:family="text">
      <style:text-properties style:font-name="Lato" officeooo:rsid="028bf554" style:font-name-asian="Noto Sans Mono CJK SC" style:font-name-complex="Liberation Mono"/>
    </style:style>
    <style:style style:name="T420" style:family="text">
      <style:text-properties style:font-name="Lato" fo:font-weight="bold" officeooo:rsid="028bf554" style:font-name-asian="Noto Sans Mono CJK SC" style:font-weight-asian="bold" style:font-name-complex="Liberation Mono" style:font-weight-complex="bold"/>
    </style:style>
    <style:style style:name="T421" style:family="text">
      <style:text-properties fo:color="#1c1c1c" loext:opacity="100%" style:font-name="Consolas" fo:background-color="#ffffff" loext:char-shading-value="0"/>
    </style:style>
    <style:style style:name="T422" style:family="text">
      <style:text-properties fo:color="#1c1c1c" loext:opacity="100%" style:font-name="Consolas" officeooo:rsid="02266d5e" fo:background-color="#ffffff" loext:char-shading-value="0"/>
    </style:style>
    <style:style style:name="T423" style:family="text">
      <style:text-properties officeooo:rsid="020ea4ef"/>
    </style:style>
    <style:style style:name="T424" style:family="text">
      <style:text-properties officeooo:rsid="020ea4ef" loext:padding="0in" loext:border="none"/>
    </style:style>
    <style:style style:name="T425" style:family="text">
      <style:text-properties officeooo:rsid="020f8e95"/>
    </style:style>
    <style:style style:name="T426" style:family="text">
      <style:text-properties officeooo:rsid="02102451"/>
    </style:style>
    <style:style style:name="T427" style:family="text">
      <style:text-properties officeooo:rsid="021b5ff2"/>
    </style:style>
    <style:style style:name="T428" style:family="text">
      <style:text-properties officeooo:rsid="021ee5e2"/>
    </style:style>
    <style:style style:name="T429" style:family="text">
      <style:text-properties fo:color="#468a1a" loext:opacity="100%" style:font-name="Consolas" fo:background-color="#ffffff" loext:char-shading-value="0"/>
    </style:style>
    <style:style style:name="T430" style:family="text">
      <style:text-properties fo:color="#468a1a" loext:opacity="100%" style:font-name="Consolas" officeooo:rsid="024f7231" fo:background-color="#ffffff" loext:char-shading-value="0" style:font-name-asian="Noto Sans Mono CJK SC" style:font-name-complex="Liberation Mono"/>
    </style:style>
    <style:style style:name="T431" style:family="text">
      <style:text-properties fo:color="#468a1a" loext:opacity="100%" style:font-name="Consolas1" fo:font-size="11pt" fo:language="en" fo:country="GB" style:text-underline-style="none" officeooo:rsid="005e9f9c" fo:background-color="#ffffff" loext:char-shading-value="0" style:font-size-asian="11pt" style:font-weight-asian="normal" style:font-size-complex="11pt" style:font-weight-complex="normal" loext:padding="0in" loext:border="none"/>
    </style:style>
    <style:style style:name="T432" style:family="text">
      <style:text-properties style:text-underline-style="solid" style:text-underline-width="auto" style:text-underline-color="font-color" officeooo:rsid="01f687eb" style:font-name-asian="Noto Serif CJK SC" style:language-asian="zxx" style:country-asian="none" style:font-style-asian="normal" style:font-name-complex="Lohit Devanagari" style:language-complex="zxx" style:country-complex="none" style:font-style-complex="normal"/>
    </style:style>
    <style:style style:name="T433" style:family="text">
      <style:text-properties style:text-underline-style="solid" style:text-underline-width="auto" style:text-underline-color="font-color" officeooo:rsid="01eeea7e" style:font-name-asian="Noto Serif CJK SC" style:language-asian="zxx" style:country-asian="none" style:font-style-asian="normal" style:font-name-complex="Lohit Devanagari" style:language-complex="zxx" style:country-complex="none" style:font-style-complex="normal"/>
    </style:style>
    <style:style style:name="T434" style:family="text">
      <style:text-properties style:font-name-asian="Noto Serif CJK SC" style:language-asian="zxx" style:country-asian="none" style:font-style-asian="normal" style:font-name-complex="Lohit Devanagari" style:language-complex="zxx" style:country-complex="none" style:font-style-complex="normal"/>
    </style:style>
    <style:style style:name="T435" style:family="text">
      <style:text-properties style:font-name-asian="Noto Serif CJK SC" style:font-size-asian="11pt" style:font-weight-asian="bold" style:font-name-complex="Lohit Devanagari" style:font-size-complex="11pt" style:font-weight-complex="bold"/>
    </style:style>
    <style:style style:name="T436" style:family="text">
      <style:text-properties fo:language="en" fo:country="GB"/>
    </style:style>
    <style:style style:name="T437" style:family="text">
      <style:text-properties fo:language="en" fo:country="GB"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438" style:family="text">
      <style:text-properties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439" style:family="text">
      <style:text-properties fo:language="en" fo:country="GB" style:text-underline-style="none" fo:font-weight="bold" officeooo:rsid="024e933e" fo:background-color="transparent" loext:char-shading-value="0" style:font-size-asian="11pt" style:font-weight-asian="bold" style:font-size-complex="11pt" style:font-weight-complex="bold" loext:padding="0in" loext:border="none"/>
    </style:style>
    <style:style style:name="T440" style:family="text">
      <style:text-properties fo:font-weight="normal" style:font-weight-asian="normal" style:font-weight-complex="normal"/>
    </style:style>
    <style:style style:name="T441" style:family="text">
      <style:text-properties fo:font-weight="normal" officeooo:rsid="02832e41" style:font-weight-asian="normal" style:font-weight-complex="normal"/>
    </style:style>
    <style:style style:name="T442" style:family="text">
      <style:text-properties officeooo:rsid="024f7231"/>
    </style:style>
    <style:style style:name="T443" style:family="text">
      <style:text-properties officeooo:rsid="0252b668"/>
    </style:style>
    <style:style style:name="T444" style:family="text">
      <style:text-properties officeooo:rsid="0257dd9d"/>
    </style:style>
    <style:style style:name="T445" style:family="text">
      <style:text-properties officeooo:rsid="005e9f9c"/>
    </style:style>
    <style:style style:name="T446" style:family="text">
      <style:text-properties officeooo:rsid="026b4c2f"/>
    </style:style>
    <style:style style:name="T447" style:family="text">
      <style:text-properties fo:color="#224b12" loext:opacity="100%" style:font-name="Consolas1" fo:font-size="10pt" fo:letter-spacing="-0.0071in" fo:language="en" fo:country="GB" style:text-underline-style="none" officeooo:rsid="005e9f9c" fo:background-color="#ffffff" loext:char-shading-value="0" style:font-size-asian="10pt" style:font-weight-asian="normal" style:font-size-complex="10pt" style:font-weight-complex="normal" loext:padding="0in" loext:border="none"/>
    </style:style>
    <style:style style:name="T448" style:family="text">
      <style:text-properties fo:font-style="normal" fo:font-weight="normal"/>
    </style:style>
    <style:style style:name="T449" style:family="text">
      <style:text-properties fo:letter-spacing="normal" fo:language="en" fo:country="G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9"><text:span text:style-name="T1">PHP Notes Chapter </text:span><text:span text:style-name="T424">4 Arrays</text:span></text:p>
      <text:p text:style-name="P264"><text:span text:style-name="T423">In </text:span>PHP <text:s/><text:span text:style-name="T423">t</text:span>here are three types of array in PHP, <text:span text:style-name="T2">indexed</text:span><text:span text:style-name="T321">, </text:span><text:span text:style-name="T2">associative</text:span><text:span text:style-name="T321">, </text:span><text:span text:style-name="T344">&amp;</text:span><text:span text:style-name="T2"> multidimensional</text:span><text:span text:style-name="T321">. <text:s text:c="2"/></text:span>Arrays keyed on numbers are called <text:span text:style-name="T17">enumerative</text:span>. <text:s/>Arrays that have strings for keys are called <text:span text:style-name="T18">associative</text:span> arrays.</text:p>
      <text:p text:style-name="P33">Declaring and Referencing Arrays</text:p>
      <text:p text:style-name="P22">Example 1:</text:p>
      <text:p text:style-name="P156">&lt;?php</text:p>
      <text:p text:style-name="P157">// numeric index, auto assigned key</text:p>
      <text:p text:style-name="P156">$arr = array(10, 'abc', 30);</text:p>
      <text:p text:style-name="P158"/>
      <text:p text:style-name="P158">// numeric index, key explicitly set</text:p>
      <text:p text:style-name="P156">$arr = array(0 =&gt; 10, 1 =&gt; 'abc', 2 =&gt; 30 );</text:p>
      <text:p text:style-name="P158"/>
      <text:p text:style-name="P158">// associative</text:p>
      <text:p text:style-name="P156">$arr = array('name' =&gt; 'foo', 'age' =&gt; 20);</text:p>
      <text:p text:style-name="P158"/>
      <text:p text:style-name="P158">// short syntax</text:p>
      <text:p text:style-name="P156">$arr = ['name' =&gt; 'foo', 'age' =&gt; 20];</text:p>
      <text:p text:style-name="P23"/>
      <text:p text:style-name="P266"><text:span text:style-name="T222">The key</text:span><text:span text:style-name="T221"> </text:span><text:span text:style-name="T222">can either be an int</text:span><text:span text:style-name="T221"> </text:span><text:span text:style-name="T222">or a string. The value</text:span><text:span text:style-name="T221"> </text:span><text:span text:style-name="T222">can be of any type.</text:span> </text:p>
      <text:p text:style-name="P77"><text:bookmark text:name="language.types.array.key-casts"/>Additionally the following key casts will occur:</text:p>
      <text:list xml:id="list3533755322" text:style-name="L1">
        <text:list-item>
          <text:p text:style-name="P312"><text:span text:style-name="T184">Strings containing valid decimal ints, unless the number is preceded by a</text:span><text:span text:style-name="T251"> </text:span><text:span text:style-name="Source_20_Text"><text:span text:style-name="T108">+</text:span></text:span><text:span text:style-name="T251"> </text:span><text:span text:style-name="T184">sign, will be cast to the int type. E.g. the key</text:span><text:span text:style-name="T251"> </text:span><text:span text:style-name="Source_20_Text"><text:span text:style-name="T108">"8"</text:span></text:span><text:span text:style-name="T251"> </text:span><text:span text:style-name="T184">will actually be stored under</text:span><text:span text:style-name="T251"> </text:span><text:span text:style-name="Source_20_Text"><text:span text:style-name="T108">8</text:span></text:span><text:span text:style-name="T251">. </text:span><text:span text:style-name="T184">On the other hand</text:span><text:span text:style-name="T251"> </text:span><text:span text:style-name="Source_20_Text"><text:span text:style-name="T108">"08"</text:span></text:span><text:span text:style-name="T251"> </text:span><text:span text:style-name="T184">will not be cast, as it isn't a valid decimal integer.</text:span></text:p>
        </text:list-item>
        <text:list-item>
          <text:p text:style-name="P315">Floats are also cast to ints, which means that the fractional part will be truncated. </text:p>
          <text:p text:style-name="P312"><text:span text:style-name="T184">E.g. the key</text:span><text:span text:style-name="T251"> </text:span><text:span text:style-name="Source_20_Text"><text:span text:style-name="T108">8.7</text:span></text:span><text:span text:style-name="T251"> </text:span><text:span text:style-name="T184">will actually be stored under</text:span><text:span text:style-name="T251"> </text:span><text:span text:style-name="Source_20_Text"><text:span text:style-name="T108">8</text:span></text:span><text:span text:style-name="T251">.</text:span></text:p>
        </text:list-item>
        <text:list-item>
          <text:p text:style-name="P312"><text:span text:style-name="T184">Bools are cast to ints, too, i.e. the key</text:span><text:span text:style-name="T108"> </text:span><text:span text:style-name="Source_20_Text"><text:span text:style-name="T108">true</text:span></text:span><text:span text:style-name="T251"> </text:span><text:span text:style-name="T184">will actually be stored under </text:span><text:span text:style-name="Source_20_Text"><text:span text:style-name="T108">1</text:span></text:span><text:span text:style-name="T184"> and the key </text:span><text:span text:style-name="Source_20_Text"><text:span text:style-name="T108">false</text:span></text:span><text:span text:style-name="T251"> </text:span><text:span text:style-name="T184">under</text:span><text:span text:style-name="T251"> </text:span><text:span text:style-name="Source_20_Text"><text:span text:style-name="T108">0</text:span></text:span><text:span text:style-name="T251">.</text:span></text:p>
        </text:list-item>
        <text:list-item>
          <text:p text:style-name="P312"><text:span text:style-name="T108">Null</text:span><text:span text:style-name="T251"> </text:span><text:span text:style-name="T184">will be cast to the empty string, i.e. the key </text:span><text:span text:style-name="Source_20_Text"><text:span text:style-name="T184">null</text:span></text:span><text:span text:style-name="T184"> will actually be stored under </text:span><text:span text:style-name="Source_20_Text"><text:span text:style-name="T108">""</text:span></text:span><text:span text:style-name="T251">.</text:span></text:p>
        </text:list-item>
        <text:list-item>
          <text:p text:style-name="P312"><text:span text:style-name="T185">Arrays and objects </text:span><text:span text:style-name="Emphasis"><text:span text:style-name="T186">can not</text:span></text:span><text:span text:style-name="T185"> be used as keys.</text:span><text:span text:style-name="T184"> Doing so will result in a warning: </text:span><text:span text:style-name="Source_20_Text"><text:span text:style-name="T184">Illegal offset type</text:span></text:span><text:span text:style-name="T184">.</text:span></text:p>
        </text:list-item>
      </text:list>
      <text:p text:style-name="P24">Example <text:span text:style-name="T425">2</text:span>:</text:p>
      <text:p text:style-name="P270"><text:span text:style-name="T118">&lt;?php<text:line-break/>$array = array(<text:line-break/>    1    =&gt; "a",<text:line-break/>    "1"  =&gt; "b",<text:line-break/>    1.5  =&gt; "c",<text:line-break/>    true =&gt; "d",<text:line-break/>);<text:line-break/>var_dump($array);<text:line-break/>?&gt;</text:span><text:span text:style-name="T15"> </text:span></text:p>
      <text:p text:style-name="P10">array(1) {</text:p>
      <text:p text:style-name="P11"><text:s text:c="2"/>[1]=&gt;</text:p>
      <text:p text:style-name="P11"><text:s text:c="2"/>string(1) "d"</text:p>
      <text:p text:style-name="P11">}</text:p>
      <text:p text:style-name="P44"><text:soft-page-break/>Negative array keys have no special meaning in PHP, as <text:s/>they can be the keys of an associative array </text:p>
      <text:p text:style-name="P25">Example <text:span text:style-name="T426">3</text:span>:</text:p>
      <text:p text:style-name="P1">&lt;?php<text:line-break/>$a = [1=&gt;1, -1=&gt;-1, -2.8=&gt;-2];<text:line-break/>var_export($a);</text:p>
      <text:p text:style-name="P1">?&gt;</text:p>
      <text:p text:style-name="P59"><text:line-break/><text:span text:style-name="T372">array (</text:span></text:p>
      <text:p text:style-name="P7"><text:s text:c="2"/>1 =&gt; 1,</text:p>
      <text:p text:style-name="P7"><text:s text:c="2"/>-1 =&gt; -1,</text:p>
      <text:p text:style-name="P7"><text:s text:c="2"/>-2 =&gt; -2,</text:p>
      <text:p text:style-name="P8">)</text:p>
      <text:p text:style-name="P57">It is possible to specify the key only for some elements and leave it out for others: </text:p>
      <text:p text:style-name="P56"><text:span text:style-name="T410">Example </text:span><text:span text:style-name="T411">4</text:span><text:span text:style-name="T410">:</text:span></text:p>
      <text:p text:style-name="P3">&lt;?php<text:line-break/>$array = array(<text:line-break/> <text:s text:c="8"/>"a",<text:line-break/> <text:s text:c="8"/>"b",<text:line-break/> <text:s text:c="3"/>6 =&gt; "c",<text:line-break/> <text:s text:c="8"/>"d",<text:line-break/>);<text:line-break/>var_export($array);<text:line-break/>?&gt;</text:p>
      <text:p text:style-name="P9">array (</text:p>
      <text:p text:style-name="P9"><text:s text:c="2"/>0 =&gt; 'a',</text:p>
      <text:p text:style-name="P9"><text:s text:c="2"/>1 =&gt; 'b',</text:p>
      <text:p text:style-name="P9"><text:s text:c="2"/>6 =&gt; 'c',</text:p>
      <text:p text:style-name="P9"><text:s text:c="2"/>7 =&gt; 'd',</text:p>
      <text:p text:style-name="P9">)</text:p>
      <text:p text:style-name="P9"/>
      <text:p text:style-name="P42"><text:span text:style-name="T408">As you can see the last value </text:span><text:span text:style-name="Source_20_Text"><text:span text:style-name="T16">"d"</text:span></text:span><text:span text:style-name="T408"> was assigned the key</text:span><text:span text:style-name="T19"> </text:span><text:span text:style-name="Source_20_Text"><text:span text:style-name="T16">7</text:span></text:span><text:span text:style-name="T408">. This is because the largest integer key before that was</text:span><text:span text:style-name="T19"> </text:span><text:span text:style-name="Source_20_Text"><text:span text:style-name="T16">6</text:span></text:span><text:span text:style-name="T408">. </text:span></text:p>
      <text:p text:style-name="P227"><text:span text:style-name="Source_20_Text"><text:span text:style-name="T124">Example 5 (This example includes all variations of type casting of keys and overwriting of elements):</text:span></text:span></text:p>
      <text:p text:style-name="P225"><text:span text:style-name="Source_20_Text"><text:span text:style-name="T105">&lt;?php<text:line-break/>$array = array(</text:span></text:span></text:p>
      <text:p text:style-name="P223"><text:span text:style-name="Source_20_Text"><text:span text:style-name="T105">    1     =&gt; 'a',</text:span></text:span></text:p>
      <text:p text:style-name="P223"><text:span text:style-name="Source_20_Text"><text:span text:style-name="T105">    '1'   =&gt; 'b', <text:tab/><text:tab/></text:span></text:span><text:span text:style-name="Source_20_Text"><text:span text:style-name="T275">// the value "a" will be overwritten by "b"</text:span></text:span></text:p>
      <text:p text:style-name="P223"><text:span text:style-name="Source_20_Text"><text:span text:style-name="T105">    1.5   =&gt; 'c', <text:tab/><text:tab/></text:span></text:span><text:span text:style-name="Source_20_Text"><text:span text:style-name="T275">// the value "b" will be overwritten by "c"</text:span></text:span></text:p>
      <text:p text:style-name="P223"><text:span text:style-name="Source_20_Text"><text:span text:style-name="T105">    -1  <text:s text:c="2"/>=&gt; 'd',<text:line-break/>    '01'  =&gt; 'e', <text:tab/><text:tab/></text:span></text:span><text:span text:style-name="Source_20_Text"><text:span text:style-name="T275">// as this is not an integer string it will NOT override the key for 1</text:span></text:span></text:p>
      <text:p text:style-name="P223"><text:span text:style-name="Source_20_Text"><text:span text:style-name="T105">    '1.5' =&gt; 'f', <text:tab/><text:tab/></text:span></text:span><text:span text:style-name="Source_20_Text"><text:span text:style-name="T275">// as this is not an integer string it will NOT override the key for 1</text:span></text:span></text:p>
      <text:p text:style-name="P223"><text:span text:style-name="Source_20_Text"><text:span text:style-name="T105">    true  =&gt; 'g', <text:tab/><text:tab/></text:span></text:span><text:span text:style-name="Source_20_Text"><text:span text:style-name="T275">// the value "c" will be overwritten by "g"</text:span></text:span></text:p>
      <text:p text:style-name="P223"><text:span text:style-name="Source_20_Text"><text:span text:style-name="T105">    false =&gt; 'h',</text:span></text:span></text:p>
      <text:p text:style-name="P223"><text:span text:style-name="Source_20_Text"><text:span text:style-name="T105">    ''  <text:s text:c="2"/>=&gt; 'i',</text:span></text:span></text:p>
      <text:p text:style-name="P223"><text:span text:style-name="Source_20_Text"><text:span text:style-name="T105">    null  =&gt; 'j', <text:tab/><text:tab/></text:span></text:span><text:span text:style-name="Source_20_Text"><text:span text:style-name="T275">// the value "i" will be overwritten by "j"</text:span></text:span></text:p>
      <text:p text:style-name="P223"><text:span text:style-name="Source_20_Text"><text:span text:style-name="T105">    'k', <text:tab/><text:tab/><text:tab/></text:span></text:span><text:span text:style-name="Source_20_Text"><text:span text:style-name="T276">// value "k" is assigned the key 2. This is because the largest integer key before that was 1</text:span></text:span></text:p>
      <text:p text:style-name="P225"><text:span text:style-name="Source_20_Text"><text:span text:style-name="T105">    2  <text:s text:c="3"/>=&gt; 'l', <text:tab/><text:tab/></text:span></text:span><text:span text:style-name="Source_20_Text"><text:span text:style-name="T275">// the value "k" will be overwritten by "l"</text:span></text:span></text:p>
      <text:p text:style-name="P225"><text:span text:style-name="Source_20_Text"><text:span text:style-name="T105">);</text:span></text:span></text:p>
      <text:p text:style-name="P223"><text:span text:style-name="Source_20_Text"><text:span text:style-name="T105">?&gt;</text:span></text:span></text:p>
      <text:p text:style-name="P228"><text:soft-page-break/><text:span text:style-name="Source_20_Text"><text:span text:style-name="T124">Example 6 ( Accessing array elements )</text:span></text:span></text:p>
      <text:p text:style-name="P226"><text:span text:style-name="Source_20_Text"><text:span text:style-name="T105">&lt;?php<text:line-break/>$array = array(<text:line-break/>    "foo" =&gt; "bar",<text:line-break/>    42    =&gt; 24,<text:line-break/>    "multi" =&gt; array(<text:line-break/>         "dimensional" =&gt; array(<text:line-break/>             "array" =&gt; "foo"<text:line-break/>         )<text:line-break/>    )<text:line-break/>);<text:line-break/><text:line-break/>var_dump($array["foo"]);</text:span></text:span></text:p>
      <text:p text:style-name="P226"><text:span text:style-name="Source_20_Text"><text:span text:style-name="T105">var_dump($array[42]);</text:span></text:span></text:p>
      <text:p text:style-name="P226"><text:span text:style-name="Source_20_Text"><text:span text:style-name="T105">var_dump($array["multi"]["dimensional"]["array"]);<text:line-break/>?&gt; </text:span></text:span></text:p>
      <text:p text:style-name="P224"><text:span text:style-name="Source_20_Text"><text:span text:style-name="T259">string(3) "bar"</text:span></text:span></text:p>
      <text:p text:style-name="P12"><text:span text:style-name="Source_20_Text"><text:span text:style-name="T404">int(24)</text:span></text:span></text:p>
      <text:p text:style-name="P260"><text:span text:style-name="Source_20_Text"><text:span text:style-name="T259">string(3) "foo"</text:span></text:span></text:p>
      <text:p text:style-name="P223"><text:span text:style-name="Source_20_Text"><text:span text:style-name="T105"/></text:span></text:p>
      <text:p text:style-name="P223"><text:span text:style-name="Source_20_Text"><text:span text:style-name="T105"/></text:span></text:p>
      <text:p text:style-name="P238"><text:span text:style-name="Strong_20_Emphasis"><text:span text:style-name="T180">Note</text:span></text:span><text:span text:style-name="T180">:</text:span><text:span text:style-name="T179"><text:tab/>Prior to PHP 8.0.0, square brackets and curly braces could be used interchangeably for accessing array elements (e.g. </text:span><text:span text:style-name="Source_20_Text"><text:span text:style-name="T96">$array[42]</text:span></text:span><text:span text:style-name="T179"> and </text:span><text:span text:style-name="Source_20_Text"><text:span text:style-name="T96">$array{42}</text:span></text:span><text:span text:style-name="T179"> would both do the same thing in the example above). </text:span></text:p>
      <text:p text:style-name="P81">The curly brace syntax was deprecated as of PHP 7.4.0 and no longer supported as of PHP 8.0.0.</text:p>
      <text:p text:style-name="P230"/>
      <text:p text:style-name="P230"/>
      <text:p text:style-name="P231"><text:span text:style-name="Strong_20_Emphasis"><text:span text:style-name="T175">Note</text:span></text:span><text:span text:style-name="T175">:<text:tab/></text:span><text:span text:style-name="T172">Attempting to access an array key which has not been defined is the same as accessing any other undefined variable: an </text:span><text:span text:style-name="Strong_20_Emphasis"><text:span text:style-name="Source_20_Text"><text:span text:style-name="T175">E_NOTICE</text:span></text:span></text:span><text:span text:style-name="T172">-level error message will be issued, and the result will be </text:span><text:span text:style-name="Strong_20_Emphasis"><text:span text:style-name="Source_20_Text"><text:span text:style-name="T175">null</text:span></text:span></text:span><text:span text:style-name="T172">.</text:span></text:p>
      <text:p text:style-name="P2"/>
      <text:p text:style-name="P2"/>
      <text:p text:style-name="P236"><text:span text:style-name="Strong_20_Emphasis"><text:span text:style-name="T175">Warning:</text:span></text:span><text:span text:style-name="Strong_20_Emphasis"><text:span text:style-name="T178"> <text:tab/></text:span></text:span><text:span text:style-name="T172">The fallback to treat an undefined constant as bare string issues an error of level </text:span><text:span text:style-name="Source_20_Text"><text:span text:style-name="T172">E_NOTICE</text:span></text:span><text:span text:style-name="T172">. This has been deprecated as of PHP 7.2.0, and issues an error of level </text:span><text:span text:style-name="Source_20_Text"><text:span text:style-name="T172">E_WARNING</text:span></text:span><text:span text:style-name="T172">. As of PHP 8.0.0, it has been removed and throws an </text:span><text:a xlink:type="simple" xlink:href="https://www.php.net/manual/en/class.error.php" text:style-name="Internet_20_link" text:visited-style-name="Visited_20_Internet_20_Link"><text:span text:style-name="T190">Error</text:span></text:a><text:span text:style-name="T172"> exception.</text:span></text:p>
      <text:p text:style-name="P237"><text:span text:style-name="Source_20_Text"><text:span text:style-name="T96">$a = ['b'=&gt;['c', 'd']];<text:line-break/>var_export($a[b]);<text:tab/></text:span></text:span></text:p>
      <text:p text:style-name="P5"><text:span text:style-name="Source_20_Text"><text:span text:style-name="T361">NOTICE Use of undefined constant b - assumed 'b' on line number </text:span></text:span><text:span text:style-name="Source_20_Text"><text:span text:style-name="T362">3</text:span></text:span><text:span text:style-name="Source_20_Text"><text:span text:style-name="T361"><text:line-break/>array ( 0 =&gt; 'c', 1 =&gt; 'd', ) </text:span></text:span></text:p>
      <text:p text:style-name="P6"/>
      <text:p text:style-name="P6"/>
      <text:p text:style-name="P231"><text:span text:style-name="Strong_20_Emphasis"><text:span text:style-name="T175">Note</text:span></text:span><text:span text:style-name="T175">: <text:tab/></text:span><text:span text:style-name="T172">As of PHP 7.1.0, applying the empty index operator on a string throws a fatal error. Formerly, the string was silently converted to an array. </text:span></text:p>
      <text:p text:style-name="P85"><text:span text:style-name="Source_20_Text"><text:span text:style-name="T363"/></text:span></text:p>
      <text:p text:style-name="P262"><text:span text:style-name="Source_20_Text"><text:span text:style-name="T96">$var = 'somestring';</text:span></text:span></text:p>
      <text:p text:style-name="P263"><text:span text:style-name="Source_20_Text"><text:span text:style-name="T96">$var[] = 'a'; </text:span></text:span></text:p>
      <text:p text:style-name="P84"><text:span text:style-name="Source_20_Text"><text:span text:style-name="T232">In PHP &lt; 7.1:<text:tab/></text:span></text:span><text:span text:style-name="Source_20_Text"><text:span text:style-name="T4">['somestring', 'a']</text:span></text:span></text:p>
      <text:p text:style-name="P86"><text:span text:style-name="Source_20_Text"><text:span text:style-name="T363">In PHP &gt;= 7.1:<text:tab/></text:span></text:span><text:span text:style-name="Source_20_Text"><text:span text:style-name="T4">Fatal error: Uncaught Error: [] operator not supported for strings</text:span></text:span></text:p>
      <text:p text:style-name="P55"><text:soft-page-break/>If <text:span text:style-name="T427">no</text:span> key <text:span text:style-name="T427">is </text:span>specify in the brackets, PHP assumes that you are trying to reference a new element.</text:p>
      <text:p text:style-name="P89"><text:span text:style-name="Source_20_Text"><text:span text:style-name="T322">Example </text:span></text:span><text:span text:style-name="Source_20_Text"><text:span text:style-name="T326">7</text:span></text:span></text:p>
      <text:p text:style-name="P159"><text:span text:style-name="Source_20_Text"><text:span text:style-name="T102">&lt;?php </text:span></text:span></text:p>
      <text:p text:style-name="P159"><text:span text:style-name="Source_20_Text"><text:span text:style-name="T102">$arr = [0=&gt;'id', 'name'=&gt;'foo', 'age'=&gt;20];</text:span></text:span></text:p>
      <text:p text:style-name="P164"><text:span text:style-name="Source_20_Text"><text:span text:style-name="T102">$arr[] = 'example';</text:span></text:span></text:p>
      <text:p text:style-name="P164"><text:span text:style-name="Source_20_Text"><text:span text:style-name="T102">print_r($arr);</text:span></text:span></text:p>
      <text:p text:style-name="P164"><text:span text:style-name="Source_20_Text"><text:span text:style-name="T102">?&gt;</text:span></text:span></text:p>
      <text:p text:style-name="P165"><text:span text:style-name="Source_20_Text"><text:span text:style-name="T260">Array ( [0] =&gt; id [name] =&gt; foo [age] =&gt; 20 [1] =&gt; example ) </text:span></text:span></text:p>
      <text:p text:style-name="P4"/>
      <text:p text:style-name="P41"><text:span text:style-name="T316">Note:</text:span> that PHP chose the key by incrementing the highest numeric key in the array.</text:p>
      <text:p text:style-name="P32">Functions That Create an Array</text:p>
      <text:p text:style-name="P232"><text:span text:style-name="T172">explode() — Returns an array of strings, each of which is a substring of </text:span><text:span text:style-name="Source_20_Text"><text:span text:style-name="T172">string</text:span></text:span><text:span text:style-name="T172"> formed by splitting it on boundaries formed by the string </text:span><text:span text:style-name="Source_20_Text"><text:span text:style-name="T172">separator</text:span></text:span><text:span text:style-name="T172">. </text:span></text:p>
      <text:p text:style-name="P67"><text:span text:style-name="Strong_20_Emphasis"><text:span text:style-name="T297">explode</text:span></text:span><text:span text:style-name="T289">(</text:span><text:span text:style-name="T310">string</text:span><text:span text:style-name="T289"> </text:span><text:span text:style-name="Source_20_Text"><text:span text:style-name="T296">$separator</text:span></text:span><text:span text:style-name="T289">, </text:span><text:span text:style-name="T310">string</text:span><text:span text:style-name="T289"> </text:span><text:span text:style-name="Source_20_Text"><text:span text:style-name="T296">$string</text:span></text:span><text:span text:style-name="T289">, </text:span><text:span text:style-name="T310">int</text:span><text:span text:style-name="T289"> </text:span><text:span text:style-name="Source_20_Text"><text:span text:style-name="T296">$limit</text:span></text:span><text:span text:style-name="T386"> = </text:span><text:span text:style-name="T387">PHP_INT_MAX</text:span><text:span text:style-name="T289">): </text:span><text:span text:style-name="T310">array</text:span><text:span text:style-name="T403"> </text:span></text:p>
      <text:p text:style-name="P90"><text:span text:style-name="Source_20_Text"><text:span text:style-name="T322">Example </text:span></text:span><text:span text:style-name="Source_20_Text"><text:span text:style-name="T327">8:</text:span></text:span></text:p>
      <text:p text:style-name="P220"><text:span text:style-name="Source_20_Text"><text:span text:style-name="T102">&lt;?php</text:span></text:span></text:p>
      <text:p text:style-name="P220"><text:span text:style-name="Source_20_Text"><text:span text:style-name="T102">var_export(explode(" ", "Hello world. It's a beautiful day."));</text:span></text:span></text:p>
      <text:p text:style-name="P160"><text:span text:style-name="Source_20_Text"><text:span text:style-name="T102">?&gt;</text:span></text:span></text:p>
      <text:p text:style-name="P166"><text:span text:style-name="Source_20_Text"><text:span text:style-name="T257">array ( 0 =&gt; 'Hello', 1 =&gt; 'world.', 2 =&gt; 'It\'s', 3 =&gt; 'a', 4 =&gt; 'beautiful', 5 =&gt; 'day.', )</text:span></text:span><text:span text:style-name="Source_20_Text"><text:span text:style-name="T260"> </text:span></text:span></text:p>
      <text:list xml:id="list1386746623" text:style-name="L2">
        <text:list-item>
          <text:p text:style-name="P316"><text:span text:style-name="T189">If </text:span><text:span text:style-name="Source_20_Text"><text:span text:style-name="T107">limit</text:span></text:span><text:span text:style-name="T189"> is set and positive, the returned array will contain a maximum of </text:span><text:span text:style-name="Source_20_Text"><text:span text:style-name="T107">limit elements</text:span></text:span><text:span text:style-name="T189"> with the last element containing the </text:span><text:span text:style-name="Source_20_Text"><text:span text:style-name="T107">rest of string</text:span></text:span><text:span text:style-name="T189">. <text:s/></text:span><text:span text:style-name="T188">By d</text:span><text:span text:style-name="T189">efault</text:span><text:span text:style-name="T188"> </text:span><text:span text:style-name="T189"><text:s/></text:span><text:span text:style-name="T109">PHP_INT_MAX</text:span><text:span text:style-name="T189"> <text:s/></text:span><text:span text:style-name="T188">it will </text:span><text:span text:style-name="T189">return as many items as it can</text:span><text:span text:style-name="T183">.</text:span></text:p>
        </text:list-item>
        <text:list-item>
          <text:p text:style-name="P316"><text:span text:style-name="T187">If the </text:span><text:span text:style-name="Source_20_Text"><text:span text:style-name="T106">limit</text:span></text:span><text:span text:style-name="T187"> parameter is negative, all components except the </text:span><text:span text:style-name="Source_20_Text"><text:span text:style-name="T106">last -limit</text:span></text:span><text:span text:style-name="T187"> are returned.</text:span></text:p>
        </text:list-item>
        <text:list-item>
          <text:p text:style-name="P317"><text:span text:style-name="T187">If the </text:span><text:span text:style-name="Source_20_Text"><text:span text:style-name="T106">limit</text:span></text:span><text:span text:style-name="T187"> parameter is </text:span><text:span text:style-name="Source_20_Text"><text:span text:style-name="T106">zero</text:span></text:span><text:span text:style-name="T187">, then this is treated as </text:span><text:span text:style-name="Source_20_Text"><text:span text:style-name="T106">1</text:span></text:span><text:span text:style-name="Source_20_Text"><text:span text:style-name="T187">.</text:span></text:span></text:p>
        </text:list-item>
      </text:list>
      <text:p text:style-name="P91"><text:span text:style-name="Source_20_Text"><text:span text:style-name="T124">Example </text:span></text:span><text:span text:style-name="Source_20_Text"><text:span text:style-name="T328">9</text:span></text:span><text:span text:style-name="Source_20_Text"><text:span text:style-name="T125">:</text:span></text:span></text:p>
      <text:p text:style-name="P222"><text:span text:style-name="Source_20_Text"><text:span text:style-name="T96">&lt;?php</text:span></text:span></text:p>
      <text:p text:style-name="P221"><text:span text:style-name="Source_20_Text"><text:span text:style-name="T96">$str = "one,two,'three,four,five,six";</text:span></text:span></text:p>
      <text:p text:style-name="P221"><text:span text:style-name="Source_20_Text"><text:span text:style-name="T96"/></text:span></text:p>
      <text:p text:style-name="P221"><text:span text:style-name="Source_20_Text"><text:span text:style-name="T96">var_export(explode(',', $str, 3));</text:span></text:span></text:p>
      <text:p text:style-name="P221"><text:span text:style-name="Source_20_Text"><text:span text:style-name="T277">// array ( 0 =&gt; 'one', 1 =&gt; 'two', 2 =&gt; '\'three,four,five,six', ) </text:span></text:span></text:p>
      <text:p text:style-name="P221"><text:span text:style-name="Source_20_Text"><text:span text:style-name="T96"/></text:span></text:p>
      <text:p text:style-name="P162"><text:span text:style-name="Source_20_Text"><text:span text:style-name="T102">var_export(explode(',', $str, 0));</text:span></text:span></text:p>
      <text:p text:style-name="P162"><text:span text:style-name="Source_20_Text"><text:span text:style-name="T278">// array ( 0 =&gt; 'one,two,\'three,four,five,six', ) </text:span></text:span></text:p>
      <text:p text:style-name="P162"><text:span text:style-name="Source_20_Text"><text:span text:style-name="T96"/></text:span></text:p>
      <text:p text:style-name="P162"><text:span text:style-name="Source_20_Text"><text:span text:style-name="T102">var_export(explode(',', $str, -2));</text:span></text:span></text:p>
      <text:p text:style-name="P161"><text:span text:style-name="Source_20_Text"><text:span text:style-name="T278">// array ( 0 =&gt; 'one', 1 =&gt; 'two', 2 =&gt; '\'three', 3 =&gt; 'four', )</text:span></text:span><text:span text:style-name="Source_20_Text"><text:span text:style-name="T102"> </text:span></text:span></text:p>
      <text:p text:style-name="P163"><text:span text:style-name="Source_20_Text"><text:span text:style-name="T102">?&gt;</text:span></text:span></text:p>
      <text:p text:style-name="P58"><text:span text:style-name="T316">Note:</text:span> <text:s/>the <text:span text:style-name="Source_20_Text"><text:span text:style-name="T416">separator can be a </text:span></text:span><text:s/>single character (like a comma ), or it could be of any length <text:s/><text:span text:style-name="T428">of </text:span><text:s/>character<text:span text:style-name="T428">s</text:span>.</text:p>
      <text:p text:style-name="P80"><text:soft-page-break/><text:span text:style-name="Strong_20_Emphasis"><text:span text:style-name="T439">implode()</text:span></text:span><text:span text:style-name="Strong_20_Emphasis"><text:span text:style-name="T437">— Join array elements with a string</text:span></text:span><text:span text:style-name="T438"><text:line-break/></text:span></text:p>
      <text:p text:style-name="P53"><text:span text:style-name="Strong_20_Emphasis"><text:span text:style-name="T299">implode</text:span></text:span><text:span text:style-name="T290">(</text:span><text:span text:style-name="T311">string</text:span><text:span text:style-name="T290"> </text:span><text:span text:style-name="Source_20_Text"><text:span text:style-name="T298">$separator</text:span></text:span><text:span text:style-name="T290">, </text:span><text:span text:style-name="T311">array</text:span><text:span text:style-name="T290"> </text:span><text:span text:style-name="Source_20_Text"><text:span text:style-name="T298">$array</text:span></text:span><text:span text:style-name="T290">): </text:span><text:span text:style-name="T311">string</text:span></text:p>
      <text:p text:style-name="P87"/>
      <text:p text:style-name="P53">Alternative signature (not supported with named arguments):</text:p>
      <text:p text:style-name="P234"><text:span text:style-name="Strong_20_Emphasis"><text:span text:style-name="T47">implode</text:span></text:span><text:span text:style-name="T31">(</text:span><text:span text:style-name="T81">array</text:span><text:span text:style-name="T31"> </text:span><text:span text:style-name="Source_20_Text"><text:span text:style-name="T46">$array</text:span></text:span><text:span text:style-name="T31">): </text:span><text:span text:style-name="T81">string</text:span></text:p>
      <text:p text:style-name="P88"/>
      <text:p text:style-name="P54">Legacy signature deprecated as of PHP 7.4.0, removed as of PHP 8.0.0 <text:span text:style-name="T442">(still valid for PHP 7.1.0)</text:span>:</text:p>
      <text:p text:style-name="P235"><text:span text:style-name="Strong_20_Emphasis"><text:span text:style-name="T46">implode</text:span></text:span><text:span text:style-name="T31">(</text:span><text:span text:style-name="T81">array</text:span><text:span text:style-name="T31"> </text:span><text:span text:style-name="Source_20_Text"><text:span text:style-name="T46">$array</text:span></text:span><text:span text:style-name="T31">, </text:span><text:span text:style-name="T81">string</text:span><text:span text:style-name="T31"> </text:span><text:span text:style-name="Source_20_Text"><text:span text:style-name="T46">$separator</text:span></text:span><text:span text:style-name="T31">): </text:span><text:span text:style-name="T81">string</text:span></text:p>
      <text:p text:style-name="P93"><text:span text:style-name="Source_20_Text"><text:span text:style-name="T322"/></text:span></text:p>
      <text:p text:style-name="P92"><text:span text:style-name="Source_20_Text"><text:span text:style-name="T322">Example </text:span></text:span><text:span text:style-name="Source_20_Text"><text:span text:style-name="T329">10</text:span></text:span><text:span text:style-name="Source_20_Text"><text:span text:style-name="T327">:</text:span></text:span></text:p>
      <text:p text:style-name="P36"><text:span text:style-name="Source_20_Text"><text:span text:style-name="T8">&lt;?php</text:span></text:span></text:p>
      <text:p text:style-name="P35"><text:span text:style-name="Source_20_Text"><text:span text:style-name="T8">$arr = array('lastname', 'email', 'phone');</text:span></text:span></text:p>
      <text:p text:style-name="P38"><text:span text:style-name="Source_20_Text"><text:span text:style-name="T8">$comma_separated = implode(",", $arr);</text:span></text:span></text:p>
      <text:p text:style-name="P37"><text:span text:style-name="Source_20_Text"><text:span text:style-name="T8">echo $comma_separated; <text:tab/><text:tab/><text:tab/><text:tab/></text:span></text:span><text:span text:style-name="Source_20_Text"><text:span text:style-name="T377">// lastname,email,phone</text:span></text:span></text:p>
      <text:p text:style-name="P39"><text:span text:style-name="Source_20_Text"><text:span text:style-name="T429">// </text:span></text:span><text:span text:style-name="Source_20_Text"><text:span text:style-name="T430">Single string, separator has been omitted</text:span></text:span><text:span text:style-name="Source_20_Text"><text:span text:style-name="T429">:</text:span></text:span></text:p>
      <text:p text:style-name="P36"><text:span text:style-name="Source_20_Text"><text:span text:style-name="T8">var_dump(implode($arr)); <text:tab/><text:tab/><text:tab/></text:span></text:span><text:span text:style-name="Source_20_Text"><text:span text:style-name="T377">// string(18) "lastnameemailphone"</text:span></text:span></text:p>
      <text:p text:style-name="P36"><text:span text:style-name="Source_20_Text"><text:span text:style-name="T377"/></text:span></text:p>
      <text:p text:style-name="P68"><text:span text:style-name="Source_20_Text"><text:span text:style-name="T429">// Empty string when using an empty array:</text:span></text:span></text:p>
      <text:p text:style-name="P69"><text:span text:style-name="Source_20_Text"><text:span text:style-name="T8">var_dump(implode('hello', array())); <text:tab/></text:span></text:span><text:span text:style-name="Source_20_Text"><text:span text:style-name="T377">// string(0) ""</text:span></text:span></text:p>
      <text:p text:style-name="P51"><text:span text:style-name="Source_20_Text"><text:span text:style-name="T8">?&gt;</text:span></text:span></text:p>
      <text:p text:style-name="P45"><text:span text:style-name="Strong_20_Emphasis"><text:span text:style-name="T317">str_split()</text:span></text:span><text:span text:style-name="Strong_20_Emphasis"><text:span text:style-name="T440"> — Convert a string to an array</text:span></text:span></text:p>
      <text:p text:style-name="P268"><text:span text:style-name="Strong_20_Emphasis"><text:span text:style-name="T48">str_split</text:span></text:span><text:span text:style-name="T32">(</text:span><text:span text:style-name="T82">string</text:span><text:span text:style-name="T32"> </text:span><text:span text:style-name="Source_20_Text"><text:span text:style-name="T49">$string</text:span></text:span><text:span text:style-name="T32">, </text:span><text:span text:style-name="T82">int</text:span><text:span text:style-name="T32"> </text:span><text:span text:style-name="Source_20_Text"><text:span text:style-name="T49">$length</text:span></text:span><text:span text:style-name="T227"> = 1</text:span><text:span text:style-name="T32">): </text:span><text:span text:style-name="T82">array</text:span></text:p>
      <text:p text:style-name="P267"><text:span text:style-name="Strong_20_Emphasis"><text:span text:style-name="T280">length. </text:span></text:span><text:span text:style-name="Strong_20_Emphasis"><text:span text:style-name="T281">Is the m</text:span></text:span><text:span text:style-name="Strong_20_Emphasis"><text:span text:style-name="T280">aximum </text:span></text:span><text:span text:style-name="Source_20_Text"><text:span text:style-name="T96">length</text:span></text:span><text:span text:style-name="Strong_20_Emphasis"><text:span text:style-name="T280"> of the chunk. </text:span></text:span><text:span text:style-name="Strong_20_Emphasis"><text:span text:style-name="T281">If the value of </text:span></text:span><text:span text:style-name="Source_20_Text"><text:span text:style-name="T96">length</text:span></text:span><text:span text:style-name="Strong_20_Emphasis"><text:span text:style-name="T281"> is less than </text:span></text:span><text:span text:style-name="Source_20_Text"><text:span text:style-name="T96">1</text:span></text:span><text:span text:style-name="Strong_20_Emphasis"><text:span text:style-name="T281">,</text:span></text:span><text:span text:style-name="Source_20_Text"><text:span text:style-name="T96"> str_split() </text:span></text:span><text:span text:style-name="Strong_20_Emphasis"><text:span text:style-name="T281">will return false and a Warning (PHP 8.0.0 will return a fatal-error).</text:span></text:span></text:p>
      <text:p text:style-name="P102"><text:span text:style-name="Source_20_Text"><text:span text:style-name="T322">Example </text:span></text:span><text:span text:style-name="Source_20_Text"><text:span text:style-name="T330">11</text:span></text:span><text:span text:style-name="Source_20_Text"><text:span text:style-name="T327">:</text:span></text:span></text:p>
      <text:p text:style-name="P248"><text:span text:style-name="Source_20_Text"><text:span text:style-name="T96">&lt;?php</text:span></text:span></text:p>
      <text:p text:style-name="P169"><text:span text:style-name="Source_20_Text"><text:span text:style-name="T102">$str = "Hello Friend";</text:span></text:span></text:p>
      <text:p text:style-name="P273"><text:span text:style-name="Source_20_Text"><text:span text:style-name="T96"/></text:span></text:p>
      <text:p text:style-name="P169"><text:span text:style-name="Source_20_Text"><text:span text:style-name="T102">$arr1 = str_split($str);</text:span></text:span></text:p>
      <text:p text:style-name="P169"><text:span text:style-name="Source_20_Text"><text:span text:style-name="T102">$arr2 = str_split($str, 3);</text:span></text:span></text:p>
      <text:p text:style-name="P273"><text:span text:style-name="Source_20_Text"><text:span text:style-name="T96"/></text:span></text:p>
      <text:p text:style-name="P169"><text:span text:style-name="Source_20_Text"><text:span text:style-name="T102">var_export($arr1);</text:span></text:span></text:p>
      <text:p text:style-name="P169"><text:span text:style-name="Source_20_Text"><text:span text:style-name="T102">var_export($arr2);</text:span></text:span></text:p>
      <text:p text:style-name="P40"><text:span text:style-name="Source_20_Text"><text:span text:style-name="T8">?&gt;</text:span></text:span></text:p>
      <text:p text:style-name="P142"><text:span text:style-name="Source_20_Text"><text:span text:style-name="T376">array ( 0 =&gt; 'H', 1 =&gt; 'e', 2 =&gt; 'l', 3 =&gt; 'l', 4 =&gt; 'o', 5 =&gt; ' ', 6 =&gt; 'F', 7 =&gt; 'r', 8 =&gt; 'i', 9 =&gt; 'e', 10 =&gt; 'n', 11 =&gt; 'd', )</text:span></text:span></text:p>
      <text:p text:style-name="P141"><text:span text:style-name="Source_20_Text"><text:span text:style-name="T376">array ( 0 =&gt; 'Hel', 1 =&gt; 'lo ', 2 =&gt; 'Fri', 3 =&gt; 'end', )</text:span></text:span></text:p>
      <text:p text:style-name="P34"><text:soft-page-break/>Array Operators</text:p>
      <text:p text:style-name="P52"/>
      <text:p text:style-name="P52">PHP arrays can be tested for equivalence and identity</text:p>
      <text:p text:style-name="P52"/>
      <text:p text:style-name="P75"><text:span text:style-name="Source_20_Text"><text:span text:style-name="T12">==</text:span></text:span> <text:s/><text:tab/>equivalent if they have the same key and value pairs.</text:p>
      <text:p text:style-name="P75"/>
      <text:p text:style-name="P75"><text:span text:style-name="Source_20_Text"><text:span text:style-name="T12">===</text:span></text:span> <text:tab/>identical if they also are in the same order, and the key-value are of the same type.</text:p>
      <text:p text:style-name="P52"/>
      <text:p text:style-name="P52"/>
      <text:p text:style-name="P52"><text:span text:style-name="T443">U</text:span>sing the <text:span text:style-name="Source_20_Text"><text:span text:style-name="T8">+</text:span></text:span> union operator, PHP appends the array on the right of the operator to the left. If a key exists in both arrays, then the left array value is used for the key.</text:p>
      <text:p text:style-name="P52"/>
      <text:p text:style-name="P104"><text:span text:style-name="Source_20_Text"><text:span text:style-name="T322">Example </text:span></text:span><text:span text:style-name="Source_20_Text"><text:span text:style-name="T330">1</text:span></text:span><text:span text:style-name="Source_20_Text"><text:span text:style-name="T331">2</text:span></text:span><text:span text:style-name="Source_20_Text"><text:span text:style-name="T327">:</text:span></text:span></text:p>
      <text:p text:style-name="P52"/>
      <text:p text:style-name="P52"><text:span text:style-name="Source_20_Text"><text:span text:style-name="T8">&lt;?php</text:span></text:span></text:p>
      <text:p text:style-name="P52"><text:span text:style-name="Source_20_Text"><text:span text:style-name="T8">$a = ['a' =&gt; 'hello', <text:s text:c="2"/>'b' =&gt; 'world'];</text:span></text:span></text:p>
      <text:p text:style-name="P49"><text:span text:style-name="Source_20_Text"><text:span text:style-name="T8">$b = ['a' =&gt; 'goodbye', 'c' =&gt; 'cruel'];</text:span></text:span></text:p>
      <text:p text:style-name="P52"><text:span text:style-name="Source_20_Text"><text:span text:style-name="T8">echo implode(' ', $a + $b);  <text:tab/><text:tab/></text:span></text:span><text:span text:style-name="Source_20_Text"><text:span text:style-name="T378">// hello world cruel</text:span></text:span></text:p>
      <text:p text:style-name="P52"/>
      <text:p text:style-name="P52"/>
      <text:p text:style-name="P52"/>
      <text:p text:style-name="P78">Example <text:tab/><text:tab/>Name <text:tab/><text:tab/><text:tab/>Result</text:p>
      <text:p text:style-name="P50">$a + $b <text:tab/><text:tab/>Union <text:tab/><text:tab/><text:tab/>$b is appended to $a. If a key exists in both arrays, then the <text:tab/><text:tab/><text:tab/><text:tab/><text:tab/><text:tab/>value from $a is placed into the union.</text:p>
      <text:p text:style-name="P50">$a == $b <text:tab/><text:tab/>Equality <text:tab/><text:tab/>TRUE if $a and $b have the same key-value pairs</text:p>
      <text:p text:style-name="P50">$a === $b <text:tab/><text:tab/>Identity <text:tab/><text:tab/>TRUE if $a and $b have the same key-value pairs, of the same <text:tab/><text:tab/><text:tab/><text:tab/><text:tab/><text:tab/>types, and in the same order.</text:p>
      <text:p text:style-name="P50">$a != $b <text:tab/><text:tab/>Inequality <text:tab/><text:tab/>TRUE if $a is not equal to $b.</text:p>
      <text:p text:style-name="P50">$a <text:span text:style-name="T360">&lt;&gt;</text:span> $b <text:tab/><text:tab/>Inequality <text:tab/><text:tab/>TRUE if $a is not equal to $b.</text:p>
      <text:p text:style-name="P50">$a !== $b <text:tab/><text:tab/>Non-identity <text:tab/><text:tab/>TRUE if $a is not identical to $b.</text:p>
      <text:p text:style-name="P52"/>
      <text:p text:style-name="P105"><text:span text:style-name="Source_20_Text"><text:span text:style-name="T322">Example </text:span></text:span><text:span text:style-name="Source_20_Text"><text:span text:style-name="T330">1</text:span></text:span><text:span text:style-name="Source_20_Text"><text:span text:style-name="T331">3</text:span></text:span><text:span text:style-name="Source_20_Text"><text:span text:style-name="T327">:</text:span></text:span></text:p>
      <text:p text:style-name="P52"/>
      <text:p text:style-name="P70"><text:span text:style-name="Source_20_Text"><text:span text:style-name="T8">&lt;?php</text:span></text:span></text:p>
      <text:p text:style-name="P120"><text:span text:style-name="Source_20_Text"><text:span text:style-name="T7">$a = ['a', 'b', '1'];</text:span></text:span></text:p>
      <text:p text:style-name="P170"><text:span text:style-name="Source_20_Text"><text:span text:style-name="T102">$b = ['a', 'b', 1];</text:span></text:span></text:p>
      <text:p text:style-name="P170"><text:span text:style-name="Source_20_Text"><text:span text:style-name="T102">$c = ['1', 'b', 'a'];</text:span></text:span></text:p>
      <text:p text:style-name="P170"><text:span text:style-name="Source_20_Text"><text:span text:style-name="T102">$d = [2 =&gt; 1, 0 =&gt; 'a', 1 =&gt; 'b'];</text:span></text:span></text:p>
      <text:p text:style-name="P274"><text:span text:style-name="Source_20_Text"><text:span text:style-name="T96"/></text:span></text:p>
      <text:p text:style-name="P274"><text:span text:style-name="Source_20_Text"><text:span text:style-name="T96">var_export($a == $b);<text:tab/><text:tab/></text:span></text:span><text:span text:style-name="Source_20_Text"><text:span text:style-name="T252">// </text:span></text:span><text:span text:style-name="Source_20_Text"><text:span text:style-name="T253">true</text:span></text:span></text:p>
      <text:p text:style-name="P170"><text:span text:style-name="Source_20_Text"><text:span text:style-name="T102">var_export($a === $b);<text:tab/><text:tab/></text:span></text:span><text:span text:style-name="Source_20_Text"><text:span text:style-name="T254">// false</text:span></text:span></text:p>
      <text:p text:style-name="P171"><text:span text:style-name="Source_20_Text"><text:span text:style-name="T102">var_export($a == $c);<text:tab/><text:tab/></text:span></text:span><text:span text:style-name="Source_20_Text"><text:span text:style-name="T254">// false<text:tab/></text:span></text:span><text:span text:style-name="Source_20_Text"><text:span text:style-name="T255">(different key|value pairs)</text:span></text:span></text:p>
      <text:p text:style-name="P171"><text:span text:style-name="Source_20_Text"><text:span text:style-name="T102">var_export($a == $d);<text:tab/><text:tab/></text:span></text:span><text:span text:style-name="Source_20_Text"><text:span text:style-name="T254">// true</text:span></text:span></text:p>
      <text:p text:style-name="P171"><text:span text:style-name="Source_20_Text"><text:span text:style-name="T102">var_export($a === $d);<text:tab/><text:tab/></text:span></text:span><text:span text:style-name="Source_20_Text"><text:span text:style-name="T254">// false</text:span></text:span></text:p>
      <text:p text:style-name="P46"><text:span text:style-name="Source_20_Text"><text:span text:style-name="T8">?&gt;</text:span></text:span></text:p>
      <text:p text:style-name="P32"><text:soft-page-break/>Properties of PHP Array Keys</text:p>
      <text:list xml:id="list2973660045" text:style-name="L3">
        <text:list-item>
          <text:p text:style-name="P307">PHP arrays are zero-based.</text:p>
        </text:list-item>
        <text:list-item>
          <text:p text:style-name="P307">PHP array keys are case sensitive: $arr['A'] and $arr['a'] are different elements.</text:p>
        </text:list-item>
        <text:list-item>
          <text:p text:style-name="P307">Keys may only be a string or an integer. Other variable types are cast into one of these types .</text:p>
        </text:list-item>
        <text:list-item>
          <text:p text:style-name="P307">Strings containing decimal valid integers will be cast <text:span text:style-name="T444">(trancated)</text:span> to the integer type.</text:p>
        </text:list-item>
        <text:list-item>
          <text:p text:style-name="P308">Objects or Array cannot be array key this will result in an Warning or Fatal Error respectivly.</text:p>
        </text:list-item>
        <text:list-item>
          <text:p text:style-name="P308">Hexadecimal, <text:span text:style-name="T444">B</text:span>inary and Octal integers will be converted to Decimal integers </text:p>
        </text:list-item>
        <text:list-item>
          <text:p text:style-name="P309">While <text:span text:style-name="T444">s</text:span><text:span text:style-name="T445">trings containing </text:span>Hexadecimal, <text:span text:style-name="T444">B</text:span>inary <text:s/>and Octal <text:span text:style-name="T444">integers </text:span>will remain as strings.</text:p>
        </text:list-item>
      </text:list>
      <text:p text:style-name="P40"/>
      <text:p text:style-name="P106"><text:span text:style-name="Source_20_Text"><text:span text:style-name="T322">Example </text:span></text:span><text:span text:style-name="Source_20_Text"><text:span text:style-name="T330">1</text:span></text:span><text:span text:style-name="Source_20_Text"><text:span text:style-name="T332">4</text:span></text:span><text:span text:style-name="Source_20_Text"><text:span text:style-name="T327">:</text:span></text:span></text:p>
      <text:p text:style-name="P47"><text:span text:style-name="Source_20_Text"><text:span text:style-name="T8">&lt;?php</text:span></text:span></text:p>
      <text:p text:style-name="P47"><text:span text:style-name="Source_20_Text"><text:span text:style-name="T13">$a = ["2" =&gt;"hello", <text:s/> 0x03 =&gt;"world", <text:s text:c="2"/>0b100 =&gt; ' this is ', <text:s/>"04" =&gt;"PHP", <text:s/>8.7 =&gt;"!!!!"</text:span></text:span><text:span text:style-name="Source_20_Text"><text:span text:style-name="T14">]</text:span></text:span><text:span text:style-name="Source_20_Text"><text:span text:style-name="T13">;</text:span></text:span></text:p>
      <text:p text:style-name="P47"><text:span text:style-name="Source_20_Text"><text:span text:style-name="T8">var_</text:span></text:span><text:span text:style-name="Source_20_Text"><text:span text:style-name="T11">export</text:span></text:span><text:span text:style-name="Source_20_Text"><text:span text:style-name="T8">($a);</text:span></text:span></text:p>
      <text:p text:style-name="P50"><text:span text:style-name="Source_20_Text"><text:span text:style-name="T8">?&gt;</text:span></text:span></text:p>
      <text:p text:style-name="P47"><text:span text:style-name="Source_20_Text"><text:span text:style-name="T379">array (</text:span></text:span></text:p>
      <text:p text:style-name="P47"><text:span text:style-name="Source_20_Text"><text:span text:style-name="T379"><text:s text:c="2"/>2 =&gt; 'hello',</text:span></text:span></text:p>
      <text:p text:style-name="P47"><text:span text:style-name="Source_20_Text"><text:span text:style-name="T379"><text:s text:c="2"/>3 =&gt; 'world',</text:span></text:span></text:p>
      <text:p text:style-name="P47"><text:span text:style-name="Source_20_Text"><text:span text:style-name="T379"><text:s text:c="2"/>4 =&gt; ' this is ',</text:span></text:span></text:p>
      <text:p text:style-name="P47"><text:span text:style-name="Source_20_Text"><text:span text:style-name="T379"><text:s text:c="2"/>'04' =&gt; 'PHP',</text:span></text:span></text:p>
      <text:p text:style-name="P47"><text:span text:style-name="Source_20_Text"><text:span text:style-name="T379"><text:s text:c="2"/>8 =&gt; '!!!!',</text:span></text:span></text:p>
      <text:p text:style-name="P47"><text:span text:style-name="Source_20_Text"><text:span text:style-name="T379">)</text:span></text:span></text:p>
      <text:p text:style-name="P19"/>
      <text:p text:style-name="P32">Filling Up Arrays</text:p>
      <text:p text:style-name="P26"><text:span text:style-name="T316">range</text:span><text:span text:style-name="T318">()</text:span><text:span text:style-name="T316"> </text:span>— Create an array containing a range of elements</text:p>
      <text:p text:style-name="P40"><text:span text:style-name="Strong_20_Emphasis"><text:span text:style-name="T302">range</text:span></text:span><text:span text:style-name="T292">(</text:span><text:span text:style-name="T313">string|int|float</text:span><text:span text:style-name="T292"> </text:span><text:span text:style-name="Source_20_Text"><text:span text:style-name="T301">$start</text:span></text:span><text:span text:style-name="T292">, </text:span><text:span text:style-name="T313">string|int|float</text:span><text:span text:style-name="T292"> </text:span><text:span text:style-name="Source_20_Text"><text:span text:style-name="T301">$end</text:span></text:span><text:span text:style-name="T292">, </text:span><text:span text:style-name="T313">int|float</text:span><text:span text:style-name="T292"> </text:span><text:span text:style-name="Source_20_Text"><text:span text:style-name="T301">$step</text:span></text:span><text:span text:style-name="T395"> = 1</text:span><text:span text:style-name="T292">): </text:span><text:span text:style-name="T313">array</text:span></text:p>
      <text:p text:style-name="P40"><text:span text:style-name="Source_20_Text"><text:span text:style-name="T8">step </text:span></text:span><text:span text:style-name="Source_20_Text"><text:span text:style-name="T409">is the </text:span></text:span><text:span text:style-name="T409">value </text:span><text:span text:style-name="T415">to</text:span><text:span text:style-name="T409"> increment </text:span><text:span text:style-name="T415">the</text:span><text:span text:style-name="T409"> elements in the sequence. </text:span><text:span text:style-name="Source_20_Text"><text:span text:style-name="T8">step</text:span></text:span><text:span text:style-name="T409"> should be given as a positive number. </text:span><text:span text:style-name="T415">(If it’s <text:s/>negative it will be converted to positve, &amp; if it’s 0 will return an Error)</text:span><text:span text:style-name="T409">. </text:span><text:span text:style-name="T415">The</text:span><text:span text:style-name="T409"> default </text:span><text:span text:style-name="T415">value is </text:span><text:span text:style-name="T409">1.</text:span></text:p>
      <text:p text:style-name="P27"><text:span text:style-name="Strong_20_Emphasis"><text:span text:style-name="T316">Note</text:span></text:span><text:span text:style-name="T316">: </text:span>Character sequence values are limited to a length of one. If a length greater than one is entered, only the first character is used.</text:p>
      <text:p text:style-name="P107"><text:soft-page-break/><text:span text:style-name="Source_20_Text"><text:span text:style-name="T322">Example </text:span></text:span><text:span text:style-name="Source_20_Text"><text:span text:style-name="T330">1</text:span></text:span><text:span text:style-name="Source_20_Text"><text:span text:style-name="T333">5</text:span></text:span><text:span text:style-name="Source_20_Text"><text:span text:style-name="T327">:</text:span></text:span></text:p>
      <text:p text:style-name="P249"><text:span text:style-name="Source_20_Text"><text:span text:style-name="T96">&lt;?php</text:span></text:span></text:p>
      <text:p text:style-name="P218"><text:span text:style-name="Source_20_Text"><text:span text:style-name="T102">var_export(range(50, 100, 10));</text:span></text:span></text:p>
      <text:p text:style-name="P218"><text:span text:style-name="Source_20_Text"><text:span text:style-name="T102">var_export(range(50, 50, 10));</text:span></text:span></text:p>
      <text:p text:style-name="P172"><text:span text:style-name="Source_20_Text"><text:span text:style-name="T102">var_export(range(4, -4));</text:span></text:span></text:p>
      <text:p text:style-name="P172"><text:span text:style-name="Source_20_Text"><text:span text:style-name="T102">var_export(range('ab', 'mb', 2));</text:span></text:span></text:p>
      <text:p text:style-name="P172"><text:span text:style-name="Source_20_Text"><text:span text:style-name="T102">var_export(range(1, 1.5, 0.25));</text:span></text:span></text:p>
      <text:p text:style-name="P176"><text:span text:style-name="Source_20_Text"><text:span text:style-name="T102">?&gt;</text:span></text:span></text:p>
      <text:p text:style-name="P172"><text:span text:style-name="Source_20_Text"><text:span text:style-name="T254">array ( 0 =&gt; 50, 1 =&gt; 60, 2 =&gt; 70, 3 =&gt; 80, 4 =&gt; 90, 5 =&gt; 100, )</text:span></text:span></text:p>
      <text:p text:style-name="P172"><text:span text:style-name="Source_20_Text"><text:span text:style-name="T254">array ( 0 =&gt; 50, )</text:span></text:span></text:p>
      <text:p text:style-name="P172"><text:span text:style-name="Source_20_Text"><text:span text:style-name="T254">array ( 0 =&gt; 4, 1 =&gt; 3, 2 =&gt; 2, 3 =&gt; 1, 4 =&gt; 0, 5 =&gt; -1, 6 =&gt; -2, 7 =&gt; -3, 8 =&gt; -4, )</text:span></text:span></text:p>
      <text:p text:style-name="P172"><text:span text:style-name="Source_20_Text"><text:span text:style-name="T254">array ( 0 =&gt; 'a', 1 =&gt; 'c', 2 =&gt; 'e', 3 =&gt; 'g', 4 =&gt; 'i', 5 =&gt; 'k', 6 =&gt; 'm', )</text:span></text:span></text:p>
      <text:p text:style-name="P172"><text:span text:style-name="Source_20_Text"><text:span text:style-name="T254">array ( 0 =&gt; 1.0, 1 =&gt; 1.25, 2 =&gt; 1.5, )</text:span></text:span></text:p>
      <text:p text:style-name="P172"><text:span text:style-name="Source_20_Text"><text:span text:style-name="T254"/></text:span></text:p>
      <text:p text:style-name="P172"><text:span text:style-name="Source_20_Text"><text:span text:style-name="T254"/></text:span></text:p>
      <text:p text:style-name="P172"/>
      <text:p text:style-name="P276"><text:span text:style-name="Source_20_Text"><text:span text:style-name="T139">array_fill</text:span></text:span><text:span text:style-name="Source_20_Text"><text:span text:style-name="T141">()</text:span></text:span><text:span text:style-name="Source_20_Text"><text:span text:style-name="T139"> </text:span></text:span><text:span text:style-name="Source_20_Text"><text:span text:style-name="T130">— Fill an array with values, </text:span></text:span><text:span text:style-name="Source_20_Text"><text:span text:style-name="T131">the </text:span></text:span><text:span text:style-name="Source_20_Text"><text:span text:style-name="T130">keys starting at the </text:span></text:span><text:span text:style-name="Source_20_Text"><text:span text:style-name="T96">start_index</text:span></text:span><text:span text:style-name="Source_20_Text"><text:span text:style-name="T130"> parameter, </text:span></text:span><text:span text:style-name="Source_20_Text"><text:span text:style-name="T131">up to a </text:span></text:span><text:span text:style-name="Source_20_Text"><text:span text:style-name="T134">number </text:span></text:span><text:span text:style-name="Source_20_Text"><text:span text:style-name="T131">of  </text:span></text:span><text:span text:style-name="Source_20_Text"><text:span text:style-name="T96">count</text:span></text:span><text:span text:style-name="Source_20_Text"><text:span text:style-name="T131"> entries</text:span></text:span></text:p>
      <text:p text:style-name="P276"><text:span text:style-name="Source_20_Text"><text:span text:style-name="T265"/></text:span></text:p>
      <text:p text:style-name="P281"><text:span text:style-name="Source_20_Text"><text:span text:style-name="Strong_20_Emphasis"><text:span text:style-name="T64">array_fill</text:span></text:span></text:span><text:span text:style-name="Source_20_Text"><text:span text:style-name="T38">(</text:span></text:span><text:span text:style-name="Source_20_Text"><text:span text:style-name="T88">int</text:span></text:span><text:span text:style-name="Source_20_Text"><text:span text:style-name="T38"> </text:span></text:span><text:span text:style-name="Source_20_Text"><text:span text:style-name="T60">$start_index</text:span></text:span><text:span text:style-name="Source_20_Text"><text:span text:style-name="T38">, </text:span></text:span><text:span text:style-name="Source_20_Text"><text:span text:style-name="T88">int</text:span></text:span><text:span text:style-name="Source_20_Text"><text:span text:style-name="T38"> </text:span></text:span><text:span text:style-name="Source_20_Text"><text:span text:style-name="T60">$count</text:span></text:span><text:span text:style-name="Source_20_Text"><text:span text:style-name="T38">, </text:span></text:span><text:span text:style-name="Source_20_Text"><text:span text:style-name="T62">mixed</text:span></text:span><text:span text:style-name="Source_20_Text"><text:span text:style-name="T60"> $value</text:span></text:span><text:span text:style-name="Source_20_Text"><text:span text:style-name="T38">): </text:span></text:span><text:span text:style-name="Source_20_Text"><text:span text:style-name="T88">array</text:span></text:span></text:p>
      <text:p text:style-name="P172"><text:span text:style-name="Source_20_Text"><text:span text:style-name="T262"/></text:span></text:p>
      <text:p text:style-name="P185"><text:span text:style-name="Source_20_Text"><text:span text:style-name="T139">Note: </text:span></text:span><text:span text:style-name="Source_20_Text"><text:span text:style-name="T147"><text:tab/></text:span></text:span></text:p>
      <text:p text:style-name="P185"><text:span text:style-name="Source_20_Text"><text:span text:style-name="T147">If start_index is </text:span></text:span><text:span text:style-name="Source_20_Text"><text:span text:style-name="T102">negative</text:span></text:span><text:span text:style-name="Source_20_Text"><text:span text:style-name="T147">, the first index of the returned array will be </text:span></text:span><text:span text:style-name="Source_20_Text"><text:span text:style-name="T102">start_index</text:span></text:span><text:span text:style-name="Source_20_Text"><text:span text:style-name="T147"> and the following indices will start from </text:span></text:span><text:span text:style-name="Source_20_Text"><text:span text:style-name="T102">zero</text:span></text:span><text:span text:style-name="Source_20_Text"><text:span text:style-name="T147">. </text:span></text:span><text:span text:style-name="Source_20_Text"><text:span text:style-name="T148">(From PHP 8.0.0 it has been updated)</text:span></text:span></text:p>
      <text:p text:style-name="P282"><text:span text:style-name="Source_20_Text"><text:span text:style-name="T130">The </text:span></text:span><text:span text:style-name="Source_20_Text"><text:span text:style-name="T96">count</text:span></text:span><text:span text:style-name="Source_20_Text"><text:span text:style-name="T130"> Number must be greater than or equal to zero. Throws a E_WARNING if </text:span></text:span><text:span text:style-name="Source_20_Text"><text:span text:style-name="T120">count</text:span></text:span><text:span text:style-name="Source_20_Text"><text:span text:style-name="T130"> is less than zero.</text:span></text:span></text:p>
      <text:p text:style-name="P172"><text:span text:style-name="Source_20_Text"><text:span text:style-name="T254"/></text:span></text:p>
      <text:p text:style-name="P172"><text:span text:style-name="Source_20_Text"><text:span text:style-name="T254"/></text:span></text:p>
      <text:p text:style-name="P108"><text:span text:style-name="Source_20_Text"><text:span text:style-name="T126">Example </text:span></text:span><text:span text:style-name="Source_20_Text"><text:span text:style-name="T127">1</text:span></text:span><text:span text:style-name="Source_20_Text"><text:span text:style-name="T334">6</text:span></text:span><text:span text:style-name="Source_20_Text"><text:span text:style-name="T128">:</text:span></text:span></text:p>
      <text:p text:style-name="P187"><text:span text:style-name="Source_20_Text"><text:span text:style-name="T102">&lt;?php</text:span></text:span></text:p>
      <text:p text:style-name="P186"><text:span text:style-name="Source_20_Text"><text:span text:style-name="T102">$a = array_fill(5, 6, 'banana');</text:span></text:span></text:p>
      <text:p text:style-name="P170"><text:span text:style-name="Source_20_Text"><text:span text:style-name="T102">$b = array_fill(-2, 4, 'pear');</text:span></text:span></text:p>
      <text:p text:style-name="P191"><text:span text:style-name="Source_20_Text"><text:span text:style-name="T102">$c = array_fill(0, 0, 'dragonfruit');</text:span></text:span></text:p>
      <text:p text:style-name="P188"><text:span text:style-name="Source_20_Text"><text:span text:style-name="T102">print_r($a);</text:span></text:span></text:p>
      <text:p text:style-name="P188"><text:span text:style-name="Source_20_Text"><text:span text:style-name="T102">print_r($b);</text:span></text:span></text:p>
      <text:p text:style-name="P190"><text:span text:style-name="Source_20_Text"><text:span text:style-name="T102">print_r($c);</text:span></text:span></text:p>
      <text:p text:style-name="P190"><text:span text:style-name="Source_20_Text"><text:span text:style-name="T102">?&gt;</text:span></text:span></text:p>
      <text:p text:style-name="P188"><text:span text:style-name="Source_20_Text"><text:span text:style-name="T257">Array ( [5] =&gt; banana [6] =&gt; banana [7] =&gt; banana [8] =&gt; banana [9] =&gt; banana [10] =&gt; banana )</text:span></text:span></text:p>
      <text:p text:style-name="P188"><text:span text:style-name="Source_20_Text"><text:span text:style-name="T257">Array ( [-2] =&gt; pear [</text:span></text:span><text:span text:style-name="Source_20_Text"><text:span text:style-name="T258">0</text:span></text:span><text:span text:style-name="Source_20_Text"><text:span text:style-name="T257">] =&gt; pear [</text:span></text:span><text:span text:style-name="Source_20_Text"><text:span text:style-name="T258">1</text:span></text:span><text:span text:style-name="Source_20_Text"><text:span text:style-name="T257">] =&gt; pear [</text:span></text:span><text:span text:style-name="Source_20_Text"><text:span text:style-name="T258">2</text:span></text:span><text:span text:style-name="Source_20_Text"><text:span text:style-name="T257">] =&gt; pear )</text:span></text:span></text:p>
      <text:p text:style-name="P188"><text:span text:style-name="Source_20_Text"><text:span text:style-name="T257">Array ( )</text:span></text:span></text:p>
      <text:p text:style-name="P177"><text:span text:style-name="Source_20_Text"><text:span text:style-name="T254"/></text:span></text:p>
      <text:p text:style-name="P178"><text:soft-page-break/><text:span text:style-name="Source_20_Text"><text:span text:style-name="T139">array_fill_keys()</text:span></text:span><text:span text:style-name="Source_20_Text"><text:span text:style-name="T147"> — Fills an array with the value of the </text:span></text:span><text:span text:style-name="Source_20_Text"><text:span text:style-name="T102">value</text:span></text:span><text:span text:style-name="Source_20_Text"><text:span text:style-name="T147"> parameter, using the values of the </text:span></text:span><text:span text:style-name="Source_20_Text"><text:span text:style-name="T102">keys</text:span></text:span><text:span text:style-name="Source_20_Text"><text:span text:style-name="T147"> array <text:tab/><text:tab/> <text:s text:c="6"/>keys.</text:span></text:span></text:p>
      <text:p text:style-name="P172"><text:span text:style-name="Source_20_Text"><text:span text:style-name="T254"/></text:span></text:p>
      <text:p text:style-name="P192"><text:span text:style-name="Source_20_Text"><text:span text:style-name="Strong_20_Emphasis"><text:span text:style-name="T50">array_fill_keys</text:span></text:span></text:span><text:span text:style-name="Source_20_Text"><text:span text:style-name="T34">(</text:span></text:span><text:span text:style-name="Source_20_Text"><text:span text:style-name="T84">array</text:span></text:span><text:span text:style-name="Source_20_Text"><text:span text:style-name="T34"> </text:span></text:span><text:span text:style-name="Source_20_Text"><text:span text:style-name="T52">$keys</text:span></text:span><text:span text:style-name="Source_20_Text"><text:span text:style-name="T34">, </text:span></text:span><text:span text:style-name="Source_20_Text"><text:span text:style-name="T70">mixed</text:span></text:span><text:span text:style-name="Source_20_Text"><text:span text:style-name="T34"> </text:span></text:span><text:span text:style-name="Source_20_Text"><text:span text:style-name="T52">$value</text:span></text:span><text:span text:style-name="Source_20_Text"><text:span text:style-name="T34">): </text:span></text:span><text:span text:style-name="Source_20_Text"><text:span text:style-name="T84">array</text:span></text:span></text:p>
      <text:p text:style-name="P189"><text:span text:style-name="Source_20_Text"><text:span text:style-name="T84"/></text:span></text:p>
      <text:p text:style-name="P275"><text:span text:style-name="Source_20_Text"><text:span text:style-name="T132">k</text:span></text:span><text:span text:style-name="Source_20_Text"><text:span text:style-name="T130">eys <text:tab/>Array of values that will be used as keys. Illegal values for key will be converted to string.</text:span></text:span></text:p>
      <text:p text:style-name="P172"><text:span text:style-name="Source_20_Text"><text:span text:style-name="T130"/></text:span></text:p>
      <text:p text:style-name="P109"><text:span text:style-name="Source_20_Text"><text:span text:style-name="T126">Example </text:span></text:span><text:span text:style-name="Source_20_Text"><text:span text:style-name="T127">1</text:span></text:span><text:span text:style-name="Source_20_Text"><text:span text:style-name="T335">7</text:span></text:span><text:span text:style-name="Source_20_Text"><text:span text:style-name="T128">:</text:span></text:span></text:p>
      <text:p text:style-name="P172"><text:span text:style-name="Source_20_Text"><text:span text:style-name="T102">&lt;?php<text:line-break/></text:span></text:span><text:span text:style-name="Source_20_Text"><text:span text:style-name="T236">$keys = array('foo', 5, 10, 'bar');</text:span></text:span><text:span text:style-name="Source_20_Text"><text:span text:style-name="T102"><text:line-break/>$a = </text:span></text:span><text:span text:style-name="Source_20_Text"><text:span text:style-name="T282">array_fill_keys(</text:span></text:span><text:span text:style-name="Source_20_Text"><text:span text:style-name="T236">$keys</text:span></text:span><text:span text:style-name="Source_20_Text"><text:span text:style-name="T102">, 'banana'</text:span></text:span><text:span text:style-name="Source_20_Text"><text:span text:style-name="T282">)</text:span></text:span><text:span text:style-name="Source_20_Text"><text:span text:style-name="T102">;<text:line-break/>print_r($a);<text:line-break/>?&gt;</text:span></text:span></text:p>
      <text:p text:style-name="P173"><text:span text:style-name="Source_20_Text"><text:span text:style-name="T254">Array</text:span></text:span></text:p>
      <text:p text:style-name="P12"><text:span text:style-name="Source_20_Text"><text:span text:style-name="T406">(</text:span></text:span></text:p>
      <text:p text:style-name="P16"><text:span text:style-name="Source_20_Text"><text:span text:style-name="T405"><text:s text:c="4"/>[foo] =&gt; banana</text:span></text:span></text:p>
      <text:p text:style-name="P16"><text:span text:style-name="Source_20_Text"><text:span text:style-name="T405"><text:s text:c="4"/>[5] =&gt; banana</text:span></text:span></text:p>
      <text:p text:style-name="P16"><text:span text:style-name="Source_20_Text"><text:span text:style-name="T405"><text:s text:c="4"/>[10] =&gt; banana</text:span></text:span></text:p>
      <text:p text:style-name="P16"><text:span text:style-name="Source_20_Text"><text:span text:style-name="T405"><text:s text:c="4"/>[bar] =&gt; banana</text:span></text:span></text:p>
      <text:p text:style-name="P12"><text:span text:style-name="Source_20_Text"><text:span text:style-name="T406">)</text:span></text:span></text:p>
      <text:p text:style-name="P178"><text:span text:style-name="Source_20_Text"><text:span text:style-name="T254"/></text:span></text:p>
      <text:p text:style-name="P172"><text:span text:style-name="Source_20_Text"><text:span text:style-name="T254"/></text:span></text:p>
      <text:p text:style-name="P172"><text:span text:style-name="Source_20_Text"><text:span text:style-name="T254"/></text:span></text:p>
      <text:p text:style-name="P172"><text:span text:style-name="Source_20_Text"><text:span text:style-name="T170">Push, Pop, Shift, and Unshift</text:span></text:span></text:p>
      <text:p text:style-name="P172"><text:span text:style-name="Source_20_Text"><text:span text:style-name="T254"/></text:span></text:p>
      <text:p text:style-name="P286"><text:span text:style-name="Source_20_Text"><text:span text:style-name="T139">array_shift</text:span></text:span><text:span text:style-name="Source_20_Text"><text:span text:style-name="T142">()</text:span></text:span><text:span text:style-name="Source_20_Text"><text:span text:style-name="T130"> — Shifts the first value of the array off, shortening the array by one element and moving <text:tab/><text:tab/><text:tab/>everything down. </text:span></text:span></text:p>
      <text:p text:style-name="P286"><text:span text:style-name="Source_20_Text"><text:span text:style-name="T130"><text:tab/><text:tab/>All numerical array keys will be modified to start counting from zero while literal keys won't <text:tab/><text:tab/>be affected</text:span></text:span></text:p>
      <text:p text:style-name="P276"><text:span text:style-name="Source_20_Text"><text:span text:style-name="T130"><text:tab/><text:tab/>Returns the shifted value, or </text:span></text:span><text:span text:style-name="Source_20_Text"><text:span text:style-name="T96">null</text:span></text:span><text:span text:style-name="Source_20_Text"><text:span text:style-name="T130"> if array is </text:span></text:span><text:span text:style-name="Source_20_Text"><text:span text:style-name="T96">empty</text:span></text:span><text:span text:style-name="Source_20_Text"><text:span text:style-name="T130"> or is not an array.</text:span></text:span></text:p>
      <text:p text:style-name="P172"><text:span text:style-name="Source_20_Text"><text:span text:style-name="T254"/></text:span></text:p>
      <text:p text:style-name="Standard"><text:span text:style-name="Source_20_Text"><text:span text:style-name="Strong_20_Emphasis"><text:span text:style-name="T64">array_shift</text:span></text:span></text:span><text:span text:style-name="Source_20_Text"><text:span text:style-name="T38">(</text:span></text:span><text:span text:style-name="Source_20_Text"><text:span text:style-name="T88">array</text:span></text:span><text:span text:style-name="Source_20_Text"><text:span text:style-name="T38"> </text:span></text:span><text:span text:style-name="Source_20_Text"><text:span text:style-name="T246">&amp;</text:span></text:span><text:span text:style-name="Source_20_Text"><text:span text:style-name="T60">$array</text:span></text:span><text:span text:style-name="Source_20_Text"><text:span text:style-name="T38">): </text:span></text:span><text:span text:style-name="Source_20_Text"><text:span text:style-name="T60">mixed</text:span></text:span></text:p>
      <text:p text:style-name="P172"><text:span text:style-name="Source_20_Text"><text:span text:style-name="T254"/></text:span></text:p>
      <text:p text:style-name="P112"><text:span text:style-name="Source_20_Text"><text:span text:style-name="T126">Example </text:span></text:span><text:span text:style-name="Source_20_Text"><text:span text:style-name="T127">1</text:span></text:span><text:span text:style-name="Source_20_Text"><text:span text:style-name="T129">8</text:span></text:span><text:span text:style-name="Source_20_Text"><text:span text:style-name="T128">:</text:span></text:span></text:p>
      <text:p text:style-name="P172"><text:span text:style-name="Source_20_Text"><text:span text:style-name="T102">&lt;?php</text:span></text:span></text:p>
      <text:p text:style-name="P172"><text:span text:style-name="Source_20_Text"><text:span text:style-name="T102">$arr = [4=&gt;'vier', 3=&gt;'</text:span></text:span><text:span text:style-name="Source_20_Text"><text:span text:style-name="T103">d</text:span></text:span><text:span text:style-name="Source_20_Text"><text:span text:style-name="T102">rei', 2=&gt;'zwei', 1=&gt;'eins'];</text:span></text:span></text:p>
      <text:p text:style-name="P169"><text:span text:style-name="Source_20_Text"><text:span text:style-name="T102">$num = array_shift($arr);</text:span></text:span></text:p>
      <text:p text:style-name="P169"><text:span text:style-name="Source_20_Text"><text:span text:style-name="T102">echo $num, '&lt;br&gt;';</text:span></text:span></text:p>
      <text:p text:style-name="P169"><text:span text:style-name="Source_20_Text"><text:span text:style-name="T102">print_r($arr);</text:span></text:span></text:p>
      <text:p text:style-name="P169"><text:span text:style-name="Source_20_Text"><text:span text:style-name="T102">?&gt;</text:span></text:span></text:p>
      <text:p text:style-name="P172"><text:span text:style-name="Source_20_Text"><text:span text:style-name="T254">vier<text:line-break/>Array ( [0]=&gt;</text:span></text:span><text:span text:style-name="Source_20_Text"><text:span text:style-name="T256">d</text:span></text:span><text:span text:style-name="Source_20_Text"><text:span text:style-name="T254">rei <text:s text:c="2"/>[1]=&gt;zwei <text:s text:c="2"/>[2]=&gt;eins )</text:span></text:span></text:p>
      <text:p text:style-name="P172"><text:span text:style-name="Source_20_Text"><text:span text:style-name="T254"/></text:span></text:p>
      <text:p text:style-name="P172"><text:span text:style-name="Source_20_Text"><text:span text:style-name="T254"/></text:span></text:p>
      <text:p text:style-name="P271"><text:span text:style-name="Source_20_Text"><text:span text:style-name="Strong_20_Emphasis"><text:span text:style-name="T143">Note</text:span></text:span></text:span><text:span text:style-name="Source_20_Text"><text:span text:style-name="T168">: </text:span></text:span><text:span text:style-name="Source_20_Text"><text:span text:style-name="T167">This function will</text:span></text:span><text:span text:style-name="Source_20_Text"><text:span text:style-name="T96"> reset() </text:span></text:span><text:span text:style-name="Source_20_Text"><text:span text:style-name="T167">the array pointer of the input array after use.</text:span></text:span></text:p>
      <text:p text:style-name="P193"><text:soft-page-break/><text:span text:style-name="Source_20_Text"><text:span text:style-name="T139">array_unshift() </text:span></text:span><text:span text:style-name="Source_20_Text"><text:span text:style-name="T147">— prepends passed elements to the front of the array. Note that the list of elements is <text:tab/><text:tab/><text:tab/> <text:s text:c="3"/>prepended as a whole, so that the prepended elements stay in the same order. All numerical <text:s/><text:tab/> <text:s text:c="16"/>array keys will be modified to start counting from zero while literal keys won't be changed.</text:span></text:span></text:p>
      <text:p text:style-name="P283"><text:span text:style-name="Source_20_Text"><text:span text:style-name="T130"><text:tab/><text:tab/> <text:s text:c="3"/>Returns the new number of elements in the </text:span></text:span><text:span text:style-name="Source_20_Text"><text:span text:style-name="T96">array</text:span></text:span><text:span text:style-name="Source_20_Text"><text:span text:style-name="T130">.</text:span></text:span></text:p>
      <text:p text:style-name="P172"><text:span text:style-name="Source_20_Text"><text:span text:style-name="T254"/></text:span></text:p>
      <text:p text:style-name="P172"><text:span text:style-name="Source_20_Text"><text:span text:style-name="T254"/></text:span></text:p>
      <text:p text:style-name="P195"><text:span text:style-name="Source_20_Text"><text:span text:style-name="Strong_20_Emphasis"><text:span text:style-name="T64">array_unshift</text:span></text:span></text:span><text:span text:style-name="Source_20_Text"><text:span text:style-name="T40">(</text:span></text:span><text:span text:style-name="Source_20_Text"><text:span text:style-name="T90">array</text:span></text:span><text:span text:style-name="Source_20_Text"><text:span text:style-name="T40"> </text:span></text:span><text:span text:style-name="Source_20_Text"><text:span text:style-name="T247">&amp;</text:span></text:span><text:span text:style-name="Source_20_Text"><text:span text:style-name="T66">$array</text:span></text:span><text:span text:style-name="Source_20_Text"><text:span text:style-name="T40">, </text:span></text:span><text:span text:style-name="Source_20_Text"><text:span text:style-name="T67">mixed</text:span></text:span><text:span text:style-name="Source_20_Text"><text:span text:style-name="T66">...$values</text:span></text:span><text:span text:style-name="Source_20_Text"><text:span text:style-name="T40">): </text:span></text:span><text:span text:style-name="Source_20_Text"><text:span text:style-name="T90">int</text:span></text:span></text:p>
      <text:p text:style-name="P195"><text:span text:style-name="Source_20_Text"><text:span text:style-name="T90"/></text:span></text:p>
      <text:p text:style-name="P110"><text:span text:style-name="Source_20_Text"><text:span text:style-name="T126">Example </text:span></text:span><text:span text:style-name="Source_20_Text"><text:span text:style-name="T127">1</text:span></text:span><text:span text:style-name="Source_20_Text"><text:span text:style-name="T336">9</text:span></text:span><text:span text:style-name="Source_20_Text"><text:span text:style-name="T128">:</text:span></text:span></text:p>
      <text:p text:style-name="P176"><text:span text:style-name="Source_20_Text"><text:span text:style-name="T102">&lt;?php</text:span></text:span></text:p>
      <text:p text:style-name="P176"><text:span text:style-name="Source_20_Text"><text:span text:style-name="T102">$queue = array("orange", "banana");</text:span></text:span></text:p>
      <text:p text:style-name="P204"><text:span text:style-name="Source_20_Text"><text:span text:style-name="T102">$num = array_unshift($queue, "apple", "raspberry", "bananas");</text:span></text:span></text:p>
      <text:p text:style-name="P204"><text:span text:style-name="Source_20_Text"><text:span text:style-name="T102">echo $num, '&lt;br&gt;';</text:span></text:span></text:p>
      <text:p text:style-name="P204"><text:span text:style-name="Source_20_Text"><text:span text:style-name="T102">print_r($queue);</text:span></text:span></text:p>
      <text:p text:style-name="P202"><text:span text:style-name="Source_20_Text"><text:span text:style-name="T102">?&gt;</text:span></text:span></text:p>
      <text:p text:style-name="P200"><text:span text:style-name="Source_20_Text"><text:span text:style-name="T254">5<text:line-break/>Array ( [0] =&gt; apple <text:s/>[1] =&gt; raspberry <text:s/>[2] =&gt; bananas <text:s/>[3] =&gt; orange <text:s/>[4] =&gt; banana )</text:span></text:span></text:p>
      <text:p text:style-name="P172"><text:span text:style-name="Source_20_Text"><text:span text:style-name="T254"/></text:span></text:p>
      <text:p text:style-name="P172"><text:span text:style-name="Source_20_Text"><text:span text:style-name="T254"/></text:span></text:p>
      <text:p text:style-name="P172"><text:span text:style-name="Source_20_Text"><text:span text:style-name="T254"/></text:span></text:p>
      <text:p text:style-name="P194"><text:span text:style-name="Source_20_Text"><text:span text:style-name="T139">array_pop()</text:span></text:span><text:span text:style-name="Source_20_Text"><text:span text:style-name="T147"> —  pops and returns the value of the last element of array, shortening the array by one element.</text:span></text:span></text:p>
      <text:p text:style-name="P276"><text:span text:style-name="Source_20_Text"><text:span text:style-name="Strong_20_Emphasis"><text:span text:style-name="T65">array_pop</text:span></text:span></text:span><text:span text:style-name="Source_20_Text"><text:span text:style-name="T39">(</text:span></text:span><text:span text:style-name="Source_20_Text"><text:span text:style-name="T89">array</text:span></text:span><text:span text:style-name="Source_20_Text"><text:span text:style-name="T39"> </text:span></text:span><text:span text:style-name="Source_20_Text"><text:span text:style-name="T245">&amp;</text:span></text:span><text:span text:style-name="Source_20_Text"><text:span text:style-name="T63">$array</text:span></text:span><text:span text:style-name="Source_20_Text"><text:span text:style-name="T39">): </text:span></text:span><text:span text:style-name="Source_20_Text"><text:span text:style-name="T63">mixed</text:span></text:span></text:p>
      <text:p text:style-name="P276"><text:span text:style-name="Source_20_Text"><text:span text:style-name="T49"/></text:span></text:p>
      <text:p text:style-name="P276"><text:span text:style-name="Source_20_Text"><text:span text:style-name="T130">Returns the value of the </text:span></text:span><text:span text:style-name="Source_20_Text"><text:span text:style-name="T133">poped</text:span></text:span><text:span text:style-name="Source_20_Text"><text:span text:style-name="T130">/</text:span></text:span><text:span text:style-name="Source_20_Text"><text:span text:style-name="T133">removed</text:span></text:span><text:span text:style-name="Source_20_Text"><text:span text:style-name="T130"> element. If array is </text:span></text:span><text:span text:style-name="Source_20_Text"><text:span text:style-name="T96">empty</text:span></text:span><text:span text:style-name="Source_20_Text"><text:span text:style-name="T130"> (or is not an array), </text:span></text:span><text:span text:style-name="Source_20_Text"><text:span text:style-name="T96">null</text:span></text:span><text:span text:style-name="Source_20_Text"><text:span text:style-name="T130"> will be returned.</text:span></text:span></text:p>
      <text:p text:style-name="P276"><text:span text:style-name="Source_20_Text"><text:span text:style-name="T130"/></text:span></text:p>
      <text:p text:style-name="P112"><text:span text:style-name="Source_20_Text"><text:span text:style-name="T208">Example </text:span></text:span><text:span text:style-name="Source_20_Text"><text:span text:style-name="T345">20</text:span></text:span><text:span text:style-name="Source_20_Text"><text:span text:style-name="T210">:</text:span></text:span></text:p>
      <text:p text:style-name="P199"><text:span text:style-name="Source_20_Text"><text:span text:style-name="T102">&lt;?php</text:span></text:span></text:p>
      <text:p text:style-name="P199"><text:span text:style-name="Source_20_Text"><text:span text:style-name="T102">$arr = [4=&gt;'vier', 3=&gt;'frei', 2=&gt;'zwei', 1=&gt;'eins'];</text:span></text:span></text:p>
      <text:p text:style-name="P203"><text:span text:style-name="Source_20_Text"><text:span text:style-name="T102">$num = array_pop($arr);</text:span></text:span></text:p>
      <text:p text:style-name="P203"><text:span text:style-name="Source_20_Text"><text:span text:style-name="T102">echo $num, '&lt;br&gt;';</text:span></text:span></text:p>
      <text:p text:style-name="P203"><text:span text:style-name="Source_20_Text"><text:span text:style-name="T102">print_r($arr);</text:span></text:span></text:p>
      <text:p text:style-name="P287"><text:span text:style-name="Source_20_Text"><text:span text:style-name="T96">?&gt;</text:span></text:span></text:p>
      <text:p text:style-name="P287"><text:span text:style-name="Source_20_Text"><text:span text:style-name="T269">eins<text:line-break/>Array ( [4]=&gt;vier <text:s/>[3]=&gt;</text:span></text:span><text:span text:style-name="Source_20_Text"><text:span text:style-name="T270">d</text:span></text:span><text:span text:style-name="Source_20_Text"><text:span text:style-name="T269">rei <text:s/>[2]=&gt;zwei )</text:span></text:span></text:p>
      <text:p text:style-name="P172"><text:span text:style-name="Source_20_Text"><text:span text:style-name="T191"/></text:span></text:p>
      <text:p text:style-name="P172"><text:span text:style-name="Source_20_Text"><text:span text:style-name="T191"/></text:span></text:p>
      <text:p text:style-name="P196"><text:span text:style-name="Strong_20_Emphasis"><text:span text:style-name="T207">Note</text:span></text:span><text:span text:style-name="Source_20_Text"><text:span text:style-name="T216">: </text:span></text:span><text:span text:style-name="Source_20_Text"><text:span text:style-name="T217">This function will</text:span></text:span><text:span text:style-name="Source_20_Text"><text:span text:style-name="T113"> reset() </text:span></text:span><text:span text:style-name="Source_20_Text"><text:span text:style-name="T217">the array pointer of the input array after use.</text:span></text:span></text:p>
      <text:p text:style-name="P172"><text:span text:style-name="Source_20_Text"><text:span text:style-name="T191"/></text:span></text:p>
      <text:p text:style-name="P172"><text:span text:style-name="Source_20_Text"><text:span text:style-name="T191"/></text:span></text:p>
      <text:p text:style-name="P284"><text:soft-page-break/><text:span text:style-name="Source_20_Text"><text:span text:style-name="T202">array_push()</text:span></text:span><text:span text:style-name="Source_20_Text"><text:span text:style-name="T191"> — pushes the passed variables onto the end of </text:span></text:span><text:span text:style-name="Source_20_Text"><text:span text:style-name="T116">array</text:span></text:span><text:span text:style-name="Source_20_Text"><text:span text:style-name="T191">. The length of </text:span></text:span><text:span text:style-name="Source_20_Text"><text:span text:style-name="T116">array</text:span></text:span><text:span text:style-name="Source_20_Text"><text:span text:style-name="T191"> increases by the number of variables pushed. </text:span></text:span><text:span text:style-name="Source_20_Text"><text:span text:style-name="T272"><text:tab/></text:span></text:span></text:p>
      <text:p text:style-name="P284"><text:span text:style-name="Source_20_Text"><text:span text:style-name="T272"/></text:span></text:p>
      <text:p text:style-name="Standard"><text:span text:style-name="Source_20_Text"><text:span text:style-name="Strong_20_Emphasis"><text:span text:style-name="T75">array_push</text:span></text:span></text:span><text:span text:style-name="Source_20_Text"><text:span text:style-name="T42">(</text:span></text:span><text:span text:style-name="Source_20_Text"><text:span text:style-name="T92">array</text:span></text:span><text:span text:style-name="Source_20_Text"><text:span text:style-name="T42"> </text:span></text:span><text:span text:style-name="Source_20_Text"><text:span text:style-name="T248">&amp;</text:span></text:span><text:span text:style-name="Source_20_Text"><text:span text:style-name="T74">$array</text:span></text:span><text:span text:style-name="Source_20_Text"><text:span text:style-name="T42">, </text:span></text:span><text:span text:style-name="Source_20_Text"><text:span text:style-name="T74">mixed</text:span></text:span><text:span text:style-name="Source_20_Text"><text:span text:style-name="T42"> </text:span></text:span><text:span text:style-name="Source_20_Text"><text:span text:style-name="T74">...$values</text:span></text:span><text:span text:style-name="Source_20_Text"><text:span text:style-name="T42">): </text:span></text:span><text:span text:style-name="Source_20_Text"><text:span text:style-name="T92">int</text:span></text:span></text:p>
      <text:p text:style-name="P284"><text:span text:style-name="Source_20_Text"><text:span text:style-name="T272"/></text:span></text:p>
      <text:p text:style-name="P284"><text:span text:style-name="Source_20_Text"><text:span text:style-name="T191">Returns the new number of elements in the array.</text:span></text:span></text:p>
      <text:p text:style-name="P172"><text:span text:style-name="Source_20_Text"><text:span text:style-name="T191"/></text:span></text:p>
      <text:p text:style-name="P299"><text:span text:style-name="Source_20_Text"><text:span text:style-name="T196">This h</text:span></text:span><text:span text:style-name="Source_20_Text"><text:span text:style-name="T195">as the same effect as:<text:tab/><text:tab/></text:span></text:span><text:span text:style-name="Source_20_Text"><text:span text:style-name="T113">&lt;?php <text:s/>$array[] = $var; <text:s/>?&gt;</text:span></text:span></text:p>
      <text:p text:style-name="P172"><text:span text:style-name="Source_20_Text"><text:span text:style-name="T191"/></text:span></text:p>
      <text:p text:style-name="P172"><text:span text:style-name="Source_20_Text"><text:span text:style-name="T191"/></text:span></text:p>
      <text:p text:style-name="P174"><text:span text:style-name="Source_20_Text"><text:span text:style-name="T202">Note: </text:span></text:span><text:span text:style-name="Source_20_Text"><text:span text:style-name="T195">If you use array_push() to add one element to the array, it's better to use $array[ ] = because in that way there is no overhead of calling a function.</text:span></text:span></text:p>
      <text:p text:style-name="P172"><text:span text:style-name="Source_20_Text"><text:span text:style-name="T191"/></text:span></text:p>
      <text:p text:style-name="P111"><text:span text:style-name="Source_20_Text"><text:span text:style-name="T208">Example </text:span></text:span><text:span text:style-name="Source_20_Text"><text:span text:style-name="T345">21</text:span></text:span><text:span text:style-name="Source_20_Text"><text:span text:style-name="T210">:</text:span></text:span></text:p>
      <text:p text:style-name="P201"><text:span text:style-name="Source_20_Text"><text:span text:style-name="T113">&lt;?php</text:span></text:span></text:p>
      <text:p text:style-name="P201"><text:span text:style-name="Source_20_Text"><text:span text:style-name="T113">$stack = array("orange", "banana");</text:span></text:span></text:p>
      <text:p text:style-name="P201"><text:span text:style-name="Source_20_Text"><text:span text:style-name="T114">$num = </text:span></text:span><text:span text:style-name="Source_20_Text"><text:span text:style-name="T113">array_push($stack, "apple", "raspberry");</text:span></text:span></text:p>
      <text:p text:style-name="P201"><text:span text:style-name="Source_20_Text"><text:span text:style-name="T113">print_r($stack);</text:span></text:span></text:p>
      <text:p text:style-name="P201"><text:span text:style-name="Source_20_Text"><text:span text:style-name="T113">?&gt;</text:span></text:span></text:p>
      <text:p text:style-name="P172"><text:span text:style-name="Source_20_Text"><text:span text:style-name="T268">4<text:line-break/>Array ( [0] =&gt; orange [1] =&gt; banana [2] =&gt; apple [3] =&gt; raspberry )</text:span></text:span></text:p>
      <text:p text:style-name="P172"><text:span text:style-name="Source_20_Text"><text:span text:style-name="T191"/></text:span></text:p>
      <text:p text:style-name="P172"><text:span text:style-name="Source_20_Text"><text:span text:style-name="T191"/></text:span></text:p>
      <text:p text:style-name="P172"><text:span text:style-name="Source_20_Text"><text:span text:style-name="T191"/></text:span></text:p>
      <text:p text:style-name="P198"><text:span text:style-name="Source_20_Text"><text:span text:style-name="T202">Note: </text:span></text:span><text:span text:style-name="Source_20_Text"><text:span text:style-name="T113">array_unshift()</text:span></text:span><text:span text:style-name="Source_20_Text"><text:span text:style-name="T197"> and </text:span></text:span><text:span text:style-name="Source_20_Text"><text:span text:style-name="T113">array_push()</text:span></text:span><text:span text:style-name="Source_20_Text"><text:span text:style-name="T197"> will raise a </text:span></text:span><text:span text:style-name="Source_20_Text"><text:span text:style-name="T203">Warning</text:span></text:span><text:span text:style-name="Source_20_Text"><text:span text:style-name="T197"> if the first argument is not an array</text:span></text:span><text:span text:style-name="Source_20_Text"><text:span text:style-name="T273">.</text:span></text:span></text:p>
      <text:p text:style-name="P198"><text:span text:style-name="Source_20_Text"><text:span text:style-name="T201">While</text:span></text:span><text:span text:style-name="Source_20_Text"><text:span text:style-name="T197"> </text:span></text:span><text:span text:style-name="Source_20_Text"><text:span text:style-name="T113">array_shift()</text:span></text:span><text:span text:style-name="Source_20_Text"><text:span text:style-name="T197"> and </text:span></text:span><text:span text:style-name="Source_20_Text"><text:span text:style-name="T113">array_pop()</text:span></text:span><text:span text:style-name="Source_20_Text"><text:span text:style-name="T197"> will raise a </text:span></text:span><text:span text:style-name="Source_20_Text"><text:span text:style-name="T203">Warning</text:span></text:span><text:span text:style-name="Source_20_Text"><text:span text:style-name="T197"> if the argument is not an array</text:span></text:span><text:span text:style-name="Source_20_Text"><text:span text:style-name="T273">.</text:span></text:span></text:p>
      <text:p text:style-name="P197"><text:span text:style-name="Source_20_Text"><text:span text:style-name="T273"/></text:span></text:p>
      <text:p text:style-name="P285"><text:span text:style-name="Source_20_Text"><text:span text:style-name="T203">Note:</text:span></text:span><text:span text:style-name="Source_20_Text"><text:span text:style-name="T192"> <text:s/>In all four function the array is passed by reference else a Fatal error is produse. </text:span></text:span><text:span text:style-name="Source_20_Text"><text:span text:style-name="T193">(As a variable).</text:span></text:span></text:p>
      <text:p text:style-name="P197"><text:span text:style-name="Source_20_Text"><text:span text:style-name="T273"/></text:span></text:p>
      <text:p text:style-name="P197"><text:span text:style-name="Source_20_Text"><text:span text:style-name="T273"/></text:span></text:p>
      <text:p text:style-name="P197"/>
      <text:p text:style-name="P197"/>
      <text:p text:style-name="P172"><text:span text:style-name="Source_20_Text"><text:span text:style-name="T219">Comparing Arrays</text:span></text:span></text:p>
      <text:p text:style-name="P172"><text:span text:style-name="Source_20_Text"><text:span text:style-name="T191"/></text:span></text:p>
      <text:p text:style-name="P172"><text:span text:style-name="Source_20_Text"><text:span text:style-name="T198">The </text:span></text:span><text:span text:style-name="Source_20_Text"><text:span text:style-name="T195">equality </text:span></text:span><text:span text:style-name="Source_20_Text"><text:span text:style-name="T113">==</text:span></text:span><text:span text:style-name="Source_20_Text"><text:span text:style-name="T195"> and identity </text:span></text:span><text:span text:style-name="Source_20_Text"><text:span text:style-name="T113">===</text:span></text:span><text:span text:style-name="Source_20_Text"><text:span text:style-name="T195"> operators </text:span></text:span><text:span text:style-name="Source_20_Text"><text:span text:style-name="T198">can be used</text:span></text:span><text:span text:style-name="Source_20_Text"><text:span text:style-name="T195"> to compare arrays.</text:span></text:span></text:p>
      <text:p text:style-name="P172"/>
      <text:p text:style-name="P172"><text:span text:style-name="Source_20_Text"><text:span text:style-name="T195">There are PHP functions devoted to array comparisons that make more sophisticated comparisons possible.</text:span></text:span></text:p>
      <text:p text:style-name="P276"><text:span text:style-name="Source_20_Text"><text:span text:style-name="T202"/></text:span></text:p>
      <text:p text:style-name="P276"><text:span text:style-name="Source_20_Text"><text:span text:style-name="T202"/></text:span></text:p>
      <text:p text:style-name="P276"><text:soft-page-break/><text:span text:style-name="Source_20_Text"><text:span text:style-name="T202">array_diff() </text:span></text:span><text:span text:style-name="Source_20_Text"><text:span text:style-name="T191">— Compares array against one or more other arrays and returns the values in array that are not <text:tab/><text:tab/>present in any of the other arrays.</text:span></text:span></text:p>
      <text:p text:style-name="P172"><text:span text:style-name="Source_20_Text"><text:span text:style-name="T191"/></text:span></text:p>
      <text:p text:style-name="P180"><text:span text:style-name="Source_20_Text"><text:span text:style-name="Strong_20_Emphasis"><text:span text:style-name="T72">array_diff</text:span></text:span></text:span><text:span text:style-name="Source_20_Text"><text:span text:style-name="T43">(</text:span></text:span><text:span text:style-name="Source_20_Text"><text:span text:style-name="T93">array</text:span></text:span><text:span text:style-name="Source_20_Text"><text:span text:style-name="T43"> </text:span></text:span><text:span text:style-name="Source_20_Text"><text:span text:style-name="T73">$array</text:span></text:span><text:span text:style-name="Source_20_Text"><text:span text:style-name="T43">, </text:span></text:span><text:span text:style-name="Source_20_Text"><text:span text:style-name="T93">array</text:span></text:span><text:span text:style-name="Source_20_Text"><text:span text:style-name="T43"> </text:span></text:span><text:span text:style-name="Source_20_Text"><text:span text:style-name="T73">...$arrays</text:span></text:span><text:span text:style-name="Source_20_Text"><text:span text:style-name="T43">): </text:span></text:span><text:span text:style-name="Source_20_Text"><text:span text:style-name="T93">array</text:span></text:span></text:p>
      <text:p text:style-name="P172"><text:span text:style-name="Source_20_Text"><text:span text:style-name="T191"/></text:span></text:p>
      <text:p text:style-name="P277"><text:span text:style-name="Source_20_Text"><text:span text:style-name="T205">Note:</text:span></text:span><text:span text:style-name="Source_20_Text"><text:span text:style-name="T194"> </text:span></text:span><text:span text:style-name="Source_20_Text"><text:span text:style-name="T191">Two elements are considered equal if and only if </text:span></text:span><text:span text:style-name="Source_20_Text"><text:span text:style-name="T117">(string) $elem1 === (string) $elem2</text:span></text:span><text:span text:style-name="Source_20_Text"><text:span text:style-name="T191">. That is, when the </text:span></text:span><text:span text:style-name="Source_20_Text"><text:span text:style-name="T117">string representation</text:span></text:span><text:span text:style-name="Source_20_Text"><text:span text:style-name="T191"> is the same.</text:span></text:span></text:p>
      <text:p text:style-name="P172"><text:span text:style-name="Source_20_Text"><text:span text:style-name="T254"/></text:span></text:p>
      <text:p text:style-name="P113"><text:span text:style-name="Source_20_Text"><text:span text:style-name="T208">Example </text:span></text:span><text:span text:style-name="Source_20_Text"><text:span text:style-name="T211">2</text:span></text:span><text:span text:style-name="Source_20_Text"><text:span text:style-name="T346">2</text:span></text:span><text:span text:style-name="Source_20_Text"><text:span text:style-name="T210">:</text:span></text:span></text:p>
      <text:p text:style-name="P172"><text:span text:style-name="Source_20_Text"><text:span text:style-name="T115">&lt;?php<text:line-break/>$array1 = array("a" =&gt; "green", "red", "blue", "red");<text:line-break/>$array2 = array("b" =&gt; "green", "yellow", "red");<text:line-break/>$result = </text:span></text:span><text:span text:style-name="Source_20_Text"><text:span text:style-name="T249">array_diff(</text:span></text:span><text:span text:style-name="Source_20_Text"><text:span text:style-name="T115">$array1, $array2</text:span></text:span><text:span text:style-name="Source_20_Text"><text:span text:style-name="T249">)</text:span></text:span><text:span text:style-name="Source_20_Text"><text:span text:style-name="T115">;<text:line-break/><text:line-break/>print_r($result);<text:line-break/>?&gt;</text:span></text:span></text:p>
      <text:p text:style-name="P219"><text:span text:style-name="Source_20_Text"><text:span text:style-name="T271">Array ( [1] =&gt; blue )</text:span></text:span></text:p>
      <text:p text:style-name="P219"><text:span text:style-name="Source_20_Text"><text:span text:style-name="T271"/></text:span></text:p>
      <text:p text:style-name="P278"><text:span text:style-name="Source_20_Text"><text:span text:style-name="T206">Note: </text:span></text:span><text:span text:style-name="Source_20_Text"><text:span text:style-name="T191">This function only checks one dimension of a n-dimensional array. Of course you can check deeper dimensions by using </text:span></text:span><text:span text:style-name="Source_20_Text"><text:span text:style-name="T117">array_diff($array1[0], $array2[0]);</text:span></text:span><text:span text:style-name="Source_20_Text"><text:span text:style-name="T191">.</text:span></text:span></text:p>
      <text:p text:style-name="P173"><text:span text:style-name="Source_20_Text"><text:span text:style-name="T117"/></text:span></text:p>
      <text:p text:style-name="P113"><text:span text:style-name="Source_20_Text"><text:span text:style-name="T208">Example </text:span></text:span><text:span text:style-name="Source_20_Text"><text:span text:style-name="T211">2</text:span></text:span><text:span text:style-name="Source_20_Text"><text:span text:style-name="T346">3</text:span></text:span><text:span text:style-name="Source_20_Text"><text:span text:style-name="T210">:</text:span></text:span></text:p>
      <text:p text:style-name="P172"><text:span text:style-name="Source_20_Text"><text:span text:style-name="T102">&lt;?php </text:span></text:span></text:p>
      <text:p text:style-name="P172"><text:span text:style-name="Source_20_Text"><text:span text:style-name="T102">$requiredKeys = ['username', 'password', 'csrf_token'];</text:span></text:span></text:p>
      <text:p text:style-name="P172"><text:span text:style-name="Source_20_Text"><text:span text:style-name="T102">$missingKeys = </text:span></text:span><text:span text:style-name="Source_20_Text"><text:span text:style-name="T236">array_diff(</text:span></text:span><text:span text:style-name="Source_20_Text"><text:span text:style-name="T102">$requiredKeys, array_keys($_POST)</text:span></text:span><text:span text:style-name="Source_20_Text"><text:span text:style-name="T236">)</text:span></text:span><text:span text:style-name="Source_20_Text"><text:span text:style-name="T102">;</text:span></text:span></text:p>
      <text:p text:style-name="P172"><text:span text:style-name="Source_20_Text"><text:span text:style-name="T96"/></text:span></text:p>
      <text:p text:style-name="P172"><text:span text:style-name="Source_20_Text"><text:span text:style-name="T102">if (count($missingKeys)) {</text:span></text:span></text:p>
      <text:p text:style-name="P172"><text:span text:style-name="Source_20_Text"><text:span text:style-name="T102"><text:s text:c="4"/>try {</text:span></text:span></text:p>
      <text:p text:style-name="P172"><text:span text:style-name="Source_20_Text"><text:span text:style-name="T102"><text:s text:c="8"/>$strMissingKeys = </text:span></text:span><text:span text:style-name="Source_20_Text"><text:span text:style-name="T236">print_r(</text:span></text:span><text:span text:style-name="Source_20_Text"><text:span text:style-name="T102">$missingKeys, </text:span></text:span><text:span text:style-name="Source_20_Text"><text:span text:style-name="T236">true)</text:span></text:span><text:span text:style-name="Source_20_Text"><text:span text:style-name="T102">;</text:span></text:span></text:p>
      <text:p text:style-name="P172"><text:span text:style-name="Source_20_Text"><text:span text:style-name="T102"/></text:span></text:p>
      <text:p text:style-name="P205"><text:span text:style-name="Source_20_Text"><text:span text:style-name="T102"><text:s text:c="8"/>throw new UnexpectedValueException(</text:span></text:span></text:p>
      <text:p text:style-name="P205"><text:span text:style-name="Source_20_Text"><text:span text:style-name="T102"><text:s text:c="8"/><text:tab/>"&lt;br&gt;You need to provide:&lt;br&gt;{$strMissingKeys}&lt;br&gt;"</text:span></text:span></text:p>
      <text:p text:style-name="P205"><text:span text:style-name="Source_20_Text"><text:span text:style-name="T102"><text:s text:c="8"/>);</text:span></text:span></text:p>
      <text:p text:style-name="P205"><text:span text:style-name="Source_20_Text"><text:span text:style-name="T102"/></text:span></text:p>
      <text:p text:style-name="P172"><text:span text:style-name="Source_20_Text"><text:span text:style-name="T102"><text:s text:c="4"/>} catch (Exception $e) {</text:span></text:span></text:p>
      <text:p text:style-name="P172"><text:span text:style-name="Source_20_Text"><text:span text:style-name="T102"><text:s text:c="8"/>echo $e;</text:span></text:span></text:p>
      <text:p text:style-name="P172"><text:span text:style-name="Source_20_Text"><text:span text:style-name="T102"><text:s text:c="4"/>}</text:span></text:span></text:p>
      <text:p text:style-name="P172"><text:span text:style-name="Source_20_Text"><text:span text:style-name="T102">}</text:span></text:span></text:p>
      <text:p text:style-name="P172"><text:span text:style-name="Source_20_Text"><text:span text:style-name="T254">UnexpectedValueException:<text:line-break/>You need to provide:<text:line-break/>Array ( [0] =&gt; username [1] =&gt; password [2] =&gt; csrf_token )<text:line-break/>in /var/www/html/php/php_array/example5.php:11 Stack trace: #0 {main}</text:span></text:span></text:p>
      <text:p text:style-name="P276"><text:soft-page-break/><text:span text:style-name="Source_20_Text"><text:span text:style-name="T202">array_diff_assoc</text:span></text:span><text:span text:style-name="Source_20_Text"><text:span text:style-name="T204">()</text:span></text:span><text:span text:style-name="Source_20_Text"><text:span text:style-name="T202"> </text:span></text:span><text:span text:style-name="Source_20_Text"><text:span text:style-name="T191">— Compares </text:span></text:span><text:span text:style-name="Source_20_Text"><text:span text:style-name="T116">array</text:span></text:span><text:span text:style-name="Source_20_Text"><text:span text:style-name="T191"> against </text:span></text:span><text:span text:style-name="Source_20_Text"><text:span text:style-name="T116">arrays</text:span></text:span><text:span text:style-name="Source_20_Text"><text:span text:style-name="T191"> and returns the difference. Unlike </text:span></text:span><text:span text:style-name="Source_20_Text"><text:span text:style-name="T116">array_diff()</text:span></text:span><text:span text:style-name="Source_20_Text"><text:span text:style-name="T191"> the <text:tab/><text:tab/><text:tab/>array keys are also used in the comparison.</text:span></text:span></text:p>
      <text:p text:style-name="P172"><text:span text:style-name="Source_20_Text"><text:span text:style-name="T254"/></text:span></text:p>
      <text:p text:style-name="P172"><text:span text:style-name="Source_20_Text"><text:span text:style-name="Strong_20_Emphasis"><text:span text:style-name="T54">array_diff_assoc</text:span></text:span></text:span><text:span text:style-name="Source_20_Text"><text:span text:style-name="T34">(</text:span></text:span><text:span text:style-name="Source_20_Text"><text:span text:style-name="T84">array</text:span></text:span><text:span text:style-name="Source_20_Text"><text:span text:style-name="T34"> </text:span></text:span><text:span text:style-name="Source_20_Text"><text:span text:style-name="T52">$array</text:span></text:span><text:span text:style-name="Source_20_Text"><text:span text:style-name="T34">, </text:span></text:span><text:span text:style-name="Source_20_Text"><text:span text:style-name="T84">array</text:span></text:span><text:span text:style-name="Source_20_Text"><text:span text:style-name="T34"> </text:span></text:span><text:span text:style-name="Source_20_Text"><text:span text:style-name="T52">...$arrays</text:span></text:span><text:span text:style-name="Source_20_Text"><text:span text:style-name="T34">): </text:span></text:span><text:span text:style-name="Source_20_Text"><text:span text:style-name="T84">array</text:span></text:span></text:p>
      <text:p text:style-name="P172"><text:span text:style-name="Source_20_Text"><text:span text:style-name="T254"/></text:span></text:p>
      <text:p text:style-name="P114"><text:span text:style-name="Source_20_Text"><text:span text:style-name="T208">Example </text:span></text:span><text:span text:style-name="Source_20_Text"><text:span text:style-name="T211">2</text:span></text:span><text:span text:style-name="Source_20_Text"><text:span text:style-name="T347">4</text:span></text:span><text:span text:style-name="Source_20_Text"><text:span text:style-name="T210">:</text:span></text:span></text:p>
      <text:p text:style-name="P206"><text:span text:style-name="Source_20_Text"><text:span text:style-name="T102">&lt;?php</text:span></text:span></text:p>
      <text:p text:style-name="P206"><text:span text:style-name="Source_20_Text"><text:span text:style-name="T102">$array1 = array("a" =&gt; "green", "b" =&gt; "brown", "c" =&gt; "blue", </text:span></text:span><text:span text:style-name="Source_20_Text"><text:span text:style-name="T236">"red"</text:span></text:span><text:span text:style-name="Source_20_Text"><text:span text:style-name="T102">);</text:span></text:span></text:p>
      <text:p text:style-name="P206"><text:span text:style-name="Source_20_Text"><text:span text:style-name="T102">$array2 = array("a" =&gt; "green", "yellow", </text:span></text:span><text:span text:style-name="Source_20_Text"><text:span text:style-name="T236">"red"</text:span></text:span><text:span text:style-name="Source_20_Text"><text:span text:style-name="T102">);</text:span></text:span></text:p>
      <text:p text:style-name="P206"><text:span text:style-name="Source_20_Text"><text:span text:style-name="T102">$result = array_diff_assoc($array1, $array2);</text:span></text:span></text:p>
      <text:p text:style-name="P206"><text:span text:style-name="Source_20_Text"><text:span text:style-name="T102">print_r($result);</text:span></text:span></text:p>
      <text:p text:style-name="P206"><text:span text:style-name="Source_20_Text"><text:span text:style-name="T102">?&gt;</text:span></text:span></text:p>
      <text:p text:style-name="P173"><text:span text:style-name="Source_20_Text"><text:span text:style-name="T254">Array</text:span></text:span></text:p>
      <text:p text:style-name="P12"><text:span text:style-name="Source_20_Text"><text:span text:style-name="T406">(</text:span></text:span></text:p>
      <text:p text:style-name="P16"><text:span text:style-name="Source_20_Text"><text:span text:style-name="T405"><text:s text:c="4"/>[b] =&gt; brown</text:span></text:span></text:p>
      <text:p text:style-name="P16"><text:span text:style-name="Source_20_Text"><text:span text:style-name="T405"><text:s text:c="4"/>[c] =&gt; blue</text:span></text:span></text:p>
      <text:p text:style-name="P16"><text:span text:style-name="Source_20_Text"><text:span text:style-name="T405"><text:s text:c="4"/>[0] =&gt; </text:span></text:span><text:span text:style-name="Source_20_Text"><text:span text:style-name="T364">red</text:span></text:span></text:p>
      <text:p text:style-name="P12"><text:span text:style-name="Source_20_Text"><text:span text:style-name="T406">)</text:span></text:span></text:p>
      <text:p text:style-name="P172"><text:span text:style-name="Source_20_Text"><text:span text:style-name="T254"/></text:span></text:p>
      <text:p text:style-name="P175"><text:span text:style-name="Source_20_Text"><text:span text:style-name="T202">Note: <text:tab/></text:span></text:span><text:span text:style-name="Source_20_Text"><text:span text:style-name="T195">Ensure you pass arguments in the correct order when comparing similar arrays with more keys. <text:s text:c="4"/>The new array should be the first in the list.</text:span></text:span></text:p>
      <text:p text:style-name="P172"><text:span text:style-name="Source_20_Text"><text:span text:style-name="T254"/></text:span></text:p>
      <text:p text:style-name="P172"><text:span text:style-name="Source_20_Text"><text:span text:style-name="T254"/></text:span></text:p>
      <text:p text:style-name="P172"><text:span text:style-name="Source_20_Text"><text:span text:style-name="T254"/></text:span></text:p>
      <text:p text:style-name="P252"><text:span text:style-name="Strong_20_Emphasis"><text:span text:style-name="T153">array_intersect() </text:span></text:span><text:span text:style-name="Strong_20_Emphasis"><text:span text:style-name="T155"> — </text:span></text:span><text:span text:style-name="T150"> returns an array containing all the values of </text:span><text:span text:style-name="Source_20_Text"><text:span text:style-name="T220">array</text:span></text:span><text:span text:style-name="T150"> that are present in all the arguments. Note that keys are preserved </text:span><text:span text:style-name="T151">(1st value keys)</text:span><text:span text:style-name="T150">.</text:span></text:p>
      <text:p text:style-name="P252"><text:span text:style-name="Strong_20_Emphasis"><text:span text:style-name="T56">array_intersect</text:span></text:span><text:span text:style-name="T35">(</text:span><text:span text:style-name="T85">array</text:span><text:span text:style-name="T35"> </text:span><text:span text:style-name="Source_20_Text"><text:span text:style-name="T55">$array</text:span></text:span><text:span text:style-name="T35">, </text:span><text:span text:style-name="T85">array</text:span><text:span text:style-name="T35"> </text:span><text:span text:style-name="Source_20_Text"><text:span text:style-name="T55">...$arrays</text:span></text:span><text:span text:style-name="T35">): </text:span><text:span text:style-name="T85">array</text:span></text:p>
      <text:p text:style-name="P115"><text:span text:style-name="Source_20_Text"><text:span text:style-name="T356">Example </text:span></text:span><text:span text:style-name="Source_20_Text"><text:span text:style-name="T348">2</text:span></text:span><text:span text:style-name="Source_20_Text"><text:span text:style-name="T350">5</text:span></text:span><text:span text:style-name="Source_20_Text"><text:span text:style-name="T349">:</text:span></text:span></text:p>
      <text:p text:style-name="P253"><text:span text:style-name="Source_20_Text"><text:span text:style-name="T96">&lt;?php</text:span></text:span></text:p>
      <text:p text:style-name="P253"><text:span text:style-name="Source_20_Text"><text:span text:style-name="T96">$array1 = array("a" =&gt; "green", "red", "blue", </text:span></text:span><text:span text:style-name="Source_20_Text"><text:span text:style-name="T233">1</text:span></text:span><text:span text:style-name="Source_20_Text"><text:span text:style-name="T96">);</text:span></text:span></text:p>
      <text:p text:style-name="P253"><text:span text:style-name="Source_20_Text"><text:span text:style-name="T96">$array2 = array("b" =&gt; "green", "yellow", "red", </text:span></text:span><text:span text:style-name="Source_20_Text"><text:span text:style-name="T232">"</text:span></text:span><text:span text:style-name="Source_20_Text"><text:span text:style-name="T234">1</text:span></text:span><text:span text:style-name="Source_20_Text"><text:span text:style-name="T232">"</text:span></text:span><text:span text:style-name="Source_20_Text"><text:span text:style-name="T96">);</text:span></text:span></text:p>
      <text:p text:style-name="P253"><text:span text:style-name="Source_20_Text"><text:span text:style-name="T96">$array</text:span></text:span><text:span text:style-name="Source_20_Text"><text:span text:style-name="T98">3</text:span></text:span><text:span text:style-name="Source_20_Text"><text:span text:style-name="T96"> = array("</text:span></text:span><text:span text:style-name="Source_20_Text"><text:span text:style-name="T100">c</text:span></text:span><text:span text:style-name="Source_20_Text"><text:span text:style-name="T96">" =&gt; "green", "yellow", "red", </text:span></text:span><text:span text:style-name="Source_20_Text"><text:span text:style-name="T235">0x01</text:span></text:span><text:span text:style-name="Source_20_Text"><text:span text:style-name="T96">);</text:span></text:span></text:p>
      <text:p text:style-name="P253"><text:span text:style-name="Source_20_Text"><text:span text:style-name="T96"/></text:span></text:p>
      <text:p text:style-name="P253"><text:span text:style-name="Source_20_Text"><text:span text:style-name="T96">$result = array_intersect($array1, $array2, $array</text:span></text:span><text:span text:style-name="Source_20_Text"><text:span text:style-name="T100">3</text:span></text:span><text:span text:style-name="Source_20_Text"><text:span text:style-name="T96">);<text:line-break/>print_r($result);</text:span></text:span></text:p>
      <text:p text:style-name="P254"><text:span text:style-name="Source_20_Text"><text:span text:style-name="T96">?&gt;</text:span></text:span></text:p>
      <text:p text:style-name="P251"><text:span text:style-name="Source_20_Text"><text:span text:style-name="T252">Array ( [a] =&gt; green <text:s text:c="3"/>[0] =&gt; red <text:s text:c="3"/>[2] =&gt; 1 )</text:span></text:span></text:p>
      <text:p text:style-name="P255"><text:span text:style-name="Strong_20_Emphasis"><text:span text:style-name="T143">Note</text:span></text:span><text:span text:style-name="Source_20_Text"><text:span text:style-name="T168">: </text:span></text:span><text:span text:style-name="Source_20_Text"><text:span text:style-name="T167">Two elements are considered equal if and only if</text:span></text:span><text:span text:style-name="Source_20_Text"><text:span text:style-name="T119"> (string) $elem1 === (string) $elem2</text:span></text:span><text:span text:style-name="Source_20_Text"><text:span text:style-name="T167">. </text:span></text:span></text:p>
      <text:p text:style-name="P212"><text:span text:style-name="Source_20_Text"><text:span text:style-name="T169">In words: when the string representation is the same.</text:span></text:span></text:p>
      <text:p text:style-name="P276"><text:soft-page-break/><text:span text:style-name="Strong_20_Emphasis"><text:span text:style-name="T199">array_intersect_assoc</text:span></text:span><text:span text:style-name="Strong_20_Emphasis"><text:span text:style-name="T200">()</text:span></text:span><text:span text:style-name="Source_20_Text"><text:span text:style-name="T191"> — </text:span></text:span><text:span text:style-name="Source_20_Text"><text:span text:style-name="T218">returns an array containing all the values of array that are present in all the <text:tab/><text:tab/><text:tab/> <text:s text:c="5"/>arguments. Note that the keys are also used in the comparison.</text:span></text:span></text:p>
      <text:p text:style-name="P172"><text:span text:style-name="Source_20_Text"><text:span text:style-name="T254"/></text:span></text:p>
      <text:p text:style-name="P172"><text:span text:style-name="Source_20_Text"><text:span text:style-name="Strong_20_Emphasis"><text:span text:style-name="T80">array_intersect_assoc</text:span></text:span></text:span><text:span text:style-name="Source_20_Text"><text:span text:style-name="T44">(</text:span></text:span><text:span text:style-name="Source_20_Text"><text:span text:style-name="T94">array</text:span></text:span><text:span text:style-name="Source_20_Text"><text:span text:style-name="T44"> </text:span></text:span><text:span text:style-name="Source_20_Text"><text:span text:style-name="T79">$array</text:span></text:span><text:span text:style-name="Source_20_Text"><text:span text:style-name="T44">, </text:span></text:span><text:span text:style-name="Source_20_Text"><text:span text:style-name="T94">array</text:span></text:span><text:span text:style-name="Source_20_Text"><text:span text:style-name="T44"> </text:span></text:span><text:span text:style-name="Source_20_Text"><text:span text:style-name="T79">...$arrays</text:span></text:span><text:span text:style-name="Source_20_Text"><text:span text:style-name="T44">): </text:span></text:span><text:span text:style-name="Source_20_Text"><text:span text:style-name="T94">array</text:span></text:span></text:p>
      <text:p text:style-name="P172"><text:span text:style-name="Source_20_Text"><text:span text:style-name="T254"/></text:span></text:p>
      <text:p text:style-name="P115"><text:span text:style-name="Source_20_Text"><text:span text:style-name="T209">Example </text:span></text:span><text:span text:style-name="Source_20_Text"><text:span text:style-name="T212">2</text:span></text:span><text:span text:style-name="Source_20_Text"><text:span text:style-name="T350">6</text:span></text:span><text:span text:style-name="Source_20_Text"><text:span text:style-name="T213">:</text:span></text:span></text:p>
      <text:p text:style-name="P207"><text:span text:style-name="Source_20_Text"><text:span text:style-name="T102">&lt;?php </text:span></text:span></text:p>
      <text:p text:style-name="P207"><text:span text:style-name="Source_20_Text"><text:span text:style-name="T102">$array1 = array("a" =&gt; "green", "b" =&gt; "brown", "c" =&gt; "blue", </text:span></text:span><text:span text:style-name="Source_20_Text"><text:span text:style-name="T236">"red"</text:span></text:span><text:span text:style-name="Source_20_Text"><text:span text:style-name="T102">);</text:span></text:span></text:p>
      <text:p text:style-name="P207"><text:span text:style-name="Source_20_Text"><text:span text:style-name="T102">$array2 = array("a" =&gt; "green", "b" =&gt; "yellow", "blue", </text:span></text:span><text:span text:style-name="Source_20_Text"><text:span text:style-name="T236">"red"</text:span></text:span><text:span text:style-name="Source_20_Text"><text:span text:style-name="T102">);</text:span></text:span></text:p>
      <text:p text:style-name="P207"><text:span text:style-name="Source_20_Text"><text:span text:style-name="T102"/></text:span></text:p>
      <text:p text:style-name="P207"><text:span text:style-name="Source_20_Text"><text:span text:style-name="T102">$result_array = array_intersect_assoc($array1, $array2);</text:span></text:span></text:p>
      <text:p text:style-name="P207"><text:span text:style-name="Source_20_Text"><text:span text:style-name="T102">print_r($result_array);</text:span></text:span></text:p>
      <text:p text:style-name="P207"><text:span text:style-name="Source_20_Text"><text:span text:style-name="T102">?&gt;</text:span></text:span></text:p>
      <text:p text:style-name="P219"><text:span text:style-name="Source_20_Text"><text:span text:style-name="T261">Array </text:span></text:span><text:span text:style-name="T263">( [a] =&gt; green )</text:span></text:p>
      <text:p text:style-name="P172"><text:span text:style-name="Source_20_Text"><text:span text:style-name="T254"/></text:span></text:p>
      <text:p text:style-name="P172"><text:span text:style-name="Source_20_Text"><text:span text:style-name="T254"/></text:span></text:p>
      <text:p text:style-name="P172"><text:span text:style-name="Source_20_Text"><text:span text:style-name="T219">User-Defined Matching Functions</text:span></text:span></text:p>
      <text:p text:style-name="P172"><text:span text:style-name="Source_20_Text"><text:span text:style-name="T254"/></text:span></text:p>
      <text:p text:style-name="P183"><text:span text:style-name="Source_20_Text"><text:span text:style-name="T217">PHP provides functions that allow you to specify your own comparison function.</text:span></text:span></text:p>
      <text:p text:style-name="P183"><text:span text:style-name="Source_20_Text"><text:span text:style-name="T216">array_udiff() </text:span></text:span><text:span text:style-name="Source_20_Text"><text:span text:style-name="T217">— Computes the difference of arrays by using a callback function for data comparison</text:span></text:span></text:p>
      <text:p text:style-name="P276"><text:span text:style-name="Source_20_Text"><text:span text:style-name="Strong_20_Emphasis"><text:span text:style-name="T61">array_udiff</text:span></text:span></text:span><text:span text:style-name="Source_20_Text"><text:span text:style-name="T38">(</text:span></text:span><text:span text:style-name="Source_20_Text"><text:span text:style-name="T88">array</text:span></text:span><text:span text:style-name="Source_20_Text"><text:span text:style-name="T38"> </text:span></text:span><text:span text:style-name="Source_20_Text"><text:span text:style-name="T60">$array</text:span></text:span><text:span text:style-name="Source_20_Text"><text:span text:style-name="T38">, </text:span></text:span><text:span text:style-name="Source_20_Text"><text:span text:style-name="T88">array</text:span></text:span><text:span text:style-name="Source_20_Text"><text:span text:style-name="T38"> </text:span></text:span><text:span text:style-name="Source_20_Text"><text:span text:style-name="T60">...$arrays</text:span></text:span><text:span text:style-name="Source_20_Text"><text:span text:style-name="T38">,</text:span></text:span><text:span text:style-name="Source_20_Text"><text:span text:style-name="T60"> callable</text:span></text:span><text:span text:style-name="Source_20_Text"><text:span text:style-name="T38"> </text:span></text:span><text:span text:style-name="Source_20_Text"><text:span text:style-name="T60">$value_compare_func</text:span></text:span><text:span text:style-name="Source_20_Text"><text:span text:style-name="T38">): </text:span></text:span><text:span text:style-name="Source_20_Text"><text:span text:style-name="T88">array</text:span></text:span></text:p>
      <text:p text:style-name="P172"><text:span text:style-name="Source_20_Text"><text:span text:style-name="T254"/></text:span></text:p>
      <text:p text:style-name="P167"><text:span text:style-name="Source_20_Text"><text:span text:style-name="T209">Example </text:span></text:span><text:span text:style-name="Source_20_Text"><text:span text:style-name="T212">2</text:span></text:span><text:span text:style-name="Source_20_Text"><text:span text:style-name="T214">7</text:span></text:span><text:span text:style-name="Source_20_Text"><text:span text:style-name="T213">:</text:span></text:span></text:p>
      <text:p text:style-name="P172"><text:span text:style-name="Source_20_Text"><text:span text:style-name="T102">&lt;?php </text:span></text:span></text:p>
      <text:p text:style-name="P178"><text:span text:style-name="Source_20_Text"><text:span text:style-name="T102">$birds = ['duck', 'chicken', 'goose'];</text:span></text:span></text:p>
      <text:p text:style-name="P172"><text:span text:style-name="Source_20_Text"><text:span text:style-name="T102">$pets <text:s/>= ['Dog', 'Cat', 'Chicken', 'Goose', 'Hamster'];</text:span></text:span></text:p>
      <text:p text:style-name="P172"><text:span text:style-name="Source_20_Text"><text:span text:style-name="T96"/></text:span></text:p>
      <text:p text:style-name="P178"><text:span text:style-name="Source_20_Text"><text:span text:style-name="T282">var_export(array_diff($pets, $birds));</text:span></text:span></text:p>
      <text:p text:style-name="P172"><text:span text:style-name="Source_20_Text"><text:span text:style-name="T96"/></text:span></text:p>
      <text:p text:style-name="P181"><text:span text:style-name="Source_20_Text"><text:span text:style-name="T102">$diff = </text:span></text:span><text:span text:style-name="Source_20_Text"><text:span text:style-name="T236">array_udiff(</text:span></text:span><text:span text:style-name="Source_20_Text"><text:span text:style-name="T102">$pets, $birds, </text:span></text:span><text:span text:style-name="Source_20_Text"><text:span text:style-name="T236">function($a, $b) {</text:span></text:span></text:p>
      <text:p text:style-name="P181"><text:span text:style-name="Source_20_Text"><text:span text:style-name="T96"/></text:span></text:p>
      <text:p text:style-name="P181"><text:span text:style-name="Source_20_Text"><text:span text:style-name="T102"><text:s text:c="4"/>$a = strtolower($a); $b = strtolower($b);</text:span></text:span></text:p>
      <text:p text:style-name="P181"><text:span text:style-name="Source_20_Text"><text:span text:style-name="T96"/></text:span></text:p>
      <text:p text:style-name="P208"><text:span text:style-name="Source_20_Text"><text:span text:style-name="T102"><text:s text:c="4"/>if ($a &gt; $b) { return 1;} </text:span></text:span></text:p>
      <text:p text:style-name="P208"><text:span text:style-name="Source_20_Text"><text:span text:style-name="T102"><text:s text:c="4"/>else if ($a &lt; $b) { return -1;} </text:span></text:span></text:p>
      <text:p text:style-name="P208"><text:span text:style-name="Source_20_Text"><text:span text:style-name="T102"><text:s text:c="4"/>else { return 0; } <text:s text:c="3"/></text:span></text:span></text:p>
      <text:p text:style-name="P181"><text:span text:style-name="Source_20_Text"><text:span text:style-name="T236">})</text:span></text:span><text:span text:style-name="Source_20_Text"><text:span text:style-name="T102">;</text:span></text:span></text:p>
      <text:p text:style-name="P181"><text:span text:style-name="Source_20_Text"><text:span text:style-name="T282">var_export($diff);</text:span></text:span></text:p>
      <text:p text:style-name="P181"><text:span text:style-name="Source_20_Text"><text:span text:style-name="T102"/></text:span></text:p>
      <text:p text:style-name="P172"><text:span text:style-name="Source_20_Text"><text:span text:style-name="T254">array ( 0 =&gt; 'Dog', 1 =&gt; 'Cat', 2 =&gt; 'Chicken', 3 =&gt; 'Goose', 4 =&gt; 'Hamster', )<text:line-break/>array ( 0 =&gt; 'Dog', 1 =&gt; 'Cat', 4 =&gt; 'Hamster', )</text:span></text:span></text:p>
      <text:p text:style-name="P172"><text:span text:style-name="Source_20_Text"><text:span text:style-name="T254"/></text:span></text:p>
      <text:p text:style-name="P175"><text:soft-page-break/><text:span text:style-name="Source_20_Text"><text:span text:style-name="T216">Note:</text:span></text:span><text:span text:style-name="Source_20_Text"><text:span text:style-name="T217"><text:tab/>The comparison function must return an integer less than, equal to, or greater than zero if the first argument is considered to be respectively less than, equal to, or greater than the second.</text:span></text:span></text:p>
      <text:p text:style-name="P279"><text:span text:style-name="Source_20_Text"><text:span text:style-name="T33">callback(</text:span></text:span><text:span text:style-name="Source_20_Text"><text:span text:style-name="T51">mixed $a, mixed $b</text:span></text:span><text:span text:style-name="Source_20_Text"><text:span text:style-name="T33">): </text:span></text:span><text:span text:style-name="Source_20_Text"><text:span text:style-name="T83">int</text:span></text:span></text:p>
      <text:p text:style-name="P172"><text:span text:style-name="Source_20_Text"><text:span text:style-name="T254"/></text:span></text:p>
      <text:p text:style-name="P172"><text:span text:style-name="Source_20_Text"><text:span text:style-name="T254"/></text:span></text:p>
      <text:p text:style-name="P172"><text:span text:style-name="Source_20_Text"><text:span text:style-name="T219">Quick List of Comparison Functions</text:span></text:span></text:p>
      <text:p text:style-name="P172"><text:span text:style-name="Source_20_Text"><text:span text:style-name="T254"/></text:span></text:p>
      <text:p text:style-name="P180"><text:span text:style-name="Source_20_Text"><text:span text:style-name="T143">array_diff_uassoc()</text:span></text:span><text:span text:style-name="Source_20_Text"><text:span text:style-name="T149"> — Computes the difference of arrays with additional index check which is performed by a <text:tab/><text:tab/><text:tab/>user supplied callback function</text:span></text:span></text:p>
      <text:p text:style-name="P209"><text:span text:style-name="Source_20_Text"><text:span text:style-name="Strong_20_Emphasis"><text:span text:style-name="T61">array_diff_uassoc</text:span></text:span></text:span><text:span text:style-name="Source_20_Text"><text:span text:style-name="T40">(</text:span></text:span><text:span text:style-name="Source_20_Text"><text:span text:style-name="T90">array</text:span></text:span><text:span text:style-name="Source_20_Text"><text:span text:style-name="T40"> </text:span></text:span><text:span text:style-name="Source_20_Text"><text:span text:style-name="T66">$array</text:span></text:span><text:span text:style-name="Source_20_Text"><text:span text:style-name="T40">, </text:span></text:span><text:span text:style-name="Source_20_Text"><text:span text:style-name="T90">array</text:span></text:span><text:span text:style-name="Source_20_Text"><text:span text:style-name="T40"> </text:span></text:span><text:span text:style-name="Source_20_Text"><text:span text:style-name="T66">...$arrays</text:span></text:span><text:span text:style-name="Source_20_Text"><text:span text:style-name="T40">, </text:span></text:span><text:span text:style-name="Source_20_Text"><text:span text:style-name="T76">callable </text:span></text:span><text:span text:style-name="Source_20_Text"><text:span text:style-name="T40"> </text:span></text:span><text:span text:style-name="Source_20_Text"><text:span text:style-name="T66">$key_compare_func</text:span></text:span><text:span text:style-name="Source_20_Text"><text:span text:style-name="T40">): </text:span></text:span><text:span text:style-name="Source_20_Text"><text:span text:style-name="T90">array</text:span></text:span></text:p>
      <text:p text:style-name="P180"><text:span text:style-name="Source_20_Text"><text:span text:style-name="T254"/></text:span></text:p>
      <text:p text:style-name="P180"><text:span text:style-name="Source_20_Text"><text:span text:style-name="T143">array_udiff_assoc()</text:span></text:span><text:span text:style-name="Source_20_Text"><text:span text:style-name="T149"> — Computes the difference of arrays with additional index check, compares data by a <text:tab/><text:tab/><text:tab/>callback function</text:span></text:span></text:p>
      <text:p text:style-name="P209"><text:span text:style-name="Source_20_Text"><text:span text:style-name="Strong_20_Emphasis"><text:span text:style-name="T50">array_udiff_assoc</text:span></text:span></text:span><text:span text:style-name="Source_20_Text"><text:span text:style-name="T34">(</text:span></text:span><text:span text:style-name="Source_20_Text"><text:span text:style-name="T84">array</text:span></text:span><text:span text:style-name="Source_20_Text"><text:span text:style-name="T34"> </text:span></text:span><text:span text:style-name="Source_20_Text"><text:span text:style-name="T52">$array</text:span></text:span><text:span text:style-name="Source_20_Text"><text:span text:style-name="T34">, </text:span></text:span><text:span text:style-name="Source_20_Text"><text:span text:style-name="T84">array</text:span></text:span><text:span text:style-name="Source_20_Text"><text:span text:style-name="T34"> </text:span></text:span><text:span text:style-name="Source_20_Text"><text:span text:style-name="T52">...$arrays</text:span></text:span><text:span text:style-name="Source_20_Text"><text:span text:style-name="T34">, </text:span></text:span><text:span text:style-name="Source_20_Text"><text:span text:style-name="T71">callable <text:s/></text:span></text:span><text:span text:style-name="Source_20_Text"><text:span text:style-name="T52">$value_compare_func</text:span></text:span><text:span text:style-name="Source_20_Text"><text:span text:style-name="T34">): </text:span></text:span><text:span text:style-name="Source_20_Text"><text:span text:style-name="T84">array</text:span></text:span></text:p>
      <text:p text:style-name="P180"><text:span text:style-name="Source_20_Text"><text:span text:style-name="T254"/></text:span></text:p>
      <text:p text:style-name="P180"><text:span text:style-name="Source_20_Text"><text:span text:style-name="T274"><text:line-break/></text:span></text:span><text:span text:style-name="Source_20_Text"><text:span text:style-name="T143">array_udiff_uassoc() </text:span></text:span><text:span text:style-name="Source_20_Text"><text:span text:style-name="T149">— Computes the difference of arrays with additional index check, compares data and <text:tab/><text:tab/><text:tab/>indexes by a callback function</text:span></text:span></text:p>
      <text:p text:style-name="P210"><text:span text:style-name="Source_20_Text"><text:span text:style-name="Strong_20_Emphasis"><text:span text:style-name="T50">array_udiff_uassoc</text:span></text:span></text:span><text:span text:style-name="Source_20_Text"><text:span text:style-name="T34">(</text:span></text:span><text:span text:style-name="Source_20_Text"><text:span text:style-name="T84">array</text:span></text:span><text:span text:style-name="Source_20_Text"><text:span text:style-name="T34"> </text:span></text:span><text:span text:style-name="Source_20_Text"><text:span text:style-name="T52">$array</text:span></text:span><text:span text:style-name="Source_20_Text"><text:span text:style-name="T34">, </text:span></text:span><text:span text:style-name="Source_20_Text"><text:span text:style-name="T84">array</text:span></text:span><text:span text:style-name="Source_20_Text"><text:span text:style-name="T34"> </text:span></text:span><text:span text:style-name="Source_20_Text"><text:span text:style-name="T52">...$arrays</text:span></text:span><text:span text:style-name="Source_20_Text"><text:span text:style-name="T34">,</text:span></text:span></text:p>
      <text:p text:style-name="P209"><text:span text:style-name="Source_20_Text"><text:span text:style-name="T34"><text:tab/><text:tab/><text:tab/><text:tab/></text:span></text:span><text:span text:style-name="Source_20_Text"><text:span text:style-name="T66">callable </text:span></text:span><text:span text:style-name="Source_20_Text"><text:span text:style-name="T52">$value_compare_func</text:span></text:span><text:span text:style-name="Source_20_Text"><text:span text:style-name="T34">, </text:span></text:span><text:span text:style-name="Source_20_Text"><text:span text:style-name="T71">callable</text:span></text:span><text:span text:style-name="Source_20_Text"><text:span text:style-name="T34"> </text:span></text:span><text:span text:style-name="Source_20_Text"><text:span text:style-name="T52">$key_compare_func </text:span></text:span><text:span text:style-name="Source_20_Text"><text:span text:style-name="T34">): </text:span></text:span><text:span text:style-name="Source_20_Text"><text:span text:style-name="T84">array</text:span></text:span></text:p>
      <text:p text:style-name="P180"><text:span text:style-name="Source_20_Text"><text:span text:style-name="T254"/></text:span></text:p>
      <text:p text:style-name="P180"><text:span text:style-name="Source_20_Text"><text:span text:style-name="T143">array_uintersect</text:span></text:span><text:span text:style-name="Source_20_Text"><text:span text:style-name="T144">()</text:span></text:span><text:span text:style-name="Source_20_Text"><text:span text:style-name="T143"> </text:span></text:span><text:span text:style-name="Source_20_Text"><text:span text:style-name="T149">— Computes the intersection of arrays, compares data by a callback function</text:span></text:span></text:p>
      <text:p text:style-name="P280"><text:span text:style-name="Source_20_Text"><text:span text:style-name="Strong_20_Emphasis"><text:span text:style-name="T61">array_uintersect</text:span></text:span></text:span><text:span text:style-name="Source_20_Text"><text:span text:style-name="T38">(</text:span></text:span><text:span text:style-name="Source_20_Text"><text:span text:style-name="T88">array</text:span></text:span><text:span text:style-name="Source_20_Text"><text:span text:style-name="T38"> </text:span></text:span><text:span text:style-name="Source_20_Text"><text:span text:style-name="T60">$array</text:span></text:span><text:span text:style-name="Source_20_Text"><text:span text:style-name="T38">, </text:span></text:span><text:span text:style-name="Source_20_Text"><text:span text:style-name="T88">array</text:span></text:span><text:span text:style-name="Source_20_Text"><text:span text:style-name="T38"> </text:span></text:span><text:span text:style-name="Source_20_Text"><text:span text:style-name="T60">...$arrays</text:span></text:span><text:span text:style-name="Source_20_Text"><text:span text:style-name="T38">, </text:span></text:span><text:span text:style-name="Source_20_Text"><text:span text:style-name="T60">callable $value_compare_func</text:span></text:span><text:span text:style-name="Source_20_Text"><text:span text:style-name="T38">): </text:span></text:span><text:span text:style-name="Source_20_Text"><text:span text:style-name="T88">array</text:span></text:span></text:p>
      <text:p text:style-name="P180"><text:span text:style-name="Source_20_Text"><text:span text:style-name="T266"/></text:span></text:p>
      <text:p text:style-name="P180"><text:span text:style-name="Source_20_Text"><text:span text:style-name="T143">array_uintersect_assoc</text:span></text:span><text:span text:style-name="Source_20_Text"><text:span text:style-name="T144">()</text:span></text:span><text:span text:style-name="Source_20_Text"><text:span text:style-name="T143"> </text:span></text:span><text:span text:style-name="Source_20_Text"><text:span text:style-name="T149">— Computes the intersection of arrays with additional index check, compares data <text:tab/><text:tab/><text:tab/><text:tab/>by a callback function</text:span></text:span></text:p>
      <text:p text:style-name="P280"><text:span text:style-name="Source_20_Text"><text:span text:style-name="Strong_20_Emphasis"><text:span text:style-name="T68">array_uintersect_assoc</text:span></text:span></text:span><text:span text:style-name="Source_20_Text"><text:span text:style-name="T41">(</text:span></text:span><text:span text:style-name="Source_20_Text"><text:span text:style-name="T91">array</text:span></text:span><text:span text:style-name="Source_20_Text"><text:span text:style-name="T41"> </text:span></text:span><text:span text:style-name="Source_20_Text"><text:span text:style-name="T69">$array</text:span></text:span><text:span text:style-name="Source_20_Text"><text:span text:style-name="T41">, </text:span></text:span><text:span text:style-name="Source_20_Text"><text:span text:style-name="T91">array</text:span></text:span><text:span text:style-name="Source_20_Text"><text:span text:style-name="T41"> </text:span></text:span><text:span text:style-name="Source_20_Text"><text:span text:style-name="T69">...$arrays</text:span></text:span><text:span text:style-name="Source_20_Text"><text:span text:style-name="T41">, </text:span></text:span><text:span text:style-name="Source_20_Text"><text:span text:style-name="Source_20_Text"><text:span text:style-name="T69">callable</text:span></text:span></text:span><text:span text:style-name="Source_20_Text"><text:span text:style-name="T41"> </text:span></text:span><text:span text:style-name="Source_20_Text"><text:span text:style-name="T69">$value_compare_func</text:span></text:span><text:span text:style-name="Source_20_Text"><text:span text:style-name="T41">): </text:span></text:span><text:span text:style-name="Source_20_Text"><text:span text:style-name="T91">array</text:span></text:span></text:p>
      <text:p text:style-name="P180"><text:span text:style-name="Source_20_Text"><text:span text:style-name="T266"/></text:span></text:p>
      <text:p text:style-name="P180"><text:span text:style-name="Source_20_Text"><text:span text:style-name="T143">array_intersect_uassoc</text:span></text:span><text:span text:style-name="Source_20_Text"><text:span text:style-name="T144">()</text:span></text:span><text:span text:style-name="Source_20_Text"><text:span text:style-name="T149"> — Computes the intersection of arrays with additional index check, compares <text:tab/><text:tab/><text:tab/><text:tab/><text:tab/>indexes by a callback function</text:span></text:span></text:p>
      <text:p text:style-name="P280"><text:span text:style-name="Source_20_Text"><text:span text:style-name="Strong_20_Emphasis"><text:span text:style-name="T77">array_intersect_uassoc</text:span></text:span></text:span><text:span text:style-name="Source_20_Text"><text:span text:style-name="T45">(</text:span></text:span><text:span text:style-name="Source_20_Text"><text:span text:style-name="T95">array</text:span></text:span><text:span text:style-name="Source_20_Text"><text:span text:style-name="T45"> </text:span></text:span><text:span text:style-name="Source_20_Text"><text:span text:style-name="T78">$array</text:span></text:span><text:span text:style-name="Source_20_Text"><text:span text:style-name="T45">, </text:span></text:span><text:span text:style-name="Source_20_Text"><text:span text:style-name="T95">array</text:span></text:span><text:span text:style-name="Source_20_Text"><text:span text:style-name="T45"> </text:span></text:span><text:span text:style-name="Source_20_Text"><text:span text:style-name="T78">...$arrays</text:span></text:span><text:span text:style-name="Source_20_Text"><text:span text:style-name="T45">, </text:span></text:span><text:span text:style-name="Source_20_Text"><text:span text:style-name="T78">callable</text:span></text:span><text:span text:style-name="Source_20_Text"><text:span text:style-name="T449"> </text:span></text:span><text:span text:style-name="Source_20_Text"><text:span text:style-name="T78">$key_compare_func</text:span></text:span><text:span text:style-name="Source_20_Text"><text:span text:style-name="T45">): </text:span></text:span><text:span text:style-name="Source_20_Text"><text:span text:style-name="T95">array</text:span></text:span></text:p>
      <text:p text:style-name="P180"><text:span text:style-name="Source_20_Text"><text:span text:style-name="T266"/></text:span></text:p>
      <text:p text:style-name="P180"><text:span text:style-name="Source_20_Text"><text:span text:style-name="T143">array_uintersect_uassoc</text:span></text:span><text:span text:style-name="Source_20_Text"><text:span text:style-name="T144">()</text:span></text:span><text:span text:style-name="Source_20_Text"><text:span text:style-name="T149"> — Computes the intersection of arrays with additional index check, compares data <text:tab/><text:tab/><text:tab/><text:tab/>and indexes by separate callback functions</text:span></text:span></text:p>
      <text:p text:style-name="P180"><text:span text:style-name="Source_20_Text"><text:span text:style-name="T266"/></text:span></text:p>
      <text:p text:style-name="P304"><text:span text:style-name="Source_20_Text"><text:span text:style-name="Strong_20_Emphasis"><text:span text:style-name="T61">array_uintersect_uassoc</text:span></text:span></text:span><text:span text:style-name="Source_20_Text"><text:span text:style-name="T38">( </text:span></text:span><text:span text:style-name="Source_20_Text"><text:span text:style-name="T88">array</text:span></text:span><text:span text:style-name="Source_20_Text"><text:span text:style-name="T38"> </text:span></text:span><text:span text:style-name="Source_20_Text"><text:span text:style-name="T60">$array1</text:span></text:span><text:span text:style-name="Source_20_Text"><text:span text:style-name="T38">, </text:span></text:span><text:span text:style-name="Source_20_Text"><text:span text:style-name="T88">array</text:span></text:span><text:span text:style-name="Source_20_Text"><text:span text:style-name="T38"> </text:span></text:span><text:span text:style-name="Source_20_Text"><text:span text:style-name="T60">...$arrays</text:span></text:span><text:span text:style-name="Source_20_Text"><text:span text:style-name="T38">,</text:span></text:span></text:p>
      <text:p text:style-name="P305"><text:soft-page-break/><text:span text:style-name="Source_20_Text"><text:span text:style-name="T38">    <text:tab/><text:tab/><text:tab/></text:span></text:span><text:span text:style-name="Source_20_Text"><text:span text:style-name="T60">callable</text:span></text:span><text:span text:style-name="Source_20_Text"><text:span text:style-name="T38"> </text:span></text:span><text:span text:style-name="Source_20_Text"><text:span text:style-name="T60">$value_compare_func</text:span></text:span><text:span text:style-name="Source_20_Text"><text:span text:style-name="T38">, </text:span></text:span><text:span text:style-name="Source_20_Text"><text:span text:style-name="T60">callable</text:span></text:span><text:span text:style-name="Source_20_Text"><text:span text:style-name="T38"> </text:span></text:span><text:span text:style-name="Source_20_Text"><text:span text:style-name="T60">$key_compare_func </text:span></text:span><text:span text:style-name="Source_20_Text"><text:span text:style-name="T38">): </text:span></text:span><text:span text:style-name="Source_20_Text"><text:span text:style-name="T88">array</text:span></text:span></text:p>
      <text:p text:style-name="P176"><text:span text:style-name="Source_20_Text"><text:span text:style-name="T219">Combining Arrays</text:span></text:span></text:p>
      <text:p text:style-name="P182"><text:span text:style-name="Source_20_Text"><text:span text:style-name="T149">PHP offers some useful functions to help combine arrays.</text:span></text:span></text:p>
      <text:p text:style-name="P172"><text:span text:style-name="Source_20_Text"><text:span text:style-name="T149"/></text:span></text:p>
      <text:p text:style-name="P256"><text:span text:style-name="T139">array_combine</text:span><text:span text:style-name="T140">()</text:span><text:span text:style-name="T139"> </text:span><text:span text:style-name="T130">—  </text:span><text:span text:style-name="T150">Creates an array</text:span><text:span text:style-name="T154"> </text:span><text:span text:style-name="T150">by using the values from the</text:span><text:span text:style-name="Strong_20_Emphasis"><text:span text:style-name="T112"> keys</text:span></text:span><text:span text:style-name="T154"> </text:span><text:span text:style-name="T150">array as keys and the values from <text:tab/><text:tab/><text:tab/>the </text:span><text:span text:style-name="Strong_20_Emphasis"><text:span text:style-name="T112">values</text:span></text:span><text:span text:style-name="T154"> </text:span><text:span text:style-name="T150">array as the corresponding values.</text:span></text:p>
      <text:p text:style-name="P71"><text:span text:style-name="Strong_20_Emphasis"><text:span text:style-name="T305">array_combine</text:span></text:span><text:span text:style-name="T291">(</text:span><text:span text:style-name="T312">array</text:span><text:span text:style-name="T291"> </text:span><text:span text:style-name="Source_20_Text"><text:span text:style-name="T300">$keys</text:span></text:span><text:span text:style-name="T291">, </text:span><text:span text:style-name="T312">array</text:span><text:span text:style-name="T291"> </text:span><text:span text:style-name="Source_20_Text"><text:span text:style-name="T300">$values</text:span></text:span><text:span text:style-name="T291">): </text:span><text:span text:style-name="T312">array</text:span></text:p>
      <text:p text:style-name="P28"><text:span text:style-name="T2">keys </text:span>- Array of keys to be used. Illegal values for key will be converted to string.</text:p>
      <text:p text:style-name="P29"><text:span text:style-name="T30">v</text:span><text:span text:style-name="T2">alues </text:span>- Array of values to be used</text:p>
      <text:p text:style-name="P71"/>
      <text:p text:style-name="P258"><text:span text:style-name="T181">Note: </text:span><text:span text:style-name="T182">If the</text:span><text:span text:style-name="T123"> number of elements in keys and values does not match</text:span><text:span text:style-name="T182">, it will return</text:span><text:span text:style-name="T123"> false </text:span><text:span text:style-name="T182">and throws an  </text:span><text:span text:style-name="Source_20_Text"><text:span text:style-name="T123">E_WARNING</text:span></text:span><text:span text:style-name="Source_20_Text"><text:span text:style-name="T182">.<text:tab/> <text:tab/><text:tab/><text:tab/> <text:s text:c="4"/>From PHP 8.0.0. this was raised to a fatal-error</text:span></text:span></text:p>
      <text:p text:style-name="P116"><text:span text:style-name="Source_20_Text"><text:span text:style-name="T356">Example </text:span></text:span><text:span text:style-name="Source_20_Text"><text:span text:style-name="T348">2</text:span></text:span><text:span text:style-name="Source_20_Text"><text:span text:style-name="T351">8</text:span></text:span><text:span text:style-name="Source_20_Text"><text:span text:style-name="T349">:</text:span></text:span></text:p>
      <text:p text:style-name="P257"><text:span text:style-name="Source_20_Text"><text:span text:style-name="T96">&lt;?php </text:span></text:span></text:p>
      <text:p text:style-name="P257"><text:span text:style-name="Source_20_Text"><text:span text:style-name="T96">$key = ['zero', 'one', 'two', 'three'];</text:span></text:span></text:p>
      <text:p text:style-name="P213"><text:span text:style-name="Source_20_Text"><text:span text:style-name="T102">$values = [0, '1', 2, '3'];</text:span></text:span></text:p>
      <text:p text:style-name="P291"><text:span text:style-name="Source_20_Text"><text:span text:style-name="T96"/></text:span></text:p>
      <text:p text:style-name="P213"><text:span text:style-name="Source_20_Text"><text:span text:style-name="T102">$arr = array_combine($key, $values);</text:span></text:span></text:p>
      <text:p text:style-name="P291"><text:span text:style-name="Source_20_Text"><text:span text:style-name="T96"/></text:span></text:p>
      <text:p text:style-name="P213"><text:span text:style-name="Source_20_Text"><text:span text:style-name="T102">var_export($arr);</text:span></text:span></text:p>
      <text:p text:style-name="P72"><text:span text:style-name="Source_20_Text"><text:span text:style-name="T8">?&gt;</text:span></text:span></text:p>
      <text:p text:style-name="P72"><text:span text:style-name="Source_20_Text"><text:span text:style-name="T8"/></text:span></text:p>
      <text:p text:style-name="P143"><text:span text:style-name="Source_20_Text"><text:span text:style-name="T375">array ( 'zero' =&gt; 0, 'one' =&gt; '1', 'two' =&gt; 2, 'three' =&gt; '3', )</text:span></text:span></text:p>
      <text:p text:style-name="P143"><text:span text:style-name="Source_20_Text"><text:span text:style-name="T375"/></text:span></text:p>
      <text:p text:style-name="P143"><text:span text:style-name="Source_20_Text"><text:span text:style-name="T375"/></text:span></text:p>
      <text:p text:style-name="P116"><text:span text:style-name="Source_20_Text"><text:span text:style-name="T356">Example </text:span></text:span><text:span text:style-name="Source_20_Text"><text:span text:style-name="T348">2</text:span></text:span><text:span text:style-name="Source_20_Text"><text:span text:style-name="T351">9</text:span></text:span><text:span text:style-name="Source_20_Text"><text:span text:style-name="T349">:</text:span></text:span></text:p>
      <text:p text:style-name="P257"><text:span text:style-name="Source_20_Text"><text:span text:style-name="T96">&lt;?php </text:span></text:span></text:p>
      <text:p text:style-name="P259"><text:span text:style-name="Source_20_Text"><text:span text:style-name="T96">$keys = ['one', 2, 0.5, 0b111, 0x11, 0123, [1, </text:span></text:span><text:span text:style-name="Source_20_Text"><text:span text:style-name="T97">2</text:span></text:span><text:span text:style-name="Source_20_Text"><text:span text:style-name="T96">]];</text:span></text:span></text:p>
      <text:p text:style-name="P288"><text:span text:style-name="Source_20_Text"><text:span text:style-name="T96">$vals = ['one', 2, 0.5, 0b111, 0x11, 0123, [1, </text:span></text:span><text:span text:style-name="Source_20_Text"><text:span text:style-name="T97">2</text:span></text:span><text:span text:style-name="Source_20_Text"><text:span text:style-name="T96">]];</text:span></text:span></text:p>
      <text:p text:style-name="P288"><text:span text:style-name="Source_20_Text"><text:span text:style-name="T96"/></text:span></text:p>
      <text:p text:style-name="P211"><text:span text:style-name="Source_20_Text"><text:span text:style-name="T102">var_export(array_combine($keys, $vals));</text:span></text:span></text:p>
      <text:p text:style-name="P72"><text:span text:style-name="Source_20_Text"><text:span text:style-name="T8">?&gt;</text:span></text:span></text:p>
      <text:p text:style-name="P72"><text:span text:style-name="Source_20_Text"><text:span text:style-name="T8"/></text:span></text:p>
      <text:p text:style-name="P143"><text:span text:style-name="Source_20_Text"><text:span text:style-name="T375">Warning: Array to string conversion <text:line-break/>array ( </text:span></text:span></text:p>
      <text:p text:style-name="P257"><text:span text:style-name="Source_20_Text"><text:span text:style-name="T252"><text:s text:c="4"/></text:span></text:span><text:span text:style-name="Source_20_Text"><text:span text:style-name="T267">'one' =&gt; 'one', <text:s text:c="2"/>2 =&gt; 2, <text:s text:c="2"/>'0.5' =&gt; 0.5, <text:s text:c="2"/>7 =&gt; 7, <text:s text:c="2"/>17 =&gt; 17, <text:s text:c="2"/>83 =&gt; 83, <text:s/>' Array' =&gt; array ( 0 =&gt; 1, 1 =&gt; 2, ), </text:span></text:span></text:p>
      <text:p text:style-name="P144"><text:span text:style-name="Source_20_Text"><text:span text:style-name="T375"><text:s/>)</text:span></text:span></text:p>
      <text:p text:style-name="P143"><text:span text:style-name="Source_20_Text"><text:span text:style-name="T375"/></text:span></text:p>
      <text:p text:style-name="P289"><text:span text:style-name="Source_20_Text"><text:span text:style-name="T176">Note: <text:s/></text:span></text:span><text:span text:style-name="Strong_20_Emphasis"><text:span text:style-name="T173">In </text:span></text:span><text:span text:style-name="Strong_20_Emphasis"><text:span text:style-name="T110">array_combine</text:span></text:span><text:span text:style-name="Strong_20_Emphasis"><text:span text:style-name="T111">()</text:span></text:span><text:span text:style-name="Strong_20_Emphasis"><text:span text:style-name="T110"> </text:span></text:span><text:span text:style-name="Strong_20_Emphasis"><text:span text:style-name="T173">key</text:span></text:span><text:span text:style-name="Strong_20_Emphasis"><text:span text:style-name="T174">s</text:span></text:span><text:span text:style-name="Strong_20_Emphasis"><text:span text:style-name="T173"> which are </text:span></text:span><text:span text:style-name="Strong_20_Emphasis"><text:span text:style-name="T110">Binary,</text:span></text:span><text:span text:style-name="Strong_20_Emphasis"><text:span text:style-name="T173"> </text:span></text:span><text:span text:style-name="Strong_20_Emphasis"><text:span text:style-name="T110">Octal </text:span></text:span><text:span text:style-name="Strong_20_Emphasis"><text:span text:style-name="T173">or </text:span></text:span><text:span text:style-name="Strong_20_Emphasis"><text:span text:style-name="T110">Hexadecimal</text:span></text:span><text:span text:style-name="Strong_20_Emphasis"><text:span text:style-name="T173"> are converted to </text:span></text:span><text:span text:style-name="Strong_20_Emphasis"><text:span text:style-name="T110">Integers</text:span></text:span><text:span text:style-name="Strong_20_Emphasis"><text:span text:style-name="T173">. While</text:span></text:span><text:span text:style-name="Strong_20_Emphasis"><text:span text:style-name="T110"> Float</text:span></text:span><text:span text:style-name="Strong_20_Emphasis"><text:span text:style-name="T111">e</text:span></text:span><text:span text:style-name="Strong_20_Emphasis"><text:span text:style-name="T110">s </text:span></text:span><text:span text:style-name="Strong_20_Emphasis"><text:span text:style-name="T173">are converted to </text:span></text:span><text:span text:style-name="Strong_20_Emphasis"><text:span text:style-name="T110">Strings</text:span></text:span><text:span text:style-name="Strong_20_Emphasis"><text:span text:style-name="T173">. </text:span></text:span><text:span text:style-name="Strong_20_Emphasis"><text:span text:style-name="T174">However if you create an Array and set a key to </text:span></text:span><text:span text:style-name="Strong_20_Emphasis"><text:span text:style-name="T110">Floate</text:span></text:span><text:span text:style-name="Strong_20_Emphasis"><text:span text:style-name="T174"> this will be truncated to </text:span></text:span><text:span text:style-name="Strong_20_Emphasis"><text:span text:style-name="T110">Integer</text:span></text:span><text:span text:style-name="Strong_20_Emphasis"><text:span text:style-name="T174">.</text:span></text:span></text:p>
      <text:p text:style-name="P172"><text:span text:style-name="Source_20_Text"><text:span text:style-name="T254"/></text:span></text:p>
      <text:p text:style-name="P152"><text:soft-page-break/><text:span text:style-name="T446">Warning</text:span>: <text:s/><text:span text:style-name="T440">Passing an Array as key will produce a Warning. </text:span><text:span text:style-name="T441">A</text:span><text:span text:style-name="T440">nd passing an Object will produce a </text:span><text:span text:style-name="T441">R</text:span><text:span text:style-name="T440">ecoverable fatal error.</text:span></text:p>
      <text:p text:style-name="P290"><text:span text:style-name="Source_20_Text"><text:span text:style-name="T143">array_replace</text:span></text:span><text:span text:style-name="Source_20_Text"><text:span text:style-name="T145">()</text:span></text:span><text:span text:style-name="Source_20_Text"><text:span text:style-name="T138"> — Replaces elements from passed arrays into the first array with values having the same keys <text:tab/><text:tab/><text:tab/>in each of the following arrays.</text:span></text:span></text:p>
      <text:p text:style-name="P290"><text:span text:style-name="Source_20_Text"><text:span text:style-name="T138"/></text:span></text:p>
      <text:p text:style-name="P290"><text:span text:style-name="Source_20_Text"><text:span text:style-name="Strong_20_Emphasis"><text:span text:style-name="T54">array_replace</text:span></text:span></text:span><text:span text:style-name="Source_20_Text"><text:span text:style-name="T33">(</text:span></text:span><text:span text:style-name="Source_20_Text"><text:span text:style-name="T83">array</text:span></text:span><text:span text:style-name="Source_20_Text"><text:span text:style-name="T33"> </text:span></text:span><text:span text:style-name="Source_20_Text"><text:span text:style-name="T51">$array</text:span></text:span><text:span text:style-name="Source_20_Text"><text:span text:style-name="T33">, </text:span></text:span><text:span text:style-name="Source_20_Text"><text:span text:style-name="T83">array</text:span></text:span><text:span text:style-name="Source_20_Text"><text:span text:style-name="T33"> </text:span></text:span><text:span text:style-name="Source_20_Text"><text:span text:style-name="T51">...$replacements</text:span></text:span><text:span text:style-name="Source_20_Text"><text:span text:style-name="T33">): </text:span></text:span><text:span text:style-name="Source_20_Text"><text:span text:style-name="T83">array</text:span></text:span></text:p>
      <text:p text:style-name="P172"><text:span text:style-name="Source_20_Text"><text:span text:style-name="T254"/></text:span></text:p>
      <text:list xml:id="list3120975258" text:style-name="L4">
        <text:list-item>
          <text:p text:style-name="P311"><text:span text:style-name="Source_20_Text"><text:span text:style-name="T138">If a key from the first array exists in the second array, its value will be replaced by the value from the second array. </text:span></text:span></text:p>
        </text:list-item>
        <text:list-item>
          <text:p text:style-name="P311"><text:span text:style-name="Source_20_Text"><text:span text:style-name="T138">If the key exists in the second array, and not the first, it will be created in the first array. </text:span></text:span></text:p>
        </text:list-item>
        <text:list-item>
          <text:p text:style-name="P311"><text:span text:style-name="Source_20_Text"><text:span text:style-name="T138">If a key only exists in the first array, it will be left as is. </text:span></text:span></text:p>
        </text:list-item>
        <text:list-item>
          <text:p text:style-name="P311"><text:span text:style-name="Source_20_Text"><text:span text:style-name="T138">If several arrays are passed for replacement, they will be processed in order, the later arrays overwriting the previous values.</text:span></text:span></text:p>
        </text:list-item>
      </text:list>
      <text:p text:style-name="P172"><text:span text:style-name="Source_20_Text"><text:span text:style-name="T254"/></text:span></text:p>
      <text:p text:style-name="P117"><text:span text:style-name="Source_20_Text"><text:span text:style-name="T209">Example </text:span></text:span><text:span text:style-name="Source_20_Text"><text:span text:style-name="T352">30</text:span></text:span><text:span text:style-name="Source_20_Text"><text:span text:style-name="T213">:</text:span></text:span></text:p>
      <text:p text:style-name="P215"><text:span text:style-name="Source_20_Text"><text:span text:style-name="T102">&lt;?php</text:span></text:span></text:p>
      <text:p text:style-name="P215"><text:span text:style-name="Source_20_Text"><text:span text:style-name="T102">$input = ['a', </text:span></text:span><text:span text:style-name="Source_20_Text"><text:span text:style-name="T236">'b'</text:span></text:span><text:span text:style-name="Source_20_Text"><text:span text:style-name="T102">, 'c'];</text:span></text:span></text:p>
      <text:p text:style-name="P215"><text:span text:style-name="Source_20_Text"><text:span text:style-name="T102">$replace = [3 =&gt; 'd', </text:span></text:span><text:span text:style-name="Source_20_Text"><text:span text:style-name="T236">'1' =&gt; 'q'</text:span></text:span><text:span text:style-name="Source_20_Text"><text:span text:style-name="T102">];</text:span></text:span></text:p>
      <text:p text:style-name="P292"><text:span text:style-name="Source_20_Text"><text:span text:style-name="T96">$replaceTwo = [2 =&gt; 1, </text:span></text:span><text:span text:style-name="Source_20_Text"><text:span text:style-name="T232">1.3 =&gt; 'Z'</text:span></text:span><text:span text:style-name="Source_20_Text"><text:span text:style-name="T96">];</text:span></text:span></text:p>
      <text:p text:style-name="P292"><text:span text:style-name="Source_20_Text"><text:span text:style-name="T96"/></text:span></text:p>
      <text:p text:style-name="P292"><text:span text:style-name="Source_20_Text"><text:span text:style-name="T96">$output = array_replace($input, $replace, $replaceTwo);</text:span></text:span></text:p>
      <text:p text:style-name="P292"><text:span text:style-name="Source_20_Text"><text:span text:style-name="T96">echo implode(", ", $output);</text:span></text:span></text:p>
      <text:p text:style-name="P292"><text:span text:style-name="Source_20_Text"><text:span text:style-name="T96">?&gt;</text:span></text:span></text:p>
      <text:p text:style-name="P170"><text:span text:style-name="Source_20_Text"><text:span text:style-name="T254">a, Z, 1, d</text:span></text:span></text:p>
      <text:p text:style-name="P172"><text:span text:style-name="Source_20_Text"><text:span text:style-name="T254"/></text:span></text:p>
      <text:p text:style-name="P172"><text:span text:style-name="Source_20_Text"><text:span text:style-name="T254"/></text:span></text:p>
      <text:p text:style-name="P172"><text:span text:style-name="Source_20_Text"><text:span text:style-name="T143">array_replace_recursive</text:span></text:span><text:span text:style-name="Source_20_Text"><text:span text:style-name="T146">()</text:span></text:span><text:span text:style-name="Source_20_Text"><text:span text:style-name="T149"> — Replaces elements from passed arrays into the first array recursively</text:span></text:span></text:p>
      <text:p text:style-name="P172"><text:span text:style-name="Source_20_Text"><text:span text:style-name="T254"/></text:span></text:p>
      <text:p text:style-name="P172"><text:span text:style-name="Source_20_Text"><text:span text:style-name="Strong_20_Emphasis"><text:span text:style-name="T61">array_replace_recursive</text:span></text:span></text:span><text:span text:style-name="Source_20_Text"><text:span text:style-name="T40">(</text:span></text:span><text:span text:style-name="Source_20_Text"><text:span text:style-name="T90">array</text:span></text:span><text:span text:style-name="Source_20_Text"><text:span text:style-name="T40"> </text:span></text:span><text:span text:style-name="Source_20_Text"><text:span text:style-name="T66">$array</text:span></text:span><text:span text:style-name="Source_20_Text"><text:span text:style-name="T40">, </text:span></text:span><text:span text:style-name="Source_20_Text"><text:span text:style-name="T90">array</text:span></text:span><text:span text:style-name="Source_20_Text"><text:span text:style-name="T40"> </text:span></text:span><text:span text:style-name="Source_20_Text"><text:span text:style-name="T66">...$replacements</text:span></text:span><text:span text:style-name="Source_20_Text"><text:span text:style-name="T40">): </text:span></text:span><text:span text:style-name="Source_20_Text"><text:span text:style-name="T90">array</text:span></text:span></text:p>
      <text:p text:style-name="P172"><text:span text:style-name="Source_20_Text"><text:span text:style-name="T254"/></text:span></text:p>
      <text:p text:style-name="P216"><text:span text:style-name="Source_20_Text"><text:span text:style-name="T149">If the value in the 1st array and the 2nd array are both arrays, it will replace their respective value recursively.</text:span></text:span></text:p>
      <text:p text:style-name="P172"/>
      <text:p text:style-name="P168"><text:span text:style-name="Source_20_Text"><text:span text:style-name="T209">Example </text:span></text:span><text:span text:style-name="Source_20_Text"><text:span text:style-name="T215">30</text:span></text:span><text:span text:style-name="Source_20_Text"><text:span text:style-name="T213">:</text:span></text:span></text:p>
      <text:p text:style-name="P229"><text:span text:style-name="Source_20_Text"><text:span text:style-name="T104">&lt;?php</text:span></text:span><text:span text:style-name="Source_20_Text"><text:span text:style-name="T285"><text:line-break/></text:span></text:span><text:span text:style-name="Source_20_Text"><text:span text:style-name="T104">$base</text:span></text:span><text:span text:style-name="Source_20_Text"><text:span text:style-name="T285"> </text:span></text:span><text:span text:style-name="Source_20_Text"><text:span text:style-name="T287">= array(</text:span></text:span><text:span text:style-name="Source_20_Text"><text:span text:style-name="T288">'citrus' </text:span></text:span><text:span text:style-name="Source_20_Text"><text:span text:style-name="T287">=&gt; array( </text:span></text:span><text:span text:style-name="Source_20_Text"><text:span text:style-name="T288">"orange"</text:span></text:span><text:span text:style-name="Source_20_Text"><text:span text:style-name="T287">) , </text:span></text:span><text:span text:style-name="Source_20_Text"><text:span text:style-name="T288">'berries' </text:span></text:span><text:span text:style-name="Source_20_Text"><text:span text:style-name="T287">=&gt; array(</text:span></text:span><text:span text:style-name="Source_20_Text"><text:span text:style-name="T288">"blackberry"</text:span></text:span><text:span text:style-name="Source_20_Text"><text:span text:style-name="T287">, </text:span></text:span><text:span text:style-name="Source_20_Text"><text:span text:style-name="T288">"raspberry"</text:span></text:span><text:span text:style-name="Source_20_Text"><text:span text:style-name="T287">), );<text:line-break/></text:span></text:span><text:span text:style-name="Source_20_Text"><text:span text:style-name="T104">$replacements</text:span></text:span><text:span text:style-name="Source_20_Text"><text:span text:style-name="T285"> </text:span></text:span><text:span text:style-name="Source_20_Text"><text:span text:style-name="T287">= array(</text:span></text:span><text:span text:style-name="Source_20_Text"><text:span text:style-name="T288">'citrus' </text:span></text:span><text:span text:style-name="Source_20_Text"><text:span text:style-name="T287">=&gt; array(</text:span></text:span><text:span text:style-name="Source_20_Text"><text:span text:style-name="T288">'pineapple'</text:span></text:span><text:span text:style-name="Source_20_Text"><text:span text:style-name="T287">), </text:span></text:span><text:span text:style-name="Source_20_Text"><text:span text:style-name="T288">'berries' </text:span></text:span><text:span text:style-name="Source_20_Text"><text:span text:style-name="T287">=&gt; array(</text:span></text:span><text:span text:style-name="Source_20_Text"><text:span text:style-name="T288">'blueberry'</text:span></text:span><text:span text:style-name="Source_20_Text"><text:span text:style-name="T287">));<text:line-break/><text:line-break/></text:span></text:span><text:span text:style-name="Source_20_Text"><text:span text:style-name="T96">$basket = array_replace_recursive</text:span></text:span><text:span text:style-name="Source_20_Text"><text:span text:style-name="T286">(</text:span></text:span><text:span text:style-name="Source_20_Text"><text:span text:style-name="T96">$base, $replacements</text:span></text:span><text:span text:style-name="Source_20_Text"><text:span text:style-name="T286">);<text:line-break/></text:span></text:span><text:span text:style-name="Source_20_Text"><text:span text:style-name="T96">print_r</text:span></text:span><text:span text:style-name="Source_20_Text"><text:span text:style-name="T286">(</text:span></text:span><text:span text:style-name="Source_20_Text"><text:span text:style-name="T96">$basket</text:span></text:span><text:span text:style-name="Source_20_Text"><text:span text:style-name="T286">);<text:line-break/><text:line-break/></text:span></text:span><text:span text:style-name="Source_20_Text"><text:span text:style-name="T284">$</text:span></text:span><text:span text:style-name="Source_20_Text"><text:span text:style-name="T96">basket</text:span></text:span><text:span text:style-name="Source_20_Text"><text:span text:style-name="T284"> </text:span></text:span><text:span text:style-name="Source_20_Text"><text:span text:style-name="T286">= </text:span></text:span><text:span text:style-name="Source_20_Text"><text:span text:style-name="T96">array_replace</text:span></text:span><text:span text:style-name="Source_20_Text"><text:span text:style-name="T286">(</text:span></text:span><text:span text:style-name="Source_20_Text"><text:span text:style-name="T96">$base</text:span></text:span><text:span text:style-name="Source_20_Text"><text:span text:style-name="T286">, </text:span></text:span><text:span text:style-name="Source_20_Text"><text:span text:style-name="T96">$replacements</text:span></text:span><text:span text:style-name="Source_20_Text"><text:span text:style-name="T286">);<text:line-break/></text:span></text:span><text:span text:style-name="Source_20_Text"><text:span text:style-name="T101">var_export</text:span></text:span><text:span text:style-name="Source_20_Text"><text:span text:style-name="T286">(</text:span></text:span><text:span text:style-name="Source_20_Text"><text:span text:style-name="T96">$basket</text:span></text:span><text:span text:style-name="Source_20_Text"><text:span text:style-name="T286">);<text:line-break/></text:span></text:span><text:span text:style-name="Source_20_Text"><text:span text:style-name="T96">?&gt;</text:span></text:span></text:p>
      <text:p text:style-name="P150"><text:span text:style-name="T448">array ('citrus' <text:s/>=&gt; array (</text:span> <text:span text:style-name="T448">0 =&gt; 'pineapple',),</text:span></text:p>
      <text:p text:style-name="P148"><text:s text:c="7"/><text:span text:style-name="T448">'berries' =&gt; array (</text:span> <text:span text:style-name="T448">0 =&gt; 'blueberry',</text:span> <text:span text:style-name="T448">1 =&gt; 'raspberry',),)</text:span></text:p>
      <text:p text:style-name="P145"><text:soft-page-break/></text:p>
      <text:p text:style-name="P145">array ('citrus' <text:s/>=&gt; array (0 =&gt; 'pineapple',),</text:p>
      <text:p text:style-name="P147"><text:s text:c="7"/><text:span text:style-name="T448">'berries' =&gt; array (0 =&gt; 'blueberry',),)</text:span></text:p>
      <text:p text:style-name="P146"><text:span text:style-name="Source_20_Text"><text:span text:style-name="T338">array_merge()</text:span></text:span><text:span text:style-name="Source_20_Text"><text:span text:style-name="T337"> — Merge one or more arrays</text:span></text:span></text:p>
      <text:p text:style-name="P181"><text:span text:style-name="Source_20_Text"><text:span text:style-name="T254"/></text:span></text:p>
      <text:p text:style-name="P184"><text:span text:style-name="Source_20_Text"><text:span text:style-name="T149">Merges the elements of one or more arrays together so that the values of one are appended to the end of the previous one. It returns the resulting array.</text:span></text:span></text:p>
      <text:p text:style-name="P261"><text:span text:style-name="Source_20_Text"><text:span text:style-name="T138">If the input arrays have the same </text:span></text:span><text:span text:style-name="Source_20_Text"><text:span text:style-name="T96">string keys</text:span></text:span><text:span text:style-name="Source_20_Text"><text:span text:style-name="T138">, then the later value for that key will </text:span></text:span><text:span text:style-name="Source_20_Text"><text:span text:style-name="T96">overwrite</text:span></text:span><text:span text:style-name="Source_20_Text"><text:span text:style-name="T138"> the previous one. If, however, the arrays contain </text:span></text:span><text:span text:style-name="Source_20_Text"><text:span text:style-name="T96">numeric keys</text:span></text:span><text:span text:style-name="Source_20_Text"><text:span text:style-name="T138">, the later value </text:span></text:span><text:span text:style-name="Source_20_Text"><text:span text:style-name="T96">will not overwrite the original value, but will be appended.</text:span></text:span></text:p>
      <text:p text:style-name="P21"><text:span text:style-name="Source_20_Text"><text:span text:style-name="T337">Values in the input arrays with numeric keys </text:span></text:span><text:span text:style-name="Source_20_Text"><text:span text:style-name="T371">will be renumbered with incrementing keys starting from zero</text:span></text:span><text:span text:style-name="Source_20_Text"><text:span text:style-name="T337"> in the result array.</text:span></text:span></text:p>
      <text:p text:style-name="P20"><text:span text:style-name="Source_20_Text"><text:span text:style-name="T337"/></text:span></text:p>
      <text:p text:style-name="P118"><text:span text:style-name="Source_20_Text"><text:span text:style-name="T357">Example </text:span></text:span><text:span text:style-name="Source_20_Text"><text:span text:style-name="T353">3</text:span></text:span><text:span text:style-name="Source_20_Text"><text:span text:style-name="T355">1</text:span></text:span><text:span text:style-name="Source_20_Text"><text:span text:style-name="T354">:</text:span></text:span></text:p>
      <text:p text:style-name="P301"><text:span text:style-name="Source_20_Text"><text:span text:style-name="T102">&lt;?php</text:span></text:span></text:p>
      <text:p text:style-name="P301"><text:span text:style-name="Source_20_Text"><text:span text:style-name="T102">$array1 = array("color" =&gt; "red", 2 =&gt; 2, 4);</text:span></text:span></text:p>
      <text:p text:style-name="P301"><text:span text:style-name="Source_20_Text"><text:span text:style-name="T102">$array2 = array("a", "b", "color" =&gt; "green", "shape" =&gt; "trapezoid", 4);</text:span></text:span></text:p>
      <text:p text:style-name="P170"><text:span text:style-name="Source_20_Text"><text:span text:style-name="T102"/></text:span></text:p>
      <text:p text:style-name="P217"><text:span text:style-name="Source_20_Text"><text:span text:style-name="T102">$result = array_merge($array1, $array2);</text:span></text:span></text:p>
      <text:p text:style-name="P217"><text:span text:style-name="Source_20_Text"><text:span text:style-name="T102">var_export($result);</text:span></text:span></text:p>
      <text:p text:style-name="P170"><text:span text:style-name="Source_20_Text"><text:span text:style-name="T102">?&gt;</text:span></text:span></text:p>
      <text:p text:style-name="P214"/>
      <text:p text:style-name="P14"><text:span text:style-name="Source_20_Text"><text:span text:style-name="T405">array (</text:span></text:span></text:p>
      <text:p text:style-name="P14"><text:span text:style-name="Source_20_Text"><text:span text:style-name="T405"><text:s text:c="2"/>'color' =&gt; 'green',</text:span></text:span></text:p>
      <text:p text:style-name="P14"><text:span text:style-name="Source_20_Text"><text:span text:style-name="T405"><text:s text:c="2"/>0 =&gt; 2,</text:span></text:span></text:p>
      <text:p text:style-name="P14"><text:span text:style-name="Source_20_Text"><text:span text:style-name="T405"><text:s text:c="2"/>1 =&gt; 4,</text:span></text:span></text:p>
      <text:p text:style-name="P14"><text:span text:style-name="Source_20_Text"><text:span text:style-name="T405"><text:s text:c="2"/>2 =&gt; 'a',</text:span></text:span></text:p>
      <text:p text:style-name="P14"><text:span text:style-name="Source_20_Text"><text:span text:style-name="T405"><text:s text:c="2"/>3 =&gt; 'b',</text:span></text:span></text:p>
      <text:p text:style-name="P14"><text:span text:style-name="Source_20_Text"><text:span text:style-name="T405"><text:s text:c="2"/>'shape' =&gt; 'trapezoid',</text:span></text:span></text:p>
      <text:p text:style-name="P14"><text:span text:style-name="Source_20_Text"><text:span text:style-name="T405"><text:s text:c="2"/>4 =&gt; 4,</text:span></text:span></text:p>
      <text:p text:style-name="P13"><text:span text:style-name="Source_20_Text"><text:span text:style-name="T405">)</text:span></text:span></text:p>
      <text:p text:style-name="P74"><text:span text:style-name="Source_20_Text"><text:span text:style-name="T420">Note:</text:span></text:span><text:span text:style-name="Source_20_Text"><text:span text:style-name="T419"> the difference when using the </text:span></text:span><text:span text:style-name="Source_20_Text"><text:span text:style-name="T416">union operator. </text:span></text:span><text:span text:style-name="Source_20_Text"><text:span text:style-name="T418">T</text:span></text:span><text:span text:style-name="Source_20_Text"><text:span text:style-name="T416">he array on the right </text:span></text:span><text:span text:style-name="Source_20_Text"><text:span text:style-name="T419">will be appended to the array on</text:span></text:span><text:span text:style-name="Source_20_Text"><text:span text:style-name="T416"> left. If a key exists in both arrays, then the left array value is used for the key.</text:span></text:span></text:p>
      <text:p text:style-name="P73"><text:span text:style-name="Source_20_Text"><text:span text:style-name="T416"/></text:span></text:p>
      <text:p text:style-name="P119"><text:span text:style-name="Source_20_Text"><text:span text:style-name="T358">Example 3</text:span></text:span><text:span text:style-name="Source_20_Text"><text:span text:style-name="T359">2</text:span></text:span><text:span text:style-name="Source_20_Text"><text:span text:style-name="T358">:</text:span></text:span></text:p>
      <text:p text:style-name="P172"><text:span text:style-name="Source_20_Text"><text:span text:style-name="T102">&lt;?php</text:span></text:span></text:p>
      <text:p text:style-name="P302"><text:span text:style-name="Source_20_Text"><text:span text:style-name="T102">$array1 = array("color" =&gt; "red", 2 = &gt;2, 4);</text:span></text:span></text:p>
      <text:p text:style-name="P300"><text:span text:style-name="Source_20_Text"><text:span text:style-name="T102">$array2 = array("a", "b", "color" =&gt; "green", "shape" =&gt; "trapezoid", 4);</text:span></text:span></text:p>
      <text:p text:style-name="P273"><text:span text:style-name="Source_20_Text"><text:span text:style-name="T96">var_export($array1 + $array2);</text:span></text:span></text:p>
      <text:p text:style-name="P204"><text:span text:style-name="Source_20_Text"><text:span text:style-name="T102">?&gt;</text:span></text:span></text:p>
      <text:p text:style-name="P179"><text:span text:style-name="Source_20_Text"><text:span text:style-name="T254">array (</text:span></text:span></text:p>
      <text:p text:style-name="P149"><text:span text:style-name="Source_20_Text"><text:span text:style-name="T374"><text:s text:c="2"/>'color' =&gt; 'red',</text:span></text:span></text:p>
      <text:p text:style-name="P149"><text:span text:style-name="Source_20_Text"><text:span text:style-name="T374"><text:s text:c="2"/>2 =&gt; 2,</text:span></text:span></text:p>
      <text:p text:style-name="P149"><text:span text:style-name="Source_20_Text"><text:span text:style-name="T374"><text:s text:c="2"/>3 =&gt; 4,</text:span></text:span></text:p>
      <text:p text:style-name="P149"><text:span text:style-name="Source_20_Text"><text:span text:style-name="T374"><text:s text:c="2"/>0 =&gt; 'a',</text:span></text:span></text:p>
      <text:p text:style-name="P149"><text:soft-page-break/><text:span text:style-name="Source_20_Text"><text:span text:style-name="T374"><text:s text:c="2"/>1 =&gt; 'b',</text:span></text:span></text:p>
      <text:p text:style-name="P149"><text:span text:style-name="Source_20_Text"><text:span text:style-name="T374"><text:s text:c="2"/>'shape' =&gt; 'trapezoid',</text:span></text:span></text:p>
      <text:p text:style-name="P303"><text:span text:style-name="Source_20_Text"><text:span text:style-name="T254">)</text:span></text:span></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text:soft-page-break/></text:p>
      <text:p text:style-name="P83"><text:span text:style-name="T432">O</text:span><text:span text:style-name="T433">ther </text:span><text:span text:style-name="T432">f</text:span><text:span text:style-name="T433">unction and </text:span><text:span text:style-name="T432">c</text:span><text:span text:style-name="T433">lasses </text:span><text:span text:style-name="T432">mentioned but not covered:</text:span></text:p>
      <text:p text:style-name="P298"><text:span text:style-name="Strong_20_Emphasis"><text:span text:style-name="T177"/></text:span></text:p>
      <text:p text:style-name="P298"><text:span text:style-name="Strong_20_Emphasis"><text:span text:style-name="T177">array_values()</text:span></text:span><text:span text:style-name="Strong_20_Emphasis"><text:span text:style-name="T171"> </text:span></text:span><text:span text:style-name="Strong_20_Emphasis"><text:span text:style-name="T250">—</text:span></text:span><text:span text:style-name="T171"> returns all the values from the </text:span><text:span text:style-name="Source_20_Text"><text:span text:style-name="T99">array</text:span></text:span><text:span text:style-name="T171"> and indexes the array numerically.</text:span></text:p>
      <text:p text:style-name="P297"><text:span text:style-name="Strong_20_Emphasis"><text:span text:style-name="T53">array_values</text:span></text:span><text:span text:style-name="T32">(</text:span><text:span text:style-name="T82">array</text:span><text:span text:style-name="T32"> </text:span><text:span text:style-name="Source_20_Text"><text:span text:style-name="T49">$array</text:span></text:span><text:span text:style-name="T32">): </text:span><text:span text:style-name="T82">array</text:span></text:p>
      <text:p text:style-name="P103"><text:span text:style-name="Source_20_Text"><text:span text:style-name="T322">Example:</text:span></text:span></text:p>
      <text:p text:style-name="P48"><text:span text:style-name="Source_20_Text"><text:span text:style-name="T8">&lt;?php<text:line-break/>$array = array("size" =&gt; "XL", "color" =&gt; "gold");<text:line-break/>print_r(array_values($array));<text:line-break/>?&gt;</text:span></text:span></text:p>
      <text:p text:style-name="P82"><text:span text:style-name="Source_20_Text"><text:span text:style-name="T374">// Array ( [0] =&gt; XL <text:s/>[1] =&gt; gold )</text:span></text:span></text:p>
      <text:p text:style-name="P40"/>
      <text:p text:style-name="P40"/>
      <text:p text:style-name="P40"/>
      <text:p text:style-name="P76"><text:span text:style-name="Strong_20_Emphasis">array_keys()</text:span> — Return all the keys or a subset of the keys of an array</text:p>
      <text:p text:style-name="P40"><text:span text:style-name="Strong_20_Emphasis"><text:span text:style-name="T306">array_keys</text:span></text:span><text:span text:style-name="T293">(</text:span><text:span text:style-name="T314">array</text:span><text:span text:style-name="T293"> </text:span><text:span text:style-name="Source_20_Text"><text:span text:style-name="T304">$array</text:span></text:span><text:span text:style-name="T293">): </text:span><text:span text:style-name="T314">array</text:span></text:p>
      <text:p text:style-name="Standard"><text:span text:style-name="Strong_20_Emphasis"><text:span text:style-name="T58">array_keys</text:span></text:span><text:span text:style-name="T36">(</text:span><text:span text:style-name="T86">array</text:span><text:span text:style-name="T36"> </text:span><text:span text:style-name="Source_20_Text"><text:span text:style-name="T57">$array</text:span></text:span><text:span text:style-name="T36">,</text:span><text:span text:style-name="Source_20_Text"><text:span text:style-name="T57"> mixed</text:span></text:span><text:span text:style-name="T36"> </text:span><text:span text:style-name="Source_20_Text"><text:span text:style-name="T57">$search_value</text:span></text:span><text:span text:style-name="T36">, </text:span><text:span text:style-name="T86">bool</text:span><text:span text:style-name="T36"> </text:span><text:span text:style-name="Source_20_Text"><text:span text:style-name="T57">$strict</text:span></text:span><text:span text:style-name="T223"> = </text:span><text:span text:style-name="Strong_20_Emphasis"><text:span text:style-name="Source_20_Text"><text:span text:style-name="T224">false</text:span></text:span></text:span><text:span text:style-name="T36">): </text:span><text:span text:style-name="T86">array</text:span></text:p>
      <text:p text:style-name="P40"/>
      <text:p text:style-name="P40"><text:span text:style-name="T434">If a </text:span><text:span text:style-name="Source_20_Text"><text:span text:style-name="T9">search_value</text:span></text:span><text:span text:style-name="T434"> is specified, then only the keys for that value are returned. Otherwise, all the keys from the </text:span><text:span text:style-name="Source_20_Text"><text:span text:style-name="T417">array</text:span></text:span><text:span text:style-name="T434"> are returned.</text:span></text:p>
      <text:p text:style-name="P94"><text:span text:style-name="Source_20_Text"><text:span text:style-name="T323">Example:</text:span></text:span></text:p>
      <text:p text:style-name="P61"><text:span text:style-name="Source_20_Text"><text:span text:style-name="T8">&lt;?php</text:span></text:span></text:p>
      <text:p text:style-name="P61"><text:span text:style-name="Source_20_Text"><text:span text:style-name="T8">$array = array(0 =&gt; 100, "color" =&gt; "red");</text:span></text:span></text:p>
      <text:p text:style-name="P61"><text:span text:style-name="Source_20_Text"><text:span text:style-name="T8">print_r(array_keys($array));</text:span></text:span></text:p>
      <text:p text:style-name="P61"><text:span text:style-name="Source_20_Text"><text:span text:style-name="T8"/></text:span></text:p>
      <text:p text:style-name="P61"><text:span text:style-name="Source_20_Text"><text:span text:style-name="T8">$array = array("blue", "red", "green", "blue", "blue");</text:span></text:span></text:p>
      <text:p text:style-name="P61"><text:span text:style-name="Source_20_Text"><text:span text:style-name="T8">print_r(array_keys($array, "blue"));</text:span></text:span></text:p>
      <text:p text:style-name="P60"><text:span text:style-name="Source_20_Text"><text:span text:style-name="T8">?&gt;</text:span></text:span></text:p>
      <text:p text:style-name="P15"><text:span text:style-name="Source_20_Text"><text:span text:style-name="T405">Array ([0] =&gt; 0 <text:s/>[1] =&gt; color )</text:span></text:span></text:p>
      <text:p text:style-name="P17"><text:span text:style-name="Source_20_Text"><text:span text:style-name="T407">Array ([0] =&gt; 0 <text:s/>[1] =&gt; 3 <text:s/>[2] =&gt; 4 )</text:span></text:span></text:p>
      <text:p text:style-name="P18"/>
      <text:p text:style-name="P43"><text:span text:style-name="Strong_20_Emphasis"><text:span text:style-name="T380"/></text:span></text:p>
      <text:p text:style-name="P43"><text:soft-page-break/><text:span text:style-name="Strong_20_Emphasis"><text:span text:style-name="T380"/></text:span></text:p>
      <text:p text:style-name="P43"><text:span text:style-name="Strong_20_Emphasis"><text:span text:style-name="T380"/></text:span></text:p>
      <text:p text:style-name="P43"><text:span text:style-name="Strong_20_Emphasis"><text:span text:style-name="T412">array_key_exists()</text:span></text:span><text:span text:style-name="T409"> returns </text:span><text:span text:style-name="Strong_20_Emphasis"><text:span text:style-name="Source_20_Text"><text:span text:style-name="T409">true</text:span></text:span></text:span><text:span text:style-name="T409"> if the given </text:span><text:span text:style-name="Source_20_Text"><text:span text:style-name="T8">key</text:span></text:span><text:span text:style-name="T409"> is set in the array. </text:span></text:p>
      <text:p text:style-name="P40"><text:span text:style-name="Strong_20_Emphasis"><text:span text:style-name="T302">array_key_exists</text:span></text:span><text:span text:style-name="T292">(</text:span><text:span text:style-name="T313">string|int</text:span><text:span text:style-name="T292"> </text:span><text:span text:style-name="Source_20_Text"><text:span text:style-name="T301">$key</text:span></text:span><text:span text:style-name="T292">, </text:span><text:span text:style-name="T313">array</text:span><text:span text:style-name="T292"> </text:span><text:span text:style-name="Source_20_Text"><text:span text:style-name="T301">$array</text:span></text:span><text:span text:style-name="T292">): </text:span><text:span text:style-name="T313">bool</text:span></text:p>
      <text:p text:style-name="P94"><text:span text:style-name="Source_20_Text"><text:span text:style-name="T339">Example:</text:span></text:span></text:p>
      <text:p text:style-name="P64"><text:span text:style-name="Source_20_Text"><text:span text:style-name="T8">&lt;?php</text:span></text:span></text:p>
      <text:p text:style-name="P63"><text:span text:style-name="Source_20_Text"><text:span text:style-name="T8">$</text:span></text:span><text:span text:style-name="Source_20_Text"><text:span text:style-name="T10">arr</text:span></text:span><text:span text:style-name="Source_20_Text"><text:span text:style-name="T8"> = array('first' =&gt; </text:span></text:span><text:span text:style-name="Source_20_Text"><text:span text:style-name="T365">null</text:span></text:span><text:span text:style-name="Source_20_Text"><text:span text:style-name="T8">, 'second' =&gt; 4);</text:span></text:span></text:p>
      <text:p text:style-name="P66"><text:span text:style-name="Source_20_Text"><text:span text:style-name="T8">isset($</text:span></text:span><text:span text:style-name="Source_20_Text"><text:span text:style-name="T10">arr</text:span></text:span><text:span text:style-name="Source_20_Text"><text:span text:style-name="T8">['first']);<text:tab/><text:tab/><text:tab/><text:tab/><text:tab/></text:span></text:span><text:span text:style-name="Source_20_Text"><text:span text:style-name="T421">// </text:span></text:span><text:span text:style-name="Source_20_Text"><text:span text:style-name="T422">false</text:span></text:span></text:p>
      <text:p text:style-name="P64"><text:span text:style-name="Source_20_Text"><text:span text:style-name="T8">array_key_exists('first', $search_array);<text:tab/><text:tab/></text:span></text:span><text:span text:style-name="Source_20_Text"><text:span text:style-name="T422">// true</text:span></text:span></text:p>
      <text:p text:style-name="P62"><text:span text:style-name="Source_20_Text"><text:span text:style-name="T8">?&gt;</text:span></text:span></text:p>
      <text:p text:style-name="P271"><text:span text:style-name="T414">Note: </text:span><text:span text:style-name="Source_20_Text"><text:span text:style-name="T20">isset()</text:span></text:span><text:span text:style-name="T413"> does not return </text:span><text:span text:style-name="Strong_20_Emphasis"><text:span text:style-name="Source_20_Text"><text:span text:style-name="T20">true</text:span></text:span></text:span><text:span text:style-name="T413"> for array keys that correspond to a </text:span><text:span text:style-name="Strong_20_Emphasis"><text:span text:style-name="Source_20_Text"><text:span text:style-name="T20">null</text:span></text:span></text:span><text:span text:style-name="T413"> value, while  </text:span><text:span text:style-name="Source_20_Text"><text:span text:style-name="T20">array_key_exists()</text:span></text:span><text:span text:style-name="T20"> </text:span><text:span text:style-name="T413"> does.</text:span></text:p>
      <text:p text:style-name="P40"/>
      <text:p text:style-name="P272"><text:span text:style-name="Strong_20_Emphasis"><text:span text:style-name="T413">Note</text:span></text:span><text:span text:style-name="T413">: For backward compatibility reasons, </text:span><text:span text:style-name="Strong_20_Emphasis"><text:span text:style-name="T21">array_key_exists()</text:span></text:span><text:span text:style-name="T413"> will also return </text:span><text:span text:style-name="Source_20_Text"><text:span text:style-name="T21">tr</text:span></text:span><text:span text:style-name="Strong_20_Emphasis"><text:span text:style-name="Source_20_Text"><text:span text:style-name="T21">ue</text:span></text:span></text:span><text:span text:style-name="T413"> if </text:span><text:span text:style-name="Source_20_Text"><text:span text:style-name="T413">key</text:span></text:span><text:span text:style-name="T413"> is a property defined within an object given as </text:span><text:span text:style-name="Source_20_Text"><text:span text:style-name="T21">array</text:span></text:span><text:span text:style-name="T413">. This behaviour is deprecated as of PHP 7.4.0, and removed as of PHP 8.0.0.</text:span></text:p>
      <text:p text:style-name="P265"><text:span text:style-name="T436">To check whether a property exists in an object, </text:span><text:span text:style-name="T29">property_exists()</text:span><text:span text:style-name="T436"> should be used.</text:span></text:p>
      <text:p text:style-name="P40"/>
      <text:p text:style-name="P26"><text:span text:style-name="Strong_20_Emphasis"/></text:p>
      <text:p text:style-name="P26"><text:span text:style-name="Strong_20_Emphasis"/></text:p>
      <text:p text:style-name="P26"><text:span text:style-name="Strong_20_Emphasis">array_search() </text:span>— Searches the array for a given value and returns the first corresponding key if successful</text:p>
      <text:p text:style-name="P65"><text:span text:style-name="Strong_20_Emphasis"><text:span text:style-name="T303">array_search</text:span></text:span><text:span text:style-name="T291">(</text:span><text:span text:style-name="Source_20_Text"><text:span text:style-name="T300">mixed</text:span></text:span><text:span text:style-name="T294"> </text:span><text:span text:style-name="Source_20_Text"><text:span text:style-name="T300">$needle</text:span></text:span><text:span text:style-name="T291">, </text:span><text:span text:style-name="T312">array</text:span><text:span text:style-name="T291"> </text:span><text:span text:style-name="Source_20_Text"><text:span text:style-name="T300">$haystack</text:span></text:span><text:span text:style-name="T291">, </text:span><text:span text:style-name="T312">bool</text:span><text:span text:style-name="T291"> </text:span><text:span text:style-name="Source_20_Text"><text:span text:style-name="T300">$strict</text:span></text:span><text:span text:style-name="T389"> = </text:span><text:span text:style-name="T390">false</text:span><text:span text:style-name="T291">): </text:span><text:span text:style-name="T312">int|string|false</text:span></text:p>
      <text:p text:style-name="P40"><text:span text:style-name="T409">If the third parameter </text:span><text:span text:style-name="Strong_20_Emphasis"><text:span text:style-name="T22">strict</text:span></text:span><text:span text:style-name="T409"> is set to </text:span><text:span text:style-name="Strong_20_Emphasis"><text:span text:style-name="T22">true</text:span></text:span><text:span text:style-name="T409"> then the </text:span><text:span text:style-name="Strong_20_Emphasis"><text:span text:style-name="T22">array_search()</text:span></text:span><text:span text:style-name="T409"> function will search for </text:span><text:span text:style-name="Strong_20_Emphasis"><text:span text:style-name="T22">identical </text:span></text:span><text:span text:style-name="T409">elements in the </text:span><text:span text:style-name="Strong_20_Emphasis"><text:span text:style-name="T22">haystack</text:span></text:span><text:span text:style-name="T409">.</text:span></text:p>
      <text:p text:style-name="P233"><text:span text:style-name="Strong_20_Emphasis"><text:span text:style-name="T139">Warning </text:span></text:span><text:span text:style-name="Strong_20_Emphasis"><text:span text:style-name="T130"><text:s/></text:span></text:span><text:span text:style-name="T130">This function may return Boolean </text:span><text:span text:style-name="Strong_20_Emphasis"><text:span text:style-name="T112">false</text:span></text:span><text:span text:style-name="T130">, but may also return a non-Boolean value </text:span><text:span text:style-name="Strong_20_Emphasis"><text:span text:style-name="T120">‘0’</text:span></text:span><text:span text:style-name="T130"> which evaluates to </text:span><text:span text:style-name="Strong_20_Emphasis"><text:span text:style-name="Source_20_Text"><text:span text:style-name="T130">false</text:span></text:span></text:span><text:span text:style-name="T130">. <text:s/>Use </text:span><text:a xlink:type="simple" xlink:href="https://www.php.net/manual/en/language.operators.comparison.php" text:style-name="Internet_20_link" text:visited-style-name="Visited_20_Internet_20_Link"><text:span text:style-name="Strong_20_Emphasis"><text:span text:style-name="T112">the === operator</text:span></text:span></text:a><text:span text:style-name="T130"> for testing the return value of this function.</text:span></text:p>
      <text:p text:style-name="P40"/>
      <text:p text:style-name="P95"><text:span text:style-name="Source_20_Text"><text:span text:style-name="T339">Example:</text:span></text:span></text:p>
      <text:p text:style-name="P40"><text:span text:style-name="Source_20_Text"><text:span text:style-name="T8">&lt;?php<text:line-break/>$array = array(0 =&gt; 'blue', 1 =&gt; 'red', 2 =&gt; 'green', 3 =&gt; 'red');<text:line-break/><text:line-break/>$key = array_search('green', $array); <text:tab/></text:span></text:span><text:span text:style-name="Source_20_Text"><text:span text:style-name="T429">// $key = 2;</text:span></text:span><text:span text:style-name="Source_20_Text"><text:span text:style-name="T8"><text:line-break/>$key = array_search('red', $array);   <text:tab/></text:span></text:span><text:span text:style-name="Source_20_Text"><text:span text:style-name="T429">// $key = 1;</text:span></text:span><text:span text:style-name="Source_20_Text"><text:span text:style-name="T8"><text:line-break/>?&gt;</text:span></text:span></text:p>
      <text:p text:style-name="P40"><text:soft-page-break/><text:span text:style-name="Source_20_Text"><text:span text:style-name="T96"/></text:span></text:p>
      <text:p text:style-name="P79"><text:span text:style-name="Strong_20_Emphasis"><text:span text:style-name="T152"/></text:span></text:p>
      <text:p text:style-name="P241"><text:span text:style-name="Source_20_Text"><text:span text:style-name="T167"/></text:span></text:p>
      <text:p text:style-name="P241"><text:span text:style-name="Source_20_Text"><text:span text:style-name="T167"/></text:span></text:p>
      <text:p text:style-name="P241"><text:span text:style-name="Source_20_Text"><text:span text:style-name="T167"/></text:span></text:p>
      <text:p text:style-name="P241"><text:span text:style-name="Source_20_Text"><text:span text:style-name="T167"/></text:span></text:p>
      <text:p text:style-name="P241"><text:span text:style-name="Source_20_Text"><text:span text:style-name="T167"/></text:span></text:p>
      <text:p text:style-name="P122"><text:span text:style-name="Strong_20_Emphasis"><text:span text:style-name="T341"/></text:span></text:p>
      <text:p text:style-name="P121"><text:span text:style-name="Strong_20_Emphasis"><text:span text:style-name="T341">array_count_values()  — </text:span></text:span><text:span text:style-name="T342"> returns an array using the values of </text:span><text:span text:style-name="Source_20_Text"><text:span text:style-name="T6">array</text:span></text:span><text:span text:style-name="T342"> as keys and their frequency in </text:span><text:span text:style-name="Source_20_Text"><text:span text:style-name="T6">array</text:span></text:span><text:span text:style-name="T342"> as values.</text:span></text:p>
      <text:p text:style-name="P121"><text:span text:style-name="Strong_20_Emphasis"><text:span text:style-name="T307">array_count_values</text:span></text:span><text:span text:style-name="T295">(</text:span><text:span text:style-name="T315">array</text:span><text:span text:style-name="T295"> </text:span><text:span text:style-name="Source_20_Text"><text:span text:style-name="T308">$array</text:span></text:span><text:span text:style-name="T295">): </text:span><text:span text:style-name="T315">array</text:span></text:p>
      <text:p text:style-name="P96"><text:span text:style-name="Source_20_Text"><text:span text:style-name="T340">Example:</text:span></text:span></text:p>
      <text:p text:style-name="P139"><text:span text:style-name="Source_20_Text"><text:span text:style-name="T3">&lt;?php<text:line-break/>$array = array(1, "hello", 1, "world", "hello");<text:line-break/>print_r(array_count_values($array));<text:line-break/>?&gt;</text:span></text:span></text:p>
      <text:p text:style-name="P138"><text:span text:style-name="Source_20_Text"><text:span text:style-name="T373">Array ([1] =&gt; 2 [hello] =&gt; 2 [world] =&gt; 1 )</text:span></text:span></text:p>
      <text:p text:style-name="P242"><text:span text:style-name="Source_20_Text"><text:span text:style-name="T162">Note:</text:span></text:span><text:span text:style-name="Source_20_Text"><text:span text:style-name="T160"> Throws </text:span></text:span><text:span text:style-name="Strong_20_Emphasis"><text:span text:style-name="Source_20_Text"><text:span text:style-name="T161">E_WARNING</text:span></text:span></text:span><text:span text:style-name="Source_20_Text"><text:span text:style-name="T160"> for every element which is not string or int.</text:span></text:span><text:span text:style-name="Source_20_Text"><text:span text:style-name="T135"> Includin nested array or flo</text:span></text:span><text:span text:style-name="Source_20_Text"><text:span text:style-name="T137">a</text:span></text:span><text:span text:style-name="Source_20_Text"><text:span text:style-name="T135">t</text:span></text:span><text:span text:style-name="Source_20_Text"><text:span text:style-name="T136">es.</text:span></text:span></text:p>
      <text:h text:style-name="P30" text:outline-level="1"/>
      <text:h text:style-name="P239" text:outline-level="1"><text:span text:style-name="T158">array_unique</text:span><text:span text:style-name="T159">()</text:span><text:span text:style-name="T157"> - </text:span><text:span text:style-name="T156">Takes an input </text:span><text:span text:style-name="Source_20_Text"><text:span text:style-name="T156">array</text:span></text:span><text:span text:style-name="T156"> and returns a new array without duplicate values.</text:span></text:h>
      <text:p text:style-name="P123"><text:span text:style-name="Strong_20_Emphasis"><text:span text:style-name="T307">array_unique</text:span></text:span><text:span text:style-name="T295">(</text:span><text:span text:style-name="T315">array</text:span><text:span text:style-name="T295"> </text:span><text:span text:style-name="Source_20_Text"><text:span text:style-name="T308">$array</text:span></text:span><text:span text:style-name="T295">, </text:span><text:span text:style-name="T315">int</text:span><text:span text:style-name="T295"> </text:span><text:span text:style-name="Source_20_Text"><text:span text:style-name="T308">$flags</text:span></text:span><text:span text:style-name="T391"> = </text:span><text:span text:style-name="Source_20_Text"><text:span text:style-name="T393">SORT_STRING</text:span></text:span><text:span text:style-name="T295">): </text:span><text:span text:style-name="T315">array</text:span></text:p>
      <text:p text:style-name="P97"><text:span text:style-name="Source_20_Text"><text:span text:style-name="T323">Example </text:span></text:span><text:span text:style-name="Source_20_Text"><text:span text:style-name="T324">(Note the array marked in red and the last two elements marked in green):</text:span></text:span></text:p>
      <text:p text:style-name="P124"><text:span text:style-name="Source_20_Text"><text:span text:style-name="T25">&lt;?php </text:span></text:span></text:p>
      <text:p text:style-name="P124"><text:span text:style-name="Source_20_Text"><text:span text:style-name="T27">$</text:span></text:span><text:span text:style-name="Source_20_Text"><text:span text:style-name="T28">arr</text:span></text:span><text:span text:style-name="Source_20_Text"><text:span text:style-name="T27"> = array("a" =&gt; "green", "red", "b" =&gt; "green", "blue", "red", </text:span></text:span><text:span text:style-name="Source_20_Text"><text:span text:style-name="T368">8=&gt;</text:span></text:span><text:span text:style-name="Source_20_Text"><text:span text:style-name="T370">[2]</text:span></text:span><text:span text:style-name="Source_20_Text"><text:span text:style-name="T368">, 6=&gt;</text:span></text:span><text:span text:style-name="Source_20_Text"><text:span text:style-name="T369">[1], </text:span></text:span><text:span text:style-name="Source_20_Text"><text:span text:style-name="T447">10 =&gt; 1, 11 =&gt; '1'</text:span></text:span><text:span text:style-name="Source_20_Text"><text:span text:style-name="T27">);</text:span></text:span></text:p>
      <text:p text:style-name="P124"><text:span text:style-name="Source_20_Text"><text:span text:style-name="T25">$result = array_unique($input);</text:span></text:span></text:p>
      <text:p text:style-name="P124"><text:span text:style-name="Source_20_Text"><text:span text:style-name="T25">print_r($result);</text:span></text:span></text:p>
      <text:p text:style-name="P125"><text:span text:style-name="Source_20_Text"><text:span text:style-name="T25">?&gt;</text:span></text:span></text:p>
      <text:p text:style-name="P132"><text:span text:style-name="Source_20_Text"><text:span text:style-name="T367">W</text:span></text:span><text:span text:style-name="Source_20_Text"><text:span text:style-name="T366">arning Array to string conversion</text:span></text:span></text:p>
      <text:p text:style-name="P250"><text:span text:style-name="Source_20_Text"><text:span text:style-name="T264">Array ( [a] =&gt; green [0] =&gt; red [1] =&gt; blue </text:span></text:span><text:span text:style-name="Source_20_Text"><text:span text:style-name="T244">[8] =&gt; Array ([0] =&gt; 2</text:span></text:span><text:span text:style-name="Source_20_Text"><text:span text:style-name="T264"> </text:span></text:span><text:span text:style-name="Source_20_Text"><text:span text:style-name="T244">)</text:span></text:span><text:span text:style-name="Source_20_Text"><text:span text:style-name="T264"> </text:span></text:span><text:span text:style-name="Source_20_Text"><text:span text:style-name="T283">[10] =&gt; 1</text:span></text:span><text:span text:style-name="Source_20_Text"><text:span text:style-name="T264">)</text:span></text:span></text:p>
      <text:p text:style-name="P128"><text:span text:style-name="Source_20_Text"><text:span text:style-name="T397">Note: </text:span></text:span><text:span text:style-name="Source_20_Text"><text:span text:style-name="T400">Two elements are considered equal if and only if </text:span></text:span><text:span text:style-name="Source_20_Text"><text:span text:style-name="T23">(string) $elem1 === (string) $elem2</text:span></text:span><text:span text:style-name="Source_20_Text"><text:span text:style-name="T400"> . </text:span></text:span></text:p>
      <text:p text:style-name="P128"><text:span text:style-name="Source_20_Text"><text:span text:style-name="T401">W</text:span></text:span><text:span text:style-name="Source_20_Text"><text:span text:style-name="T400">hen SORT_STRING </text:span></text:span><text:span text:style-name="Source_20_Text"><text:span text:style-name="T402">is selected.</text:span></text:span></text:p>
      <text:p text:style-name="P124"><text:span text:style-name="Source_20_Text"><text:span text:style-name="T388"/></text:span></text:p>
      <text:p text:style-name="P124"><text:soft-page-break/><text:span text:style-name="Source_20_Text"><text:span text:style-name="Strong_20_Emphasis"><text:span text:style-name="T396">SORT_REGULAR</text:span></text:span></text:span><text:span text:style-name="Source_20_Text"><text:span text:style-name="T398">  <text:tab/><text:tab/>compare items normally (don't change types, </text:span></text:span><text:span text:style-name="Source_20_Text"><text:span text:style-name="T399">(array and objects accepted)</text:span></text:span><text:span text:style-name="Source_20_Text"><text:span text:style-name="T398">)</text:span></text:span></text:p>
      <text:list xml:id="list1054280000" text:style-name="L5">
        <text:list-header>
          <text:p text:style-name="P313"><text:span text:style-name="Strong_20_Emphasis"><text:span text:style-name="Source_20_Text"><text:span text:style-name="T228">SORT_NUMERIC</text:span></text:span></text:span><text:span text:style-name="T229">  <text:tab/><text:tab/>compare items numerically </text:span><text:span text:style-name="T230">(nested array = 1 </text:span><text:span text:style-name="T231">or 0</text:span><text:span text:style-name="T230">)</text:span></text:p>
          <text:p text:style-name="P313"><text:span text:style-name="Strong_20_Emphasis"><text:span text:style-name="Source_20_Text"><text:span text:style-name="T228">SORT_STRING</text:span></text:span></text:span><text:span text:style-name="T229">  <text:tab/><text:tab/>compare items as strings</text:span></text:p>
          <text:p text:style-name="P314"><text:span text:style-name="Strong_20_Emphasis"><text:span text:style-name="Source_20_Text"><text:span text:style-name="T228">SORT_LOCALE_STRING</text:span></text:span></text:span><text:span text:style-name="T229">  <text:tab/>compare items as strings, based on the current locale.</text:span></text:p>
        </text:list-header>
      </text:list>
      <text:p text:style-name="P153"/>
      <text:p text:style-name="P98"><text:span text:style-name="Source_20_Text"><text:span text:style-name="T339">Example:</text:span></text:span></text:p>
      <text:p text:style-name="P127"><text:span text:style-name="Source_20_Text"><text:span text:style-name="T25">&lt;?php </text:span></text:span></text:p>
      <text:p text:style-name="P127"><text:span text:style-name="Source_20_Text"><text:span text:style-name="T25">$input = array("a" =&gt; "green", "red", "b" =&gt; "green", "blue", "red", 6=&gt;new stdClass());</text:span></text:span></text:p>
      <text:p text:style-name="P127"><text:span text:style-name="Source_20_Text"><text:span text:style-name="T25">$result = array_unique($input, SORT_REGULAR);</text:span></text:span></text:p>
      <text:p text:style-name="P127"><text:span text:style-name="Source_20_Text"><text:span text:style-name="T25">print_r($result);</text:span></text:span></text:p>
      <text:p text:style-name="P127"><text:span text:style-name="Source_20_Text"><text:span text:style-name="T25">?&gt;</text:span></text:span></text:p>
      <text:p text:style-name="P126"><text:span text:style-name="Source_20_Text"><text:span text:style-name="T383">Array ( [a] =&gt; green [0] =&gt; red [1] =&gt; blue [6] =&gt; stdClass Object ( ) )</text:span></text:span></text:p>
      <text:p text:style-name="P126"><text:span text:style-name="Source_20_Text"><text:span text:style-name="T383"/></text:span></text:p>
      <text:p text:style-name="P126"><text:span text:style-name="Source_20_Text"><text:span text:style-name="T25">&lt;?php </text:span></text:span></text:p>
      <text:p text:style-name="P126"><text:span text:style-name="Source_20_Text"><text:span text:style-name="T25">$input = array("a" =&gt; "green", "red", "b" =&gt; "green", "blue", "red", 8=&gt;1, 6=&gt;['7']);</text:span></text:span></text:p>
      <text:p text:style-name="P126"><text:span text:style-name="Source_20_Text"><text:span text:style-name="T25">$result = array_unique($input, SORT_NUMERIC);</text:span></text:span></text:p>
      <text:p text:style-name="P126"><text:span text:style-name="Source_20_Text"><text:span text:style-name="T25">print_r($result);</text:span></text:span></text:p>
      <text:p text:style-name="P126"><text:span text:style-name="Source_20_Text"><text:span text:style-name="T25">?&gt;</text:span></text:span></text:p>
      <text:p text:style-name="P124"><text:span text:style-name="Source_20_Text"><text:span text:style-name="T383">Array ( [a] =&gt; green [8] =&gt; 1 )</text:span></text:span></text:p>
      <text:p text:style-name="P124"><text:span text:style-name="Source_20_Text"><text:span text:style-name="T5"/></text:span></text:p>
      <text:h text:style-name="P137" text:outline-level="1"/>
      <text:p text:style-name="P31"><text:span text:style-name="T319">count</text:span><text:span text:style-name="T320">()</text:span><text:span text:style-name="T319"> </text:span><text:span text:style-name="T435">— Count all elements in an array, or something in <text:s/>an object</text:span></text:p>
      <text:p text:style-name="P240"><text:span text:style-name="Strong_20_Emphasis"><text:span text:style-name="T59">count</text:span></text:span><text:span text:style-name="T37">(</text:span><text:span text:style-name="Source_20_Text"><text:span text:style-name="T59">Countable</text:span></text:span><text:span text:style-name="T87">|array</text:span><text:span text:style-name="T37"> </text:span><text:span text:style-name="Source_20_Text"><text:span text:style-name="T59">$value</text:span></text:span><text:span text:style-name="T37">, </text:span><text:span text:style-name="T87">int</text:span><text:span text:style-name="T37"> </text:span><text:span text:style-name="Source_20_Text"><text:span text:style-name="T59">$mode</text:span></text:span><text:span text:style-name="T225"> = </text:span><text:span text:style-name="Strong_20_Emphasis"><text:span text:style-name="Source_20_Text"><text:span text:style-name="T226">COUNT_NORMAL</text:span></text:span></text:span><text:span text:style-name="T37">): </text:span><text:span text:style-name="T87">int</text:span></text:p>
      <text:p text:style-name="P296"><text:span text:style-name="T163">For objects, if you have</text:span><text:span text:style-name="Source_20_Text"><text:span text:style-name="T163"> </text:span></text:span><text:span text:style-name="Source_20_Text"><text:span text:style-name="T122">SPL</text:span></text:span><text:span text:style-name="T164"> </text:span><text:span text:style-name="T163">installed </text:span><text:span text:style-name="T164">(Standard PHP Library)</text:span><text:span text:style-name="T163">, you can hook into </text:span><text:span text:style-name="Source_20_Text"><text:span text:style-name="T122">count()</text:span></text:span><text:span text:style-name="T163"> by implementing interface </text:span><text:span text:style-name="Source_20_Text"><text:span text:style-name="T122">Countable</text:span></text:span><text:span text:style-name="Source_20_Text"><text:span text:style-name="T166">.</text:span></text:span><text:span text:style-name="T163"> The interface has exactly one method, </text:span><text:span text:style-name="Source_20_Text"><text:span text:style-name="T122">Countable::count()</text:span></text:span><text:span text:style-name="T163">, which returns the return value for the </text:span><text:span text:style-name="Source_20_Text"><text:span text:style-name="T122">count()</text:span></text:span><text:span text:style-name="T163"> function.</text:span></text:p>
      <text:p text:style-name="P243"><text:span text:style-name="T163">If the optional </text:span><text:span text:style-name="Source_20_Text"><text:span text:style-name="T165">mode</text:span></text:span><text:span text:style-name="T163"> parameter is set to </text:span><text:span text:style-name="Strong_20_Emphasis"><text:span text:style-name="Source_20_Text"><text:span text:style-name="T165">COUNT_RECURSIVE</text:span></text:span></text:span><text:span text:style-name="T163"> (or 1), </text:span><text:span text:style-name="Strong_20_Emphasis"><text:span text:style-name="T165">count()</text:span></text:span><text:span text:style-name="T163"> will recursively count the array.</text:span></text:p>
      <text:p text:style-name="P99"><text:span text:style-name="Source_20_Text"><text:span text:style-name="T339">Example:</text:span></text:span></text:p>
      <text:p text:style-name="P295"><text:span text:style-name="Source_20_Text"><text:span text:style-name="T121">&lt;?php</text:span></text:span></text:p>
      <text:p text:style-name="P295"><text:span text:style-name="Source_20_Text"><text:span text:style-name="T121">$b[0] <text:s/>= 7;</text:span></text:span></text:p>
      <text:p text:style-name="P293"><text:span text:style-name="Source_20_Text"><text:span text:style-name="T121">$b[5] <text:s/>= 9;</text:span></text:span></text:p>
      <text:p text:style-name="P293"><text:span text:style-name="Source_20_Text"><text:span text:style-name="T121">$b[10] = 11;</text:span></text:span></text:p>
      <text:p text:style-name="P293"><text:span text:style-name="Source_20_Text"><text:span text:style-name="T121"/></text:span></text:p>
      <text:p text:style-name="P244"><text:span text:style-name="Source_20_Text"><text:span text:style-name="T121">var_dump(count($b));<text:tab/><text:tab/></text:span></text:span><text:span text:style-name="Source_20_Text"><text:span text:style-name="T261">// int(3)</text:span></text:span></text:p>
      <text:p text:style-name="P244"><text:span text:style-name="Source_20_Text"><text:span text:style-name="T121">var_dump(count(null));<text:tab/><text:tab/></text:span></text:span><text:span text:style-name="Source_20_Text"><text:span text:style-name="T261">// int(0)</text:span></text:span></text:p>
      <text:p text:style-name="P244"><text:span text:style-name="Source_20_Text"><text:span text:style-name="T121">var_dump(count(false));<text:tab/><text:tab/></text:span></text:span><text:span text:style-name="Source_20_Text"><text:span text:style-name="T261">// int(1)</text:span></text:span></text:p>
      <text:p text:style-name="P294"><text:span text:style-name="Source_20_Text"><text:span text:style-name="T121">?&gt;</text:span></text:span></text:p>
      <text:p text:style-name="P294"><text:span text:style-name="Source_20_Text"><text:span text:style-name="T121"/></text:span></text:p>
      <text:p text:style-name="P245"><text:span text:style-name="Source_20_Text"><text:span text:style-name="T238">Warning</text:span></text:span><text:span text:style-name="Source_20_Text"><text:span text:style-name="T241">: In PHP8 <text:s/>count() will now throw </text:span></text:span><text:span text:style-name="Source_20_Text"><text:span text:style-name="T238">TypeError</text:span></text:span><text:span text:style-name="Source_20_Text"><text:span text:style-name="T241"> if an invalid <text:s/>type i</text:span></text:span><text:span text:style-name="Source_20_Text"><text:span text:style-name="T237">s p</text:span></text:span><text:span text:style-name="Source_20_Text"><text:span text:style-name="T241">assed </text:span></text:span><text:span text:style-name="Source_20_Text"><text:span text:style-name="T242">(</text:span></text:span><text:span text:style-name="Source_20_Text"><text:span text:style-name="T243">as </text:span></text:span><text:span text:style-name="Source_20_Text"><text:span text:style-name="T239">null </text:span></text:span><text:span text:style-name="Source_20_Text"><text:span text:style-name="T243">or </text:span></text:span><text:span text:style-name="Source_20_Text"><text:span text:style-name="T239">false</text:span></text:span><text:span text:style-name="Source_20_Text"><text:span text:style-name="T240">)</text:span></text:span><text:span text:style-name="Source_20_Text"><text:span text:style-name="T241"> .</text:span></text:span></text:p>
      <text:p text:style-name="P100"><text:span text:style-name="Source_20_Text"><text:span text:style-name="T339">Example:</text:span></text:span></text:p>
      <text:p text:style-name="P135"><text:soft-page-break/><text:span text:style-name="Source_20_Text"><text:span text:style-name="T26">&lt;?php<text:line-break/>$food = array('fruits' =&gt; array('orange', 'banana', 'apple'),<text:line-break/>              'veggie' =&gt; array('carrot', 'collard', 'pea'));<text:line-break/><text:line-break/></text:span></text:span><text:span text:style-name="Source_20_Text"><text:span text:style-name="T431">// recursive count</text:span></text:span><text:span text:style-name="Source_20_Text"><text:span text:style-name="T26"><text:line-break/>echo count($food, </text:span></text:span><text:span text:style-name="Source_20_Text"><text:span text:style-name="T394">COUNT_RECURSIVE</text:span></text:span><text:span text:style-name="Source_20_Text"><text:span text:style-name="T26">); <text:tab/></text:span></text:span><text:span text:style-name="Source_20_Text"><text:span text:style-name="T384">// output 8</text:span></text:span><text:span text:style-name="Source_20_Text"><text:span text:style-name="T26"><text:line-break/><text:line-break/></text:span></text:span><text:span text:style-name="Source_20_Text"><text:span text:style-name="T431">// normal count</text:span></text:span><text:span text:style-name="Source_20_Text"><text:span text:style-name="T26"><text:line-break/>echo count($food); <text:tab/><text:tab/><text:tab/> <text:tab/></text:span></text:span><text:span text:style-name="Source_20_Text"><text:span text:style-name="T384">// output 2</text:span></text:span></text:p>
      <text:p text:style-name="P134"><text:span text:style-name="Source_20_Text"><text:span text:style-name="T26">?&gt;</text:span></text:span></text:p>
      <text:p text:style-name="P133"/>
      <text:p text:style-name="P133"><text:span text:style-name="Strong_20_Emphasis"><text:span text:style-name="T381">array_column()</text:span></text:span><text:span text:style-name="T382"> returns the values from a single column of the </text:span><text:span text:style-name="Source_20_Text"><text:span text:style-name="T309">array</text:span></text:span><text:span text:style-name="T382">, identified by the </text:span><text:span text:style-name="Source_20_Text"><text:span text:style-name="T309">column_key</text:span></text:span><text:span text:style-name="T382">. </text:span></text:p>
      <text:p text:style-name="P133"><text:span text:style-name="Strong_20_Emphasis"><text:span text:style-name="T307">array_column</text:span></text:span><text:span text:style-name="T295">(</text:span><text:span text:style-name="T315">array</text:span><text:span text:style-name="T295"> </text:span><text:span text:style-name="Source_20_Text"><text:span text:style-name="T308">$array</text:span></text:span><text:span text:style-name="T295">, </text:span><text:span text:style-name="T315">int|str|null</text:span><text:span text:style-name="T295"> </text:span><text:span text:style-name="Source_20_Text"><text:span text:style-name="T308">$column_key</text:span></text:span><text:span text:style-name="T295">, </text:span><text:span text:style-name="T315">int|str|null</text:span><text:span text:style-name="T295"> </text:span><text:span text:style-name="Source_20_Text"><text:span text:style-name="T308">$index_key</text:span></text:span><text:span text:style-name="T391"> = </text:span><text:span text:style-name="T392">null</text:span><text:span text:style-name="T295">): </text:span><text:span text:style-name="T315">array</text:span></text:p>
      <text:p text:style-name="P133"><text:span text:style-name="T343">Optionally, an</text:span><text:span text:style-name="T382"> </text:span><text:span text:style-name="Source_20_Text"><text:span text:style-name="T24">index_key</text:span></text:span><text:span text:style-name="T382"> </text:span><text:span text:style-name="T343">may be provided to index the values in the returned array by the values from the</text:span><text:span text:style-name="T382"> </text:span><text:span text:style-name="Source_20_Text"><text:span text:style-name="T309">i</text:span></text:span><text:span text:style-name="Source_20_Text"><text:span text:style-name="T24">ndex_key</text:span></text:span><text:span text:style-name="T382"> </text:span><text:span text:style-name="T343">column of the input array.</text:span></text:p>
      <text:p text:style-name="P101"><text:span text:style-name="Source_20_Text"><text:span text:style-name="T339">Example:</text:span></text:span></text:p>
      <text:p text:style-name="P136"><text:span text:style-name="Source_20_Text"><text:span text:style-name="T26">&lt;?php</text:span></text:span></text:p>
      <text:p text:style-name="P247"><text:span text:style-name="Source_20_Text"><text:span text:style-name="T279">// Get the column of first names from a recordset</text:span></text:span><text:span text:style-name="Source_20_Text"><text:span text:style-name="T121"><text:line-break/>$records = array(<text:line-break/>    array('id' =&gt; 2135, 'first_name' =&gt; 'John', 'last_name' =&gt; 'Doe',),<text:line-break/>    array('id' =&gt; 3245, 'first_name' =&gt; 'Sally','last_name' =&gt; 'Smith',),<text:line-break/>    array('id' =&gt; 5342, 'first_name' =&gt; 'Jane', 'last_name' =&gt; 'Jones',),<text:line-break/>    array('id' =&gt; 5623, 'first_name' =&gt; 'Peter','last_name' =&gt; 'Doe',)<text:line-break/>);<text:line-break/> <text:line-break/>$first_names = array_column($records, 'first_name');<text:line-break/>print_r($first_names);<text:line-break/>?&gt;</text:span></text:span></text:p>
      <text:p text:style-name="P140"><text:span text:style-name="Source_20_Text"><text:span text:style-name="T385">Array ([0] =&gt; John <text:s/>[1] =&gt; Sally <text:s/>[2] =&gt; Jane <text:s/>[3] =&gt; Peter )</text:span></text:span></text:p>
      <text:p text:style-name="P133"><text:span text:style-name="Source_20_Text"><text:span text:style-name="T26"/></text:span></text:p>
      <text:p text:style-name="P247"><text:span text:style-name="Source_20_Text"><text:span text:style-name="T121">&lt;?php<text:line-break/></text:span></text:span><text:span text:style-name="Source_20_Text"><text:span text:style-name="T279">// Get the column of last names from a recordset, indexed by the "id" column</text:span></text:span><text:span text:style-name="Source_20_Text"><text:span text:style-name="T121"><text:line-break/>$last_names = array_column($records, 'last_name', 'id');<text:line-break/>print_r($last_names);<text:line-break/>?&gt;</text:span></text:span></text:p>
      <text:p text:style-name="P246"><text:span text:style-name="Source_20_Text"><text:span text:style-name="T261">Array ([2135] =&gt; Doe [3245] =&gt; Smith [5342] =&gt; Jones <text:s/>[5623] =&gt; Doe )</text:span></text:span></text:p>
      <text:p text:style-name="P246"><text:span text:style-name="Source_20_Text"><text:span text:style-name="T261"/></text:span></text:p>
      <text:p text:style-name="P130"><text:span text:style-name="Source_20_Text"><text:span text:style-name="T325">Example (finding the number of items with specific values in multidimensional array):</text:span></text:span></text:p>
      <text:p text:style-name="P131"><text:soft-page-break/><text:span text:style-name="Source_20_Text"><text:span text:style-name="T26">&lt;?php</text:span></text:span></text:p>
      <text:p text:style-name="P131"><text:span text:style-name="Source_20_Text"><text:span text:style-name="T26">$list = [<text:line-break/>  ['id' =&gt; 1, 'userId' =&gt; 5],<text:line-break/>  ['id' =&gt; 2, 'userId' =&gt; 5],<text:line-break/>  ['id' =&gt; 3, 'userId' =&gt; 6],<text:line-break/>];</text:span></text:span></text:p>
      <text:p text:style-name="P131"><text:span text:style-name="Source_20_Text"><text:span text:style-name="T26">$userId = 5;<text:line-break/>echo array_count_values(array_column($list, 'userId'))[$userId]; <text:line-break/>?&gt;</text:span></text:span></text:p>
      <text:p text:style-name="P129"><text:span text:style-name="Source_20_Text"><text:span text:style-name="T384">// outputs: 2</text:span></text:span></text:p>
      <text:h text:style-name="P154" text:outline-level="1"/>
      <text:p text:style-name="P155"/>
      <text:p text:style-name="P151">array_su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roman" style:font-pitch="variable"/>
    <style:font-face style:name="Courier New1" svg:font-family="'Courier New'" style:font-family-generic="system" style:font-pitch="variable"/>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family-generic="swiss" style:font-pitch="variable"/>
    <style:font-face style:name="Lato1"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ce style:name="Times New Roman1" svg:font-family="'Times New Roman'" style:font-family-generic="system" style:font-pitch="variable"/>
    <style:font-face style:name="inherit" svg:font-family="inherit"/>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0-06T11:00:32.988266986</dc:date>
    <meta:editing-duration>P1DT4H41M44S</meta:editing-duration>
    <meta:editing-cycles>183</meta:editing-cycles>
    <meta:generator>LibreOffice/7.2.1.2$Linux_X86_64 LibreOffice_project/20$Build-2</meta:generator>
    <meta:document-statistic meta:table-count="0" meta:image-count="0" meta:object-count="0" meta:page-count="25" meta:paragraph-count="574" meta:word-count="5011" meta:character-count="30784" meta:non-whitespace-character-count="25588"/>
  </office:meta>
</office:document-meta>
</file>